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31/meta.xml" manifest:media-type="text/xml"/>
  <manifest:file-entry manifest:full-path="Object 31/Pictures/100006A20000018D0000018DB3B6DC61F342ADE9.svg" manifest:media-type="image/svg+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1/Pictures/100006A20000018D0000018DB3B6DC61F342ADE9.svg" manifest:media-type="image/svg+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Pictures/100006A20000018D0000018DB3B6DC61F342ADE9.svg" manifest:media-type="image/svg+xml"/>
  <manifest:file-entry manifest:full-path="Object 9/" manifest:media-type="application/vnd.oasis.opendocument.chart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Pictures/100006A20000018D0000018DB3B6DC61F342ADE9.svg" manifest:media-type="image/svg+xml"/>
  <manifest:file-entry manifest:full-path="Object 32/" manifest:media-type="application/vnd.oasis.opendocument.chart"/>
  <manifest:file-entry manifest:full-path="Object 2/meta.xml" manifest:media-type="text/xml"/>
  <manifest:file-entry manifest:full-path="Object 2/Pictures/100006A20000018D0000018DB3B6DC61F342ADE9.svg" manifest:media-type="image/svg+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3/Pictures/100006A20000018D0000018DB3B6DC61F342ADE9.svg" manifest:media-type="image/svg+xml"/>
  <manifest:file-entry manifest:full-path="Object 33/content.xml" manifest:media-type="text/xml"/>
  <manifest:file-entry manifest:full-path="Object 33/meta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/Pictures/100006A20000018D0000018DB3B6DC61F342ADE9.svg" manifest:media-type="image/svg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Pictures/100006A20000018D0000018DB3B6DC61F342ADE9.svg" manifest:media-type="image/svg+xml"/>
  <manifest:file-entry manifest:full-path="Object 3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100006A20000018D0000018DB3B6DC61F342ADE9.svg" manifest:media-type="image/svg+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Pictures/100006A20000018D0000018DB3B6DC61F342ADE9.svg" manifest:media-type="image/svg+xml"/>
  <manifest:file-entry manifest:full-path="Object 5/" manifest:media-type="application/vnd.oasis.opendocument.chart"/>
  <manifest:file-entry manifest:full-path="Object 35/meta.xml" manifest:media-type="text/xml"/>
  <manifest:file-entry manifest:full-path="Object 35/content.xml" manifest:media-type="text/xml"/>
  <manifest:file-entry manifest:full-path="Object 35/Pictures/100006A20000018D0000018DB3B6DC61F342ADE9.svg" manifest:media-type="image/svg+xml"/>
  <manifest:file-entry manifest:full-path="Object 35/styles.xml" manifest:media-type="text/xml"/>
  <manifest:file-entry manifest:full-path="Object 35/" manifest:media-type="application/vnd.oasis.opendocument.chart"/>
  <manifest:file-entry manifest:full-path="Object 6/styles.xml" manifest:media-type="text/xml"/>
  <manifest:file-entry manifest:full-path="Object 6/Pictures/100006A20000018D0000018DB3B6DC61F342ADE9.svg" manifest:media-type="image/svg+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36/Pictures/100006A20000018D0000018DB3B6DC61F342ADE9.svg" manifest:media-type="image/svg+xml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7/meta.xml" manifest:media-type="text/xml"/>
  <manifest:file-entry manifest:full-path="Object 7/Pictures/100006A20000018D0000018DB3B6DC61F342ADE9.svg" manifest:media-type="image/svg+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7/styles.xml" manifest:media-type="text/xml"/>
  <manifest:file-entry manifest:full-path="Object 37/content.xml" manifest:media-type="text/xml"/>
  <manifest:file-entry manifest:full-path="Object 37/meta.xml" manifest:media-type="text/xml"/>
  <manifest:file-entry manifest:full-path="Object 37/Pictures/100006A20000018D0000018DB3B6DC61F342ADE9.svg" manifest:media-type="image/svg+xml"/>
  <manifest:file-entry manifest:full-path="Object 3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Pictures/100006A20000018D0000018DB3B6DC61F342ADE9.svg" manifest:media-type="image/svg+xml"/>
  <manifest:file-entry manifest:full-path="Object 8/content.xml" manifest:media-type="text/xml"/>
  <manifest:file-entry manifest:full-path="Object 8/" manifest:media-type="application/vnd.oasis.opendocument.chart"/>
  <manifest:file-entry manifest:full-path="Object 38/meta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8/Pictures/100006A20000018D0000018DB3B6DC61F342ADE9.svg" manifest:media-type="image/svg+xml"/>
  <manifest:file-entry manifest:full-path="Object 38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Pictures/100006A20000018D0000018DB3B6DC61F342ADE9.svg" manifest:media-type="image/svg+xml"/>
  <manifest:file-entry manifest:full-path="Object 10/" manifest:media-type="application/vnd.oasis.opendocument.chart"/>
  <manifest:file-entry manifest:full-path="Object 11/styles.xml" manifest:media-type="text/xml"/>
  <manifest:file-entry manifest:full-path="Object 11/Pictures/100006A20000018D0000018DB3B6DC61F342ADE9.svg" manifest:media-type="image/svg+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Pictures/100006A20000018D0000018DB3B6DC61F342ADE9.svg" manifest:media-type="image/svg+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Pictures/100006A20000018D0000018DB3B6DC61F342ADE9.svg" manifest:media-type="image/svg+xml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Pictures/100006A20000018D0000018DB3B6DC61F342ADE9.svg" manifest:media-type="image/svg+xml"/>
  <manifest:file-entry manifest:full-path="Object 14/" manifest:media-type="application/vnd.oasis.opendocument.chart"/>
  <manifest:file-entry manifest:full-path="Object 15/Pictures/100006A20000018D0000018DB3B6DC61F342ADE9.svg" manifest:media-type="image/svg+xml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Pictures/100006A20000018D0000018DB3B6DC61F342ADE9.svg" manifest:media-type="image/svg+xml"/>
  <manifest:file-entry manifest:full-path="Object 16/" manifest:media-type="application/vnd.oasis.opendocument.chart"/>
  <manifest:file-entry manifest:full-path="Object 17/styles.xml" manifest:media-type="text/xml"/>
  <manifest:file-entry manifest:full-path="Object 17/meta.xml" manifest:media-type="text/xml"/>
  <manifest:file-entry manifest:full-path="Object 17/content.xml" manifest:media-type="text/xml"/>
  <manifest:file-entry manifest:full-path="Object 17/Pictures/100006A20000018D0000018DB3B6DC61F342ADE9.svg" manifest:media-type="image/svg+xml"/>
  <manifest:file-entry manifest:full-path="Object 17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Pictures/100006A20000018D0000018DB3B6DC61F342ADE9.svg" manifest:media-type="image/svg+xml"/>
  <manifest:file-entry manifest:full-path="Object 18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Pictures/100006A20000018D0000018DB3B6DC61F342ADE9.svg" manifest:media-type="image/svg+xml"/>
  <manifest:file-entry manifest:full-path="Object 19/" manifest:media-type="application/vnd.oasis.opendocument.chart"/>
  <manifest:file-entry manifest:full-path="Object 21/Pictures/100006A20000018D0000018DB3B6DC61F342ADE9.svg" manifest:media-type="image/svg+xml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2/content.xml" manifest:media-type="text/xml"/>
  <manifest:file-entry manifest:full-path="Object 22/Pictures/100006A20000018D0000018DB3B6DC61F342ADE9.svg" manifest:media-type="image/svg+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Pictures/100006A20000018D0000018DB3B6DC61F342ADE9.svg" manifest:media-type="image/svg+xml"/>
  <manifest:file-entry manifest:full-path="Object 24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Pictures/100006A20000018D0000018DB3B6DC61F342ADE9.svg" manifest:media-type="image/svg+xml"/>
  <manifest:file-entry manifest:full-path="Object 25/content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Pictures/100006A20000018D0000018DB3B6DC61F342ADE9.svg" manifest:media-type="image/svg+xml"/>
  <manifest:file-entry manifest:full-path="Object 26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Pictures/100006A20000018D0000018DB3B6DC61F342ADE9.svg" manifest:media-type="image/svg+xml"/>
  <manifest:file-entry manifest:full-path="Object 27/meta.xml" manifest:media-type="text/xml"/>
  <manifest:file-entry manifest:full-path="Object 27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Pictures/100006A20000018D0000018DB3B6DC61F342ADE9.svg" manifest:media-type="image/svg+xml"/>
  <manifest:file-entry manifest:full-path="Object 20/" manifest:media-type="application/vnd.oasis.opendocument.chart"/>
  <manifest:file-entry manifest:full-path="Object 28/Pictures/100006A20000018D0000018DB3B6DC61F342ADE9.svg" manifest:media-type="image/svg+xml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Pictures/100006A20000018D0000018DB3B6DC61F342ADE9.svg" manifest:media-type="image/svg+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23/Pictures/100006A20000018D0000018DB3B6DC61F342ADE9.svg" manifest:media-type="image/svg+xml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Pictures/100006A20000018D0000018DB3B6DC61F342ADE9.svg" manifest:media-type="image/svg+xml"/>
  <manifest:file-entry manifest:full-path="Object 30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7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106.3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91mm" fo:break-before="auto" style:use-optimal-row-height="true"/>
    </style:style>
    <style:style style:name="ro5" style:family="table-row">
      <style:table-row-properties style:row-height="25.61mm" fo:break-before="auto" style:use-optimal-row-height="true"/>
    </style:style>
    <style:style style:name="ro6" style:family="table-row">
      <style:table-row-properties style:row-height="17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 style:data-style-name="N10">
      <style:text-properties fo:font-weight="bold" style:font-weight-asian="bold" style:font-weight-complex="bold"/>
    </style:style>
    <style:style style:name="ce20" style:family="table-cell" style:parent-style-name="Default" style:data-style-name="N10"/>
    <style:style style:name="ce5" style:family="table-cell" style:parent-style-name="Default" style:data-style-name="N103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1"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1"/>
    <style:style style:name="ce9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ligiosity" table:style-name="ta1">
        <office:forms form:automatic-focus="false" form:apply-design-mode="false"/>
        <table:shapes>
          <draw:frame draw:z-index="0" draw:style-name="gr1" draw:text-style-name="P1" svg:width="160.07mm" svg:height="90.04mm" svg:x="8.83mm" svg:y="422.82mm">
            <draw:object draw:notify-on-update-of-ranges="religiosity.D2:religiosity.D51 religiosity.F2:religiosity.F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4.1mm" svg:y="323.62mm">
            <draw:object draw:notify-on-update-of-ranges="religiosity.D2:religiosity.D51 religiosity.G2:religiosity.G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7.86mm" svg:y="323.05mm">
            <draw:object draw:notify-on-update-of-ranges="religiosity.D2:religiosity.D51 religiosity.H2:religiosity.H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4.75mm" svg:y="513.66mm">
            <draw:object draw:notify-on-update-of-ranges="religiosity.D2:religiosity.D51 religiosity.L2:religiosity.L5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70.79mm" svg:y="512.67mm">
            <draw:object draw:notify-on-update-of-ranges="religiosity.D2:religiosity.D51 religiosity.M2:religiosity.M5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10.8mm" svg:y="609.47mm">
            <draw:object draw:notify-on-update-of-ranges="religiosity.D2:religiosity.D51 religiosity.N2:religiosity.N5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177.11mm" svg:y="613.26mm">
            <draw:object draw:notify-on-update-of-ranges="religiosity.D2:religiosity.D51 religiosity.O2:religiosity.O5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9.99mm" svg:height="89.99mm" svg:x="8.25mm" svg:y="709.42mm">
            <draw:object draw:notify-on-update-of-ranges="religiosity.D2:religiosity.D51 religiosity.Q2:religiosity.Q5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9.99mm" svg:height="89.99mm" svg:x="180.82mm" svg:y="709.14mm">
            <draw:object draw:notify-on-update-of-ranges="religiosity.D2:religiosity.D51 religiosity.S2:religiosity.S5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9.99mm" svg:height="89.99mm" svg:x="0mm" svg:y="807.15mm">
            <draw:object draw:notify-on-update-of-ranges="religiosity.D2:religiosity.D51 religiosity.T2:religiosity.T5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59.99mm" svg:height="89.99mm" svg:x="11.85mm" svg:y="911.86mm">
            <draw:object draw:notify-on-update-of-ranges="religiosity.D2:religiosity.D51 religiosity.U2:religiosity.U5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60.07mm" svg:height="90.04mm" svg:x="170.25mm" svg:y="422.21mm">
            <draw:object draw:notify-on-update-of-ranges="religiosity.D2:religiosity.D51 religiosity.V2:religiosity.V5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159.99mm" svg:height="89.99mm" svg:x="187.87mm" svg:y="812.23mm">
            <draw:object draw:notify-on-update-of-ranges="religiosity.D2:religiosity.D51 religiosity.W2:religiosity.W5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159.99mm" svg:height="89.99mm" svg:x="189.92mm" svg:y="1013.16mm">
            <draw:object draw:notify-on-update-of-ranges="religiosity.D2:religiosity.D51 religiosity.X2:religiosity.X5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159.99mm" svg:height="89.99mm" svg:x="11.28mm" svg:y="1011.49mm">
            <draw:object draw:notify-on-update-of-ranges="religiosity.D2:religiosity.D51 religiosity.Y2:religiosity.Y5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159.99mm" svg:height="89.99mm" svg:x="337.91mm" svg:y="325.41mm">
            <draw:object draw:notify-on-update-of-ranges="religiosity.D2:religiosity.D51 religiosity.K2:religiosity.K5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6" draw:style-name="gr1" draw:text-style-name="P1" svg:width="159.99mm" svg:height="89.99mm" svg:x="335.88mm" svg:y="514.5mm">
            <draw:object draw:notify-on-update-of-ranges="religiosity.D2:religiosity.D51 religiosity.Z2:religiosity.Z5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7" draw:style-name="gr1" draw:text-style-name="P1" svg:width="159.99mm" svg:height="89.99mm" svg:x="510.47mm" svg:y="325.13mm">
            <draw:object draw:notify-on-update-of-ranges="religiosity.D2:religiosity.D51 religiosity.AA2:religiosity.AA51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8" draw:style-name="gr1" draw:text-style-name="P1" svg:width="159.99mm" svg:height="89.99mm" svg:x="189.05mm" svg:y="905.69mm">
            <draw:object draw:notify-on-update-of-ranges="religiosity.D2:religiosity.D51 religiosity.AB2:religiosity.AB51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0"/>
        <table:table-column table:style-name="co4" table:default-cell-style-name="ce20"/>
        <table:table-column table:style-name="co2" table:number-columns-repeated="9" table:default-cell-style-name="Default"/>
        <table:table-column table:style-name="co2" table:default-cell-style-name="ce8"/>
        <table:table-column table:style-name="co2" table:number-columns-repeated="8" table:default-cell-style-name="Default"/>
        <table:table-column table:style-name="co2" table:default-cell-style-name="ce8"/>
        <table:table-column table:style-name="co2" table:number-columns-repeated="1001" table:default-cell-style-name="Default"/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Population</text:p>
          </table:table-cell>
          <table:table-cell table:style-name="ce3" office:value-type="string" calcext:value-type="string">
            <text:p>Religion “important” or “very important”</text:p>
          </table:table-cell>
          <table:table-cell table:style-name="ce3" office:value-type="string" calcext:value-type="string">
            <text:p>% religious</text:p>
          </table:table-cell>
          <table:table-cell table:style-name="ce1" office:value-type="string" calcext:value-type="string">
            <text:p>Violent Crimes/Year</text:p>
          </table:table-cell>
          <table:table-cell table:style-name="ce1" office:value-type="string" calcext:value-type="string">
            <text:p>Violent Crimes/10,000</text:p>
          </table:table-cell>
          <table:table-cell table:style-name="ce1" office:value-type="string" calcext:value-type="string">
            <text:p>Intelligence Score</text:p>
          </table:table-cell>
          <table:table-cell table:style-name="ce1" office:value-type="string" calcext:value-type="string">
            <text:p>IQ Deviation</text:p>
          </table:table-cell>
          <table:table-cell table:style-name="ce1" office:value-type="string" calcext:value-type="string">
            <text:p>SAT Deviation</text:p>
          </table:table-cell>
          <table:table-cell table:style-name="ce1" office:value-type="string" calcext:value-type="string">
            <text:p>ACT Deviation</text:p>
          </table:table-cell>
          <table:table-cell table:style-name="ce1" office:value-type="string" calcext:value-type="string">
            <text:p>College Grad Deviation</text:p>
          </table:table-cell>
          <table:table-cell table:style-name="ce1" office:value-type="string" calcext:value-type="string">
            <text:p>Median Household Income</text:p>
          </table:table-cell>
          <table:table-cell table:style-name="ce1" office:value-type="string" calcext:value-type="string">
            <text:p>Per Capita Income</text:p>
          </table:table-cell>
          <table:table-cell table:style-name="ce6" office:value-type="string" calcext:value-type="string">
            <text:p>Median Charitable Giving as % of Median Income</text:p>
          </table:table-cell>
          <table:table-cell table:style-name="ce1" office:value-type="string" calcext:value-type="string">
            <text:p>Median Charitable Contribution</text:p>
          </table:table-cell>
          <table:table-cell table:style-name="ce1" office:value-type="string" calcext:value-type="string">
            <text:p>Number of Patents, All Time</text:p>
          </table:table-cell>
          <table:table-cell table:style-name="ce1"/>
          <table:table-cell table:style-name="ce1" office:value-type="string" calcext:value-type="string">
            <text:p>Number of Patents, 2015</text:p>
          </table:table-cell>
          <table:table-cell table:style-name="ce1"/>
          <table:table-cell table:style-name="ce1" office:value-type="string" calcext:value-type="string">
            <text:p>Life Expectancy at Birth</text:p>
          </table:table-cell>
          <table:table-cell table:style-name="ce1" office:value-type="string" calcext:value-type="string">
            <text:p>Happiness Score</text:p>
          </table:table-cell>
          <table:table-cell table:style-name="ce1" office:value-type="string" calcext:value-type="string">
            <text:p>Incarceration Rate</text:p>
          </table:table-cell>
          <table:table-cell table:style-name="ce6" office:value-type="string" calcext:value-type="string">
            <text:p>Adult Obesity Rate (2016)</text:p>
          </table:table-cell>
          <table:table-cell table:style-name="ce1" office:value-type="string" calcext:value-type="string">
            <text:p>Divorce Rate (2012)</text:p>
          </table:table-cell>
          <table:table-cell table:style-name="ce1" office:value-type="string" calcext:value-type="string">
            <text:p>Suicide Rate</text:p>
          </table:table-cell>
          <table:table-cell table:style-name="ce1" office:value-type="string" calcext:value-type="string">
            <text:p>Poverty Rate (2014)</text:p>
          </table:table-cell>
          <table:table-cell table:style-name="ce1" office:value-type="string" calcext:value-type="string">
            <text:p>Illiteracy Rate (2003)</text:p>
          </table:table-cell>
          <table:table-cell table:style-name="ce1" office:value-type="string" calcext:value-type="string">
            <text:p>American Human Development Index (2016)</text:p>
          </table:table-cell>
          <table:table-cell table:style-name="ce1" table:number-columns-repeated="996"/>
        </table:table-row>
        <table:table-row table:style-name="ro2">
          <table:table-cell office:value-type="string" calcext:value-type="string">
            <text:p>Alabama </text:p>
          </table:table-cell>
          <table:table-cell office:value-type="float" office:value="4858979" calcext:value-type="float">
            <text:p>4858979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88" calcext:value-type="percentage">
            <text:p>88%</text:p>
          </table:table-cell>
          <table:table-cell office:value-type="float" office:value="22952" calcext:value-type="float">
            <text:p>22952</text:p>
          </table:table-cell>
          <table:table-cell office:value-type="float" office:value="47" calcext:value-type="float">
            <text:p>47</text:p>
          </table:table-cell>
          <table:table-cell office:value-type="float" office:value="-21.9" calcext:value-type="float">
            <text:p>-21.9</text:p>
          </table:table-cell>
          <table:table-cell office:value-type="float" office:value="-5.1" calcext:value-type="float">
            <text:p>-5.1</text:p>
          </table:table-cell>
          <table:table-cell office:value-type="float" office:value="4.1" calcext:value-type="float">
            <text:p>4.1</text:p>
          </table:table-cell>
          <table:table-cell office:value-type="float" office:value="-10.3" calcext:value-type="float">
            <text:p>-10.3</text:p>
          </table:table-cell>
          <table:table-cell office:value-type="float" office:value="-5.5" calcext:value-type="float">
            <text:p>-5.5</text:p>
          </table:table-cell>
          <table:table-cell table:style-name="ce5" office:value-type="currency" office:currency="USD" office:value="44765" calcext:value-type="currency">
            <text:p>$44,765</text:p>
          </table:table-cell>
          <table:table-cell table:style-name="ce5" office:value-type="currency" office:currency="USD" office:value="23606" calcext:value-type="currency">
            <text:p>$23,606</text:p>
          </table:table-cell>
          <table:table-cell table:style-name="ce7" office:value-type="percentage" office:value="0.071" calcext:value-type="percentage">
            <text:p>7.1%</text:p>
          </table:table-cell>
          <table:table-cell table:style-name="ce9" office:value-type="currency" office:currency="USD" office:value="4007" calcext:value-type="currency">
            <text:p>$4,007.00</text:p>
          </table:table-cell>
          <table:table-cell table:style-name="ce28" office:value-type="float" office:value="15217" calcext:value-type="float">
            <text:p>15217</text:p>
          </table:table-cell>
          <table:table-cell table:style-name="ce28" table:formula="of:=1000*[.$P2]/[.$B2]" office:value-type="float" office:value="3.1317278794578" calcext:value-type="float">
            <text:p>3.1317278794578</text:p>
          </table:table-cell>
          <table:table-cell table:style-name="ce28" office:value-type="float" office:value="473" calcext:value-type="float">
            <text:p>473</text:p>
          </table:table-cell>
          <table:table-cell table:style-name="ce28" table:formula="of:=100000*[.$R2]/[.$B2]" office:value-type="float" office:value="9.73455534588645" calcext:value-type="float">
            <text:p>9.73455534588645</text:p>
          </table:table-cell>
          <table:table-cell office:value-type="float" office:value="75.65" calcext:value-type="float">
            <text:p>75.65</text:p>
          </table:table-cell>
          <table:table-cell table:style-name="ce28" office:value-type="float" office:value="36.6" calcext:value-type="float">
            <text:p>36.6</text:p>
          </table:table-cell>
          <table:table-cell table:style-name="ce29" office:value-type="float" office:value="951" calcext:value-type="float">
            <text:p>951</text:p>
          </table:table-cell>
          <table:table-cell table:style-name="ce12" office:value-type="percentage" office:value="0.357" calcext:value-type="percentage">
            <text:p>35.7%</text:p>
          </table:table-cell>
          <table:table-cell table:style-name="ce29" office:value-type="float" office:value="5.4" calcext:value-type="float">
            <text:p>5.4</text:p>
          </table:table-cell>
          <table:table-cell office:value-type="float" office:value="15.7" calcext:value-type="float">
            <text:p>15.7</text:p>
          </table:table-cell>
          <table:table-cell table:style-name="ce12" office:value-type="percentage" office:value="0.168" calcext:value-type="percentage">
            <text:p>16.8%</text:p>
          </table:table-cell>
          <table:table-cell table:style-name="ce13" office:value-type="percentage" office:value="0.14827015945" calcext:value-type="percentage">
            <text:p>14.83%</text:p>
          </table:table-cell>
          <table:table-cell table:style-name="ce29" office:value-type="float" office:value="4.04" calcext:value-type="float">
            <text:p>4.0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ska </text:p>
          </table:table-cell>
          <table:table-cell office:value-type="float" office:value="738432" calcext:value-type="float">
            <text:p>738432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69" calcext:value-type="percentage">
            <text:p>69%</text:p>
          </table:table-cell>
          <table:table-cell office:value-type="float" office:value="5392" calcext:value-type="float">
            <text:p>5392</text:p>
          </table:table-cell>
          <table:table-cell office:value-type="float" office:value="73" calcext:value-type="float">
            <text:p>73</text:p>
          </table:table-cell>
          <table:table-cell office:value-type="float" office:value="-11" calcext:value-type="float">
            <text:p>-11</text:p>
          </table:table-cell>
          <table:table-cell office:value-type="float" office:value="-1.8" calcext:value-type="float">
            <text:p>-1.8</text:p>
          </table:table-cell>
          <table:table-cell office:value-type="float" office:value="-3.8" calcext:value-type="float">
            <text:p>-3.8</text:p>
          </table:table-cell>
          <table:table-cell office:value-type="float" office:value="-0.9" calcext:value-type="float">
            <text:p>-0.9</text:p>
          </table:table-cell>
          <table:table-cell office:value-type="float" office:value="-2.7" calcext:value-type="float">
            <text:p>-2.7</text:p>
          </table:table-cell>
          <table:table-cell table:style-name="ce5" office:value-type="currency" office:currency="USD" office:value="73355" calcext:value-type="currency">
            <text:p>$73,355</text:p>
          </table:table-cell>
          <table:table-cell table:style-name="ce5" office:value-type="currency" office:currency="USD" office:value="33062" calcext:value-type="currency">
            <text:p>$33,062</text:p>
          </table:table-cell>
          <table:table-cell table:style-name="ce7" office:value-type="percentage" office:value="0.043" calcext:value-type="percentage">
            <text:p>4.3%</text:p>
          </table:table-cell>
          <table:table-cell table:style-name="ce9" office:value-type="currency" office:currency="USD" office:value="2622" calcext:value-type="currency">
            <text:p>$2,622.00</text:p>
          </table:table-cell>
          <table:table-cell table:style-name="ce28" office:value-type="float" office:value="1537" calcext:value-type="float">
            <text:p>1537</text:p>
          </table:table-cell>
          <table:table-cell table:style-name="ce28" table:formula="of:=1000*[.$P3]/[.$B3]" office:value-type="float" office:value="2.08143742416363" calcext:value-type="float">
            <text:p>2.08143742416363</text:p>
          </table:table-cell>
          <table:table-cell table:style-name="ce28" office:value-type="float" office:value="40" calcext:value-type="float">
            <text:p>40</text:p>
          </table:table-cell>
          <table:table-cell table:style-name="ce28" table:formula="of:=100000*[.$R3]/[.$B3]" office:value-type="float" office:value="5.41688334200035" calcext:value-type="float">
            <text:p>5.41688334200035</text:p>
          </table:table-cell>
          <table:table-cell office:value-type="float" office:value="78.41" calcext:value-type="float">
            <text:p>78.41</text:p>
          </table:table-cell>
          <table:table-cell table:style-name="ce28" office:value-type="float" office:value="45.43" calcext:value-type="float">
            <text:p>45.43</text:p>
          </table:table-cell>
          <table:table-cell table:style-name="ce29" office:value-type="float" office:value="691" calcext:value-type="float">
            <text:p>691</text:p>
          </table:table-cell>
          <table:table-cell table:style-name="ce12" office:value-type="percentage" office:value="0.314" calcext:value-type="percentage">
            <text:p>31.4%</text:p>
          </table:table-cell>
          <table:table-cell table:style-name="ce29" office:value-type="float" office:value="4.6" calcext:value-type="float">
            <text:p>4.6</text:p>
          </table:table-cell>
          <table:table-cell office:value-type="float" office:value="25.8" calcext:value-type="float">
            <text:p>25.8</text:p>
          </table:table-cell>
          <table:table-cell table:style-name="ce12" office:value-type="percentage" office:value="0.121" calcext:value-type="percentage">
            <text:p>12.1%</text:p>
          </table:table-cell>
          <table:table-cell table:style-name="ce13" office:value-type="percentage" office:value="0.09160871869" calcext:value-type="percentage">
            <text:p>9.16%</text:p>
          </table:table-cell>
          <table:table-cell table:style-name="ce29" office:value-type="float" office:value="5.06" calcext:value-type="float">
            <text:p>5.0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rizona </text:p>
          </table:table-cell>
          <table:table-cell office:value-type="float" office:value="6828065" calcext:value-type="float">
            <text:p>6828065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73" calcext:value-type="percentage">
            <text:p>73%</text:p>
          </table:table-cell>
          <table:table-cell office:value-type="float" office:value="28012" calcext:value-type="float">
            <text:p>28012</text:p>
          </table:table-cell>
          <table:table-cell office:value-type="float" office:value="41" calcext:value-type="float">
            <text:p>41</text:p>
          </table:table-cell>
          <table:table-cell office:value-type="float" office:value="-16.2" calcext:value-type="float">
            <text:p>-16.2</text:p>
          </table:table-cell>
          <table:table-cell office:value-type="float" office:value="-3.4" calcext:value-type="float">
            <text:p>-3.4</text:p>
          </table:table-cell>
          <table:table-cell office:value-type="float" office:value="-0.1" calcext:value-type="float">
            <text:p>-0.1</text:p>
          </table:table-cell>
          <table:table-cell office:value-type="float" office:value="-6.6" calcext:value-type="float">
            <text:p>-6.6</text:p>
          </table:table-cell>
          <table:table-cell office:value-type="float" office:value="-2.7" calcext:value-type="float">
            <text:p>-2.7</text:p>
          </table:table-cell>
          <table:table-cell table:style-name="ce5" office:value-type="currency" office:currency="USD" office:value="51492" calcext:value-type="currency">
            <text:p>$51,492</text:p>
          </table:table-cell>
          <table:table-cell table:style-name="ce5" office:value-type="currency" office:currency="USD" office:value="25715" calcext:value-type="currency">
            <text:p>$25,715</text:p>
          </table:table-cell>
          <table:table-cell table:style-name="ce7" office:value-type="percentage" office:value="0.046" calcext:value-type="percentage">
            <text:p>4.6%</text:p>
          </table:table-cell>
          <table:table-cell table:style-name="ce9" office:value-type="currency" office:currency="USD" office:value="2436" calcext:value-type="currency">
            <text:p>$2,436.00</text:p>
          </table:table-cell>
          <table:table-cell table:style-name="ce28" office:value-type="float" office:value="50914" calcext:value-type="float">
            <text:p>50914</text:p>
          </table:table-cell>
          <table:table-cell table:style-name="ce28" table:formula="of:=1000*[.$P4]/[.$B4]" office:value-type="float" office:value="7.45657810814631" calcext:value-type="float">
            <text:p>7.45657810814631</text:p>
          </table:table-cell>
          <table:table-cell table:style-name="ce28" office:value-type="float" office:value="2540" calcext:value-type="float">
            <text:p>2540</text:p>
          </table:table-cell>
          <table:table-cell table:style-name="ce28" table:formula="of:=100000*[.$R4]/[.$B4]" office:value-type="float" office:value="37.1994115463166" calcext:value-type="float">
            <text:p>37.1994115463166</text:p>
          </table:table-cell>
          <table:table-cell office:value-type="float" office:value="79.58" calcext:value-type="float">
            <text:p>79.58</text:p>
          </table:table-cell>
          <table:table-cell table:style-name="ce28" office:value-type="float" office:value="56.97" calcext:value-type="float">
            <text:p>56.97</text:p>
          </table:table-cell>
          <table:table-cell table:style-name="ce29" office:value-type="float" office:value="831" calcext:value-type="float">
            <text:p>831</text:p>
          </table:table-cell>
          <table:table-cell table:style-name="ce12" office:value-type="percentage" office:value="0.29" calcext:value-type="percentage">
            <text:p>29.0%</text:p>
          </table:table-cell>
          <table:table-cell table:style-name="ce29" office:value-type="float" office:value="4.7" calcext:value-type="float">
            <text:p>4.7</text:p>
          </table:table-cell>
          <table:table-cell office:value-type="float" office:value="17.7" calcext:value-type="float">
            <text:p>17.7</text:p>
          </table:table-cell>
          <table:table-cell table:style-name="ce12" office:value-type="percentage" office:value="0.213" calcext:value-type="percentage">
            <text:p>21.3%</text:p>
          </table:table-cell>
          <table:table-cell table:style-name="ce13" office:value-type="percentage" office:value="0.13092093542" calcext:value-type="percentage">
            <text:p>13.09%</text:p>
          </table:table-cell>
          <table:table-cell table:style-name="ce29" office:value-type="float" office:value="4.89" calcext:value-type="float">
            <text:p>4.89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rkansas </text:p>
          </table:table-cell>
          <table:table-cell office:value-type="float" office:value="2978204" calcext:value-type="float">
            <text:p>2978204</text:p>
          </table:table-cell>
          <table:table-cell office:value-type="percentage" office:value="0.86" calcext:value-type="percentage">
            <text:p>86%</text:p>
          </table:table-cell>
          <table:table-cell office:value-type="percentage" office:value="0.82" calcext:value-type="percentage">
            <text:p>82%</text:p>
          </table:table-cell>
          <table:table-cell office:value-type="float" office:value="15526" calcext:value-type="float">
            <text:p>15526</text:p>
          </table:table-cell>
          <table:table-cell office:value-type="float" office:value="52" calcext:value-type="float">
            <text:p>52</text:p>
          </table:table-cell>
          <table:table-cell office:value-type="float" office:value="-9.9" calcext:value-type="float">
            <text:p>-9.9</text:p>
          </table:table-cell>
          <table:table-cell office:value-type="float" office:value="-3.3" calcext:value-type="float">
            <text:p>-3.3</text:p>
          </table:table-cell>
          <table:table-cell office:value-type="float" office:value="8.7" calcext:value-type="float">
            <text:p>8.7</text:p>
          </table:table-cell>
          <table:table-cell office:value-type="float" office:value="-4.2" calcext:value-type="float">
            <text:p>-4.2</text:p>
          </table:table-cell>
          <table:table-cell office:value-type="float" office:value="-7.8" calcext:value-type="float">
            <text:p>-7.8</text:p>
          </table:table-cell>
          <table:table-cell table:style-name="ce5" office:value-type="currency" office:currency="USD" office:value="41995" calcext:value-type="currency">
            <text:p>$41,995</text:p>
          </table:table-cell>
          <table:table-cell table:style-name="ce5" office:value-type="currency" office:currency="USD" office:value="22883" calcext:value-type="currency">
            <text:p>$22,883</text:p>
          </table:table-cell>
          <table:table-cell table:style-name="ce7" office:value-type="percentage" office:value="0.063" calcext:value-type="percentage">
            <text:p>6.3%</text:p>
          </table:table-cell>
          <table:table-cell table:style-name="ce9" office:value-type="currency" office:currency="USD" office:value="3554" calcext:value-type="currency">
            <text:p>$3,554.00</text:p>
          </table:table-cell>
          <table:table-cell table:style-name="ce28" office:value-type="float" office:value="5866" calcext:value-type="float">
            <text:p>5866</text:p>
          </table:table-cell>
          <table:table-cell table:style-name="ce28" table:formula="of:=1000*[.$P5]/[.$B5]" office:value-type="float" office:value="1.96964344954207" calcext:value-type="float">
            <text:p>1.96964344954207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table:formula="of:=100000*[.$R5]/[.$B5]" office:value-type="float" office:value="7.82350705324417" calcext:value-type="float">
            <text:p>7.82350705324417</text:p>
          </table:table-cell>
          <table:table-cell office:value-type="float" office:value="76.18" calcext:value-type="float">
            <text:p>76.18</text:p>
          </table:table-cell>
          <table:table-cell table:style-name="ce28" office:value-type="float" office:value="37.33" calcext:value-type="float">
            <text:p>37.33</text:p>
          </table:table-cell>
          <table:table-cell table:style-name="ce29" office:value-type="float" office:value="770" calcext:value-type="float">
            <text:p>770</text:p>
          </table:table-cell>
          <table:table-cell table:style-name="ce12" office:value-type="percentage" office:value="0.357" calcext:value-type="percentage">
            <text:p>35.7%</text:p>
          </table:table-cell>
          <table:table-cell table:style-name="ce29" office:value-type="float" office:value="6.2" calcext:value-type="float">
            <text:p>6.2</text:p>
          </table:table-cell>
          <table:table-cell office:value-type="float" office:value="18.2" calcext:value-type="float">
            <text:p>18.2</text:p>
          </table:table-cell>
          <table:table-cell table:style-name="ce12" office:value-type="percentage" office:value="0.191" calcext:value-type="percentage">
            <text:p>19.1%</text:p>
          </table:table-cell>
          <table:table-cell table:style-name="ce13" office:value-type="percentage" office:value="0.13726761196" calcext:value-type="percentage">
            <text:p>13.73%</text:p>
          </table:table-cell>
          <table:table-cell table:style-name="ce29" office:value-type="float" office:value="3.91" calcext:value-type="float">
            <text:p>3.9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lifornia </text:p>
          </table:table-cell>
          <table:table-cell office:value-type="float" office:value="39144818" calcext:value-type="float">
            <text:p>39144818</text:p>
          </table:table-cell>
          <table:table-cell table:number-columns-repeated="2" office:value-type="percentage" office:value="0.73" calcext:value-type="percentage">
            <text:p>73%</text:p>
          </table:table-cell>
          <table:table-cell office:value-type="float" office:value="166883" calcext:value-type="float">
            <text:p>166883</text:p>
          </table:table-cell>
          <table:table-cell office:value-type="float" office:value="43" calcext:value-type="float">
            <text:p>43</text:p>
          </table:table-cell>
          <table:table-cell office:value-type="float" office:value="-6.9" calcext:value-type="float">
            <text:p>-6.9</text:p>
          </table:table-cell>
          <table:table-cell office:value-type="float" office:value="-5.3" calcext:value-type="float">
            <text:p>-5.3</text:p>
          </table:table-cell>
          <table:table-cell office:value-type="float" office:value="-3.9" calcext:value-type="float">
            <text:p>-3.9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USD" office:value="64500" calcext:value-type="currency">
            <text:p>$64,500</text:p>
          </table:table-cell>
          <table:table-cell table:style-name="ce5" office:value-type="currency" office:currency="USD" office:value="30441" calcext:value-type="currency">
            <text:p>$30,441</text:p>
          </table:table-cell>
          <table:table-cell table:style-name="ce7" office:value-type="percentage" office:value="0.044" calcext:value-type="percentage">
            <text:p>4.4%</text:p>
          </table:table-cell>
          <table:table-cell table:style-name="ce9" office:value-type="currency" office:currency="USD" office:value="2396" calcext:value-type="currency">
            <text:p>$2,396.00</text:p>
          </table:table-cell>
          <table:table-cell table:style-name="ce28" office:value-type="float" office:value="657693" calcext:value-type="float">
            <text:p>657693</text:p>
          </table:table-cell>
          <table:table-cell table:style-name="ce28" table:formula="of:=1000*[.$P6]/[.$B6]" office:value-type="float" office:value="16.8015342413905" calcext:value-type="float">
            <text:p>16.8015342413905</text:p>
          </table:table-cell>
          <table:table-cell table:style-name="ce28" office:value-type="float" office:value="40196" calcext:value-type="float">
            <text:p>40196</text:p>
          </table:table-cell>
          <table:table-cell table:style-name="ce28" table:formula="of:=100000*[.$R6]/[.$B6]" office:value-type="float" office:value="102.685366936691" calcext:value-type="float">
            <text:p>102.685366936691</text:p>
          </table:table-cell>
          <table:table-cell office:value-type="float" office:value="80.82" calcext:value-type="float">
            <text:p>80.82</text:p>
          </table:table-cell>
          <table:table-cell table:style-name="ce28" office:value-type="float" office:value="66.55" calcext:value-type="float">
            <text:p>66.55</text:p>
          </table:table-cell>
          <table:table-cell table:style-name="ce29" office:value-type="float" office:value="569" calcext:value-type="float">
            <text:p>569</text:p>
          </table:table-cell>
          <table:table-cell table:style-name="ce12" office:value-type="percentage" office:value="0.25" calcext:value-type="percentage">
            <text:p>25.0%</text:p>
          </table:table-cell>
          <table:table-cell table:style-name="ce29"/>
          <table:table-cell office:value-type="float" office:value="10.5" calcext:value-type="float">
            <text:p>10.5</text:p>
          </table:table-cell>
          <table:table-cell table:style-name="ce12" office:value-type="percentage" office:value="0.155" calcext:value-type="percentage">
            <text:p>15.5%</text:p>
          </table:table-cell>
          <table:table-cell table:style-name="ce13" office:value-type="percentage" office:value="0.23050444251" calcext:value-type="percentage">
            <text:p>23.05%</text:p>
          </table:table-cell>
          <table:table-cell table:style-name="ce29" office:value-type="float" office:value="5.4" calcext:value-type="float">
            <text:p>5.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orado </text:p>
          </table:table-cell>
          <table:table-cell office:value-type="float" office:value="5456574" calcext:value-type="float">
            <text:p>5456574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71" calcext:value-type="percentage">
            <text:p>71%</text:p>
          </table:table-cell>
          <table:table-cell office:value-type="float" office:value="17515" calcext:value-type="float">
            <text:p>17515</text:p>
          </table:table-cell>
          <table:table-cell office:value-type="float" office:value="32" calcext:value-type="float">
            <text:p>32</text:p>
          </table:table-cell>
          <table:table-cell office:value-type="float" office:value="19.5" calcext:value-type="float">
            <text:p>19.5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-2.8" calcext:value-type="float">
            <text:p>-2.8</text:p>
          </table:table-cell>
          <table:table-cell office:value-type="float" office:value="9.1" calcext:value-type="float">
            <text:p>9.1</text:p>
          </table:table-cell>
          <table:table-cell table:style-name="ce5" office:value-type="currency" office:currency="USD" office:value="63909" calcext:value-type="currency">
            <text:p>$63,909</text:p>
          </table:table-cell>
          <table:table-cell table:style-name="ce5" office:value-type="currency" office:currency="USD" office:value="32357" calcext:value-type="currency">
            <text:p>$32,357</text:p>
          </table:table-cell>
          <table:table-cell table:style-name="ce7" office:value-type="percentage" office:value="0.042" calcext:value-type="percentage">
            <text:p>4.2%</text:p>
          </table:table-cell>
          <table:table-cell table:style-name="ce9" office:value-type="currency" office:currency="USD" office:value="2317" calcext:value-type="currency">
            <text:p>$2,317.00</text:p>
          </table:table-cell>
          <table:table-cell table:style-name="ce28" office:value-type="float" office:value="58763" calcext:value-type="float">
            <text:p>58763</text:p>
          </table:table-cell>
          <table:table-cell table:style-name="ce28" table:formula="of:=1000*[.$P7]/[.$B7]" office:value-type="float" office:value="10.7692115968738" calcext:value-type="float">
            <text:p>10.7692115968738</text:p>
          </table:table-cell>
          <table:table-cell table:style-name="ce28" office:value-type="float" office:value="3045" calcext:value-type="float">
            <text:p>3045</text:p>
          </table:table-cell>
          <table:table-cell table:style-name="ce28" table:formula="of:=100000*[.$R7]/[.$B7]" office:value-type="float" office:value="55.8042464007636" calcext:value-type="float">
            <text:p>55.8042464007636</text:p>
          </table:table-cell>
          <table:table-cell office:value-type="float" office:value="80.21" calcext:value-type="float">
            <text:p>80.21</text:p>
          </table:table-cell>
          <table:table-cell table:style-name="ce28" office:value-type="float" office:value="60.84" calcext:value-type="float">
            <text:p>60.84</text:p>
          </table:table-cell>
          <table:table-cell table:style-name="ce29" office:value-type="float" office:value="608" calcext:value-type="float">
            <text:p>608</text:p>
          </table:table-cell>
          <table:table-cell table:style-name="ce12" office:value-type="percentage" office:value="0.223" calcext:value-type="percentage">
            <text:p>22.3%</text:p>
          </table:table-cell>
          <table:table-cell table:style-name="ce29"/>
          <table:table-cell office:value-type="float" office:value="20.5" calcext:value-type="float">
            <text:p>20.5</text:p>
          </table:table-cell>
          <table:table-cell table:style-name="ce12" office:value-type="percentage" office:value="0.124" calcext:value-type="percentage">
            <text:p>12.4%</text:p>
          </table:table-cell>
          <table:table-cell table:style-name="ce13" office:value-type="percentage" office:value="0.099156850821" calcext:value-type="percentage">
            <text:p>9.92%</text:p>
          </table:table-cell>
          <table:table-cell table:style-name="ce29" office:value-type="float" office:value="5.53" calcext:value-type="float">
            <text:p>5.53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nnecticut </text:p>
          </table:table-cell>
          <table:table-cell office:value-type="float" office:value="3590886" calcext:value-type="float">
            <text:p>3590886</text:p>
          </table:table-cell>
          <table:table-cell office:value-type="percentage" office:value="0.69" calcext:value-type="percentage">
            <text:p>69%</text:p>
          </table:table-cell>
          <table:table-cell office:value-type="percentage" office:value="0.77" calcext:value-type="percentage">
            <text:p>77%</text:p>
          </table:table-cell>
          <table:table-cell office:value-type="float" office:value="7845" calcext:value-type="float">
            <text:p>7845</text:p>
          </table:table-cell>
          <table:table-cell office:value-type="float" office:value="22" calcext:value-type="float">
            <text:p>22</text:p>
          </table:table-cell>
          <table:table-cell office:value-type="float" office:value="26.4" calcext:value-type="float">
            <text:p>26.4</text:p>
          </table:table-cell>
          <table:table-cell office:value-type="float" office:value="2.2" calcext:value-type="float">
            <text:p>2.2</text:p>
          </table:table-cell>
          <table:table-cell office:value-type="float" office:value="-2.5" calcext:value-type="float">
            <text:p>-2.5</text:p>
          </table:table-cell>
          <table:table-cell office:value-type="float" office:value="14.6" calcext:value-type="float">
            <text:p>14.6</text:p>
          </table:table-cell>
          <table:table-cell office:value-type="float" office:value="9.9" calcext:value-type="float">
            <text:p>9.9</text:p>
          </table:table-cell>
          <table:table-cell table:style-name="ce5" office:value-type="currency" office:currency="USD" office:value="71346" calcext:value-type="currency">
            <text:p>$71,346</text:p>
          </table:table-cell>
          <table:table-cell table:style-name="ce5" office:value-type="currency" office:currency="USD" office:value="39373" calcext:value-type="currency">
            <text:p>$39,373</text:p>
          </table:table-cell>
          <table:table-cell table:style-name="ce7" office:value-type="percentage" office:value="0.033" calcext:value-type="percentage">
            <text:p>3.3%</text:p>
          </table:table-cell>
          <table:table-cell table:style-name="ce9" office:value-type="currency" office:currency="USD" office:value="1916" calcext:value-type="currency">
            <text:p>$1,916.00</text:p>
          </table:table-cell>
          <table:table-cell table:style-name="ce28" office:value-type="float" office:value="82415" calcext:value-type="float">
            <text:p>82415</text:p>
          </table:table-cell>
          <table:table-cell table:style-name="ce28" table:formula="of:=1000*[.$P8]/[.$B8]" office:value-type="float" office:value="22.9511602429038" calcext:value-type="float">
            <text:p>22.9511602429038</text:p>
          </table:table-cell>
          <table:table-cell table:style-name="ce28" office:value-type="float" office:value="2158" calcext:value-type="float">
            <text:p>2158</text:p>
          </table:table-cell>
          <table:table-cell table:style-name="ce28" table:formula="of:=100000*[.$R8]/[.$B8]" office:value-type="float" office:value="60.0965889755342" calcext:value-type="float">
            <text:p>60.0965889755342</text:p>
          </table:table-cell>
          <table:table-cell office:value-type="float" office:value="80.56" calcext:value-type="float">
            <text:p>80.56</text:p>
          </table:table-cell>
          <table:table-cell table:style-name="ce28" office:value-type="float" office:value="60.06" calcext:value-type="float">
            <text:p>60.06</text:p>
          </table:table-cell>
          <table:table-cell table:style-name="ce29" office:value-type="float" office:value="488" calcext:value-type="float">
            <text:p>488</text:p>
          </table:table-cell>
          <table:table-cell table:style-name="ce12" office:value-type="percentage" office:value="0.26" calcext:value-type="percentage">
            <text:p>26.0%</text:p>
          </table:table-cell>
          <table:table-cell table:style-name="ce29" office:value-type="float" office:value="3.3" calcext:value-type="float">
            <text:p>3.3</text:p>
          </table:table-cell>
          <table:table-cell office:value-type="float" office:value="10.1" calcext:value-type="float">
            <text:p>10.1</text:p>
          </table:table-cell>
          <table:table-cell table:style-name="ce12" office:value-type="percentage" office:value="0.106" calcext:value-type="percentage">
            <text:p>10.6%</text:p>
          </table:table-cell>
          <table:table-cell table:style-name="ce13" office:value-type="percentage" office:value="0.085662527957" calcext:value-type="percentage">
            <text:p>8.57%</text:p>
          </table:table-cell>
          <table:table-cell table:style-name="ce29" office:value-type="float" office:value="6.17" calcext:value-type="float">
            <text:p>6.17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laware </text:p>
          </table:table-cell>
          <table:table-cell office:value-type="float" office:value="945934" calcext:value-type="float">
            <text:p>945934</text:p>
          </table:table-cell>
          <table:table-cell table:number-columns-repeated="2" office:value-type="percentage" office:value="0.77" calcext:value-type="percentage">
            <text:p>77%</text:p>
          </table:table-cell>
          <table:table-cell office:value-type="float" office:value="4720" calcext:value-type="float">
            <text:p>4720</text:p>
          </table:table-cell>
          <table:table-cell office:value-type="float" office:value="50" calcext:value-type="float">
            <text:p>50</text:p>
          </table:table-cell>
          <table:table-cell office:value-type="float" office:value="-0.6" calcext:value-type="float">
            <text:p>-0.6</text:p>
          </table:table-cell>
          <table:table-cell office:value-type="float" office:value="-0.4" calcext:value-type="float">
            <text:p>-0.4</text:p>
          </table:table-cell>
          <table:table-cell office:value-type="float" office:value="-11.9" calcext:value-type="float">
            <text:p>-11.9</text:p>
          </table:table-cell>
          <table:table-cell office:value-type="float" office:value="10.3" calcext:value-type="float">
            <text:p>10.3</text:p>
          </table:table-cell>
          <table:table-cell office:value-type="float" office:value="1.8" calcext:value-type="float">
            <text:p>1.8</text:p>
          </table:table-cell>
          <table:table-cell table:style-name="ce5" office:value-type="currency" office:currency="USD" office:value="61255" calcext:value-type="currency">
            <text:p>$61,255</text:p>
          </table:table-cell>
          <table:table-cell table:style-name="ce5" office:value-type="currency" office:currency="USD" office:value="30488" calcext:value-type="currency">
            <text:p>$30,488</text:p>
          </table:table-cell>
          <table:table-cell table:style-name="ce7" office:value-type="percentage" office:value="0.044" calcext:value-type="percentage">
            <text:p>4.4%</text:p>
          </table:table-cell>
          <table:table-cell table:style-name="ce9" office:value-type="currency" office:currency="USD" office:value="2434" calcext:value-type="currency">
            <text:p>$2,434.00</text:p>
          </table:table-cell>
          <table:table-cell table:style-name="ce28" office:value-type="float" office:value="21698" calcext:value-type="float">
            <text:p>21698</text:p>
          </table:table-cell>
          <table:table-cell table:style-name="ce28" table:formula="of:=1000*[.$P9]/[.$B9]" office:value-type="float" office:value="22.9381753906721" calcext:value-type="float">
            <text:p>22.9381753906721</text:p>
          </table:table-cell>
          <table:table-cell table:style-name="ce28" office:value-type="float" office:value="361" calcext:value-type="float">
            <text:p>361</text:p>
          </table:table-cell>
          <table:table-cell table:style-name="ce28" table:formula="of:=100000*[.$R9]/[.$B9]" office:value-type="float" office:value="38.1633390913108" calcext:value-type="float">
            <text:p>38.1633390913108</text:p>
          </table:table-cell>
          <table:table-cell office:value-type="float" office:value="78.72" calcext:value-type="float">
            <text:p>78.72</text:p>
          </table:table-cell>
          <table:table-cell table:style-name="ce28" office:value-type="float" office:value="50.65" calcext:value-type="float">
            <text:p>50.65</text:p>
          </table:table-cell>
          <table:table-cell table:style-name="ce29" office:value-type="float" office:value="756" calcext:value-type="float">
            <text:p>756</text:p>
          </table:table-cell>
          <table:table-cell table:style-name="ce12" office:value-type="percentage" office:value="0.307" calcext:value-type="percentage">
            <text:p>30.7%</text:p>
          </table:table-cell>
          <table:table-cell table:style-name="ce29" office:value-type="float" office:value="3.5" calcext:value-type="float">
            <text:p>3.5</text:p>
          </table:table-cell>
          <table:table-cell office:value-type="float" office:value="11.5" calcext:value-type="float">
            <text:p>11.5</text:p>
          </table:table-cell>
          <table:table-cell table:style-name="ce12" office:value-type="percentage" office:value="0.124" calcext:value-type="percentage">
            <text:p>12.4%</text:p>
          </table:table-cell>
          <table:table-cell table:style-name="ce13" office:value-type="percentage" office:value="0.10716952954" calcext:value-type="percentage">
            <text:p>10.72%</text:p>
          </table:table-cell>
          <table:table-cell table:style-name="ce29" office:value-type="float" office:value="5.22" calcext:value-type="float">
            <text:p>5.2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lorida </text:p>
          </table:table-cell>
          <table:table-cell office:value-type="float" office:value="20271272" calcext:value-type="float">
            <text:p>20271272</text:p>
          </table:table-cell>
          <table:table-cell office:value-type="percentage" office:value="0.78" calcext:value-type="percentage">
            <text:p>78%</text:p>
          </table:table-cell>
          <table:table-cell office:value-type="percentage" office:value="0.76" calcext:value-type="percentage">
            <text:p>76%</text:p>
          </table:table-cell>
          <table:table-cell office:value-type="float" office:value="93626" calcext:value-type="float">
            <text:p>93626</text:p>
          </table:table-cell>
          <table:table-cell office:value-type="float" office:value="46" calcext:value-type="float">
            <text:p>46</text:p>
          </table:table-cell>
          <table:table-cell office:value-type="float" office:value="-21.5" calcext:value-type="float">
            <text:p>-21.5</text:p>
          </table:table-cell>
          <table:table-cell office:value-type="float" office:value="-2.4" calcext:value-type="float">
            <text:p>-2.4</text:p>
          </table:table-cell>
          <table:table-cell office:value-type="float" office:value="-7.7" calcext:value-type="float">
            <text:p>-7.7</text:p>
          </table:table-cell>
          <table:table-cell office:value-type="float" office:value="-6.6" calcext:value-type="float">
            <text:p>-6.6</text:p>
          </table:table-cell>
          <table:table-cell office:value-type="float" office:value="-2.4" calcext:value-type="float">
            <text:p>-2.4</text:p>
          </table:table-cell>
          <table:table-cell table:style-name="ce5" office:value-type="currency" office:currency="USD" office:value="49426" calcext:value-type="currency">
            <text:p>$49,426</text:p>
          </table:table-cell>
          <table:table-cell table:style-name="ce5" office:value-type="currency" office:currency="USD" office:value="26582" calcext:value-type="currency">
            <text:p>$26,582</text:p>
          </table:table-cell>
          <table:table-cell table:style-name="ce7" office:value-type="percentage" office:value="0.046" calcext:value-type="percentage">
            <text:p>4.6%</text:p>
          </table:table-cell>
          <table:table-cell table:style-name="ce9" office:value-type="currency" office:currency="USD" office:value="2610" calcext:value-type="currency">
            <text:p>$2,610.00</text:p>
          </table:table-cell>
          <table:table-cell table:style-name="ce28" office:value-type="float" office:value="92437" calcext:value-type="float">
            <text:p>92437</text:p>
          </table:table-cell>
          <table:table-cell table:style-name="ce28" table:formula="of:=1000*[.$P10]/[.$B10]" office:value-type="float" office:value="4.55999998421411" calcext:value-type="float">
            <text:p>4.55999998421411</text:p>
          </table:table-cell>
          <table:table-cell table:style-name="ce28" office:value-type="float" office:value="4054" calcext:value-type="float">
            <text:p>4054</text:p>
          </table:table-cell>
          <table:table-cell table:style-name="ce28" table:formula="of:=100000*[.$R10]/[.$B10]" office:value-type="float" office:value="19.9987450220193" calcext:value-type="float">
            <text:p>19.9987450220193</text:p>
          </table:table-cell>
          <table:table-cell office:value-type="float" office:value="79.48" calcext:value-type="float">
            <text:p>79.48</text:p>
          </table:table-cell>
          <table:table-cell table:style-name="ce28" office:value-type="float" office:value="51.83" calcext:value-type="float">
            <text:p>51.83</text:p>
          </table:table-cell>
          <table:table-cell table:style-name="ce29" office:value-type="float" office:value="788" calcext:value-type="float">
            <text:p>788</text:p>
          </table:table-cell>
          <table:table-cell table:style-name="ce12" office:value-type="percentage" office:value="0.274" calcext:value-type="percentage">
            <text:p>27.4%</text:p>
          </table:table-cell>
          <table:table-cell table:style-name="ce29" office:value-type="float" office:value="5.1" calcext:value-type="float">
            <text:p>5.1</text:p>
          </table:table-cell>
          <table:table-cell office:value-type="float" office:value="14" calcext:value-type="float">
            <text:p>14</text:p>
          </table:table-cell>
          <table:table-cell table:style-name="ce12" office:value-type="percentage" office:value="0.146" calcext:value-type="percentage">
            <text:p>14.6%</text:p>
          </table:table-cell>
          <table:table-cell table:style-name="ce13" office:value-type="percentage" office:value="0.19660631901" calcext:value-type="percentage">
            <text:p>19.66%</text:p>
          </table:table-cell>
          <table:table-cell table:style-name="ce29" office:value-type="float" office:value="4.82" calcext:value-type="float">
            <text:p>4.8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ia </text:p>
          </table:table-cell>
          <table:table-cell office:value-type="float" office:value="10214860" calcext:value-type="float">
            <text:p>10214860</text:p>
          </table:table-cell>
          <table:table-cell office:value-type="percentage" office:value="0.84" calcext:value-type="percentage">
            <text:p>84%</text:p>
          </table:table-cell>
          <table:table-cell office:value-type="percentage" office:value="0.82" calcext:value-type="percentage">
            <text:p>82%</text:p>
          </table:table-cell>
          <table:table-cell office:value-type="float" office:value="38643" calcext:value-type="float">
            <text:p>38643</text:p>
          </table:table-cell>
          <table:table-cell office:value-type="float" office:value="38" calcext:value-type="float">
            <text:p>38</text:p>
          </table:table-cell>
          <table:table-cell office:value-type="float" office:value="-13.5" calcext:value-type="float">
            <text:p>-13.5</text:p>
          </table:table-cell>
          <table:table-cell office:value-type="float" office:value="-2.8" calcext:value-type="float">
            <text:p>-2.8</text:p>
          </table:table-cell>
          <table:table-cell office:value-type="float" office:value="-6.6" calcext:value-type="float">
            <text:p>-6.6</text:p>
          </table:table-cell>
          <table:table-cell office:value-type="float" office:value="-1.4" calcext:value-type="float">
            <text:p>-1.4</text:p>
          </table:table-cell>
          <table:table-cell office:value-type="float" office:value="0.1" calcext:value-type="float">
            <text:p>0.1</text:p>
          </table:table-cell>
          <table:table-cell table:style-name="ce5" office:value-type="currency" office:currency="USD" office:value="51244" calcext:value-type="currency">
            <text:p>$51,244</text:p>
          </table:table-cell>
          <table:table-cell table:style-name="ce5" office:value-type="currency" office:currency="USD" office:value="25615" calcext:value-type="currency">
            <text:p>$25,615</text:p>
          </table:table-cell>
          <table:table-cell table:style-name="ce7" office:value-type="percentage" office:value="0.062" calcext:value-type="percentage">
            <text:p>6.2%</text:p>
          </table:table-cell>
          <table:table-cell table:style-name="ce9" office:value-type="currency" office:currency="USD" office:value="3396" calcext:value-type="currency">
            <text:p>$3,396.00</text:p>
          </table:table-cell>
          <table:table-cell table:style-name="ce28" office:value-type="float" office:value="44978" calcext:value-type="float">
            <text:p>44978</text:p>
          </table:table-cell>
          <table:table-cell table:style-name="ce28" table:formula="of:=1000*[.$P11]/[.$B11]" office:value-type="float" office:value="4.40319299530292" calcext:value-type="float">
            <text:p>4.40319299530292</text:p>
          </table:table-cell>
          <table:table-cell table:style-name="ce28" office:value-type="float" office:value="2465" calcext:value-type="float">
            <text:p>2465</text:p>
          </table:table-cell>
          <table:table-cell table:style-name="ce28" table:formula="of:=100000*[.$R11]/[.$B11]" office:value-type="float" office:value="24.1315103682282" calcext:value-type="float">
            <text:p>24.1315103682282</text:p>
          </table:table-cell>
          <table:table-cell office:value-type="float" office:value="77.38" calcext:value-type="float">
            <text:p>77.38</text:p>
          </table:table-cell>
          <table:table-cell table:style-name="ce28" office:value-type="float" office:value="53.03" calcext:value-type="float">
            <text:p>53.03</text:p>
          </table:table-cell>
          <table:table-cell table:style-name="ce29" office:value-type="float" office:value="916" calcext:value-type="float">
            <text:p>916</text:p>
          </table:table-cell>
          <table:table-cell table:style-name="ce12" office:value-type="percentage" office:value="0.314" calcext:value-type="percentage">
            <text:p>31.4%</text:p>
          </table:table-cell>
          <table:table-cell table:style-name="ce29" office:value-type="float" office:value="2.5" calcext:value-type="float">
            <text:p>2.5</text:p>
          </table:table-cell>
          <table:table-cell office:value-type="float" office:value="13.3" calcext:value-type="float">
            <text:p>13.3</text:p>
          </table:table-cell>
          <table:table-cell table:style-name="ce12" office:value-type="percentage" office:value="0.185" calcext:value-type="percentage">
            <text:p>18.5%</text:p>
          </table:table-cell>
          <table:table-cell table:style-name="ce13" office:value-type="percentage" office:value="0.1672926654" calcext:value-type="percentage">
            <text:p>16.73%</text:p>
          </table:table-cell>
          <table:table-cell table:style-name="ce29" office:value-type="float" office:value="4.62" calcext:value-type="float">
            <text:p>4.6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waii </text:p>
          </table:table-cell>
          <table:table-cell office:value-type="float" office:value="1431603" calcext:value-type="float">
            <text:p>1431603</text:p>
          </table:table-cell>
          <table:table-cell office:value-type="percentage" office:value="0.76" calcext:value-type="percentage">
            <text:p>76%</text:p>
          </table:table-cell>
          <table:table-cell office:value-type="percentage" office:value="0.74" calcext:value-type="percentage">
            <text:p>74%</text:p>
          </table:table-cell>
          <table:table-cell office:value-type="float" office:value="4201" calcext:value-type="float">
            <text:p>4201</text:p>
          </table:table-cell>
          <table:table-cell office:value-type="float" office:value="30" calcext:value-type="float">
            <text:p>30</text:p>
          </table:table-cell>
          <table:table-cell office:value-type="float" office:value="-27" calcext:value-type="float">
            <text:p>-27</text:p>
          </table:table-cell>
          <table:table-cell table:number-columns-repeated="2" office:value-type="float" office:value="-5.2" calcext:value-type="float">
            <text:p>-5.2</text:p>
          </table:table-cell>
          <table:table-cell office:value-type="float" office:value="-13.1" calcext:value-type="float">
            <text:p>-13.1</text:p>
          </table:table-cell>
          <table:table-cell office:value-type="float" office:value="1.7" calcext:value-type="float">
            <text:p>1.7</text:p>
          </table:table-cell>
          <table:table-cell table:style-name="ce5" office:value-type="currency" office:currency="USD" office:value="73486" calcext:value-type="currency">
            <text:p>$73,486</text:p>
          </table:table-cell>
          <table:table-cell table:style-name="ce5" office:value-type="currency" office:currency="USD" office:value="29736" calcext:value-type="currency">
            <text:p>$29,736</text:p>
          </table:table-cell>
          <table:table-cell table:style-name="ce7" office:value-type="percentage" office:value="0.045" calcext:value-type="percentage">
            <text:p>4.5%</text:p>
          </table:table-cell>
          <table:table-cell table:style-name="ce9" office:value-type="currency" office:currency="USD" office:value="2152" calcext:value-type="currency">
            <text:p>$2,152.00</text:p>
          </table:table-cell>
          <table:table-cell table:style-name="ce28" office:value-type="float" office:value="3144" calcext:value-type="float">
            <text:p>3144</text:p>
          </table:table-cell>
          <table:table-cell table:style-name="ce28" table:formula="of:=1000*[.$P12]/[.$B12]" office:value-type="float" office:value="2.19613957221381" calcext:value-type="float">
            <text:p>2.19613957221381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table:formula="of:=100000*[.$R12]/[.$B12]" office:value-type="float" office:value="8.87117448063465" calcext:value-type="float">
            <text:p>8.87117448063465</text:p>
          </table:table-cell>
          <table:table-cell office:value-type="float" office:value="81.15" calcext:value-type="float">
            <text:p>81.15</text:p>
          </table:table-cell>
          <table:table-cell table:style-name="ce28" office:value-type="float" office:value="67.9" calcext:value-type="float">
            <text:p>67.9</text:p>
          </table:table-cell>
          <table:table-cell table:style-name="ce29" office:value-type="float" office:value="397" calcext:value-type="float">
            <text:p>397</text:p>
          </table:table-cell>
          <table:table-cell table:style-name="ce12" office:value-type="percentage" office:value="0.238" calcext:value-type="percentage">
            <text:p>23.8%</text:p>
          </table:table-cell>
          <table:table-cell table:style-name="ce29" office:value-type="float" office:value="3.7" calcext:value-type="float">
            <text:p>3.7</text:p>
          </table:table-cell>
          <table:table-cell office:value-type="float" office:value="12.1" calcext:value-type="float">
            <text:p>12.1</text:p>
          </table:table-cell>
          <table:table-cell table:style-name="ce12" office:value-type="percentage" office:value="0.126" calcext:value-type="percentage">
            <text:p>12.6%</text:p>
          </table:table-cell>
          <table:table-cell table:style-name="ce13" office:value-type="percentage" office:value="0.15876558626" calcext:value-type="percentage">
            <text:p>15.88%</text:p>
          </table:table-cell>
          <table:table-cell table:style-name="ce29" office:value-type="float" office:value="5.53" calcext:value-type="float">
            <text:p>5.53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daho </text:p>
          </table:table-cell>
          <table:table-cell office:value-type="float" office:value="1654930" calcext:value-type="float">
            <text:p>1654930</text:p>
          </table:table-cell>
          <table:table-cell office:value-type="percentage" office:value="0.76" calcext:value-type="percentage">
            <text:p>76%</text:p>
          </table:table-cell>
          <table:table-cell office:value-type="percentage" office:value="0.73" calcext:value-type="percentage">
            <text:p>73%</text:p>
          </table:table-cell>
          <table:table-cell office:value-type="float" office:value="3568" calcext:value-type="float">
            <text:p>3568</text:p>
          </table:table-cell>
          <table:table-cell office:value-type="float" office:value="22" calcext:value-type="float">
            <text:p>22</text:p>
          </table:table-cell>
          <table:table-cell office:value-type="float" office:value="-8.8" calcext:value-type="float">
            <text:p>-8.8</text:p>
          </table:table-cell>
          <table:table-cell office:value-type="float" office:value="0.5" calcext:value-type="float">
            <text:p>0.5</text:p>
          </table:table-cell>
          <table:table-cell office:value-type="float" office:value="-11.7" calcext:value-type="float">
            <text:p>-11.7</text:p>
          </table:table-cell>
          <table:table-cell office:value-type="float" office:value="6.6" calcext:value-type="float">
            <text:p>6.6</text:p>
          </table:table-cell>
          <table:table-cell office:value-type="float" office:value="-4.7" calcext:value-type="float">
            <text:p>-4.7</text:p>
          </table:table-cell>
          <table:table-cell table:style-name="ce5" office:value-type="currency" office:currency="USD" office:value="48275" calcext:value-type="currency">
            <text:p>$48,275</text:p>
          </table:table-cell>
          <table:table-cell table:style-name="ce5" office:value-type="currency" office:currency="USD" office:value="23938" calcext:value-type="currency">
            <text:p>$23,938</text:p>
          </table:table-cell>
          <table:table-cell table:style-name="ce7" office:value-type="percentage" office:value="0.064" calcext:value-type="percentage">
            <text:p>6.4%</text:p>
          </table:table-cell>
          <table:table-cell table:style-name="ce9" office:value-type="currency" office:currency="USD" office:value="3155" calcext:value-type="currency">
            <text:p>$3,155.00</text:p>
          </table:table-cell>
          <table:table-cell table:style-name="ce28" office:value-type="float" office:value="27784" calcext:value-type="float">
            <text:p>27784</text:p>
          </table:table-cell>
          <table:table-cell table:style-name="ce28" table:formula="of:=1000*[.$P13]/[.$B13]" office:value-type="float" office:value="16.7886255007765" calcext:value-type="float">
            <text:p>16.7886255007765</text:p>
          </table:table-cell>
          <table:table-cell table:style-name="ce28" office:value-type="float" office:value="865" calcext:value-type="float">
            <text:p>865</text:p>
          </table:table-cell>
          <table:table-cell table:style-name="ce28" table:formula="of:=100000*[.$R13]/[.$B13]" office:value-type="float" office:value="52.2680717613434" calcext:value-type="float">
            <text:p>52.2680717613434</text:p>
          </table:table-cell>
          <table:table-cell office:value-type="float" office:value="79.49" calcext:value-type="float">
            <text:p>79.49</text:p>
          </table:table-cell>
          <table:table-cell table:style-name="ce28" office:value-type="float" office:value="60.14" calcext:value-type="float">
            <text:p>60.14</text:p>
          </table:table-cell>
          <table:table-cell table:style-name="ce29" office:value-type="float" office:value="632" calcext:value-type="float">
            <text:p>632</text:p>
          </table:table-cell>
          <table:table-cell table:style-name="ce12" office:value-type="percentage" office:value="0.274" calcext:value-type="percentage">
            <text:p>27.4%</text:p>
          </table:table-cell>
          <table:table-cell table:style-name="ce29" office:value-type="float" office:value="5.3" calcext:value-type="float">
            <text:p>5.3</text:p>
          </table:table-cell>
          <table:table-cell office:value-type="float" office:value="21.4" calcext:value-type="float">
            <text:p>21.4</text:p>
          </table:table-cell>
          <table:table-cell table:style-name="ce12" office:value-type="percentage" office:value="0.139" calcext:value-type="percentage">
            <text:p>13.9%</text:p>
          </table:table-cell>
          <table:table-cell table:style-name="ce13" office:value-type="percentage" office:value="0.10535954949" calcext:value-type="percentage">
            <text:p>10.54%</text:p>
          </table:table-cell>
          <table:table-cell table:style-name="ce29" office:value-type="float" office:value="4.5" calcext:value-type="float">
            <text:p>4.5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llinois </text:p>
          </table:table-cell>
          <table:table-cell office:value-type="float" office:value="12859995" calcext:value-type="float">
            <text:p>12859995</text:p>
          </table:table-cell>
          <table:table-cell office:value-type="percentage" office:value="0.77" calcext:value-type="percentage">
            <text:p>77%</text:p>
          </table:table-cell>
          <table:table-cell office:value-type="percentage" office:value="0.78" calcext:value-type="percentage">
            <text:p>78%</text:p>
          </table:table-cell>
          <table:table-cell office:value-type="float" office:value="49354" calcext:value-type="float">
            <text:p>49354</text:p>
          </table:table-cell>
          <table:table-cell office:value-type="float" office:value="38" calcext:value-type="float">
            <text:p>38</text:p>
          </table:table-cell>
          <table:table-cell office:value-type="float" office:value="16.2" calcext:value-type="float">
            <text:p>16.2</text:p>
          </table:table-cell>
          <table:table-cell office:value-type="float" office:value="-0.9" calcext:value-type="float">
            <text:p>-0.9</text:p>
          </table:table-cell>
          <table:table-cell office:value-type="float" office:value="16" calcext:value-type="float">
            <text:p>16</text:p>
          </table:table-cell>
          <table:table-cell office:value-type="float" office:value="-2.8" calcext:value-type="float">
            <text:p>-2.8</text:p>
          </table:table-cell>
          <table:table-cell office:value-type="float" office:value="4.8" calcext:value-type="float">
            <text:p>4.8</text:p>
          </table:table-cell>
          <table:table-cell table:style-name="ce5" office:value-type="currency" office:currency="USD" office:value="59588" calcext:value-type="currency">
            <text:p>$59,588</text:p>
          </table:table-cell>
          <table:table-cell table:style-name="ce5" office:value-type="currency" office:currency="USD" office:value="30417" calcext:value-type="currency">
            <text:p>$30,417</text:p>
          </table:table-cell>
          <table:table-cell table:style-name="ce7" office:value-type="percentage" office:value="0.042" calcext:value-type="percentage">
            <text:p>4.2%</text:p>
          </table:table-cell>
          <table:table-cell table:style-name="ce9" office:value-type="currency" office:currency="USD" office:value="2371" calcext:value-type="currency">
            <text:p>$2,371.00</text:p>
          </table:table-cell>
          <table:table-cell table:style-name="ce28" office:value-type="float" office:value="177960" calcext:value-type="float">
            <text:p>177960</text:p>
          </table:table-cell>
          <table:table-cell table:style-name="ce28" table:formula="of:=1000*[.$P14]/[.$B14]" office:value-type="float" office:value="13.8382635452036" calcext:value-type="float">
            <text:p>13.8382635452036</text:p>
          </table:table-cell>
          <table:table-cell table:style-name="ce28" office:value-type="float" office:value="5028" calcext:value-type="float">
            <text:p>5028</text:p>
          </table:table-cell>
          <table:table-cell table:style-name="ce28" table:formula="of:=100000*[.$R14]/[.$B14]" office:value-type="float" office:value="39.0979934284578" calcext:value-type="float">
            <text:p>39.0979934284578</text:p>
          </table:table-cell>
          <table:table-cell office:value-type="float" office:value="79.02" calcext:value-type="float">
            <text:p>79.02</text:p>
          </table:table-cell>
          <table:table-cell table:style-name="ce28" office:value-type="float" office:value="59.41" calcext:value-type="float">
            <text:p>59.41</text:p>
          </table:table-cell>
          <table:table-cell table:style-name="ce29" office:value-type="float" office:value="537" calcext:value-type="float">
            <text:p>537</text:p>
          </table:table-cell>
          <table:table-cell table:style-name="ce12" office:value-type="percentage" office:value="0.316" calcext:value-type="percentage">
            <text:p>31.6%</text:p>
          </table:table-cell>
          <table:table-cell table:style-name="ce29" office:value-type="float" office:value="2.9" calcext:value-type="float">
            <text:p>2.9</text:p>
          </table:table-cell>
          <table:table-cell office:value-type="float" office:value="10.7" calcext:value-type="float">
            <text:p>10.7</text:p>
          </table:table-cell>
          <table:table-cell table:style-name="ce12" office:value-type="percentage" office:value="0.133" calcext:value-type="percentage">
            <text:p>13.3%</text:p>
          </table:table-cell>
          <table:table-cell table:style-name="ce13" office:value-type="percentage" office:value="0.12947713036" calcext:value-type="percentage">
            <text:p>12.95%</text:p>
          </table:table-cell>
          <table:table-cell table:style-name="ce29" office:value-type="float" office:value="5.31" calcext:value-type="float">
            <text:p>5.3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ndiana </text:p>
          </table:table-cell>
          <table:table-cell office:value-type="float" office:value="6619680" calcext:value-type="float">
            <text:p>6619680</text:p>
          </table:table-cell>
          <table:table-cell office:value-type="percentage" office:value="0.78" calcext:value-type="percentage">
            <text:p>78%</text:p>
          </table:table-cell>
          <table:table-cell office:value-type="percentage" office:value="0.74" calcext:value-type="percentage">
            <text:p>74%</text:p>
          </table:table-cell>
          <table:table-cell office:value-type="float" office:value="25653" calcext:value-type="float">
            <text:p>25653</text:p>
          </table:table-cell>
          <table:table-cell office:value-type="float" office:value="39" calcext:value-type="float">
            <text:p>39</text:p>
          </table:table-cell>
          <table:table-cell office:value-type="float" office:value="-3.8" calcext:value-type="float">
            <text:p>-3.8</text:p>
          </table:table-cell>
          <table:table-cell office:value-type="float" office:value="0.8" calcext:value-type="float">
            <text:p>0.8</text:p>
          </table:table-cell>
          <table:table-cell office:value-type="float" office:value="-5.2" calcext:value-type="float">
            <text:p>-5.2</text:p>
          </table:table-cell>
          <table:table-cell office:value-type="float" office:value="3.8" calcext:value-type="float">
            <text:p>3.8</text:p>
          </table:table-cell>
          <table:table-cell office:value-type="float" office:value="-4" calcext:value-type="float">
            <text:p>-4</text:p>
          </table:table-cell>
          <table:table-cell table:style-name="ce5" office:value-type="currency" office:currency="USD" office:value="50532" calcext:value-type="currency">
            <text:p>$50,532</text:p>
          </table:table-cell>
          <table:table-cell table:style-name="ce5" office:value-type="currency" office:currency="USD" office:value="25140" calcext:value-type="currency">
            <text:p>$25,140</text:p>
          </table:table-cell>
          <table:table-cell table:style-name="ce7" office:value-type="percentage" office:value="0.045" calcext:value-type="percentage">
            <text:p>4.5%</text:p>
          </table:table-cell>
          <table:table-cell table:style-name="ce9" office:value-type="currency" office:currency="USD" office:value="2451" calcext:value-type="currency">
            <text:p>$2,451.00</text:p>
          </table:table-cell>
          <table:table-cell table:style-name="ce28" office:value-type="float" office:value="62314" calcext:value-type="float">
            <text:p>62314</text:p>
          </table:table-cell>
          <table:table-cell table:style-name="ce28" table:formula="of:=1000*[.$P15]/[.$B15]" office:value-type="float" office:value="9.41344596717666" calcext:value-type="float">
            <text:p>9.41344596717666</text:p>
          </table:table-cell>
          <table:table-cell table:style-name="ce28" office:value-type="float" office:value="2033" calcext:value-type="float">
            <text:p>2033</text:p>
          </table:table-cell>
          <table:table-cell table:style-name="ce28" table:formula="of:=100000*[.$R15]/[.$B15]" office:value-type="float" office:value="30.7114543301187" calcext:value-type="float">
            <text:p>30.7114543301187</text:p>
          </table:table-cell>
          <table:table-cell office:value-type="float" office:value="77.69" calcext:value-type="float">
            <text:p>77.69</text:p>
          </table:table-cell>
          <table:table-cell table:style-name="ce28" office:value-type="float" office:value="50.87" calcext:value-type="float">
            <text:p>50.87</text:p>
          </table:table-cell>
          <table:table-cell table:style-name="ce29" office:value-type="float" office:value="690" calcext:value-type="float">
            <text:p>690</text:p>
          </table:table-cell>
          <table:table-cell table:style-name="ce12" office:value-type="percentage" office:value="0.325" calcext:value-type="percentage">
            <text:p>32.5%</text:p>
          </table:table-cell>
          <table:table-cell table:style-name="ce29"/>
          <table:table-cell office:value-type="float" office:value="15.4" calcext:value-type="float">
            <text:p>15.4</text:p>
          </table:table-cell>
          <table:table-cell table:style-name="ce12" office:value-type="percentage" office:value="0.164" calcext:value-type="percentage">
            <text:p>16.4%</text:p>
          </table:table-cell>
          <table:table-cell table:style-name="ce13" office:value-type="percentage" office:value="0.080166983991" calcext:value-type="percentage">
            <text:p>8.02%</text:p>
          </table:table-cell>
          <table:table-cell table:style-name="ce29" office:value-type="float" office:value="4.56" calcext:value-type="float">
            <text:p>4.5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owa </text:p>
          </table:table-cell>
          <table:table-cell office:value-type="float" office:value="3123899" calcext:value-type="float">
            <text:p>3123899</text:p>
          </table:table-cell>
          <table:table-cell table:number-columns-repeated="2" office:value-type="percentage" office:value="0.79" calcext:value-type="percentage">
            <text:p>79%</text:p>
          </table:table-cell>
          <table:table-cell office:value-type="float" office:value="8936" calcext:value-type="float">
            <text:p>8936</text:p>
          </table:table-cell>
          <table:table-cell office:value-type="float" office:value="29" calcext:value-type="float">
            <text:p>29</text:p>
          </table:table-cell>
          <table:table-cell office:value-type="float" office:value="21.5" calcext:value-type="float">
            <text:p>21.5</text:p>
          </table:table-cell>
          <table:table-cell office:value-type="float" office:value="2.3" calcext:value-type="float">
            <text:p>2.3</text:p>
          </table:table-cell>
          <table:table-cell office:value-type="float" office:value="13" calcext:value-type="float">
            <text:p>13</text:p>
          </table:table-cell>
          <table:table-cell office:value-type="float" office:value="4.2" calcext:value-type="float">
            <text:p>4.2</text:p>
          </table:table-cell>
          <table:table-cell office:value-type="float" office:value="-0.3" calcext:value-type="float">
            <text:p>-0.3</text:p>
          </table:table-cell>
          <table:table-cell table:style-name="ce5" office:value-type="currency" office:currency="USD" office:value="54736" calcext:value-type="currency">
            <text:p>$54,736</text:p>
          </table:table-cell>
          <table:table-cell table:style-name="ce5" office:value-type="currency" office:currency="USD" office:value="28361" calcext:value-type="currency">
            <text:p>$28,361</text:p>
          </table:table-cell>
          <table:table-cell table:style-name="ce7" office:value-type="percentage" office:value="0.039" calcext:value-type="percentage">
            <text:p>3.9%</text:p>
          </table:table-cell>
          <table:table-cell table:style-name="ce9" office:value-type="currency" office:currency="USD" office:value="2190" calcext:value-type="currency">
            <text:p>$2,190.00</text:p>
          </table:table-cell>
          <table:table-cell table:style-name="ce28" office:value-type="float" office:value="25835" calcext:value-type="float">
            <text:p>25835</text:p>
          </table:table-cell>
          <table:table-cell table:style-name="ce28" table:formula="of:=1000*[.$P16]/[.$B16]" office:value-type="float" office:value="8.27011372646811" calcext:value-type="float">
            <text:p>8.27011372646811</text:p>
          </table:table-cell>
          <table:table-cell table:style-name="ce28" office:value-type="float" office:value="992" calcext:value-type="float">
            <text:p>992</text:p>
          </table:table-cell>
          <table:table-cell table:style-name="ce28" table:formula="of:=100000*[.$R16]/[.$B16]" office:value-type="float" office:value="31.7551879878319" calcext:value-type="float">
            <text:p>31.7551879878319</text:p>
          </table:table-cell>
          <table:table-cell office:value-type="float" office:value="79.73" calcext:value-type="float">
            <text:p>79.73</text:p>
          </table:table-cell>
          <table:table-cell table:style-name="ce28" office:value-type="float" office:value="64.52" calcext:value-type="float">
            <text:p>64.52</text:p>
          </table:table-cell>
          <table:table-cell table:style-name="ce29" office:value-type="float" office:value="410" calcext:value-type="float">
            <text:p>410</text:p>
          </table:table-cell>
          <table:table-cell table:style-name="ce12" office:value-type="percentage" office:value="0.32" calcext:value-type="percentage">
            <text:p>32.0%</text:p>
          </table:table-cell>
          <table:table-cell table:style-name="ce29" office:value-type="float" office:value="3.1" calcext:value-type="float">
            <text:p>3.1</text:p>
          </table:table-cell>
          <table:table-cell office:value-type="float" office:value="14.6" calcext:value-type="float">
            <text:p>14.6</text:p>
          </table:table-cell>
          <table:table-cell table:style-name="ce12" office:value-type="percentage" office:value="0.109" calcext:value-type="percentage">
            <text:p>10.9%</text:p>
          </table:table-cell>
          <table:table-cell table:style-name="ce13" office:value-type="percentage" office:value="0.074952904509" calcext:value-type="percentage">
            <text:p>7.50%</text:p>
          </table:table-cell>
          <table:table-cell table:style-name="ce29" office:value-type="float" office:value="5.03" calcext:value-type="float">
            <text:p>5.03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nsas </text:p>
          </table:table-cell>
          <table:table-cell office:value-type="float" office:value="2911641" calcext:value-type="float">
            <text:p>2911641</text:p>
          </table:table-cell>
          <table:table-cell office:value-type="percentage" office:value="0.79" calcext:value-type="percentage">
            <text:p>79%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11353" calcext:value-type="float">
            <text:p>11353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.9" calcext:value-type="float">
            <text:p>1.9</text:p>
          </table:table-cell>
          <table:table-cell office:value-type="float" office:value="12.6" calcext:value-type="float">
            <text:p>12.6</text:p>
          </table:table-cell>
          <table:table-cell table:number-columns-repeated="2" office:value-type="float" office:value="2.8" calcext:value-type="float">
            <text:p>2.8</text:p>
          </table:table-cell>
          <table:table-cell table:style-name="ce5" office:value-type="currency" office:currency="USD" office:value="53906" calcext:value-type="currency">
            <text:p>$53,906</text:p>
          </table:table-cell>
          <table:table-cell table:style-name="ce5" office:value-type="currency" office:currency="USD" office:value="27870" calcext:value-type="currency">
            <text:p>$27,870</text:p>
          </table:table-cell>
          <table:table-cell table:style-name="ce7" office:value-type="percentage" office:value="0.048" calcext:value-type="percentage">
            <text:p>4.8%</text:p>
          </table:table-cell>
          <table:table-cell table:style-name="ce9" office:value-type="currency" office:currency="USD" office:value="2800" calcext:value-type="currency">
            <text:p>$2,800.00</text:p>
          </table:table-cell>
          <table:table-cell table:style-name="ce28" office:value-type="float" office:value="18896" calcext:value-type="float">
            <text:p>18896</text:p>
          </table:table-cell>
          <table:table-cell table:style-name="ce28" table:formula="of:=1000*[.$P17]/[.$B17]" office:value-type="float" office:value="6.48981107217545" calcext:value-type="float">
            <text:p>6.48981107217545</text:p>
          </table:table-cell>
          <table:table-cell table:style-name="ce28" office:value-type="float" office:value="915" calcext:value-type="float">
            <text:p>915</text:p>
          </table:table-cell>
          <table:table-cell table:style-name="ce28" table:formula="of:=100000*[.$R17]/[.$B17]" office:value-type="float" office:value="31.4255775351426" calcext:value-type="float">
            <text:p>31.4255775351426</text:p>
          </table:table-cell>
          <table:table-cell office:value-type="float" office:value="78.74" calcext:value-type="float">
            <text:p>78.74</text:p>
          </table:table-cell>
          <table:table-cell table:style-name="ce28" office:value-type="float" office:value="54.64" calcext:value-type="float">
            <text:p>54.64</text:p>
          </table:table-cell>
          <table:table-cell table:style-name="ce29" office:value-type="float" office:value="573" calcext:value-type="float">
            <text:p>573</text:p>
          </table:table-cell>
          <table:table-cell table:style-name="ce12" office:value-type="percentage" office:value="0.312" calcext:value-type="percentage">
            <text:p>31.2%</text:p>
          </table:table-cell>
          <table:table-cell table:style-name="ce29" office:value-type="float" office:value="3.6" calcext:value-type="float">
            <text:p>3.6</text:p>
          </table:table-cell>
          <table:table-cell office:value-type="float" office:value="17.9" calcext:value-type="float">
            <text:p>17.9</text:p>
          </table:table-cell>
          <table:table-cell table:style-name="ce12" office:value-type="percentage" office:value="0.139" calcext:value-type="percentage">
            <text:p>13.9%</text:p>
          </table:table-cell>
          <table:table-cell table:style-name="ce13" office:value-type="percentage" office:value="0.077541613676" calcext:value-type="percentage">
            <text:p>7.75%</text:p>
          </table:table-cell>
          <table:table-cell table:style-name="ce29" office:value-type="float" office:value="4.96" calcext:value-type="float">
            <text:p>4.9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ntucky </text:p>
          </table:table-cell>
          <table:table-cell office:value-type="float" office:value="4425092" calcext:value-type="float">
            <text:p>4425092</text:p>
          </table:table-cell>
          <table:table-cell office:value-type="percentage" office:value="0.86" calcext:value-type="percentage">
            <text:p>86%</text:p>
          </table:table-cell>
          <table:table-cell office:value-type="percentage" office:value="0.78" calcext:value-type="percentage">
            <text:p>78%</text:p>
          </table:table-cell>
          <table:table-cell office:value-type="float" office:value="9676" calcext:value-type="float">
            <text:p>9676</text:p>
          </table:table-cell>
          <table:table-cell office:value-type="float" office:value="22" calcext:value-type="float">
            <text:p>22</text:p>
          </table:table-cell>
          <table:table-cell office:value-type="float" office:value="-2.9" calcext:value-type="float">
            <text:p>-2.9</text:p>
          </table:table-cell>
          <table:table-cell office:value-type="float" office:value="-1.4" calcext:value-type="float">
            <text:p>-1.4</text:p>
          </table:table-cell>
          <table:table-cell office:value-type="float" office:value="12.6" calcext:value-type="float">
            <text:p>12.6</text:p>
          </table:table-cell>
          <table:table-cell office:value-type="float" office:value="-6.1" calcext:value-type="float">
            <text:p>-6.1</text:p>
          </table:table-cell>
          <table:table-cell office:value-type="float" office:value="-6.6" calcext:value-type="float">
            <text:p>-6.6</text:p>
          </table:table-cell>
          <table:table-cell table:style-name="ce5" office:value-type="currency" office:currency="USD" office:value="45215" calcext:value-type="currency">
            <text:p>$45,215</text:p>
          </table:table-cell>
          <table:table-cell table:style-name="ce5" office:value-type="currency" office:currency="USD" office:value="23684" calcext:value-type="currency">
            <text:p>$23,684</text:p>
          </table:table-cell>
          <table:table-cell table:style-name="ce7" office:value-type="percentage" office:value="0.048" calcext:value-type="percentage">
            <text:p>4.8%</text:p>
          </table:table-cell>
          <table:table-cell table:style-name="ce9" office:value-type="currency" office:currency="USD" office:value="2452" calcext:value-type="currency">
            <text:p>$2,452.00</text:p>
          </table:table-cell>
          <table:table-cell table:style-name="ce28" office:value-type="float" office:value="18399" calcext:value-type="float">
            <text:p>18399</text:p>
          </table:table-cell>
          <table:table-cell table:style-name="ce28" table:formula="of:=1000*[.$P18]/[.$B18]" office:value-type="float" office:value="4.15787965538344" calcext:value-type="float">
            <text:p>4.15787965538344</text:p>
          </table:table-cell>
          <table:table-cell table:style-name="ce28" office:value-type="float" office:value="663" calcext:value-type="float">
            <text:p>663</text:p>
          </table:table-cell>
          <table:table-cell table:style-name="ce28" table:formula="of:=100000*[.$R18]/[.$B18]" office:value-type="float" office:value="14.9827393419165" calcext:value-type="float">
            <text:p>14.9827393419165</text:p>
          </table:table-cell>
          <table:table-cell office:value-type="float" office:value="76.26" calcext:value-type="float">
            <text:p>76.26</text:p>
          </table:table-cell>
          <table:table-cell table:style-name="ce28" office:value-type="float" office:value="41.69" calcext:value-type="float">
            <text:p>41.69</text:p>
          </table:table-cell>
          <table:table-cell table:style-name="ce29" office:value-type="float" office:value="729" calcext:value-type="float">
            <text:p>729</text:p>
          </table:table-cell>
          <table:table-cell table:style-name="ce12" office:value-type="percentage" office:value="0.342" calcext:value-type="percentage">
            <text:p>34.2%</text:p>
          </table:table-cell>
          <table:table-cell table:style-name="ce29" office:value-type="float" office:value="5.2" calcext:value-type="float">
            <text:p>5.2</text:p>
          </table:table-cell>
          <table:table-cell office:value-type="float" office:value="16.8" calcext:value-type="float">
            <text:p>16.8</text:p>
          </table:table-cell>
          <table:table-cell table:style-name="ce12" office:value-type="percentage" office:value="0.171" calcext:value-type="percentage">
            <text:p>17.1%</text:p>
          </table:table-cell>
          <table:table-cell table:style-name="ce13" office:value-type="percentage" office:value="0.12184479054" calcext:value-type="percentage">
            <text:p>12.18%</text:p>
          </table:table-cell>
          <table:table-cell table:style-name="ce29" office:value-type="float" office:value="4.02" calcext:value-type="float">
            <text:p>4.0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uisiana </text:p>
          </table:table-cell>
          <table:table-cell office:value-type="float" office:value="4670724" calcext:value-type="float">
            <text:p>4670724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87" calcext:value-type="percentage">
            <text:p>87%</text:p>
          </table:table-cell>
          <table:table-cell office:value-type="float" office:value="25208" calcext:value-type="float">
            <text:p>25208</text:p>
          </table:table-cell>
          <table:table-cell office:value-type="float" office:value="54" calcext:value-type="float">
            <text:p>54</text:p>
          </table:table-cell>
          <table:table-cell office:value-type="float" office:value="-18.7" calcext:value-type="float">
            <text:p>-18.7</text:p>
          </table:table-cell>
          <table:table-cell office:value-type="float" office:value="-5.5" calcext:value-type="float">
            <text:p>-5.5</text:p>
          </table:table-cell>
          <table:table-cell office:value-type="float" office:value="7.9" calcext:value-type="float">
            <text:p>7.9</text:p>
          </table:table-cell>
          <table:table-cell office:value-type="float" office:value="-8.9" calcext:value-type="float">
            <text:p>-8.9</text:p>
          </table:table-cell>
          <table:table-cell office:value-type="float" office:value="-6.7" calcext:value-type="float">
            <text:p>-6.7</text:p>
          </table:table-cell>
          <table:table-cell table:style-name="ce5" office:value-type="currency" office:currency="USD" office:value="45727" calcext:value-type="currency">
            <text:p>$45,727</text:p>
          </table:table-cell>
          <table:table-cell table:style-name="ce5" office:value-type="currency" office:currency="USD" office:value="24800" calcext:value-type="currency">
            <text:p>$24,800</text:p>
          </table:table-cell>
          <table:table-cell table:style-name="ce7" office:value-type="percentage" office:value="0.053" calcext:value-type="percentage">
            <text:p>5.3%</text:p>
          </table:table-cell>
          <table:table-cell table:style-name="ce9" office:value-type="currency" office:currency="USD" office:value="3252" calcext:value-type="currency">
            <text:p>$3,252.00</text:p>
          </table:table-cell>
          <table:table-cell table:style-name="ce28" office:value-type="float" office:value="19078" calcext:value-type="float">
            <text:p>19078</text:p>
          </table:table-cell>
          <table:table-cell table:style-name="ce28" table:formula="of:=1000*[.$P19]/[.$B19]" office:value-type="float" office:value="4.08459159650624" calcext:value-type="float">
            <text:p>4.08459159650624</text:p>
          </table:table-cell>
          <table:table-cell table:style-name="ce28" office:value-type="float" office:value="399" calcext:value-type="float">
            <text:p>399</text:p>
          </table:table-cell>
          <table:table-cell table:style-name="ce28" table:formula="of:=100000*[.$R19]/[.$B19]" office:value-type="float" office:value="8.5425728430967" calcext:value-type="float">
            <text:p>8.5425728430967</text:p>
          </table:table-cell>
          <table:table-cell office:value-type="float" office:value="75.82" calcext:value-type="float">
            <text:p>75.82</text:p>
          </table:table-cell>
          <table:table-cell table:style-name="ce28" office:value-type="float" office:value="35.35" calcext:value-type="float">
            <text:p>35.35</text:p>
          </table:table-cell>
          <table:table-cell table:style-name="ce29" office:value-type="float" office:value="1082" calcext:value-type="float">
            <text:p>1082</text:p>
          </table:table-cell>
          <table:table-cell table:style-name="ce12" office:value-type="percentage" office:value="0.355" calcext:value-type="percentage">
            <text:p>35.5%</text:p>
          </table:table-cell>
          <table:table-cell table:style-name="ce29"/>
          <table:table-cell office:value-type="float" office:value="14.2" calcext:value-type="float">
            <text:p>14.2</text:p>
          </table:table-cell>
          <table:table-cell table:style-name="ce12" office:value-type="percentage" office:value="0.143" calcext:value-type="percentage">
            <text:p>14.3%</text:p>
          </table:table-cell>
          <table:table-cell table:style-name="ce13" office:value-type="percentage" office:value="0.15963945372" calcext:value-type="percentage">
            <text:p>15.96%</text:p>
          </table:table-cell>
          <table:table-cell table:style-name="ce29" office:value-type="float" office:value="4.12" calcext:value-type="float">
            <text:p>4.1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ine </text:p>
          </table:table-cell>
          <table:table-cell office:value-type="float" office:value="1329328" calcext:value-type="float">
            <text:p>1329328</text:p>
          </table:table-cell>
          <table:table-cell office:value-type="percentage" office:value="0.63" calcext:value-type="percentage">
            <text:p>63%</text:p>
          </table:table-cell>
          <table:table-cell office:value-type="percentage" office:value="0.69" calcext:value-type="percentage">
            <text:p>69%</text:p>
          </table:table-cell>
          <table:table-cell office:value-type="float" office:value="1729" calcext:value-type="float">
            <text:p>1729</text:p>
          </table:table-cell>
          <table:table-cell office:value-type="float" office:value="13" calcext:value-type="float">
            <text:p>13</text:p>
          </table:table-cell>
          <table:table-cell office:value-type="float" office:value="8.3" calcext:value-type="float">
            <text:p>8.3</text:p>
          </table:table-cell>
          <table:table-cell office:value-type="float" office:value="2.5" calcext:value-type="float">
            <text:p>2.5</text:p>
          </table:table-cell>
          <table:table-cell office:value-type="float" office:value="-10.4" calcext:value-type="float">
            <text:p>-10.4</text:p>
          </table:table-cell>
          <table:table-cell office:value-type="float" office:value="13.6" calcext:value-type="float">
            <text:p>13.6</text:p>
          </table:table-cell>
          <table:table-cell office:value-type="float" office:value="0.1" calcext:value-type="float">
            <text:p>0.1</text:p>
          </table:table-cell>
          <table:table-cell table:style-name="ce5" office:value-type="currency" office:currency="USD" office:value="51494" calcext:value-type="currency">
            <text:p>$51,494</text:p>
          </table:table-cell>
          <table:table-cell table:style-name="ce5" office:value-type="currency" office:currency="USD" office:value="27978" calcext:value-type="currency">
            <text:p>$27,978</text:p>
          </table:table-cell>
          <table:table-cell table:style-name="ce7" office:value-type="percentage" office:value="0.028" calcext:value-type="percentage">
            <text:p>2.8%</text:p>
          </table:table-cell>
          <table:table-cell table:style-name="ce9" office:value-type="currency" office:currency="USD" office:value="1403" calcext:value-type="currency">
            <text:p>$1,403.00</text:p>
          </table:table-cell>
          <table:table-cell table:style-name="ce28" office:value-type="float" office:value="5551" calcext:value-type="float">
            <text:p>5551</text:p>
          </table:table-cell>
          <table:table-cell table:style-name="ce28" table:formula="of:=1000*[.$P20]/[.$B20]" office:value-type="float" office:value="4.17579408543264" calcext:value-type="float">
            <text:p>4.17579408543264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table:formula="of:=100000*[.$R20]/[.$B20]" office:value-type="float" office:value="15.1204217469278" calcext:value-type="float">
            <text:p>15.1204217469278</text:p>
          </table:table-cell>
          <table:table-cell office:value-type="float" office:value="79.32" calcext:value-type="float">
            <text:p>79.32</text:p>
          </table:table-cell>
          <table:table-cell table:style-name="ce28" office:value-type="float" office:value="55.44" calcext:value-type="float">
            <text:p>55.44</text:p>
          </table:table-cell>
          <table:table-cell table:style-name="ce29" office:value-type="float" office:value="285" calcext:value-type="float">
            <text:p>285</text:p>
          </table:table-cell>
          <table:table-cell table:style-name="ce12" office:value-type="percentage" office:value="0.299" calcext:value-type="percentage">
            <text:p>29.9%</text:p>
          </table:table-cell>
          <table:table-cell table:style-name="ce29" office:value-type="float" office:value="4.6" calcext:value-type="float">
            <text:p>4.6</text:p>
          </table:table-cell>
          <table:table-cell office:value-type="float" office:value="15.9" calcext:value-type="float">
            <text:p>15.9</text:p>
          </table:table-cell>
          <table:table-cell table:style-name="ce12" office:value-type="percentage" office:value="0.116" calcext:value-type="percentage">
            <text:p>11.6%</text:p>
          </table:table-cell>
          <table:table-cell table:style-name="ce13" office:value-type="percentage" office:value="0.074163079877" calcext:value-type="percentage">
            <text:p>7.42%</text:p>
          </table:table-cell>
          <table:table-cell table:style-name="ce29" office:value-type="float" office:value="4.93" calcext:value-type="float">
            <text:p>4.93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land </text:p>
          </table:table-cell>
          <table:table-cell office:value-type="float" office:value="6006401" calcext:value-type="float">
            <text:p>6006401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77" calcext:value-type="percentage">
            <text:p>77%</text:p>
          </table:table-cell>
          <table:table-cell office:value-type="float" office:value="27462" calcext:value-type="float">
            <text:p>27462</text:p>
          </table:table-cell>
          <table:table-cell office:value-type="float" office:value="46" calcext:value-type="float">
            <text:p>46</text:p>
          </table:table-cell>
          <table:table-cell office:value-type="float" office:value="8.1" calcext:value-type="float">
            <text:p>8.1</text:p>
          </table:table-cell>
          <table:table-cell office:value-type="float" office:value="-1.1" calcext:value-type="float">
            <text:p>-1.1</text:p>
          </table:table-cell>
          <table:table-cell office:value-type="float" office:value="-5.9" calcext:value-type="float">
            <text:p>-5.9</text:p>
          </table:table-cell>
          <table:table-cell office:value-type="float" office:value="6.6" calcext:value-type="float">
            <text:p>6.6</text:p>
          </table:table-cell>
          <table:table-cell office:value-type="float" office:value="9.6" calcext:value-type="float">
            <text:p>9.6</text:p>
          </table:table-cell>
          <table:table-cell table:style-name="ce5" office:value-type="currency" office:currency="USD" office:value="75847" calcext:value-type="currency">
            <text:p>$75,847</text:p>
          </table:table-cell>
          <table:table-cell table:style-name="ce5" office:value-type="currency" office:currency="USD" office:value="36338" calcext:value-type="currency">
            <text:p>$36,338</text:p>
          </table:table-cell>
          <table:table-cell table:style-name="ce7" office:value-type="percentage" office:value="0.057" calcext:value-type="percentage">
            <text:p>5.7%</text:p>
          </table:table-cell>
          <table:table-cell table:style-name="ce9" office:value-type="currency" office:currency="USD" office:value="2969" calcext:value-type="currency">
            <text:p>$2,969.00</text:p>
          </table:table-cell>
          <table:table-cell table:style-name="ce28" office:value-type="float" office:value="56949" calcext:value-type="float">
            <text:p>56949</text:p>
          </table:table-cell>
          <table:table-cell table:style-name="ce28" table:formula="of:=1000*[.$P21]/[.$B21]" office:value-type="float" office:value="9.48138494249718" calcext:value-type="float">
            <text:p>9.48138494249718</text:p>
          </table:table-cell>
          <table:table-cell table:style-name="ce28" office:value-type="float" office:value="1838" calcext:value-type="float">
            <text:p>1838</text:p>
          </table:table-cell>
          <table:table-cell table:style-name="ce28" table:formula="of:=100000*[.$R21]/[.$B21]" office:value-type="float" office:value="30.6006874998855" calcext:value-type="float">
            <text:p>30.6006874998855</text:p>
          </table:table-cell>
          <table:table-cell office:value-type="float" office:value="79.16" calcext:value-type="float">
            <text:p>79.16</text:p>
          </table:table-cell>
          <table:table-cell table:style-name="ce28" office:value-type="float" office:value="63.18" calcext:value-type="float">
            <text:p>63.18</text:p>
          </table:table-cell>
          <table:table-cell table:style-name="ce29" office:value-type="float" office:value="550" calcext:value-type="float">
            <text:p>550</text:p>
          </table:table-cell>
          <table:table-cell table:style-name="ce12" office:value-type="percentage" office:value="0.299" calcext:value-type="percentage">
            <text:p>29.9%</text:p>
          </table:table-cell>
          <table:table-cell table:style-name="ce29" office:value-type="float" office:value="3.4" calcext:value-type="float">
            <text:p>3.4</text:p>
          </table:table-cell>
          <table:table-cell office:value-type="float" office:value="9.4" calcext:value-type="float">
            <text:p>9.4</text:p>
          </table:table-cell>
          <table:table-cell table:style-name="ce12" office:value-type="percentage" office:value="0.096" calcext:value-type="percentage">
            <text:p>9.6%</text:p>
          </table:table-cell>
          <table:table-cell table:style-name="ce13" office:value-type="percentage" office:value="0.11215891577" calcext:value-type="percentage">
            <text:p>11.22%</text:p>
          </table:table-cell>
          <table:table-cell table:style-name="ce29" office:value-type="float" office:value="5.94" calcext:value-type="float">
            <text:p>5.9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sachusetts </text:p>
          </table:table-cell>
          <table:table-cell office:value-type="float" office:value="6794422" calcext:value-type="float">
            <text:p>6794422</text:p>
          </table:table-cell>
          <table:table-cell office:value-type="percentage" office:value="0.63" calcext:value-type="percentage">
            <text:p>63%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6562" calcext:value-type="float">
            <text:p>26562</text:p>
          </table:table-cell>
          <table:table-cell office:value-type="float" office:value="39" calcext:value-type="float">
            <text:p>39</text:p>
          </table:table-cell>
          <table:table-cell office:value-type="float" office:value="35.3" calcext:value-type="float">
            <text:p>35.3</text:p>
          </table:table-cell>
          <table:table-cell office:value-type="float" office:value="3.4" calcext:value-type="float">
            <text:p>3.4</text:p>
          </table:table-cell>
          <table:table-cell office:value-type="float" office:value="-0.1" calcext:value-type="float">
            <text:p>-0.1</text:p>
          </table:table-cell>
          <table:table-cell office:value-type="float" office:value="14.6" calcext:value-type="float">
            <text:p>14.6</text:p>
          </table:table-cell>
          <table:table-cell office:value-type="float" office:value="14" calcext:value-type="float">
            <text:p>14</text:p>
          </table:table-cell>
          <table:table-cell table:style-name="ce5" office:value-type="currency" office:currency="USD" office:value="70628" calcext:value-type="currency">
            <text:p>$70,628</text:p>
          </table:table-cell>
          <table:table-cell table:style-name="ce5" office:value-type="currency" office:currency="USD" office:value="36593" calcext:value-type="currency">
            <text:p>$36,593</text:p>
          </table:table-cell>
          <table:table-cell table:style-name="ce7" office:value-type="percentage" office:value="0.028" calcext:value-type="percentage">
            <text:p>2.8%</text:p>
          </table:table-cell>
          <table:table-cell table:style-name="ce9" office:value-type="currency" office:currency="USD" office:value="1652" calcext:value-type="currency">
            <text:p>$1,652.00</text:p>
          </table:table-cell>
          <table:table-cell table:style-name="ce28" office:value-type="float" office:value="146892" calcext:value-type="float">
            <text:p>146892</text:p>
          </table:table-cell>
          <table:table-cell table:style-name="ce28" table:formula="of:=1000*[.$P22]/[.$B22]" office:value-type="float" office:value="21.6194990537826" calcext:value-type="float">
            <text:p>21.6194990537826</text:p>
          </table:table-cell>
          <table:table-cell table:style-name="ce28" office:value-type="float" office:value="6777" calcext:value-type="float">
            <text:p>6777</text:p>
          </table:table-cell>
          <table:table-cell table:style-name="ce28" table:formula="of:=100000*[.$R22]/[.$B22]" office:value-type="float" office:value="99.7435837809309" calcext:value-type="float">
            <text:p>99.7435837809309</text:p>
          </table:table-cell>
          <table:table-cell office:value-type="float" office:value="80.41" calcext:value-type="float">
            <text:p>80.41</text:p>
          </table:table-cell>
          <table:table-cell table:style-name="ce28" office:value-type="float" office:value="59.42" calcext:value-type="float">
            <text:p>59.42</text:p>
          </table:table-cell>
          <table:table-cell table:style-name="ce29" office:value-type="float" office:value="318" calcext:value-type="float">
            <text:p>318</text:p>
          </table:table-cell>
          <table:table-cell table:style-name="ce12" office:value-type="percentage" office:value="0.236" calcext:value-type="percentage">
            <text:p>23.6%</text:p>
          </table:table-cell>
          <table:table-cell table:style-name="ce29" office:value-type="float" office:value="2.5" calcext:value-type="float">
            <text:p>2.5</text:p>
          </table:table-cell>
          <table:table-cell office:value-type="float" office:value="8.8" calcext:value-type="float">
            <text:p>8.8</text:p>
          </table:table-cell>
          <table:table-cell table:style-name="ce12" office:value-type="percentage" office:value="0.109" calcext:value-type="percentage">
            <text:p>10.9%</text:p>
          </table:table-cell>
          <table:table-cell table:style-name="ce13" office:value-type="percentage" office:value="0.099051667121" calcext:value-type="percentage">
            <text:p>9.91%</text:p>
          </table:table-cell>
          <table:table-cell table:style-name="ce29" office:value-type="float" office:value="6.18" calcext:value-type="float">
            <text:p>6.1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igan </text:p>
          </table:table-cell>
          <table:table-cell office:value-type="float" office:value="9922576" calcext:value-type="float">
            <text:p>9922576</text:p>
          </table:table-cell>
          <table:table-cell office:value-type="percentage" office:value="0.77" calcext:value-type="percentage">
            <text:p>77%</text:p>
          </table:table-cell>
          <table:table-cell office:value-type="percentage" office:value="0.76" calcext:value-type="percentage">
            <text:p>76%</text:p>
          </table:table-cell>
          <table:table-cell office:value-type="float" office:value="41231" calcext:value-type="float">
            <text:p>41231</text:p>
          </table:table-cell>
          <table:table-cell office:value-type="float" office:value="42" calcext:value-type="float">
            <text:p>42</text:p>
          </table:table-cell>
          <table:table-cell office:value-type="float" office:value="7.6" calcext:value-type="float">
            <text:p>7.6</text:p>
          </table:table-cell>
          <table:table-cell office:value-type="float" office:value="-0.3" calcext:value-type="float">
            <text:p>-0.3</text:p>
          </table:table-cell>
          <table:table-cell office:value-type="float" office:value="15.1" calcext:value-type="float">
            <text:p>15.1</text:p>
          </table:table-cell>
          <table:table-cell office:value-type="float" office:value="-5.6" calcext:value-type="float">
            <text:p>-5.6</text:p>
          </table:table-cell>
          <table:table-cell office:value-type="float" office:value="-1.3" calcext:value-type="float">
            <text:p>-1.3</text:p>
          </table:table-cell>
          <table:table-cell table:style-name="ce5" office:value-type="currency" office:currency="USD" office:value="51084" calcext:value-type="currency">
            <text:p>$51,084</text:p>
          </table:table-cell>
          <table:table-cell table:style-name="ce5" office:value-type="currency" office:currency="USD" office:value="26613" calcext:value-type="currency">
            <text:p>$26,613</text:p>
          </table:table-cell>
          <table:table-cell table:style-name="ce7" office:value-type="percentage" office:value="0.045" calcext:value-type="percentage">
            <text:p>4.5%</text:p>
          </table:table-cell>
          <table:table-cell table:style-name="ce9" office:value-type="currency" office:currency="USD" office:value="2409" calcext:value-type="currency">
            <text:p>$2,409.00</text:p>
          </table:table-cell>
          <table:table-cell table:style-name="ce28" office:value-type="float" office:value="161083" calcext:value-type="float">
            <text:p>161083</text:p>
          </table:table-cell>
          <table:table-cell table:style-name="ce28" table:formula="of:=1000*[.$P23]/[.$B23]" office:value-type="float" office:value="16.2339900445207" calcext:value-type="float">
            <text:p>16.2339900445207</text:p>
          </table:table-cell>
          <table:table-cell table:style-name="ce28" office:value-type="float" office:value="5561" calcext:value-type="float">
            <text:p>5561</text:p>
          </table:table-cell>
          <table:table-cell table:style-name="ce28" table:formula="of:=100000*[.$R23]/[.$B23]" office:value-type="float" office:value="56.0439144028728" calcext:value-type="float">
            <text:p>56.0439144028728</text:p>
          </table:table-cell>
          <table:table-cell office:value-type="float" office:value="78.26" calcext:value-type="float">
            <text:p>78.26</text:p>
          </table:table-cell>
          <table:table-cell table:style-name="ce28" office:value-type="float" office:value="53.09" calcext:value-type="float">
            <text:p>53.09</text:p>
          </table:table-cell>
          <table:table-cell table:style-name="ce29" office:value-type="float" office:value="608" calcext:value-type="float">
            <text:p>608</text:p>
          </table:table-cell>
          <table:table-cell table:style-name="ce12" office:value-type="percentage" office:value="0.325" calcext:value-type="percentage">
            <text:p>32.5%</text:p>
          </table:table-cell>
          <table:table-cell table:style-name="ce29" office:value-type="float" office:value="3.8" calcext:value-type="float">
            <text:p>3.8</text:p>
          </table:table-cell>
          <table:table-cell office:value-type="float" office:value="13.3" calcext:value-type="float">
            <text:p>13.3</text:p>
          </table:table-cell>
          <table:table-cell table:style-name="ce12" office:value-type="percentage" office:value="0.276" calcext:value-type="percentage">
            <text:p>27.6%</text:p>
          </table:table-cell>
          <table:table-cell table:style-name="ce13" office:value-type="percentage" office:value="0.082991420453" calcext:value-type="percentage">
            <text:p>8.30%</text:p>
          </table:table-cell>
          <table:table-cell table:style-name="ce29" office:value-type="float" office:value="4.76" calcext:value-type="float">
            <text:p>4.7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nnesota </text:p>
          </table:table-cell>
          <table:table-cell office:value-type="float" office:value="5489594" calcext:value-type="float">
            <text:p>5489594</text:p>
          </table:table-cell>
          <table:table-cell office:value-type="percentage" office:value="0.74" calcext:value-type="percentage">
            <text:p>74%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13319" calcext:value-type="float">
            <text:p>13319</text:p>
          </table:table-cell>
          <table:table-cell office:value-type="float" office:value="24" calcext:value-type="float">
            <text:p>24</text:p>
          </table:table-cell>
          <table:table-cell office:value-type="float" office:value="32.8" calcext:value-type="float">
            <text:p>32.8</text:p>
          </table:table-cell>
          <table:table-cell office:value-type="float" office:value="2.8" calcext:value-type="float">
            <text:p>2.8</text:p>
          </table:table-cell>
          <table:table-cell office:value-type="float" office:value="14.5" calcext:value-type="float">
            <text:p>14.5</text:p>
          </table:table-cell>
          <table:table-cell office:value-type="float" office:value="6.6" calcext:value-type="float">
            <text:p>6.6</text:p>
          </table:table-cell>
          <table:table-cell office:value-type="float" office:value="6.1" calcext:value-type="float">
            <text:p>6.1</text:p>
          </table:table-cell>
          <table:table-cell table:style-name="ce5" office:value-type="currency" office:currency="USD" office:value="63488" calcext:value-type="currency">
            <text:p>$63,488</text:p>
          </table:table-cell>
          <table:table-cell table:style-name="ce5" office:value-type="currency" office:currency="USD" office:value="32638" calcext:value-type="currency">
            <text:p>$32,638</text:p>
          </table:table-cell>
          <table:table-cell table:style-name="ce7" office:value-type="percentage" office:value="0.041" calcext:value-type="percentage">
            <text:p>4.1%</text:p>
          </table:table-cell>
          <table:table-cell table:style-name="ce9" office:value-type="currency" office:currency="USD" office:value="2213" calcext:value-type="currency">
            <text:p>$2,213.00</text:p>
          </table:table-cell>
          <table:table-cell table:style-name="ce28" office:value-type="float" office:value="94592" calcext:value-type="float">
            <text:p>94592</text:p>
          </table:table-cell>
          <table:table-cell table:style-name="ce28" table:formula="of:=1000*[.$P24]/[.$B24]" office:value-type="float" office:value="17.2311467842613" calcext:value-type="float">
            <text:p>17.2311467842613</text:p>
          </table:table-cell>
          <table:table-cell table:style-name="ce28" office:value-type="float" office:value="4394" calcext:value-type="float">
            <text:p>4394</text:p>
          </table:table-cell>
          <table:table-cell table:style-name="ce28" table:formula="of:=100000*[.$R24]/[.$B24]" office:value-type="float" office:value="80.0423492156251" calcext:value-type="float">
            <text:p>80.0423492156251</text:p>
          </table:table-cell>
          <table:table-cell office:value-type="float" office:value="80.9" calcext:value-type="float">
            <text:p>80.9</text:p>
          </table:table-cell>
          <table:table-cell table:style-name="ce28" office:value-type="float" office:value="70.81" calcext:value-type="float">
            <text:p>70.81</text:p>
          </table:table-cell>
          <table:table-cell table:style-name="ce29" office:value-type="float" office:value="289" calcext:value-type="float">
            <text:p>289</text:p>
          </table:table-cell>
          <table:table-cell table:style-name="ce12" office:value-type="percentage" office:value="0.278" calcext:value-type="percentage">
            <text:p>27.8%</text:p>
          </table:table-cell>
          <table:table-cell table:style-name="ce29" office:value-type="float" office:value="3.1" calcext:value-type="float">
            <text:p>3.1</text:p>
          </table:table-cell>
          <table:table-cell office:value-type="float" office:value="13.2" calcext:value-type="float">
            <text:p>13.2</text:p>
          </table:table-cell>
          <table:table-cell table:style-name="ce12" office:value-type="percentage" office:value="0.121" calcext:value-type="percentage">
            <text:p>12.1%</text:p>
          </table:table-cell>
          <table:table-cell table:style-name="ce13" office:value-type="percentage" office:value="0.059535787844" calcext:value-type="percentage">
            <text:p>5.95%</text:p>
          </table:table-cell>
          <table:table-cell table:style-name="ce29" office:value-type="float" office:value="6.1" calcext:value-type="float">
            <text:p>6.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ssissippi </text:p>
          </table:table-cell>
          <table:table-cell office:value-type="float" office:value="2992333" calcext:value-type="float">
            <text:p>2992333</text:p>
          </table:table-cell>
          <table:table-cell office:value-type="percentage" office:value="0.89" calcext:value-type="percentage">
            <text:p>89%</text:p>
          </table:table-cell>
          <table:table-cell office:value-type="percentage" office:value="0.86" calcext:value-type="percentage">
            <text:p>86%</text:p>
          </table:table-cell>
          <table:table-cell office:value-type="float" office:value="8254" calcext:value-type="float">
            <text:p>8254</text:p>
          </table:table-cell>
          <table:table-cell office:value-type="float" office:value="28" calcext:value-type="float">
            <text:p>28</text:p>
          </table:table-cell>
          <table:table-cell office:value-type="float" office:value="-22.4" calcext:value-type="float">
            <text:p>-22.4</text:p>
          </table:table-cell>
          <table:table-cell office:value-type="float" office:value="-6.6" calcext:value-type="float">
            <text:p>-6.6</text:p>
          </table:table-cell>
          <table:table-cell office:value-type="float" office:value="10.3" calcext:value-type="float">
            <text:p>10.3</text:p>
          </table:table-cell>
          <table:table-cell office:value-type="float" office:value="-10.8" calcext:value-type="float">
            <text:p>-10.8</text:p>
          </table:table-cell>
          <table:table-cell office:value-type="float" office:value="-8.7" calcext:value-type="float">
            <text:p>-8.7</text:p>
          </table:table-cell>
          <table:table-cell table:style-name="ce5" office:value-type="currency" office:currency="USD" office:value="40593" calcext:value-type="currency">
            <text:p>$40,593</text:p>
          </table:table-cell>
          <table:table-cell table:style-name="ce5" office:value-type="currency" office:currency="USD" office:value="21036" calcext:value-type="currency">
            <text:p>$21,036</text:p>
          </table:table-cell>
          <table:table-cell table:style-name="ce7" office:value-type="percentage" office:value="0.072" calcext:value-type="percentage">
            <text:p>7.2%</text:p>
          </table:table-cell>
          <table:table-cell table:style-name="ce9" office:value-type="currency" office:currency="USD" office:value="3998" calcext:value-type="currency">
            <text:p>$3,998.00</text:p>
          </table:table-cell>
          <table:table-cell table:style-name="ce28" office:value-type="float" office:value="5421" calcext:value-type="float">
            <text:p>5421</text:p>
          </table:table-cell>
          <table:table-cell table:style-name="ce28" table:formula="of:=1000*[.$P25]/[.$B25]" office:value-type="float" office:value="1.81162992220451" calcext:value-type="float">
            <text:p>1.81162992220451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table:formula="of:=100000*[.$R25]/[.$B25]" office:value-type="float" office:value="4.61178618823507" calcext:value-type="float">
            <text:p>4.61178618823507</text:p>
          </table:table-cell>
          <table:table-cell office:value-type="float" office:value="74.91" calcext:value-type="float">
            <text:p>74.91</text:p>
          </table:table-cell>
          <table:table-cell table:style-name="ce28" office:value-type="float" office:value="38.89" calcext:value-type="float">
            <text:p>38.89</text:p>
          </table:table-cell>
          <table:table-cell table:style-name="ce29" office:value-type="float" office:value="962" calcext:value-type="float">
            <text:p>962</text:p>
          </table:table-cell>
          <table:table-cell table:style-name="ce12" office:value-type="percentage" office:value="0.373" calcext:value-type="percentage">
            <text:p>37.3%</text:p>
          </table:table-cell>
          <table:table-cell table:style-name="ce29" office:value-type="float" office:value="4.9" calcext:value-type="float">
            <text:p>4.9</text:p>
          </table:table-cell>
          <table:table-cell office:value-type="float" office:value="12.7" calcext:value-type="float">
            <text:p>12.7</text:p>
          </table:table-cell>
          <table:table-cell table:style-name="ce12" office:value-type="percentage" office:value="0.232" calcext:value-type="percentage">
            <text:p>23.2%</text:p>
          </table:table-cell>
          <table:table-cell table:style-name="ce13" office:value-type="percentage" office:value="0.16043086199" calcext:value-type="percentage">
            <text:p>16.04%</text:p>
          </table:table-cell>
          <table:table-cell table:style-name="ce29" office:value-type="float" office:value="3.81" calcext:value-type="float">
            <text:p>3.8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ssouri </text:p>
          </table:table-cell>
          <table:table-cell office:value-type="float" office:value="6083672" calcext:value-type="float">
            <text:p>6083672</text:p>
          </table:table-cell>
          <table:table-cell office:value-type="percentage" office:value="0.82" calcext:value-type="percentage">
            <text:p>82%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0261" calcext:value-type="float">
            <text:p>30261</text:p>
          </table:table-cell>
          <table:table-cell office:value-type="float" office:value="50" calcext:value-type="float">
            <text:p>50</text:p>
          </table:table-cell>
          <table:table-cell office:value-type="float" office:value="15.8" calcext:value-type="float">
            <text:p>15.8</text:p>
          </table:table-cell>
          <table:table-cell office:value-type="float" office:value="0.1" calcext:value-type="float">
            <text:p>0.1</text:p>
          </table:table-cell>
          <table:table-cell office:value-type="float" office:value="14.4" calcext:value-type="float">
            <text:p>14.4</text:p>
          </table:table-cell>
          <table:table-cell office:value-type="float" office:value="1.9" calcext:value-type="float">
            <text:p>1.9</text:p>
          </table:table-cell>
          <table:table-cell office:value-type="float" office:value="-0.7" calcext:value-type="float">
            <text:p>-0.7</text:p>
          </table:table-cell>
          <table:table-cell table:style-name="ce5" office:value-type="currency" office:currency="USD" office:value="50238" calcext:value-type="currency">
            <text:p>$50,238</text:p>
          </table:table-cell>
          <table:table-cell table:style-name="ce5" office:value-type="currency" office:currency="USD" office:value="26126" calcext:value-type="currency">
            <text:p>$26,126</text:p>
          </table:table-cell>
          <table:table-cell table:style-name="ce7" office:value-type="percentage" office:value="0.044" calcext:value-type="percentage">
            <text:p>4.4%</text:p>
          </table:table-cell>
          <table:table-cell table:style-name="ce9" office:value-type="currency" office:currency="USD" office:value="2456" calcext:value-type="currency">
            <text:p>$2,456.00</text:p>
          </table:table-cell>
          <table:table-cell table:style-name="ce28" office:value-type="float" office:value="37984" calcext:value-type="float">
            <text:p>37984</text:p>
          </table:table-cell>
          <table:table-cell table:style-name="ce28" table:formula="of:=1000*[.$P26]/[.$B26]" office:value-type="float" office:value="6.24359761670254" calcext:value-type="float">
            <text:p>6.24359761670254</text:p>
          </table:table-cell>
          <table:table-cell table:style-name="ce28" office:value-type="float" office:value="1082" calcext:value-type="float">
            <text:p>1082</text:p>
          </table:table-cell>
          <table:table-cell table:style-name="ce28" table:formula="of:=100000*[.$R26]/[.$B26]" office:value-type="float" office:value="17.7853112396592" calcext:value-type="float">
            <text:p>17.7853112396592</text:p>
          </table:table-cell>
          <table:table-cell office:value-type="float" office:value="77.73" calcext:value-type="float">
            <text:p>77.73</text:p>
          </table:table-cell>
          <table:table-cell table:style-name="ce28" office:value-type="float" office:value="43.86" calcext:value-type="float">
            <text:p>43.86</text:p>
          </table:table-cell>
          <table:table-cell table:style-name="ce29" office:value-type="float" office:value="736" calcext:value-type="float">
            <text:p>736</text:p>
          </table:table-cell>
          <table:table-cell table:style-name="ce12" office:value-type="percentage" office:value="0.317" calcext:value-type="percentage">
            <text:p>31.7%</text:p>
          </table:table-cell>
          <table:table-cell table:style-name="ce29" office:value-type="float" office:value="4" calcext:value-type="float">
            <text:p>4</text:p>
          </table:table-cell>
          <table:table-cell office:value-type="float" office:value="18.4" calcext:value-type="float">
            <text:p>18.4</text:p>
          </table:table-cell>
          <table:table-cell table:style-name="ce12" office:value-type="percentage" office:value="0.156" calcext:value-type="percentage">
            <text:p>15.6%</text:p>
          </table:table-cell>
          <table:table-cell table:style-name="ce13" office:value-type="percentage" office:value="0.074702406512" calcext:value-type="percentage">
            <text:p>7.47%</text:p>
          </table:table-cell>
          <table:table-cell table:style-name="ce29" office:value-type="float" office:value="5.19" calcext:value-type="float">
            <text:p>5.19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ontana </text:p>
          </table:table-cell>
          <table:table-cell office:value-type="float" office:value="1032949" calcext:value-type="float">
            <text:p>1032949</text:p>
          </table:table-cell>
          <table:table-cell office:value-type="percentage" office:value="0.69" calcext:value-type="percentage">
            <text:p>69%</text:p>
          </table:table-cell>
          <table:table-cell office:value-type="percentage" office:value="0.7" calcext:value-type="percentage">
            <text:p>70%</text:p>
          </table:table-cell>
          <table:table-cell office:value-type="float" office:value="3611" calcext:value-type="float">
            <text:p>3611</text:p>
          </table:table-cell>
          <table:table-cell office:value-type="float" office:value="35" calcext:value-type="float">
            <text:p>35</text:p>
          </table:table-cell>
          <table:table-cell office:value-type="float" office:value="7.4" calcext:value-type="float">
            <text:p>7.4</text:p>
          </table:table-cell>
          <table:table-cell office:value-type="float" office:value="2.5" calcext:value-type="float">
            <text:p>2.5</text:p>
          </table:table-cell>
          <table:table-cell office:value-type="float" office:value="6.6" calcext:value-type="float">
            <text:p>6.6</text:p>
          </table:table-cell>
          <table:table-cell office:value-type="float" office:value="-4.2" calcext:value-type="float">
            <text:p>-4.2</text:p>
          </table:table-cell>
          <table:table-cell office:value-type="float" office:value="0" calcext:value-type="float">
            <text:p>0</text:p>
          </table:table-cell>
          <table:table-cell table:style-name="ce5" office:value-type="currency" office:currency="USD" office:value="49509" calcext:value-type="currency">
            <text:p>$49,509</text:p>
          </table:table-cell>
          <table:table-cell table:style-name="ce5" office:value-type="currency" office:currency="USD" office:value="25989" calcext:value-type="currency">
            <text:p>$25,989</text:p>
          </table:table-cell>
          <table:table-cell table:style-name="ce7" office:value-type="percentage" office:value="0.04" calcext:value-type="percentage">
            <text:p>4.0%</text:p>
          </table:table-cell>
          <table:table-cell table:style-name="ce9" office:value-type="currency" office:currency="USD" office:value="2025" calcext:value-type="currency">
            <text:p>$2,025.00</text:p>
          </table:table-cell>
          <table:table-cell table:style-name="ce28" office:value-type="float" office:value="4140" calcext:value-type="float">
            <text:p>4140</text:p>
          </table:table-cell>
          <table:table-cell table:style-name="ce28" table:formula="of:=1000*[.$P27]/[.$B27]" office:value-type="float" office:value="4.0079423088652" calcext:value-type="float">
            <text:p>4.0079423088652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table:formula="of:=100000*[.$R27]/[.$B27]" office:value-type="float" office:value="13.7470484990062" calcext:value-type="float">
            <text:p>13.7470484990062</text:p>
          </table:table-cell>
          <table:table-cell office:value-type="float" office:value="78.93" calcext:value-type="float">
            <text:p>78.93</text:p>
          </table:table-cell>
          <table:table-cell table:style-name="ce28" office:value-type="float" office:value="55.66" calcext:value-type="float">
            <text:p>55.66</text:p>
          </table:table-cell>
          <table:table-cell table:style-name="ce29" office:value-type="float" office:value="591" calcext:value-type="float">
            <text:p>591</text:p>
          </table:table-cell>
          <table:table-cell table:style-name="ce12" office:value-type="percentage" office:value="0.255" calcext:value-type="percentage">
            <text:p>25.5%</text:p>
          </table:table-cell>
          <table:table-cell table:style-name="ce29" office:value-type="float" office:value="4" calcext:value-type="float">
            <text:p>4</text:p>
          </table:table-cell>
          <table:table-cell office:value-type="float" office:value="25.9" calcext:value-type="float">
            <text:p>25.9</text:p>
          </table:table-cell>
          <table:table-cell table:style-name="ce12" office:value-type="percentage" office:value="0.135" calcext:value-type="percentage">
            <text:p>13.5%</text:p>
          </table:table-cell>
          <table:table-cell table:style-name="ce13" office:value-type="percentage" office:value="0.087817036057" calcext:value-type="percentage">
            <text:p>8.78%</text:p>
          </table:table-cell>
          <table:table-cell table:style-name="ce29" office:value-type="float" office:value="4.54" calcext:value-type="float">
            <text:p>4.5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ebraska </text:p>
          </table:table-cell>
          <table:table-cell office:value-type="float" office:value="1896190" calcext:value-type="float">
            <text:p>1896190</text:p>
          </table:table-cell>
          <table:table-cell office:value-type="percentage" office:value="0.79" calcext:value-type="percentage">
            <text:p>79%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5212" calcext:value-type="float">
            <text:p>5212</text:p>
          </table:table-cell>
          <table:table-cell office:value-type="float" office:value="27" calcext:value-type="float">
            <text:p>27</text:p>
          </table:table-cell>
          <table:table-cell office:value-type="float" office:value="18.5" calcext:value-type="float">
            <text:p>18.5</text:p>
          </table:table-cell>
          <table:table-cell office:value-type="float" office:value="1.4" calcext:value-type="float">
            <text:p>1.4</text:p>
          </table:table-cell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1.8" calcext:value-type="float">
            <text:p>1.8</text:p>
          </table:table-cell>
          <table:table-cell table:style-name="ce5" office:value-type="currency" office:currency="USD" office:value="54996" calcext:value-type="currency">
            <text:p>$54,996</text:p>
          </table:table-cell>
          <table:table-cell table:style-name="ce5" office:value-type="currency" office:currency="USD" office:value="27446" calcext:value-type="currency">
            <text:p>$27,446</text:p>
          </table:table-cell>
          <table:table-cell table:style-name="ce7" office:value-type="percentage" office:value="0.041" calcext:value-type="percentage">
            <text:p>4.1%</text:p>
          </table:table-cell>
          <table:table-cell table:style-name="ce9" office:value-type="currency" office:currency="USD" office:value="2323" calcext:value-type="currency">
            <text:p>$2,323.00</text:p>
          </table:table-cell>
          <table:table-cell table:style-name="ce28" office:value-type="float" office:value="8386" calcext:value-type="float">
            <text:p>8386</text:p>
          </table:table-cell>
          <table:table-cell table:style-name="ce28" table:formula="of:=1000*[.$P28]/[.$B28]" office:value-type="float" office:value="4.42255259230351" calcext:value-type="float">
            <text:p>4.42255259230351</text:p>
          </table:table-cell>
          <table:table-cell table:style-name="ce28" office:value-type="float" office:value="313" calcext:value-type="float">
            <text:p>313</text:p>
          </table:table-cell>
          <table:table-cell table:style-name="ce28" table:formula="of:=100000*[.$R28]/[.$B28]" office:value-type="float" office:value="16.5067846576556" calcext:value-type="float">
            <text:p>16.5067846576556</text:p>
          </table:table-cell>
          <table:table-cell office:value-type="float" office:value="79.58" calcext:value-type="float">
            <text:p>79.58</text:p>
          </table:table-cell>
          <table:table-cell table:style-name="ce28" office:value-type="float" office:value="65.65" calcext:value-type="float">
            <text:p>65.65</text:p>
          </table:table-cell>
          <table:table-cell table:style-name="ce29" office:value-type="float" office:value="454" calcext:value-type="float">
            <text:p>454</text:p>
          </table:table-cell>
          <table:table-cell table:style-name="ce12" office:value-type="percentage" office:value="0.32" calcext:value-type="percentage">
            <text:p>32.0%</text:p>
          </table:table-cell>
          <table:table-cell table:style-name="ce29" office:value-type="float" office:value="3.6" calcext:value-type="float">
            <text:p>3.6</text:p>
          </table:table-cell>
          <table:table-cell office:value-type="float" office:value="13.1" calcext:value-type="float">
            <text:p>13.1</text:p>
          </table:table-cell>
          <table:table-cell table:style-name="ce12" office:value-type="percentage" office:value="0.1" calcext:value-type="percentage">
            <text:p>10.0%</text:p>
          </table:table-cell>
          <table:table-cell table:style-name="ce13" office:value-type="percentage" office:value="0.072755113783" calcext:value-type="percentage">
            <text:p>7.28%</text:p>
          </table:table-cell>
          <table:table-cell table:style-name="ce29" office:value-type="float" office:value="4.58" calcext:value-type="float">
            <text:p>4.5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evada </text:p>
          </table:table-cell>
          <table:table-cell office:value-type="float" office:value="2890845" calcext:value-type="float">
            <text:p>2890845</text:p>
          </table:table-cell>
          <table:table-cell office:value-type="percentage" office:value="0.73" calcext:value-type="percentage">
            <text:p>73%</text:p>
          </table:table-cell>
          <table:table-cell office:value-type="percentage" office:value="0.72" calcext:value-type="percentage">
            <text:p>72%</text:p>
          </table:table-cell>
          <table:table-cell office:value-type="float" office:value="20118" calcext:value-type="float">
            <text:p>20118</text:p>
          </table:table-cell>
          <table:table-cell office:value-type="float" office:value="70" calcext:value-type="float">
            <text:p>70</text:p>
          </table:table-cell>
          <table:table-cell office:value-type="float" office:value="-23.4" calcext:value-type="float">
            <text:p>-23.4</text:p>
          </table:table-cell>
          <table:table-cell office:value-type="float" office:value="-4.3" calcext:value-type="float">
            <text:p>-4.3</text:p>
          </table:table-cell>
          <table:table-cell office:value-type="float" office:value="-6.1" calcext:value-type="float">
            <text:p>-6.1</text:p>
          </table:table-cell>
          <table:table-cell office:value-type="float" office:value="-1.4" calcext:value-type="float">
            <text:p>-1.4</text:p>
          </table:table-cell>
          <table:table-cell office:value-type="float" office:value="-7.3" calcext:value-type="float">
            <text:p>-7.3</text:p>
          </table:table-cell>
          <table:table-cell table:style-name="ce5" office:value-type="currency" office:currency="USD" office:value="52431" calcext:value-type="currency">
            <text:p>$52,431</text:p>
          </table:table-cell>
          <table:table-cell table:style-name="ce5" office:value-type="currency" office:currency="USD" office:value="25773" calcext:value-type="currency">
            <text:p>$25,773</text:p>
          </table:table-cell>
          <table:table-cell table:style-name="ce7" office:value-type="percentage" office:value="0.039" calcext:value-type="percentage">
            <text:p>3.9%</text:p>
          </table:table-cell>
          <table:table-cell table:style-name="ce9" office:value-type="currency" office:currency="USD" office:value="1978" calcext:value-type="currency">
            <text:p>$1,978.00</text:p>
          </table:table-cell>
          <table:table-cell table:style-name="ce28" office:value-type="float" office:value="11558" calcext:value-type="float">
            <text:p>11558</text:p>
          </table:table-cell>
          <table:table-cell table:style-name="ce28" table:formula="of:=1000*[.$P29]/[.$B29]" office:value-type="float" office:value="3.99813895245162" calcext:value-type="float">
            <text:p>3.99813895245162</text:p>
          </table:table-cell>
          <table:table-cell table:style-name="ce28" office:value-type="float" office:value="725" calcext:value-type="float">
            <text:p>725</text:p>
          </table:table-cell>
          <table:table-cell table:style-name="ce28" table:formula="of:=100000*[.$R29]/[.$B29]" office:value-type="float" office:value="25.0791723527204" calcext:value-type="float">
            <text:p>25.0791723527204</text:p>
          </table:table-cell>
          <table:table-cell office:value-type="float" office:value="78.11" calcext:value-type="float">
            <text:p>78.11</text:p>
          </table:table-cell>
          <table:table-cell table:style-name="ce28" office:value-type="float" office:value="48.95" calcext:value-type="float">
            <text:p>48.95</text:p>
          </table:table-cell>
          <table:table-cell table:style-name="ce29" office:value-type="float" office:value="712" calcext:value-type="float">
            <text:p>712</text:p>
          </table:table-cell>
          <table:table-cell table:style-name="ce12" office:value-type="percentage" office:value="0.258" calcext:value-type="percentage">
            <text:p>25.8%</text:p>
          </table:table-cell>
          <table:table-cell table:style-name="ce29" office:value-type="float" office:value="7.1" calcext:value-type="float">
            <text:p>7.1</text:p>
          </table:table-cell>
          <table:table-cell office:value-type="float" office:value="21.4" calcext:value-type="float">
            <text:p>21.4</text:p>
          </table:table-cell>
          <table:table-cell table:style-name="ce12" office:value-type="percentage" office:value="0.131" calcext:value-type="percentage">
            <text:p>13.1%</text:p>
          </table:table-cell>
          <table:table-cell table:style-name="ce13" office:value-type="percentage" office:value="0.16128981331" calcext:value-type="percentage">
            <text:p>16.13%</text:p>
          </table:table-cell>
          <table:table-cell table:style-name="ce29" office:value-type="float" office:value="4.63" calcext:value-type="float">
            <text:p>4.63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ew Hampshire </text:p>
          </table:table-cell>
          <table:table-cell office:value-type="float" office:value="1330608" calcext:value-type="float">
            <text:p>1330608</text:p>
          </table:table-cell>
          <table:table-cell office:value-type="percentage" office:value="0.6" calcext:value-type="percentage">
            <text:p>60%</text:p>
          </table:table-cell>
          <table:table-cell office:value-type="percentage" office:value="0.64" calcext:value-type="percentage">
            <text:p>64%</text:p>
          </table:table-cell>
          <table:table-cell office:value-type="float" office:value="2652" calcext:value-type="float">
            <text:p>2652</text:p>
          </table:table-cell>
          <table:table-cell office:value-type="float" office:value="20" calcext:value-type="float">
            <text:p>20</text:p>
          </table:table-cell>
          <table:table-cell office:value-type="float" office:value="27.5" calcext:value-type="float">
            <text:p>27.5</text:p>
          </table:table-cell>
          <table:table-cell office:value-type="float" office:value="3.3" calcext:value-type="float">
            <text:p>3.3</text:p>
          </table:table-cell>
          <table:table-cell office:value-type="float" office:value="0.8" calcext:value-type="float">
            <text:p>0.8</text:p>
          </table:table-cell>
          <table:table-cell office:value-type="float" office:value="14.1" calcext:value-type="float">
            <text:p>14.1</text:p>
          </table:table-cell>
          <table:table-cell office:value-type="float" office:value="6" calcext:value-type="float">
            <text:p>6</text:p>
          </table:table-cell>
          <table:table-cell table:style-name="ce5" office:value-type="currency" office:currency="USD" office:value="70303" calcext:value-type="currency">
            <text:p>$70,303</text:p>
          </table:table-cell>
          <table:table-cell table:style-name="ce5" office:value-type="currency" office:currency="USD" office:value="34691" calcext:value-type="currency">
            <text:p>$34,691</text:p>
          </table:table-cell>
          <table:table-cell table:style-name="ce7" office:value-type="percentage" office:value="0.025" calcext:value-type="percentage">
            <text:p>2.5%</text:p>
          </table:table-cell>
          <table:table-cell table:style-name="ce9" office:value-type="currency" office:currency="USD" office:value="1497" calcext:value-type="currency">
            <text:p>$1,497.00</text:p>
          </table:table-cell>
          <table:table-cell table:style-name="ce28" office:value-type="float" office:value="19400" calcext:value-type="float">
            <text:p>19400</text:p>
          </table:table-cell>
          <table:table-cell table:style-name="ce28" table:formula="of:=1000*[.$P30]/[.$B30]" office:value-type="float" office:value="14.5798011134759" calcext:value-type="float">
            <text:p>14.5798011134759</text:p>
          </table:table-cell>
          <table:table-cell table:style-name="ce28" office:value-type="float" office:value="850" calcext:value-type="float">
            <text:p>850</text:p>
          </table:table-cell>
          <table:table-cell table:style-name="ce28" table:formula="of:=100000*[.$R30]/[.$B30]" office:value-type="float" office:value="63.880571888941" calcext:value-type="float">
            <text:p>63.880571888941</text:p>
          </table:table-cell>
          <table:table-cell office:value-type="float" office:value="80.15" calcext:value-type="float">
            <text:p>80.15</text:p>
          </table:table-cell>
          <table:table-cell table:style-name="ce28" office:value-type="float" office:value="63.47" calcext:value-type="float">
            <text:p>63.47</text:p>
          </table:table-cell>
          <table:table-cell table:style-name="ce29" office:value-type="float" office:value="362" calcext:value-type="float">
            <text:p>362</text:p>
          </table:table-cell>
          <table:table-cell table:style-name="ce12" office:value-type="percentage" office:value="0.266" calcext:value-type="percentage">
            <text:p>26.6%</text:p>
          </table:table-cell>
          <table:table-cell table:style-name="ce29" office:value-type="float" office:value="4.3" calcext:value-type="float">
            <text:p>4.3</text:p>
          </table:table-cell>
          <table:table-cell office:value-type="float" office:value="17.2" calcext:value-type="float">
            <text:p>17.2</text:p>
          </table:table-cell>
          <table:table-cell table:style-name="ce12" office:value-type="percentage" office:value="0.095" calcext:value-type="percentage">
            <text:p>9.5%</text:p>
          </table:table-cell>
          <table:table-cell table:style-name="ce13" office:value-type="percentage" office:value="0.058163089619" calcext:value-type="percentage">
            <text:p>5.82%</text:p>
          </table:table-cell>
          <table:table-cell table:style-name="ce29" office:value-type="float" office:value="5.73" calcext:value-type="float">
            <text:p>5.73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ew Jersey </text:p>
          </table:table-cell>
          <table:table-cell office:value-type="float" office:value="8958013" calcext:value-type="float">
            <text:p>8958013</text:p>
          </table:table-cell>
          <table:table-cell office:value-type="percentage" office:value="0.78" calcext:value-type="percentage">
            <text:p>78%</text:p>
          </table:table-cell>
          <table:table-cell office:value-type="percentage" office:value="0.82" calcext:value-type="percentage">
            <text:p>82%</text:p>
          </table:table-cell>
          <table:table-cell office:value-type="float" office:value="22879" calcext:value-type="float">
            <text:p>22879</text:p>
          </table:table-cell>
          <table:table-cell office:value-type="float" office:value="26" calcext:value-type="float">
            <text:p>26</text:p>
          </table:table-cell>
          <table:table-cell office:value-type="float" office:value="20.4" calcext:value-type="float">
            <text:p>20.4</text:p>
          </table:table-cell>
          <table:table-cell office:value-type="float" office:value="1.9" calcext:value-type="float">
            <text:p>1.9</text:p>
          </table:table-cell>
          <table:table-cell office:value-type="float" office:value="-2.1" calcext:value-type="float">
            <text:p>-2.1</text:p>
          </table:table-cell>
          <table:table-cell office:value-type="float" office:value="8.9" calcext:value-type="float">
            <text:p>8.9</text:p>
          </table:table-cell>
          <table:table-cell office:value-type="float" office:value="9.8" calcext:value-type="float">
            <text:p>9.8</text:p>
          </table:table-cell>
          <table:table-cell table:style-name="ce5" office:value-type="currency" office:currency="USD" office:value="72222" calcext:value-type="currency">
            <text:p>$72,222</text:p>
          </table:table-cell>
          <table:table-cell table:style-name="ce5" office:value-type="currency" office:currency="USD" office:value="37288" calcext:value-type="currency">
            <text:p>$37,288</text:p>
          </table:table-cell>
          <table:table-cell table:style-name="ce7" office:value-type="percentage" office:value="0.037" calcext:value-type="percentage">
            <text:p>3.7%</text:p>
          </table:table-cell>
          <table:table-cell table:style-name="ce9" office:value-type="currency" office:currency="USD" office:value="2181" calcext:value-type="currency">
            <text:p>$2,181.00</text:p>
          </table:table-cell>
          <table:table-cell table:style-name="ce28" office:value-type="float" office:value="183114" calcext:value-type="float">
            <text:p>183114</text:p>
          </table:table-cell>
          <table:table-cell table:style-name="ce28" table:formula="of:=1000*[.$P31]/[.$B31]" office:value-type="float" office:value="20.441363503268" calcext:value-type="float">
            <text:p>20.441363503268</text:p>
          </table:table-cell>
          <table:table-cell table:style-name="ce28" office:value-type="float" office:value="4602" calcext:value-type="float">
            <text:p>4602</text:p>
          </table:table-cell>
          <table:table-cell table:style-name="ce28" table:formula="of:=100000*[.$R31]/[.$B31]" office:value-type="float" office:value="51.3729997935926" calcext:value-type="float">
            <text:p>51.3729997935926</text:p>
          </table:table-cell>
          <table:table-cell office:value-type="float" office:value="80.04" calcext:value-type="float">
            <text:p>80.04</text:p>
          </table:table-cell>
          <table:table-cell table:style-name="ce28" office:value-type="float" office:value="64.97" calcext:value-type="float">
            <text:p>64.97</text:p>
          </table:table-cell>
          <table:table-cell table:style-name="ce29" office:value-type="float" office:value="421" calcext:value-type="float">
            <text:p>421</text:p>
          </table:table-cell>
          <table:table-cell table:style-name="ce12" office:value-type="percentage" office:value="0.274" calcext:value-type="percentage">
            <text:p>27.4%</text:p>
          </table:table-cell>
          <table:table-cell table:style-name="ce29" office:value-type="float" office:value="3.4" calcext:value-type="float">
            <text:p>3.4</text:p>
          </table:table-cell>
          <table:table-cell office:value-type="float" office:value="7.2" calcext:value-type="float">
            <text:p>7.2</text:p>
          </table:table-cell>
          <table:table-cell table:style-name="ce12" office:value-type="percentage" office:value="0.137" calcext:value-type="percentage">
            <text:p>13.7%</text:p>
          </table:table-cell>
          <table:table-cell table:style-name="ce13" office:value-type="percentage" office:value="0.1691716252" calcext:value-type="percentage">
            <text:p>16.92%</text:p>
          </table:table-cell>
          <table:table-cell table:style-name="ce29" office:value-type="float" office:value="6.12" calcext:value-type="float">
            <text:p>6.1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ew Mexico </text:p>
          </table:table-cell>
          <table:table-cell office:value-type="float" office:value="2085109" calcext:value-type="float">
            <text:p>2085109</text:p>
          </table:table-cell>
          <table:table-cell table:number-columns-repeated="2" office:value-type="percentage" office:value="0.79" calcext:value-type="percentage">
            <text:p>79%</text:p>
          </table:table-cell>
          <table:table-cell office:value-type="float" office:value="13681" calcext:value-type="float">
            <text:p>13681</text:p>
          </table:table-cell>
          <table:table-cell office:value-type="float" office:value="66" calcext:value-type="float">
            <text:p>66</text:p>
          </table:table-cell>
          <table:table-cell office:value-type="float" office:value="-15.9" calcext:value-type="float">
            <text:p>-15.9</text:p>
          </table:table-cell>
          <table:table-cell office:value-type="float" office:value="-5.1" calcext:value-type="float">
            <text:p>-5.1</text:p>
          </table:table-cell>
          <table:table-cell office:value-type="float" office:value="4.5" calcext:value-type="float">
            <text:p>4.5</text:p>
          </table:table-cell>
          <table:table-cell office:value-type="float" office:value="-5.6" calcext:value-type="float">
            <text:p>-5.6</text:p>
          </table:table-cell>
          <table:table-cell office:value-type="float" office:value="-4.6" calcext:value-type="float">
            <text:p>-4.6</text:p>
          </table:table-cell>
          <table:table-cell table:style-name="ce5" office:value-type="currency" office:currency="USD" office:value="45382" calcext:value-type="currency">
            <text:p>$45,382</text:p>
          </table:table-cell>
          <table:table-cell table:style-name="ce5" office:value-type="currency" office:currency="USD" office:value="23683" calcext:value-type="currency">
            <text:p>$23,683</text:p>
          </table:table-cell>
          <table:table-cell table:style-name="ce7" office:value-type="percentage" office:value="0.045" calcext:value-type="percentage">
            <text:p>4.5%</text:p>
          </table:table-cell>
          <table:table-cell table:style-name="ce9" office:value-type="currency" office:currency="USD" office:value="2495" calcext:value-type="currency">
            <text:p>$2,495.00</text:p>
          </table:table-cell>
          <table:table-cell table:style-name="ce28" office:value-type="float" office:value="11484" calcext:value-type="float">
            <text:p>11484</text:p>
          </table:table-cell>
          <table:table-cell table:style-name="ce28" table:formula="of:=1000*[.$P32]/[.$B32]" office:value-type="float" office:value="5.50762574042892" calcext:value-type="float">
            <text:p>5.50762574042892</text:p>
          </table:table-cell>
          <table:table-cell table:style-name="ce28" office:value-type="float" office:value="427" calcext:value-type="float">
            <text:p>427</text:p>
          </table:table-cell>
          <table:table-cell table:style-name="ce28" table:formula="of:=100000*[.$R32]/[.$B32]" office:value-type="float" office:value="20.4785457259069" calcext:value-type="float">
            <text:p>20.4785457259069</text:p>
          </table:table-cell>
          <table:table-cell office:value-type="float" office:value="78.35" calcext:value-type="float">
            <text:p>78.35</text:p>
          </table:table-cell>
          <table:table-cell table:style-name="ce28" office:value-type="float" office:value="45.53" calcext:value-type="float">
            <text:p>45.53</text:p>
          </table:table-cell>
          <table:table-cell table:style-name="ce29" office:value-type="float" office:value="742" calcext:value-type="float">
            <text:p>742</text:p>
          </table:table-cell>
          <table:table-cell table:style-name="ce12" office:value-type="percentage" office:value="0.283" calcext:value-type="percentage">
            <text:p>28.3%</text:p>
          </table:table-cell>
          <table:table-cell table:style-name="ce29" office:value-type="float" office:value="4.4" calcext:value-type="float">
            <text:p>4.4</text:p>
          </table:table-cell>
          <table:table-cell office:value-type="float" office:value="22.5" calcext:value-type="float">
            <text:p>22.5</text:p>
          </table:table-cell>
          <table:table-cell table:style-name="ce12" office:value-type="percentage" office:value="0.196" calcext:value-type="percentage">
            <text:p>19.6%</text:p>
          </table:table-cell>
          <table:table-cell table:style-name="ce13" office:value-type="percentage" office:value="0.16463909785" calcext:value-type="percentage">
            <text:p>16.46%</text:p>
          </table:table-cell>
          <table:table-cell table:style-name="ce29" office:value-type="float" office:value="4.52" calcext:value-type="float">
            <text:p>4.5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ew York </text:p>
          </table:table-cell>
          <table:table-cell office:value-type="float" office:value="19795791" calcext:value-type="float">
            <text:p>19795791</text:p>
          </table:table-cell>
          <table:table-cell office:value-type="percentage" office:value="0.72" calcext:value-type="percentage">
            <text:p>72%</text:p>
          </table:table-cell>
          <table:table-cell office:value-type="percentage" office:value="0.73" calcext:value-type="percentage">
            <text:p>73%</text:p>
          </table:table-cell>
          <table:table-cell office:value-type="float" office:value="75165" calcext:value-type="float">
            <text:p>75165</text:p>
          </table:table-cell>
          <table:table-cell office:value-type="float" office:value="38" calcext:value-type="float">
            <text:p>38</text:p>
          </table:table-cell>
          <table:table-cell office:value-type="float" office:value="12.3" calcext:value-type="float">
            <text:p>12.3</text:p>
          </table:table-cell>
          <table:table-cell office:value-type="float" office:value="-0.1" calcext:value-type="float">
            <text:p>-0.1</text:p>
          </table:table-cell>
          <table:table-cell office:value-type="float" office:value="-5.4" calcext:value-type="float">
            <text:p>-5.4</text:p>
          </table:table-cell>
          <table:table-cell office:value-type="float" office:value="11.3" calcext:value-type="float">
            <text:p>11.3</text:p>
          </table:table-cell>
          <table:table-cell office:value-type="float" office:value="6.6" calcext:value-type="float">
            <text:p>6.6</text:p>
          </table:table-cell>
          <table:table-cell table:style-name="ce5" office:value-type="currency" office:currency="USD" office:value="60850" calcext:value-type="currency">
            <text:p>$60,850</text:p>
          </table:table-cell>
          <table:table-cell table:style-name="ce5" office:value-type="currency" office:currency="USD" office:value="33095" calcext:value-type="currency">
            <text:p>$33,095</text:p>
          </table:table-cell>
          <table:table-cell table:style-name="ce7" office:value-type="percentage" office:value="0.047" calcext:value-type="percentage">
            <text:p>4.7%</text:p>
          </table:table-cell>
          <table:table-cell table:style-name="ce9" office:value-type="currency" office:currency="USD" office:value="2266" calcext:value-type="currency">
            <text:p>$2,266.00</text:p>
          </table:table-cell>
          <table:table-cell table:style-name="ce28" office:value-type="float" office:value="270810" calcext:value-type="float">
            <text:p>270810</text:p>
          </table:table-cell>
          <table:table-cell table:style-name="ce28" table:formula="of:=1000*[.$P33]/[.$B33]" office:value-type="float" office:value="13.6801808020705" calcext:value-type="float">
            <text:p>13.6801808020705</text:p>
          </table:table-cell>
          <table:table-cell table:style-name="ce28" office:value-type="float" office:value="8464" calcext:value-type="float">
            <text:p>8464</text:p>
          </table:table-cell>
          <table:table-cell table:style-name="ce28" table:formula="of:=100000*[.$R33]/[.$B33]" office:value-type="float" office:value="42.7565637564066" calcext:value-type="float">
            <text:p>42.7565637564066</text:p>
          </table:table-cell>
          <table:table-cell office:value-type="float" office:value="80.36" calcext:value-type="float">
            <text:p>80.36</text:p>
          </table:table-cell>
          <table:table-cell table:style-name="ce28" office:value-type="float" office:value="56.54" calcext:value-type="float">
            <text:p>56.54</text:p>
          </table:table-cell>
          <table:table-cell table:style-name="ce29" office:value-type="float" office:value="413" calcext:value-type="float">
            <text:p>413</text:p>
          </table:table-cell>
          <table:table-cell table:style-name="ce12" office:value-type="percentage" office:value="0.255" calcext:value-type="percentage">
            <text:p>25.5%</text:p>
          </table:table-cell>
          <table:table-cell table:style-name="ce29" office:value-type="float" office:value="3.4" calcext:value-type="float">
            <text:p>3.4</text:p>
          </table:table-cell>
          <table:table-cell office:value-type="float" office:value="8.1" calcext:value-type="float">
            <text:p>8.1</text:p>
          </table:table-cell>
          <table:table-cell table:style-name="ce12" office:value-type="percentage" office:value="0.159" calcext:value-type="percentage">
            <text:p>15.9%</text:p>
          </table:table-cell>
          <table:table-cell table:style-name="ce13" office:value-type="percentage" office:value="0.22089089502" calcext:value-type="percentage">
            <text:p>22.09%</text:p>
          </table:table-cell>
          <table:table-cell table:style-name="ce29" office:value-type="float" office:value="5.66" calcext:value-type="float">
            <text:p>5.6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orth Carolina </text:p>
          </table:table-cell>
          <table:table-cell office:value-type="float" office:value="10042802" calcext:value-type="float">
            <text:p>10042802</text:p>
          </table:table-cell>
          <table:table-cell office:value-type="percentage" office:value="0.84" calcext:value-type="percentage">
            <text:p>84%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4852" calcext:value-type="float">
            <text:p>34852</text:p>
          </table:table-cell>
          <table:table-cell office:value-type="float" office:value="35" calcext:value-type="float">
            <text:p>35</text:p>
          </table:table-cell>
          <table:table-cell office:value-type="float" office:value="-16.8" calcext:value-type="float">
            <text:p>-16.8</text:p>
          </table:table-cell>
          <table:table-cell office:value-type="float" office:value="-0.6" calcext:value-type="float">
            <text:p>-0.6</text:p>
          </table:table-cell>
          <table:table-cell office:value-type="float" office:value="-4.8" calcext:value-type="float">
            <text:p>-4.8</text:p>
          </table:table-cell>
          <table:table-cell office:value-type="float" office:value="-10.8" calcext:value-type="float">
            <text:p>-10.8</text:p>
          </table:table-cell>
          <table:table-cell office:value-type="float" office:value="0" calcext:value-type="float">
            <text:p>0</text:p>
          </table:table-cell>
          <table:table-cell table:style-name="ce5" office:value-type="currency" office:currency="USD" office:value="47830" calcext:value-type="currency">
            <text:p>$47,830</text:p>
          </table:table-cell>
          <table:table-cell table:style-name="ce5" office:value-type="currency" office:currency="USD" office:value="25774" calcext:value-type="currency">
            <text:p>$25,774</text:p>
          </table:table-cell>
          <table:table-cell table:style-name="ce7" office:value-type="percentage" office:value="0.059" calcext:value-type="percentage">
            <text:p>5.9%</text:p>
          </table:table-cell>
          <table:table-cell table:style-name="ce9" office:value-type="currency" office:currency="USD" office:value="3132" calcext:value-type="currency">
            <text:p>$3,132.00</text:p>
          </table:table-cell>
          <table:table-cell table:style-name="ce28" office:value-type="float" office:value="61223" calcext:value-type="float">
            <text:p>61223</text:p>
          </table:table-cell>
          <table:table-cell table:style-name="ce28" table:formula="of:=1000*[.$P34]/[.$B34]" office:value-type="float" office:value="6.09620701473553" calcext:value-type="float">
            <text:p>6.09620701473553</text:p>
          </table:table-cell>
          <table:table-cell table:style-name="ce28" office:value-type="float" office:value="3354" calcext:value-type="float">
            <text:p>3354</text:p>
          </table:table-cell>
          <table:table-cell table:style-name="ce28" table:formula="of:=100000*[.$R34]/[.$B34]" office:value-type="float" office:value="33.3970539297698" calcext:value-type="float">
            <text:p>33.3970539297698</text:p>
          </table:table-cell>
          <table:table-cell office:value-type="float" office:value="77.86" calcext:value-type="float">
            <text:p>77.86</text:p>
          </table:table-cell>
          <table:table-cell table:style-name="ce28" office:value-type="float" office:value="54.68" calcext:value-type="float">
            <text:p>54.68</text:p>
          </table:table-cell>
          <table:table-cell table:style-name="ce29" office:value-type="float" office:value="561" calcext:value-type="float">
            <text:p>561</text:p>
          </table:table-cell>
          <table:table-cell table:style-name="ce12" office:value-type="percentage" office:value="0.318" calcext:value-type="percentage">
            <text:p>31.8%</text:p>
          </table:table-cell>
          <table:table-cell table:style-name="ce29" office:value-type="float" office:value="4.5" calcext:value-type="float">
            <text:p>4.5</text:p>
          </table:table-cell>
          <table:table-cell office:value-type="float" office:value="13" calcext:value-type="float">
            <text:p>13</text:p>
          </table:table-cell>
          <table:table-cell table:style-name="ce12" office:value-type="percentage" office:value="0.17" calcext:value-type="percentage">
            <text:p>17.0%</text:p>
          </table:table-cell>
          <table:table-cell table:style-name="ce13" office:value-type="percentage" office:value="0.13599532082" calcext:value-type="percentage">
            <text:p>13.60%</text:p>
          </table:table-cell>
          <table:table-cell table:style-name="ce29" office:value-type="float" office:value="5.17" calcext:value-type="float">
            <text:p>5.17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orth Dakota </text:p>
          </table:table-cell>
          <table:table-cell office:value-type="float" office:value="756927" calcext:value-type="float">
            <text:p>756927</text:p>
          </table:table-cell>
          <table:table-cell office:value-type="percentage" office:value="0.76" calcext:value-type="percentage">
            <text:p>76%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1812" calcext:value-type="float">
            <text:p>1812</text:p>
          </table:table-cell>
          <table:table-cell office:value-type="float" office:value="24" calcext:value-type="float">
            <text:p>24</text:p>
          </table:table-cell>
          <table:table-cell office:value-type="float" office:value="16.9" calcext:value-type="float">
            <text:p>16.9</text:p>
          </table:table-cell>
          <table:table-cell office:value-type="float" office:value="2.9" calcext:value-type="float">
            <text:p>2.9</text:p>
          </table:table-cell>
          <table:table-cell office:value-type="float" office:value="15.3" calcext:value-type="float">
            <text:p>15.3</text:p>
          </table:table-cell>
          <table:table-cell office:value-type="float" office:value="-3.3" calcext:value-type="float">
            <text:p>-3.3</text:p>
          </table:table-cell>
          <table:table-cell office:value-type="float" office:value="-0.9" calcext:value-type="float">
            <text:p>-0.9</text:p>
          </table:table-cell>
          <table:table-cell table:style-name="ce5" office:value-type="currency" office:currency="USD" office:value="60557" calcext:value-type="currency">
            <text:p>$60,557</text:p>
          </table:table-cell>
          <table:table-cell table:style-name="ce5" office:value-type="currency" office:currency="USD" office:value="33071" calcext:value-type="currency">
            <text:p>$33,071</text:p>
          </table:table-cell>
          <table:table-cell table:style-name="ce7" office:value-type="percentage" office:value="0.035" calcext:value-type="percentage">
            <text:p>3.5%</text:p>
          </table:table-cell>
          <table:table-cell table:style-name="ce9" office:value-type="currency" office:currency="USD" office:value="2257" calcext:value-type="currency">
            <text:p>$2,257.00</text:p>
          </table:table-cell>
          <table:table-cell table:style-name="ce28" office:value-type="float" office:value="2960" calcext:value-type="float">
            <text:p>2960</text:p>
          </table:table-cell>
          <table:table-cell table:style-name="ce28" table:formula="of:=1000*[.$P35]/[.$B35]" office:value-type="float" office:value="3.91054883760257" calcext:value-type="float">
            <text:p>3.91054883760257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table:formula="of:=100000*[.$R35]/[.$B35]" office:value-type="float" office:value="15.5893500958481" calcext:value-type="float">
            <text:p>15.5893500958481</text:p>
          </table:table-cell>
          <table:table-cell office:value-type="float" office:value="79.95" calcext:value-type="float">
            <text:p>79.95</text:p>
          </table:table-cell>
          <table:table-cell table:style-name="ce28" office:value-type="float" office:value="61.08" calcext:value-type="float">
            <text:p>61.08</text:p>
          </table:table-cell>
          <table:table-cell table:style-name="ce29" office:value-type="float" office:value="373" calcext:value-type="float">
            <text:p>373</text:p>
          </table:table-cell>
          <table:table-cell table:style-name="ce12" office:value-type="percentage" office:value="0.319" calcext:value-type="percentage">
            <text:p>31.9%</text:p>
          </table:table-cell>
          <table:table-cell table:style-name="ce29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2" office:value-type="percentage" office:value="0.11" calcext:value-type="percentage">
            <text:p>11.0%</text:p>
          </table:table-cell>
          <table:table-cell table:style-name="ce13" office:value-type="percentage" office:value="0.063275376668" calcext:value-type="percentage">
            <text:p>6.33%</text:p>
          </table:table-cell>
          <table:table-cell table:style-name="ce29" office:value-type="float" office:value="4.9" calcext:value-type="float">
            <text:p>4.9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hio </text:p>
          </table:table-cell>
          <table:table-cell office:value-type="float" office:value="11613423" calcext:value-type="float">
            <text:p>11613423</text:p>
          </table:table-cell>
          <table:table-cell office:value-type="percentage" office:value="0.81" calcext:value-type="percentage">
            <text:p>81%</text:p>
          </table:table-cell>
          <table:table-cell office:value-type="percentage" office:value="0.78" calcext:value-type="percentage">
            <text:p>78%</text:p>
          </table:table-cell>
          <table:table-cell office:value-type="float" office:value="33898" calcext:value-type="float">
            <text:p>33898</text:p>
          </table:table-cell>
          <table:table-cell office:value-type="float" office:value="30" calcext:value-type="float">
            <text:p>30</text:p>
          </table:table-cell>
          <table:table-cell office:value-type="float" office:value="10.2" calcext:value-type="float">
            <text:p>10.2</text:p>
          </table:table-cell>
          <table:table-cell office:value-type="float" office:value="0.9" calcext:value-type="float">
            <text:p>0.9</text:p>
          </table:table-cell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-1.6" calcext:value-type="float">
            <text:p>-1.6</text:p>
          </table:table-cell>
          <table:table-cell table:style-name="ce5" office:value-type="currency" office:currency="USD" office:value="51075" calcext:value-type="currency">
            <text:p>$51,075</text:p>
          </table:table-cell>
          <table:table-cell table:style-name="ce5" office:value-type="currency" office:currency="USD" office:value="26937" calcext:value-type="currency">
            <text:p>$26,937</text:p>
          </table:table-cell>
          <table:table-cell table:style-name="ce7" office:value-type="percentage" office:value="0.041" calcext:value-type="percentage">
            <text:p>4.1%</text:p>
          </table:table-cell>
          <table:table-cell table:style-name="ce9" office:value-type="currency" office:currency="USD" office:value="1953" calcext:value-type="currency">
            <text:p>$1,953.00</text:p>
          </table:table-cell>
          <table:table-cell table:style-name="ce28" office:value-type="float" office:value="150235" calcext:value-type="float">
            <text:p>150235</text:p>
          </table:table-cell>
          <table:table-cell table:style-name="ce28" table:formula="of:=1000*[.$P36]/[.$B36]" office:value-type="float" office:value="12.9363237694864" calcext:value-type="float">
            <text:p>12.9363237694864</text:p>
          </table:table-cell>
          <table:table-cell table:style-name="ce28" office:value-type="float" office:value="3590" calcext:value-type="float">
            <text:p>3590</text:p>
          </table:table-cell>
          <table:table-cell table:style-name="ce28" table:formula="of:=100000*[.$R36]/[.$B36]" office:value-type="float" office:value="30.9125052966727" calcext:value-type="float">
            <text:p>30.9125052966727</text:p>
          </table:table-cell>
          <table:table-cell office:value-type="float" office:value="77.91" calcext:value-type="float">
            <text:p>77.91</text:p>
          </table:table-cell>
          <table:table-cell table:style-name="ce28" office:value-type="float" office:value="49.67" calcext:value-type="float">
            <text:p>49.67</text:p>
          </table:table-cell>
          <table:table-cell table:style-name="ce29" office:value-type="float" office:value="603" calcext:value-type="float">
            <text:p>603</text:p>
          </table:table-cell>
          <table:table-cell table:style-name="ce12" office:value-type="percentage" office:value="0.315" calcext:value-type="percentage">
            <text:p>31.5%</text:p>
          </table:table-cell>
          <table:table-cell table:style-name="ce29" office:value-type="float" office:value="4" calcext:value-type="float">
            <text:p>4</text:p>
          </table:table-cell>
          <table:table-cell office:value-type="float" office:value="14.2" calcext:value-type="float">
            <text:p>14.2</text:p>
          </table:table-cell>
          <table:table-cell table:style-name="ce12" office:value-type="percentage" office:value="0.135" calcext:value-type="percentage">
            <text:p>13.5%</text:p>
          </table:table-cell>
          <table:table-cell table:style-name="ce13" office:value-type="percentage" office:value="0.091462628491" calcext:value-type="percentage">
            <text:p>9.15%</text:p>
          </table:table-cell>
          <table:table-cell table:style-name="ce29" office:value-type="float" office:value="4.71" calcext:value-type="float">
            <text:p>4.7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klahoma </text:p>
          </table:table-cell>
          <table:table-cell office:value-type="float" office:value="4028977" calcext:value-type="float">
            <text:p>4028977</text:p>
          </table:table-cell>
          <table:table-cell office:value-type="percentage" office:value="0.87" calcext:value-type="percentage">
            <text:p>87%</text:p>
          </table:table-cell>
          <table:table-cell office:value-type="percentage" office:value="0.82" calcext:value-type="percentage">
            <text:p>82%</text:p>
          </table:table-cell>
          <table:table-cell office:value-type="float" office:value="10468" calcext:value-type="float">
            <text:p>10468</text:p>
          </table:table-cell>
          <table:table-cell office:value-type="float" office:value="42" calcext:value-type="float">
            <text:p>42</text:p>
          </table:table-cell>
          <table:table-cell office:value-type="float" office:value="-2.1" calcext:value-type="float">
            <text:p>-2.1</text:p>
          </table:table-cell>
          <table:table-cell office:value-type="float" office:value="-1.5" calcext:value-type="float">
            <text:p>-1.5</text:p>
          </table:table-cell>
          <table:table-cell office:value-type="float" office:value="9" calcext:value-type="float">
            <text:p>9</text:p>
          </table:table-cell>
          <table:table-cell office:value-type="float" office:value="-2.8" calcext:value-type="float">
            <text:p>-2.8</text:p>
          </table:table-cell>
          <table:table-cell office:value-type="float" office:value="-5.3" calcext:value-type="float">
            <text:p>-5.3</text:p>
          </table:table-cell>
          <table:table-cell table:style-name="ce5" office:value-type="currency" office:currency="USD" office:value="48568" calcext:value-type="currency">
            <text:p>$48,568</text:p>
          </table:table-cell>
          <table:table-cell table:style-name="ce5" office:value-type="currency" office:currency="USD" office:value="25229" calcext:value-type="currency">
            <text:p>$25,229</text:p>
          </table:table-cell>
          <table:table-cell table:style-name="ce7" office:value-type="percentage" office:value="0.056" calcext:value-type="percentage">
            <text:p>5.6%</text:p>
          </table:table-cell>
          <table:table-cell table:style-name="ce9" office:value-type="currency" office:currency="USD" office:value="3116" calcext:value-type="currency">
            <text:p>$3,116.00</text:p>
          </table:table-cell>
          <table:table-cell table:style-name="ce28" office:value-type="float" office:value="31583" calcext:value-type="float">
            <text:p>31583</text:p>
          </table:table-cell>
          <table:table-cell table:style-name="ce28" table:formula="of:=1000*[.$P37]/[.$B37]" office:value-type="float" office:value="7.83896259521958" calcext:value-type="float">
            <text:p>7.83896259521958</text:p>
          </table:table-cell>
          <table:table-cell table:style-name="ce28" office:value-type="float" office:value="532" calcext:value-type="float">
            <text:p>532</text:p>
          </table:table-cell>
          <table:table-cell table:style-name="ce28" table:formula="of:=100000*[.$R37]/[.$B37]" office:value-type="float" office:value="13.2043444278783" calcext:value-type="float">
            <text:p>13.2043444278783</text:p>
          </table:table-cell>
          <table:table-cell office:value-type="float" office:value="76.09" calcext:value-type="float">
            <text:p>76.09</text:p>
          </table:table-cell>
          <table:table-cell table:style-name="ce28" office:value-type="float" office:value="34.97" calcext:value-type="float">
            <text:p>34.97</text:p>
          </table:table-cell>
          <table:table-cell table:style-name="ce29" office:value-type="float" office:value="983" calcext:value-type="float">
            <text:p>983</text:p>
          </table:table-cell>
          <table:table-cell table:style-name="ce12" office:value-type="percentage" office:value="0.328" calcext:value-type="percentage">
            <text:p>32.8%</text:p>
          </table:table-cell>
          <table:table-cell table:style-name="ce29"/>
          <table:table-cell office:value-type="float" office:value="21" calcext:value-type="float">
            <text:p>21</text:p>
          </table:table-cell>
          <table:table-cell table:style-name="ce12" office:value-type="percentage" office:value="0.13" calcext:value-type="percentage">
            <text:p>13.0%</text:p>
          </table:table-cell>
          <table:table-cell table:style-name="ce13" office:value-type="percentage" office:value="0.12257169257" calcext:value-type="percentage">
            <text:p>12.26%</text:p>
          </table:table-cell>
          <table:table-cell table:style-name="ce29" office:value-type="float" office:value="4.14" calcext:value-type="float">
            <text:p>4.1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regon </text:p>
          </table:table-cell>
          <table:table-cell office:value-type="float" office:value="4093465" calcext:value-type="float">
            <text:p>4093465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69" calcext:value-type="percentage">
            <text:p>69%</text:p>
          </table:table-cell>
          <table:table-cell office:value-type="float" office:value="12475" calcext:value-type="float">
            <text:p>12475</text:p>
          </table:table-cell>
          <table:table-cell office:value-type="float" office:value="26" calcext:value-type="float">
            <text:p>26</text:p>
          </table:table-cell>
          <table:table-cell office:value-type="float" office:value="2.3" calcext:value-type="float">
            <text:p>2.3</text:p>
          </table:table-cell>
          <table:table-cell office:value-type="float" office:value="0.3" calcext:value-type="float">
            <text:p>0.3</text:p>
          </table:table-cell>
          <table:table-cell office:value-type="float" office:value="-0.5" calcext:value-type="float">
            <text:p>-0.5</text:p>
          </table:table-cell>
          <table:table-cell office:value-type="float" office:value="0.9" calcext:value-type="float">
            <text:p>0.9</text:p>
          </table:table-cell>
          <table:table-cell office:value-type="float" office:value="1.3" calcext:value-type="float">
            <text:p>1.3</text:p>
          </table:table-cell>
          <table:table-cell table:style-name="ce5" office:value-type="currency" office:currency="USD" office:value="54148" calcext:value-type="currency">
            <text:p>$54,148</text:p>
          </table:table-cell>
          <table:table-cell table:style-name="ce5" office:value-type="currency" office:currency="USD" office:value="27646" calcext:value-type="currency">
            <text:p>$27,646</text:p>
          </table:table-cell>
          <table:table-cell table:style-name="ce7" office:value-type="percentage" office:value="0.046" calcext:value-type="percentage">
            <text:p>4.6%</text:p>
          </table:table-cell>
          <table:table-cell table:style-name="ce9" office:value-type="currency" office:currency="USD" office:value="2163" calcext:value-type="currency">
            <text:p>$2,163.00</text:p>
          </table:table-cell>
          <table:table-cell table:style-name="ce28" office:value-type="float" office:value="45702" calcext:value-type="float">
            <text:p>45702</text:p>
          </table:table-cell>
          <table:table-cell table:style-name="ce28" table:formula="of:=1000*[.$P38]/[.$B38]" office:value-type="float" office:value="11.1646245906585" calcext:value-type="float">
            <text:p>11.1646245906585</text:p>
          </table:table-cell>
          <table:table-cell table:style-name="ce28" office:value-type="float" office:value="2366" calcext:value-type="float">
            <text:p>2366</text:p>
          </table:table-cell>
          <table:table-cell table:style-name="ce28" table:formula="of:=100000*[.$R38]/[.$B38]" office:value-type="float" office:value="57.7994437475342" calcext:value-type="float">
            <text:p>57.7994437475342</text:p>
          </table:table-cell>
          <table:table-cell office:value-type="float" office:value="79.44" calcext:value-type="float">
            <text:p>79.44</text:p>
          </table:table-cell>
          <table:table-cell table:style-name="ce28" office:value-type="float" office:value="51.72" calcext:value-type="float">
            <text:p>51.72</text:p>
          </table:table-cell>
          <table:table-cell table:style-name="ce29" office:value-type="float" office:value="582" calcext:value-type="float">
            <text:p>582</text:p>
          </table:table-cell>
          <table:table-cell table:style-name="ce12" office:value-type="percentage" office:value="0.287" calcext:value-type="percentage">
            <text:p>28.7%</text:p>
          </table:table-cell>
          <table:table-cell table:style-name="ce29" office:value-type="float" office:value="4.6" calcext:value-type="float">
            <text:p>4.6</text:p>
          </table:table-cell>
          <table:table-cell office:value-type="float" office:value="17.8" calcext:value-type="float">
            <text:p>17.8</text:p>
          </table:table-cell>
          <table:table-cell table:style-name="ce12" office:value-type="percentage" office:value="0.0711" calcext:value-type="percentage">
            <text:p>7.1%</text:p>
          </table:table-cell>
          <table:table-cell table:style-name="ce13" office:value-type="percentage" office:value="0.1024380295" calcext:value-type="percentage">
            <text:p>10.24%</text:p>
          </table:table-cell>
          <table:table-cell table:style-name="ce29" office:value-type="float" office:value="5.42" calcext:value-type="float">
            <text:p>5.4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nnsylvania </text:p>
          </table:table-cell>
          <table:table-cell office:value-type="float" office:value="12802503" calcext:value-type="float">
            <text:p>12802503</text:p>
          </table:table-cell>
          <table:table-cell office:value-type="percentage" office:value="0.77" calcext:value-type="percentage">
            <text:p>77%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40339" calcext:value-type="float">
            <text:p>40339</text:p>
          </table:table-cell>
          <table:table-cell office:value-type="float" office:value="32" calcext:value-type="float">
            <text:p>32</text:p>
          </table:table-cell>
          <table:table-cell office:value-type="float" office:value="5.8" calcext:value-type="float">
            <text:p>5.8</text:p>
          </table:table-cell>
          <table:table-cell office:value-type="float" office:value="0.6" calcext:value-type="float">
            <text:p>0.6</text:p>
          </table:table-cell>
          <table:table-cell office:value-type="float" office:value="-4.4" calcext:value-type="float">
            <text:p>-4.4</text:p>
          </table:table-cell>
          <table:table-cell office:value-type="float" office:value="7.5" calcext:value-type="float">
            <text:p>7.5</text:p>
          </table:table-cell>
          <table:table-cell office:value-type="float" office:value="1.5" calcext:value-type="float">
            <text:p>1.5</text:p>
          </table:table-cell>
          <table:table-cell table:style-name="ce5" office:value-type="currency" office:currency="USD" office:value="55702" calcext:value-type="currency">
            <text:p>$55,702</text:p>
          </table:table-cell>
          <table:table-cell table:style-name="ce5" office:value-type="currency" office:currency="USD" office:value="29220" calcext:value-type="currency">
            <text:p>$29,220</text:p>
          </table:table-cell>
          <table:table-cell table:style-name="ce7" office:value-type="percentage" office:value="0.039" calcext:value-type="percentage">
            <text:p>3.9%</text:p>
          </table:table-cell>
          <table:table-cell table:style-name="ce9" office:value-type="currency" office:currency="USD" office:value="2181" calcext:value-type="currency">
            <text:p>$2,181.00</text:p>
          </table:table-cell>
          <table:table-cell table:style-name="ce28" office:value-type="float" office:value="162813" calcext:value-type="float">
            <text:p>162813</text:p>
          </table:table-cell>
          <table:table-cell table:style-name="ce28" table:formula="of:=1000*[.$P39]/[.$B39]" office:value-type="float" office:value="12.717278800872" calcext:value-type="float">
            <text:p>12.717278800872</text:p>
          </table:table-cell>
          <table:table-cell table:style-name="ce28" office:value-type="float" office:value="3825" calcext:value-type="float">
            <text:p>3825</text:p>
          </table:table-cell>
          <table:table-cell table:style-name="ce28" table:formula="of:=100000*[.$R39]/[.$B39]" office:value-type="float" office:value="29.8769701518523" calcext:value-type="float">
            <text:p>29.8769701518523</text:p>
          </table:table-cell>
          <table:table-cell office:value-type="float" office:value="78.76" calcext:value-type="float">
            <text:p>78.76</text:p>
          </table:table-cell>
          <table:table-cell table:style-name="ce28" office:value-type="float" office:value="55.66" calcext:value-type="float">
            <text:p>55.66</text:p>
          </table:table-cell>
          <table:table-cell table:style-name="ce29" office:value-type="float" office:value="668" calcext:value-type="float">
            <text:p>668</text:p>
          </table:table-cell>
          <table:table-cell table:style-name="ce12" office:value-type="percentage" office:value="0.303" calcext:value-type="percentage">
            <text:p>30.3%</text:p>
          </table:table-cell>
          <table:table-cell table:style-name="ce29" office:value-type="float" office:value="3.1" calcext:value-type="float">
            <text:p>3.1</text:p>
          </table:table-cell>
          <table:table-cell office:value-type="float" office:value="14.7" calcext:value-type="float">
            <text:p>14.7</text:p>
          </table:table-cell>
          <table:table-cell table:style-name="ce12" office:value-type="percentage" office:value="0.112" calcext:value-type="percentage">
            <text:p>11.2%</text:p>
          </table:table-cell>
          <table:table-cell table:style-name="ce13" office:value-type="percentage" office:value="0.12620446224" calcext:value-type="percentage">
            <text:p>12.62%</text:p>
          </table:table-cell>
          <table:table-cell table:style-name="ce29" office:value-type="float" office:value="5.72" calcext:value-type="float">
            <text:p>5.7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hode Island </text:p>
          </table:table-cell>
          <table:table-cell office:value-type="float" office:value="1056298" calcext:value-type="float">
            <text:p>1056298</text:p>
          </table:table-cell>
          <table:table-cell office:value-type="percentage" office:value="0.73" calcext:value-type="percentage">
            <text:p>73%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2562" calcext:value-type="float">
            <text:p>2562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float" office:value="-1.3" calcext:value-type="float">
            <text:p>-1.3</text:p>
          </table:table-cell>
          <table:table-cell office:value-type="float" office:value="-5.2" calcext:value-type="float">
            <text:p>-5.2</text:p>
          </table:table-cell>
          <table:table-cell office:value-type="float" office:value="8.5" calcext:value-type="float">
            <text:p>8.5</text:p>
          </table:table-cell>
          <table:table-cell office:value-type="float" office:value="1.6" calcext:value-type="float">
            <text:p>1.6</text:p>
          </table:table-cell>
          <table:table-cell table:style-name="ce5" office:value-type="currency" office:currency="USD" office:value="58073" calcext:value-type="currency">
            <text:p>$58,073</text:p>
          </table:table-cell>
          <table:table-cell table:style-name="ce5" office:value-type="currency" office:currency="USD" office:value="30830" calcext:value-type="currency">
            <text:p>$30,830</text:p>
          </table:table-cell>
          <table:table-cell table:style-name="ce7" office:value-type="percentage" office:value="0.031" calcext:value-type="percentage">
            <text:p>3.1%</text:p>
          </table:table-cell>
          <table:table-cell table:style-name="ce9" office:value-type="currency" office:currency="USD" office:value="1666" calcext:value-type="currency">
            <text:p>$1,666.00</text:p>
          </table:table-cell>
          <table:table-cell table:style-name="ce28" office:value-type="float" office:value="11125" calcext:value-type="float">
            <text:p>11125</text:p>
          </table:table-cell>
          <table:table-cell table:style-name="ce28" table:formula="of:=1000*[.$P40]/[.$B40]" office:value-type="float" office:value="10.5320657617453" calcext:value-type="float">
            <text:p>10.5320657617453</text:p>
          </table:table-cell>
          <table:table-cell table:style-name="ce28" office:value-type="float" office:value="324" calcext:value-type="float">
            <text:p>324</text:p>
          </table:table-cell>
          <table:table-cell table:style-name="ce28" table:formula="of:=100000*[.$R40]/[.$B40]" office:value-type="float" office:value="30.6731623083637" calcext:value-type="float">
            <text:p>30.6731623083637</text:p>
          </table:table-cell>
          <table:table-cell office:value-type="float" office:value="79.76" calcext:value-type="float">
            <text:p>79.76</text:p>
          </table:table-cell>
          <table:table-cell table:style-name="ce28" office:value-type="float" office:value="51.17" calcext:value-type="float">
            <text:p>51.17</text:p>
          </table:table-cell>
          <table:table-cell table:style-name="ce29" office:value-type="float" office:value="322" calcext:value-type="float">
            <text:p>322</text:p>
          </table:table-cell>
          <table:table-cell table:style-name="ce12" office:value-type="percentage" office:value="0.266" calcext:value-type="percentage">
            <text:p>26.6%</text:p>
          </table:table-cell>
          <table:table-cell table:style-name="ce29" office:value-type="float" office:value="3.2" calcext:value-type="float">
            <text:p>3.2</text:p>
          </table:table-cell>
          <table:table-cell office:value-type="float" office:value="11.2" calcext:value-type="float">
            <text:p>11.2</text:p>
          </table:table-cell>
          <table:table-cell table:style-name="ce12" office:value-type="percentage" office:value="0.132" calcext:value-type="percentage">
            <text:p>13.2%</text:p>
          </table:table-cell>
          <table:table-cell table:style-name="ce13" office:value-type="percentage" office:value="0.084590548684" calcext:value-type="percentage">
            <text:p>8.46%</text:p>
          </table:table-cell>
          <table:table-cell table:style-name="ce29" office:value-type="float" office:value="5.38" calcext:value-type="float">
            <text:p>5.3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uth Carolina </text:p>
          </table:table-cell>
          <table:table-cell office:value-type="float" office:value="4896146" calcext:value-type="float">
            <text:p>4896146</text:p>
          </table:table-cell>
          <table:table-cell office:value-type="percentage" office:value="0.85" calcext:value-type="percentage">
            <text:p>85%</text:p>
          </table:table-cell>
          <table:table-cell office:value-type="percentage" office:value="0.81" calcext:value-type="percentage">
            <text:p>81%</text:p>
          </table:table-cell>
          <table:table-cell office:value-type="float" office:value="24700" calcext:value-type="float">
            <text:p>24700</text:p>
          </table:table-cell>
          <table:table-cell office:value-type="float" office:value="51" calcext:value-type="float">
            <text:p>51</text:p>
          </table:table-cell>
          <table:table-cell office:value-type="float" office:value="-19.4" calcext:value-type="float">
            <text:p>-19.4</text:p>
          </table:table-cell>
          <table:table-cell office:value-type="float" office:value="-2.4" calcext:value-type="float">
            <text:p>-2.4</text:p>
          </table:table-cell>
          <table:table-cell office:value-type="float" office:value="-7.1" calcext:value-type="float">
            <text:p>-7.1</text:p>
          </table:table-cell>
          <table:table-cell office:value-type="float" office:value="-4.2" calcext:value-type="float">
            <text:p>-4.2</text:p>
          </table:table-cell>
          <table:table-cell office:value-type="float" office:value="-3.3" calcext:value-type="float">
            <text:p>-3.3</text:p>
          </table:table-cell>
          <table:table-cell table:style-name="ce5" office:value-type="currency" office:currency="USD" office:value="47238" calcext:value-type="currency">
            <text:p>$47,238</text:p>
          </table:table-cell>
          <table:table-cell table:style-name="ce5" office:value-type="currency" office:currency="USD" office:value="24596" calcext:value-type="currency">
            <text:p>$24,596</text:p>
          </table:table-cell>
          <table:table-cell table:style-name="ce7" office:value-type="percentage" office:value="0.064" calcext:value-type="percentage">
            <text:p>6.4%</text:p>
          </table:table-cell>
          <table:table-cell table:style-name="ce9" office:value-type="currency" office:currency="USD" office:value="3429" calcext:value-type="currency">
            <text:p>$3,429.00</text:p>
          </table:table-cell>
          <table:table-cell table:style-name="ce28" office:value-type="float" office:value="20794" calcext:value-type="float">
            <text:p>20794</text:p>
          </table:table-cell>
          <table:table-cell table:style-name="ce28" table:formula="of:=1000*[.$P41]/[.$B41]" office:value-type="float" office:value="4.24701387581171" calcext:value-type="float">
            <text:p>4.24701387581171</text:p>
          </table:table-cell>
          <table:table-cell table:style-name="ce28" office:value-type="float" office:value="950" calcext:value-type="float">
            <text:p>950</text:p>
          </table:table-cell>
          <table:table-cell table:style-name="ce28" table:formula="of:=100000*[.$R41]/[.$B41]" office:value-type="float" office:value="19.403016168227" calcext:value-type="float">
            <text:p>19.403016168227</text:p>
          </table:table-cell>
          <table:table-cell office:value-type="float" office:value="76.89" calcext:value-type="float">
            <text:p>76.89</text:p>
          </table:table-cell>
          <table:table-cell table:style-name="ce28" office:value-type="float" office:value="48.55" calcext:value-type="float">
            <text:p>48.55</text:p>
          </table:table-cell>
          <table:table-cell table:style-name="ce29" office:value-type="float" office:value="683" calcext:value-type="float">
            <text:p>683</text:p>
          </table:table-cell>
          <table:table-cell table:style-name="ce12" office:value-type="percentage" office:value="0.323" calcext:value-type="percentage">
            <text:p>32.3%</text:p>
          </table:table-cell>
          <table:table-cell table:style-name="ce29" office:value-type="float" office:value="3.4" calcext:value-type="float">
            <text:p>3.4</text:p>
          </table:table-cell>
          <table:table-cell office:value-type="float" office:value="15.7" calcext:value-type="float">
            <text:p>15.7</text:p>
          </table:table-cell>
          <table:table-cell table:style-name="ce12" office:value-type="percentage" office:value="0.138" calcext:value-type="percentage">
            <text:p>13.8%</text:p>
          </table:table-cell>
          <table:table-cell table:style-name="ce13" office:value-type="percentage" office:value="0.14694434787" calcext:value-type="percentage">
            <text:p>14.69%</text:p>
          </table:table-cell>
          <table:table-cell table:style-name="ce29" office:value-type="float" office:value="4.35" calcext:value-type="float">
            <text:p>4.35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uth Dakota </text:p>
          </table:table-cell>
          <table:table-cell office:value-type="float" office:value="858469" calcext:value-type="float">
            <text:p>858469</text:p>
          </table:table-cell>
          <table:table-cell office:value-type="percentage" office:value="0.81" calcext:value-type="percentage">
            <text:p>81%</text:p>
          </table:table-cell>
          <table:table-cell office:value-type="percentage" office:value="0.82" calcext:value-type="percentage">
            <text:p>82%</text:p>
          </table:table-cell>
          <table:table-cell office:value-type="float" office:value="3289" calcext:value-type="float">
            <text:p>3289</text:p>
          </table:table-cell>
          <table:table-cell office:value-type="float" office:value="38" calcext:value-type="float">
            <text:p>38</text:p>
          </table:table-cell>
          <table:table-cell office:value-type="float" office:value="19.2" calcext:value-type="float">
            <text:p>19.2</text:p>
          </table:table-cell>
          <table:table-cell office:value-type="float" office:value="1.9" calcext:value-type="float">
            <text:p>1.9</text:p>
          </table:table-cell>
          <table:table-cell office:value-type="float" office:value="12.9" calcext:value-type="float">
            <text:p>12.9</text:p>
          </table:table-cell>
          <table:table-cell office:value-type="float" office:value="2.8" calcext:value-type="float">
            <text:p>2.8</text:p>
          </table:table-cell>
          <table:table-cell office:value-type="float" office:value="-0.3" calcext:value-type="float">
            <text:p>-0.3</text:p>
          </table:table-cell>
          <table:table-cell table:style-name="ce5" office:value-type="currency" office:currency="USD" office:value="53017" calcext:value-type="currency">
            <text:p>$53,017</text:p>
          </table:table-cell>
          <table:table-cell table:style-name="ce5" office:value-type="currency" office:currency="USD" office:value="26959" calcext:value-type="currency">
            <text:p>$26,959</text:p>
          </table:table-cell>
          <table:table-cell table:style-name="ce7" office:value-type="percentage" office:value="0.041" calcext:value-type="percentage">
            <text:p>4.1%</text:p>
          </table:table-cell>
          <table:table-cell table:style-name="ce9" office:value-type="currency" office:currency="USD" office:value="2524" calcext:value-type="currency">
            <text:p>$2,524.00</text:p>
          </table:table-cell>
          <table:table-cell table:style-name="ce28" office:value-type="float" office:value="2708" calcext:value-type="float">
            <text:p>2708</text:p>
          </table:table-cell>
          <table:table-cell table:style-name="ce28" table:formula="of:=1000*[.$P42]/[.$B42]" office:value-type="float" office:value="3.15445286900284" calcext:value-type="float">
            <text:p>3.15445286900284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table:formula="of:=100000*[.$R42]/[.$B42]" office:value-type="float" office:value="13.1629680279661" calcext:value-type="float">
            <text:p>13.1629680279661</text:p>
          </table:table-cell>
          <table:table-cell office:value-type="float" office:value="79.57" calcext:value-type="float">
            <text:p>79.57</text:p>
          </table:table-cell>
          <table:table-cell table:style-name="ce28" office:value-type="float" office:value="64.71" calcext:value-type="float">
            <text:p>64.71</text:p>
          </table:table-cell>
          <table:table-cell table:style-name="ce29" office:value-type="float" office:value="626" calcext:value-type="float">
            <text:p>626</text:p>
          </table:table-cell>
          <table:table-cell table:style-name="ce12" office:value-type="percentage" office:value="0.296" calcext:value-type="percentage">
            <text:p>29.6%</text:p>
          </table:table-cell>
          <table:table-cell table:style-name="ce29" office:value-type="float" office:value="3.3" calcext:value-type="float">
            <text:p>3.3</text:p>
          </table:table-cell>
          <table:table-cell office:value-type="float" office:value="20.2" calcext:value-type="float">
            <text:p>20.2</text:p>
          </table:table-cell>
          <table:table-cell table:style-name="ce12" office:value-type="percentage" office:value="0.143" calcext:value-type="percentage">
            <text:p>14.3%</text:p>
          </table:table-cell>
          <table:table-cell table:style-name="ce13" office:value-type="percentage" office:value="0.069711738048" calcext:value-type="percentage">
            <text:p>6.97%</text:p>
          </table:table-cell>
          <table:table-cell table:style-name="ce29" office:value-type="float" office:value="4.79" calcext:value-type="float">
            <text:p>4.79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ennessee </text:p>
          </table:table-cell>
          <table:table-cell office:value-type="float" office:value="6600299" calcext:value-type="float">
            <text:p>6600299</text:p>
          </table:table-cell>
          <table:table-cell office:value-type="percentage" office:value="0.89" calcext:value-type="percentage">
            <text:p>89%</text:p>
          </table:table-cell>
          <table:table-cell office:value-type="percentage" office:value="0.86" calcext:value-type="percentage">
            <text:p>86%</text:p>
          </table:table-cell>
          <table:table-cell office:value-type="float" office:value="40400" calcext:value-type="float">
            <text:p>40400</text:p>
          </table:table-cell>
          <table:table-cell office:value-type="float" office:value="61" calcext:value-type="float">
            <text:p>61</text:p>
          </table:table-cell>
          <table:table-cell office:value-type="float" office:value="-5.8" calcext:value-type="float">
            <text:p>-5.8</text:p>
          </table:table-cell>
          <table:table-cell office:value-type="float" office:value="-3.1" calcext:value-type="float">
            <text:p>-3.1</text:p>
          </table:table-cell>
          <table:table-cell office:value-type="float" office:value="10.9" calcext:value-type="float">
            <text:p>10.9</text:p>
          </table:table-cell>
          <table:table-cell office:value-type="float" office:value="-7" calcext:value-type="float">
            <text:p>-7</text:p>
          </table:table-cell>
          <table:table-cell office:value-type="float" office:value="-3.5" calcext:value-type="float">
            <text:p>-3.5</text:p>
          </table:table-cell>
          <table:table-cell table:style-name="ce5" office:value-type="currency" office:currency="USD" office:value="47275" calcext:value-type="currency">
            <text:p>$47,275</text:p>
          </table:table-cell>
          <table:table-cell table:style-name="ce5" office:value-type="currency" office:currency="USD" office:value="24922" calcext:value-type="currency">
            <text:p>$24,922</text:p>
          </table:table-cell>
          <table:table-cell table:style-name="ce7" office:value-type="percentage" office:value="0.066" calcext:value-type="percentage">
            <text:p>6.6%</text:p>
          </table:table-cell>
          <table:table-cell table:style-name="ce9" office:value-type="currency" office:currency="USD" office:value="3807" calcext:value-type="currency">
            <text:p>$3,807.00</text:p>
          </table:table-cell>
          <table:table-cell table:style-name="ce28" office:value-type="float" office:value="29177" calcext:value-type="float">
            <text:p>29177</text:p>
          </table:table-cell>
          <table:table-cell table:style-name="ce28" table:formula="of:=1000*[.$P43]/[.$B43]" office:value-type="float" office:value="4.42055731111575" calcext:value-type="float">
            <text:p>4.42055731111575</text:p>
          </table:table-cell>
          <table:table-cell table:style-name="ce28" office:value-type="float" office:value="1009" calcext:value-type="float">
            <text:p>1009</text:p>
          </table:table-cell>
          <table:table-cell table:style-name="ce28" table:formula="of:=100000*[.$R43]/[.$B43]" office:value-type="float" office:value="15.2871862320177" calcext:value-type="float">
            <text:p>15.2871862320177</text:p>
          </table:table-cell>
          <table:table-cell office:value-type="float" office:value="76.33" calcext:value-type="float">
            <text:p>76.33</text:p>
          </table:table-cell>
          <table:table-cell table:style-name="ce28" office:value-type="float" office:value="44.29" calcext:value-type="float">
            <text:p>44.29</text:p>
          </table:table-cell>
          <table:table-cell table:style-name="ce29" office:value-type="float" office:value="740" calcext:value-type="float">
            <text:p>740</text:p>
          </table:table-cell>
          <table:table-cell table:style-name="ce12" office:value-type="percentage" office:value="0.348" calcext:value-type="percentage">
            <text:p>34.8%</text:p>
          </table:table-cell>
          <table:table-cell table:style-name="ce29" office:value-type="float" office:value="5.1" calcext:value-type="float">
            <text:p>5.1</text:p>
          </table:table-cell>
          <table:table-cell office:value-type="float" office:value="16.3" calcext:value-type="float">
            <text:p>16.3</text:p>
          </table:table-cell>
          <table:table-cell table:style-name="ce12" office:value-type="percentage" office:value="0.167" calcext:value-type="percentage">
            <text:p>16.7%</text:p>
          </table:table-cell>
          <table:table-cell table:style-name="ce13" office:value-type="percentage" office:value="0.13172281147" calcext:value-type="percentage">
            <text:p>13.17%</text:p>
          </table:table-cell>
          <table:table-cell table:style-name="ce29" office:value-type="float" office:value="4.22" calcext:value-type="float">
            <text:p>4.2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exas </text:p>
          </table:table-cell>
          <table:table-cell office:value-type="float" office:value="27469114" calcext:value-type="float">
            <text:p>27469114</text:p>
          </table:table-cell>
          <table:table-cell office:value-type="percentage" office:value="0.86" calcext:value-type="percentage">
            <text:p>86%</text:p>
          </table:table-cell>
          <table:table-cell office:value-type="percentage" office:value="0.82" calcext:value-type="percentage">
            <text:p>82%</text:p>
          </table:table-cell>
          <table:table-cell office:value-type="float" office:value="113227" calcext:value-type="float">
            <text:p>113227</text:p>
          </table:table-cell>
          <table:table-cell office:value-type="float" office:value="41" calcext:value-type="float">
            <text:p>41</text:p>
          </table:table-cell>
          <table:table-cell office:value-type="float" office:value="-14.4" calcext:value-type="float">
            <text:p>-14.4</text:p>
          </table:table-cell>
          <table:table-cell office:value-type="float" office:value="-0.8" calcext:value-type="float">
            <text:p>-0.8</text:p>
          </table:table-cell>
          <table:table-cell office:value-type="float" office:value="-9.2" calcext:value-type="float">
            <text:p>-9.2</text:p>
          </table:table-cell>
          <table:table-cell office:value-type="float" office:value="-1.9" calcext:value-type="float">
            <text:p>-1.9</text:p>
          </table:table-cell>
          <table:table-cell office:value-type="float" office:value="-1.7" calcext:value-type="float">
            <text:p>-1.7</text:p>
          </table:table-cell>
          <table:table-cell table:style-name="ce5" office:value-type="currency" office:currency="USD" office:value="55653" calcext:value-type="currency">
            <text:p>$55,653</text:p>
          </table:table-cell>
          <table:table-cell table:style-name="ce5" office:value-type="currency" office:currency="USD" office:value="27125" calcext:value-type="currency">
            <text:p>$27,125</text:p>
          </table:table-cell>
          <table:table-cell table:style-name="ce7" office:value-type="percentage" office:value="0.051" calcext:value-type="percentage">
            <text:p>5.1%</text:p>
          </table:table-cell>
          <table:table-cell table:style-name="ce9" office:value-type="currency" office:currency="USD" office:value="3284" calcext:value-type="currency">
            <text:p>$3,284.00</text:p>
          </table:table-cell>
          <table:table-cell table:style-name="ce28" office:value-type="float" office:value="206433" calcext:value-type="float">
            <text:p>206433</text:p>
          </table:table-cell>
          <table:table-cell table:style-name="ce28" table:formula="of:=1000*[.$P44]/[.$B44]" office:value-type="float" office:value="7.51509495355402" calcext:value-type="float">
            <text:p>7.51509495355402</text:p>
          </table:table-cell>
          <table:table-cell table:style-name="ce28" office:value-type="float" office:value="9934" calcext:value-type="float">
            <text:p>9934</text:p>
          </table:table-cell>
          <table:table-cell table:style-name="ce28" table:formula="of:=100000*[.$R44]/[.$B44]" office:value-type="float" office:value="36.1642534229535" calcext:value-type="float">
            <text:p>36.1642534229535</text:p>
          </table:table-cell>
          <table:table-cell office:value-type="float" office:value="78.54" calcext:value-type="float">
            <text:p>78.54</text:p>
          </table:table-cell>
          <table:table-cell table:style-name="ce28" office:value-type="float" office:value="54.64" calcext:value-type="float">
            <text:p>54.64</text:p>
          </table:table-cell>
          <table:table-cell table:style-name="ce29" office:value-type="float" office:value="836" calcext:value-type="float">
            <text:p>836</text:p>
          </table:table-cell>
          <table:table-cell table:style-name="ce12" office:value-type="percentage" office:value="0.337" calcext:value-type="percentage">
            <text:p>33.7%</text:p>
          </table:table-cell>
          <table:table-cell table:style-name="ce29" office:value-type="float" office:value="3.9" calcext:value-type="float">
            <text:p>3.9</text:p>
          </table:table-cell>
          <table:table-cell office:value-type="float" office:value="12.6" calcext:value-type="float">
            <text:p>12.6</text:p>
          </table:table-cell>
          <table:table-cell table:style-name="ce12" office:value-type="percentage" office:value="0.174" calcext:value-type="percentage">
            <text:p>17.4%</text:p>
          </table:table-cell>
          <table:table-cell table:style-name="ce13" office:value-type="percentage" office:value="0.19028309617" calcext:value-type="percentage">
            <text:p>19.03%</text:p>
          </table:table-cell>
          <table:table-cell table:style-name="ce29" office:value-type="float" office:value="4.65" calcext:value-type="float">
            <text:p>4.65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tah </text:p>
          </table:table-cell>
          <table:table-cell office:value-type="float" office:value="2995919" calcext:value-type="float">
            <text:p>2995919</text:p>
          </table:table-cell>
          <table:table-cell office:value-type="percentage" office:value="0.73" calcext:value-type="percentage">
            <text:p>73%</text:p>
          </table:table-cell>
          <table:table-cell office:value-type="percentage" office:value="0.78" calcext:value-type="percentage">
            <text:p>78%</text:p>
          </table:table-cell>
          <table:table-cell office:value-type="float" office:value="7071" calcext:value-type="float">
            <text:p>7071</text:p>
          </table:table-cell>
          <table:table-cell office:value-type="float" office:value="24" calcext:value-type="float">
            <text:p>24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-5.2" calcext:value-type="float">
            <text:p>-5.2</text:p>
          </table:table-cell>
          <table:table-cell office:value-type="float" office:value="0.9" calcext:value-type="float">
            <text:p>0.9</text:p>
          </table:table-cell>
          <table:table-cell table:style-name="ce5" office:value-type="currency" office:currency="USD" office:value="62912" calcext:value-type="currency">
            <text:p>$62,912</text:p>
          </table:table-cell>
          <table:table-cell table:style-name="ce5" office:value-type="currency" office:currency="USD" office:value="24877" calcext:value-type="currency">
            <text:p>$24,877</text:p>
          </table:table-cell>
          <table:table-cell table:style-name="ce7" office:value-type="percentage" office:value="0.106" calcext:value-type="percentage">
            <text:p>10.6%</text:p>
          </table:table-cell>
          <table:table-cell table:style-name="ce9" office:value-type="currency" office:currency="USD" office:value="5255" calcext:value-type="currency">
            <text:p>$5,255.00</text:p>
          </table:table-cell>
          <table:table-cell table:style-name="ce28" office:value-type="float" office:value="24038" calcext:value-type="float">
            <text:p>24038</text:p>
          </table:table-cell>
          <table:table-cell table:style-name="ce28" table:formula="of:=1000*[.$P45]/[.$B45]" office:value-type="float" office:value="8.02358141191401" calcext:value-type="float">
            <text:p>8.02358141191401</text:p>
          </table:table-cell>
          <table:table-cell table:style-name="ce28" office:value-type="float" office:value="1404" calcext:value-type="float">
            <text:p>1404</text:p>
          </table:table-cell>
          <table:table-cell table:style-name="ce28" table:formula="of:=100000*[.$R45]/[.$B45]" office:value-type="float" office:value="46.8637503216876" calcext:value-type="float">
            <text:p>46.8637503216876</text:p>
          </table:table-cell>
          <table:table-cell office:value-type="float" office:value="79.91" calcext:value-type="float">
            <text:p>79.91</text:p>
          </table:table-cell>
          <table:table-cell table:style-name="ce28" office:value-type="float" office:value="68.16" calcext:value-type="float">
            <text:p>68.16</text:p>
          </table:table-cell>
          <table:table-cell table:style-name="ce29" office:value-type="float" office:value="430" calcext:value-type="float">
            <text:p>430</text:p>
          </table:table-cell>
          <table:table-cell table:style-name="ce12" office:value-type="percentage" office:value="0.254" calcext:value-type="percentage">
            <text:p>25.4%</text:p>
          </table:table-cell>
          <table:table-cell table:style-name="ce29" office:value-type="float" office:value="4.1" calcext:value-type="float">
            <text:p>4.1</text:p>
          </table:table-cell>
          <table:table-cell office:value-type="float" office:value="21.8" calcext:value-type="float">
            <text:p>21.8</text:p>
          </table:table-cell>
          <table:table-cell table:style-name="ce12" office:value-type="percentage" office:value="0.098" calcext:value-type="percentage">
            <text:p>9.8%</text:p>
          </table:table-cell>
          <table:table-cell table:style-name="ce13" office:value-type="percentage" office:value="0.093875390281" calcext:value-type="percentage">
            <text:p>9.39%</text:p>
          </table:table-cell>
          <table:table-cell table:style-name="ce29" office:value-type="float" office:value="5.03" calcext:value-type="float">
            <text:p>5.03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ermont </text:p>
          </table:table-cell>
          <table:table-cell office:value-type="float" office:value="626042" calcext:value-type="float">
            <text:p>626042</text:p>
          </table:table-cell>
          <table:table-cell office:value-type="percentage" office:value="0.57" calcext:value-type="percentage">
            <text:p>57%</text:p>
          </table:table-cell>
          <table:table-cell office:value-type="percentage" office:value="0.63" calcext:value-type="percentage">
            <text:p>63%</text:p>
          </table:table-cell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 office:value-type="float" office:value="21.8" calcext:value-type="float">
            <text:p>21.8</text:p>
          </table:table-cell>
          <table:table-cell office:value-type="float" office:value="2.9" calcext:value-type="float">
            <text:p>2.9</text:p>
          </table:table-cell>
          <table:table-cell office:value-type="float" office:value="0.1" calcext:value-type="float">
            <text:p>0.1</text:p>
          </table:table-cell>
          <table:table-cell office:value-type="float" office:value="10.3" calcext:value-type="float">
            <text:p>10.3</text:p>
          </table:table-cell>
          <table:table-cell office:value-type="float" office:value="5.6" calcext:value-type="float">
            <text:p>5.6</text:p>
          </table:table-cell>
          <table:table-cell table:style-name="ce5" office:value-type="currency" office:currency="USD" office:value="56990" calcext:value-type="currency">
            <text:p>$56,990</text:p>
          </table:table-cell>
          <table:table-cell table:style-name="ce5" office:value-type="currency" office:currency="USD" office:value="29178" calcext:value-type="currency">
            <text:p>$29,178</text:p>
          </table:table-cell>
          <table:table-cell table:style-name="ce7" office:value-type="percentage" office:value="0.028" calcext:value-type="percentage">
            <text:p>2.8%</text:p>
          </table:table-cell>
          <table:table-cell table:style-name="ce9" office:value-type="currency" office:currency="USD" office:value="1548" calcext:value-type="currency">
            <text:p>$1,548.00</text:p>
          </table:table-cell>
          <table:table-cell table:style-name="ce28" office:value-type="float" office:value="11394" calcext:value-type="float">
            <text:p>11394</text:p>
          </table:table-cell>
          <table:table-cell table:style-name="ce28" table:formula="of:=1000*[.$P46]/[.$B46]" office:value-type="float" office:value="18.2000568651943" calcext:value-type="float">
            <text:p>18.2000568651943</text:p>
          </table:table-cell>
          <table:table-cell table:style-name="ce28" office:value-type="float" office:value="451" calcext:value-type="float">
            <text:p>451</text:p>
          </table:table-cell>
          <table:table-cell table:style-name="ce28" table:formula="of:=100000*[.$R46]/[.$B46]" office:value-type="float" office:value="72.0398950869111" calcext:value-type="float">
            <text:p>72.0398950869111</text:p>
          </table:table-cell>
          <table:table-cell office:value-type="float" office:value="80.24" calcext:value-type="float">
            <text:p>80.24</text:p>
          </table:table-cell>
          <table:table-cell table:style-name="ce28" office:value-type="float" office:value="61.34" calcext:value-type="float">
            <text:p>61.34</text:p>
          </table:table-cell>
          <table:table-cell table:style-name="ce29" office:value-type="float" office:value="335" calcext:value-type="float">
            <text:p>335</text:p>
          </table:table-cell>
          <table:table-cell table:style-name="ce12" office:value-type="percentage" office:value="0.271" calcext:value-type="percentage">
            <text:p>27.1%</text:p>
          </table:table-cell>
          <table:table-cell table:style-name="ce29" office:value-type="float" office:value="4.2" calcext:value-type="float">
            <text:p>4.2</text:p>
          </table:table-cell>
          <table:table-cell office:value-type="float" office:value="17.3" calcext:value-type="float">
            <text:p>17.3</text:p>
          </table:table-cell>
          <table:table-cell table:style-name="ce12" office:value-type="percentage" office:value="0.097" calcext:value-type="percentage">
            <text:p>9.7%</text:p>
          </table:table-cell>
          <table:table-cell table:style-name="ce13" office:value-type="percentage" office:value="0.066039104565" calcext:value-type="percentage">
            <text:p>6.60%</text:p>
          </table:table-cell>
          <table:table-cell table:style-name="ce29" office:value-type="float" office:value="5.31" calcext:value-type="float">
            <text:p>5.3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irginia </text:p>
          </table:table-cell>
          <table:table-cell office:value-type="float" office:value="8382993" calcext:value-type="float">
            <text:p>8382993</text:p>
          </table:table-cell>
          <table:table-cell office:value-type="percentage" office:value="0.81" calcext:value-type="percentage">
            <text:p>81%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16399" calcext:value-type="float">
            <text:p>16399</text:p>
          </table:table-cell>
          <table:table-cell office:value-type="float" office:value="20" calcext:value-type="float">
            <text:p>20</text:p>
          </table:table-cell>
          <table:table-cell office:value-type="float" office:value="17.7" calcext:value-type="float">
            <text:p>17.7</text:p>
          </table:table-cell>
          <table:table-cell office:value-type="float" office:value="1" calcext:value-type="float">
            <text:p>1</text:p>
          </table:table-cell>
          <table:table-cell office:value-type="float" office:value="-1.3" calcext:value-type="float">
            <text:p>-1.3</text:p>
          </table:table-cell>
          <table:table-cell table:number-columns-repeated="2" office:value-type="float" office:value="8.5" calcext:value-type="float">
            <text:p>8.5</text:p>
          </table:table-cell>
          <table:table-cell table:style-name="ce5" office:value-type="currency" office:currency="USD" office:value="66262" calcext:value-type="currency">
            <text:p>$66,262</text:p>
          </table:table-cell>
          <table:table-cell table:style-name="ce5" office:value-type="currency" office:currency="USD" office:value="34052" calcext:value-type="currency">
            <text:p>$34,052</text:p>
          </table:table-cell>
          <table:table-cell table:style-name="ce7" office:value-type="percentage" office:value="0.048" calcext:value-type="percentage">
            <text:p>4.8%</text:p>
          </table:table-cell>
          <table:table-cell table:style-name="ce9" office:value-type="currency" office:currency="USD" office:value="2790" calcext:value-type="currency">
            <text:p>$2,790.00</text:p>
          </table:table-cell>
          <table:table-cell table:style-name="ce28" office:value-type="float" office:value="46528" calcext:value-type="float">
            <text:p>46528</text:p>
          </table:table-cell>
          <table:table-cell table:style-name="ce28" table:formula="of:=1000*[.$P47]/[.$B47]" office:value-type="float" office:value="5.55028496385479" calcext:value-type="float">
            <text:p>5.55028496385479</text:p>
          </table:table-cell>
          <table:table-cell table:style-name="ce28" office:value-type="float" office:value="2057" calcext:value-type="float">
            <text:p>2057</text:p>
          </table:table-cell>
          <table:table-cell table:style-name="ce28" table:formula="of:=100000*[.$R47]/[.$B47]" office:value-type="float" office:value="24.5377754699306" calcext:value-type="float">
            <text:p>24.5377754699306</text:p>
          </table:table-cell>
          <table:table-cell office:value-type="float" office:value="79.18" calcext:value-type="float">
            <text:p>79.18</text:p>
          </table:table-cell>
          <table:table-cell table:style-name="ce28" office:value-type="float" office:value="62.43" calcext:value-type="float">
            <text:p>62.43</text:p>
          </table:table-cell>
          <table:table-cell table:style-name="ce29" office:value-type="float" office:value="710" calcext:value-type="float">
            <text:p>710</text:p>
          </table:table-cell>
          <table:table-cell table:style-name="ce12" office:value-type="percentage" office:value="0.29" calcext:value-type="percentage">
            <text:p>29.0%</text:p>
          </table:table-cell>
          <table:table-cell table:style-name="ce29" office:value-type="float" office:value="4.2" calcext:value-type="float">
            <text:p>4.2</text:p>
          </table:table-cell>
          <table:table-cell office:value-type="float" office:value="13.2" calcext:value-type="float">
            <text:p>13.2</text:p>
          </table:table-cell>
          <table:table-cell table:style-name="ce12" office:value-type="percentage" office:value="0.108" calcext:value-type="percentage">
            <text:p>10.8%</text:p>
          </table:table-cell>
          <table:table-cell table:style-name="ce13" office:value-type="percentage" office:value="0.1204873585" calcext:value-type="percentage">
            <text:p>12.05%</text:p>
          </table:table-cell>
          <table:table-cell table:style-name="ce29" office:value-type="float" office:value="4.87" calcext:value-type="float">
            <text:p>4.87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ashington </text:p>
          </table:table-cell>
          <table:table-cell office:value-type="float" office:value="7170351" calcext:value-type="float">
            <text:p>7170351</text:p>
          </table:table-cell>
          <table:table-cell office:value-type="percentage" office:value="0.67" calcext:value-type="percentage">
            <text:p>67%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0394" calcext:value-type="float">
            <text:p>2039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3.7" calcext:value-type="float">
            <text:p>-3.7</text:p>
          </table:table-cell>
          <table:table-cell office:value-type="float" office:value="5.2" calcext:value-type="float">
            <text:p>5.2</text:p>
          </table:table-cell>
          <table:table-cell office:value-type="float" office:value="3.5" calcext:value-type="float">
            <text:p>3.5</text:p>
          </table:table-cell>
          <table:table-cell table:style-name="ce5" office:value-type="currency" office:currency="USD" office:value="64129" calcext:value-type="currency">
            <text:p>$64,129</text:p>
          </table:table-cell>
          <table:table-cell table:style-name="ce5" office:value-type="currency" office:currency="USD" office:value="31841" calcext:value-type="currency">
            <text:p>$31,841</text:p>
          </table:table-cell>
          <table:table-cell table:style-name="ce7" office:value-type="percentage" office:value="0.041" calcext:value-type="percentage">
            <text:p>4.1%</text:p>
          </table:table-cell>
          <table:table-cell table:style-name="ce9" office:value-type="currency" office:currency="USD" office:value="2319" calcext:value-type="currency">
            <text:p>$2,319.00</text:p>
          </table:table-cell>
          <table:table-cell table:style-name="ce28" office:value-type="float" office:value="86543" calcext:value-type="float">
            <text:p>86543</text:p>
          </table:table-cell>
          <table:table-cell table:style-name="ce28" table:formula="of:=1000*[.$P48]/[.$B48]" office:value-type="float" office:value="12.0695625639526" calcext:value-type="float">
            <text:p>12.0695625639526</text:p>
          </table:table-cell>
          <table:table-cell table:style-name="ce28" office:value-type="float" office:value="6378" calcext:value-type="float">
            <text:p>6378</text:p>
          </table:table-cell>
          <table:table-cell table:style-name="ce28" table:formula="of:=100000*[.$R48]/[.$B48]" office:value-type="float" office:value="88.9496204579107" calcext:value-type="float">
            <text:p>88.9496204579107</text:p>
          </table:table-cell>
          <table:table-cell office:value-type="float" office:value="79.99" calcext:value-type="float">
            <text:p>79.99</text:p>
          </table:table-cell>
          <table:table-cell table:style-name="ce28" office:value-type="float" office:value="60.35" calcext:value-type="float">
            <text:p>60.35</text:p>
          </table:table-cell>
          <table:table-cell table:style-name="ce29" office:value-type="float" office:value="425" calcext:value-type="float">
            <text:p>425</text:p>
          </table:table-cell>
          <table:table-cell table:style-name="ce12" office:value-type="percentage" office:value="0.286" calcext:value-type="percentage">
            <text:p>28.6%</text:p>
          </table:table-cell>
          <table:table-cell table:style-name="ce29" office:value-type="float" office:value="4.6" calcext:value-type="float">
            <text:p>4.6</text:p>
          </table:table-cell>
          <table:table-cell office:value-type="float" office:value="14.9" calcext:value-type="float">
            <text:p>14.9</text:p>
          </table:table-cell>
          <table:table-cell table:style-name="ce12" office:value-type="percentage" office:value="0.119" calcext:value-type="percentage">
            <text:p>11.9%</text:p>
          </table:table-cell>
          <table:table-cell table:style-name="ce13" office:value-type="percentage" office:value="0.098189380317" calcext:value-type="percentage">
            <text:p>9.82%</text:p>
          </table:table-cell>
          <table:table-cell table:style-name="ce29" office:value-type="float" office:value="5.4" calcext:value-type="float">
            <text:p>5.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st Virginia </text:p>
          </table:table-cell>
          <table:table-cell office:value-type="float" office:value="1844128" calcext:value-type="float">
            <text:p>1844128</text:p>
          </table:table-cell>
          <table:table-cell office:value-type="percentage" office:value="0.86" calcext:value-type="percentage">
            <text:p>86%</text:p>
          </table:table-cell>
          <table:table-cell office:value-type="percentage" office:value="0.82" calcext:value-type="percentage">
            <text:p>82%</text:p>
          </table:table-cell>
          <table:table-cell office:value-type="float" office:value="6231" calcext:value-type="float">
            <text:p>6231</text:p>
          </table:table-cell>
          <table:table-cell office:value-type="float" office:value="34" calcext:value-type="float">
            <text:p>34</text:p>
          </table:table-cell>
          <table:table-cell office:value-type="float" office:value="-19.1" calcext:value-type="float">
            <text:p>-19.1</text:p>
          </table:table-cell>
          <table:table-cell office:value-type="float" office:value="-2.1" calcext:value-type="float">
            <text:p>-2.1</text:p>
          </table:table-cell>
          <table:table-cell office:value-type="float" office:value="-3.3" calcext:value-type="float">
            <text:p>-3.3</text:p>
          </table:table-cell>
          <table:table-cell office:value-type="float" office:value="-2.3" calcext:value-type="float">
            <text:p>-2.3</text:p>
          </table:table-cell>
          <table:table-cell office:value-type="float" office:value="-9.3" calcext:value-type="float">
            <text:p>-9.3</text:p>
          </table:table-cell>
          <table:table-cell table:style-name="ce5" office:value-type="currency" office:currency="USD" office:value="42019" calcext:value-type="currency">
            <text:p>$42,019</text:p>
          </table:table-cell>
          <table:table-cell table:style-name="ce5" office:value-type="currency" office:currency="USD" office:value="22714" calcext:value-type="currency">
            <text:p>$22,714</text:p>
          </table:table-cell>
          <table:table-cell table:style-name="ce7" office:value-type="percentage" office:value="0.039" calcext:value-type="percentage">
            <text:p>3.9%</text:p>
          </table:table-cell>
          <table:table-cell table:style-name="ce9" office:value-type="currency" office:currency="USD" office:value="2321" calcext:value-type="currency">
            <text:p>$2,321.00</text:p>
          </table:table-cell>
          <table:table-cell table:style-name="ce28" office:value-type="float" office:value="7739" calcext:value-type="float">
            <text:p>7739</text:p>
          </table:table-cell>
          <table:table-cell table:style-name="ce28" table:formula="of:=1000*[.$P49]/[.$B49]" office:value-type="float" office:value="4.19656336219612" calcext:value-type="float">
            <text:p>4.19656336219612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table:formula="of:=100000*[.$R49]/[.$B49]" office:value-type="float" office:value="6.88672369813809" calcext:value-type="float">
            <text:p>6.88672369813809</text:p>
          </table:table-cell>
          <table:table-cell office:value-type="float" office:value="76.03" calcext:value-type="float">
            <text:p>76.03</text:p>
          </table:table-cell>
          <table:table-cell table:style-name="ce28" office:value-type="float" office:value="34.89" calcext:value-type="float">
            <text:p>34.89</text:p>
          </table:table-cell>
          <table:table-cell table:style-name="ce29" office:value-type="float" office:value="523" calcext:value-type="float">
            <text:p>523</text:p>
          </table:table-cell>
          <table:table-cell table:style-name="ce12" office:value-type="percentage" office:value="0.377" calcext:value-type="percentage">
            <text:p>37.7%</text:p>
          </table:table-cell>
          <table:table-cell table:style-name="ce29" office:value-type="float" office:value="5.2" calcext:value-type="float">
            <text:p>5.2</text:p>
          </table:table-cell>
          <table:table-cell office:value-type="float" office:value="19.3" calcext:value-type="float">
            <text:p>19.3</text:p>
          </table:table-cell>
          <table:table-cell table:style-name="ce12" office:value-type="percentage" office:value="0.16" calcext:value-type="percentage">
            <text:p>16.0%</text:p>
          </table:table-cell>
          <table:table-cell table:style-name="ce13" office:value-type="percentage" office:value="0.13449535711" calcext:value-type="percentage">
            <text:p>13.45%</text:p>
          </table:table-cell>
          <table:table-cell table:style-name="ce29" office:value-type="float" office:value="3.95" calcext:value-type="float">
            <text:p>3.95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sconsin </text:p>
          </table:table-cell>
          <table:table-cell office:value-type="float" office:value="5771337" calcext:value-type="float">
            <text:p>5771337</text:p>
          </table:table-cell>
          <table:table-cell table:number-columns-repeated="2" office:value-type="percentage" office:value="0.75" calcext:value-type="percentage">
            <text:p>75%</text:p>
          </table:table-cell>
          <table:table-cell office:value-type="float" office:value="17647" calcext:value-type="float">
            <text:p>17647</text:p>
          </table:table-cell>
          <table:table-cell office:value-type="float" office:value="31" calcext:value-type="float">
            <text:p>31</text:p>
          </table:table-cell>
          <table:table-cell office:value-type="float" office:value="22.2" calcext:value-type="float">
            <text:p>22.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table:style-name="ce5" office:value-type="currency" office:currency="USD" office:value="55638" calcext:value-type="currency">
            <text:p>$55,638</text:p>
          </table:table-cell>
          <table:table-cell table:style-name="ce5" office:value-type="currency" office:currency="USD" office:value="28213" calcext:value-type="currency">
            <text:p>$28,213</text:p>
          </table:table-cell>
          <table:table-cell table:style-name="ce7" office:value-type="percentage" office:value="0.034" calcext:value-type="percentage">
            <text:p>3.4%</text:p>
          </table:table-cell>
          <table:table-cell table:style-name="ce9" office:value-type="currency" office:currency="USD" office:value="1747" calcext:value-type="currency">
            <text:p>$1,747.00</text:p>
          </table:table-cell>
          <table:table-cell table:style-name="ce28" office:value-type="float" office:value="65745" calcext:value-type="float">
            <text:p>65745</text:p>
          </table:table-cell>
          <table:table-cell table:style-name="ce28" table:formula="of:=1000*[.$P50]/[.$B50]" office:value-type="float" office:value="11.3916411396527" calcext:value-type="float">
            <text:p>11.3916411396527</text:p>
          </table:table-cell>
          <table:table-cell table:style-name="ce28" office:value-type="float" office:value="2039" calcext:value-type="float">
            <text:p>2039</text:p>
          </table:table-cell>
          <table:table-cell table:style-name="ce28" table:formula="of:=100000*[.$R50]/[.$B50]" office:value-type="float" office:value="35.3297684747919" calcext:value-type="float">
            <text:p>35.3297684747919</text:p>
          </table:table-cell>
          <table:table-cell office:value-type="float" office:value="79.79" calcext:value-type="float">
            <text:p>79.79</text:p>
          </table:table-cell>
          <table:table-cell table:style-name="ce28" office:value-type="float" office:value="64.16" calcext:value-type="float">
            <text:p>64.16</text:p>
          </table:table-cell>
          <table:table-cell table:style-name="ce29" office:value-type="float" office:value="605" calcext:value-type="float">
            <text:p>605</text:p>
          </table:table-cell>
          <table:table-cell table:style-name="ce12" office:value-type="percentage" office:value="0.307" calcext:value-type="percentage">
            <text:p>30.7%</text:p>
          </table:table-cell>
          <table:table-cell table:style-name="ce29" office:value-type="float" office:value="3.2" calcext:value-type="float">
            <text:p>3.2</text:p>
          </table:table-cell>
          <table:table-cell office:value-type="float" office:value="14.7" calcext:value-type="float">
            <text:p>14.7</text:p>
          </table:table-cell>
          <table:table-cell table:style-name="ce12" office:value-type="percentage" office:value="0.111" calcext:value-type="percentage">
            <text:p>11.1%</text:p>
          </table:table-cell>
          <table:table-cell table:style-name="ce13" office:value-type="percentage" office:value="0.073296479397" calcext:value-type="percentage">
            <text:p>7.33%</text:p>
          </table:table-cell>
          <table:table-cell table:style-name="ce29" office:value-type="float" office:value="4.59" calcext:value-type="float">
            <text:p>4.59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yoming </text:p>
          </table:table-cell>
          <table:table-cell office:value-type="float" office:value="586107" calcext:value-type="float">
            <text:p>586107</text:p>
          </table:table-cell>
          <table:table-cell office:value-type="percentage" office:value="0.77" calcext:value-type="percentage">
            <text:p>77%</text:p>
          </table:table-cell>
          <table:table-cell office:value-type="percentage" office:value="0.74" calcext:value-type="percentage">
            <text:p>74%</text:p>
          </table:table-cell>
          <table:table-cell office:value-type="float" office:value="1302" calcext:value-type="float">
            <text:p>130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11.8" calcext:value-type="float">
            <text:p>11.8</text:p>
          </table:table-cell>
          <table:table-cell office:value-type="float" office:value="-5.2" calcext:value-type="float">
            <text:p>-5.2</text:p>
          </table:table-cell>
          <table:table-cell office:value-type="float" office:value="-3.6" calcext:value-type="float">
            <text:p>-3.6</text:p>
          </table:table-cell>
          <table:table-cell table:style-name="ce5" office:value-type="currency" office:currency="USD" office:value="60214" calcext:value-type="currency">
            <text:p>$60,214</text:p>
          </table:table-cell>
          <table:table-cell table:style-name="ce5" office:value-type="currency" office:currency="USD" office:value="29698" calcext:value-type="currency">
            <text:p>$29,698</text:p>
          </table:table-cell>
          <table:table-cell table:style-name="ce7" office:value-type="percentage" office:value="0.042" calcext:value-type="percentage">
            <text:p>4.2%</text:p>
          </table:table-cell>
          <table:table-cell table:style-name="ce9" office:value-type="currency" office:currency="USD" office:value="2550" calcext:value-type="currency">
            <text:p>$2,550.00</text:p>
          </table:table-cell>
          <table:table-cell table:style-name="ce28" office:value-type="float" office:value="2391" calcext:value-type="float">
            <text:p>2391</text:p>
          </table:table-cell>
          <table:table-cell table:style-name="ce28" table:formula="of:=1000*[.$P51]/[.$B51]" office:value-type="float" office:value="4.07945989384191" calcext:value-type="float">
            <text:p>4.07945989384191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table:formula="of:=100000*[.$R51]/[.$B51]" office:value-type="float" office:value="18.7679041540197" calcext:value-type="float">
            <text:p>18.7679041540197</text:p>
          </table:table-cell>
          <table:table-cell office:value-type="float" office:value="78.62" calcext:value-type="float">
            <text:p>78.62</text:p>
          </table:table-cell>
          <table:table-cell table:style-name="ce28" office:value-type="float" office:value="46.96" calcext:value-type="float">
            <text:p>46.96</text:p>
          </table:table-cell>
          <table:table-cell table:style-name="ce29" office:value-type="float" office:value="651" calcext:value-type="float">
            <text:p>651</text:p>
          </table:table-cell>
          <table:table-cell table:style-name="ce12" office:value-type="percentage" office:value="0.277" calcext:value-type="percentage">
            <text:p>27.7%</text:p>
          </table:table-cell>
          <table:table-cell table:style-name="ce29" office:value-type="float" office:value="5.4" calcext:value-type="float">
            <text:p>5.4</text:p>
          </table:table-cell>
          <table:table-cell office:value-type="float" office:value="25.2" calcext:value-type="float">
            <text:p>25.2</text:p>
          </table:table-cell>
          <table:table-cell table:style-name="ce12" office:value-type="percentage" office:value="0.093" calcext:value-type="percentage">
            <text:p>9.3%</text:p>
          </table:table-cell>
          <table:table-cell table:style-name="ce13" office:value-type="percentage" office:value="0.08941774069" calcext:value-type="percentage">
            <text:p>8.94%</text:p>
          </table:table-cell>
          <table:table-cell table:style-name="ce29" office:value-type="float" office:value="4.83" calcext:value-type="float">
            <text:p>4.83</text:p>
          </table:table-cell>
          <table:table-cell table:number-columns-repeated="996"/>
        </table:table-row>
        <table:table-row table:style-name="ro1">
          <table:table-cell table:number-columns-repeated="23"/>
          <table:table-cell table:style-name="ce29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https://en.wikipedia.org/wiki/List_of_U.S._states_and_territories_by_religiosity" xlink:type="simple">List of U.S. states and territories by religiosity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https://www.santarosa-lawyer.com/united-states-crime-map-2017/" xlink:type="simple">Violent Crime Rates for Every State in America (2017)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https://www.washingtonpost.com/news/the-fix/wp/2015/11/13/actually-mr-trump-iowa-is-one-of-the-smartest-states-in-the-union" xlink:type="simple">Actually, Mr. Trump, Iowa is one of the smartest states in the union (2015)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https://en.wikipedia.org/wiki/List_of_U.S._states_by_income" xlink:type="simple">List of U.S. states by income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https://www.philanthropy.com/article/Generosity-in-the-States/156205" xlink:type="simple">Generosity in the States: a Ranking (2012)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https://www.uspto.gov/web/offices/ac/ido/oeip/taf/cst_utl.htm" xlink:type="simple">Patent Counts By Country, State, and Year - Utility Patents (December 2015)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http://uk.businessinsider.com/us-states-with-the-highest-and-lowest-life-expectancy-2017-5" xlink:type="simple">Here's how your life expectancy varies based on which state you're born in (2017)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https://wallethub.com/edu/happiest-states/6959/" xlink:type="simple">2017’s Happiest States in America (2017)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https://en.wikipedia.org/wiki/List_of_U.S._states_by_incarceration_and_correctional_supervision_rate" xlink:type="simple">List of U.S. states by incarceration and correctional supervision rate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https://en.wikipedia.org/wiki/Obesity_in_the_United_States#Prevalence_by_state_and_territory" xlink:type="simple">Obesity in the United States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https://en.wikipedia.org/wiki/Divorce_in_the_United_States#Divorce_rate_by_state" xlink:type="simple">Divorce in the United States (2012)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http://www.worldlifeexpectancy.com/usa/cause-of-death/suicide/by-state/" xlink:type="simple">Suicide Rates - Age Standardized (2016)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en.wikipedia.org/wiki/List_of_U.S._states_and_territories_by_poverty_rate" xlink:type="simple">List of U.S. states and territories by poverty rate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https://nces.ed.gov/naal/estimates/StateEstimates.aspx" xlink:type="simple">State &amp; County Estimates of Low Literacy (2003)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https://en.wikipedia.org/wiki/List_of_U.S._states_by_American_Human_Development_Index" xlink:type="simple">List of U.S. states by American Human Development Index (2016)</text:a></text:p>
          </table:table-cell>
          <table:table-cell table:number-columns-repeated="1023"/>
        </table:table-row>
        <table:table-row table:style-name="ro1" table:number-rows-repeated="189">
          <table:table-cell table:number-columns-repeated="1024"/>
        </table:table-row>
        <table:table-row table:style-name="ro1" table:number-rows-repeated="53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0482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column table:style-name="co5" table:default-cell-style-name="ce28"/>
        <table:table-column table:style-name="co2" table:default-cell-style-name="Default"/>
        <table:table-column table:style-name="co2" table:default-cell-style-name="ce20"/>
        <table:table-column table:style-name="co2" table:default-cell-style-name="Default"/>
        <table:table-row table:style-name="ro3">
          <table:table-cell table:style-name="ce28" office:value-type="string" calcext:value-type="string" table:number-columns-spanned="4" table:number-rows-spanned="1">
            <text:p>Is religion good for societies?  Does it make people happy?  As defenders of religious value systems will often claim, does religion make people behave morally?</text:p>
          </table:table-cell>
          <table:covered-table-cell table:style-name="Default"/>
          <table:covered-table-cell table:style-name="ce20"/>
          <table:covered-table-cell/>
          <table:table-cell/>
        </table:table-row>
        <table:table-row table:style-name="ro1">
          <table:table-cell table:style-name="ce29"/>
          <table:table-cell table:style-name="Default"/>
          <table:table-cell table:style-name="ce20"/>
          <table:table-cell table:number-columns-repeated="2"/>
        </table:table-row>
        <table:table-row table:style-name="ro4">
          <table:table-cell table:style-name="ce28" office:value-type="string" calcext:value-type="string" table:number-columns-spanned="4" table:number-rows-spanned="1">
            <text:p><text:span text:style-name="T1">We present a study to attempt to answer these questions.  In order to quantify "good", the following measures were used</text:span>:</text:p>
          </table:table-cell>
          <table:covered-table-cell table:style-name="Default"/>
          <table:covered-table-cell table:style-name="ce20"/>
          <table:covered-table-cell/>
          <table:table-cell/>
        </table:table-row>
        <table:table-row table:style-name="ro1">
          <table:table-cell/>
          <table:table-cell table:style-name="Default"/>
          <table:table-cell table:style-name="ce20"/>
          <table:table-cell table:number-columns-repeated="2"/>
        </table:table-row>
        <table:table-row table:style-name="ro2">
          <table:table-cell/>
          <table:table-cell office:value-type="string" calcext:value-type="string">
            <text:p>IQ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mposite intelligence sco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ege graduation ra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olent crime ra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carceration ra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dian household inco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come per capit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overty ra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 table:number-columns-spanned="3" table:number-rows-spanned="1">
            <text:p>median charitable contribution</text:p>
          </table:table-cell>
          <table:covered-table-cell table:number-columns-repeated="2"/>
          <table:table-cell/>
        </table:table-row>
        <table:table-row table:style-name="ro2">
          <table:table-cell/>
          <table:table-cell office:value-type="string" calcext:value-type="string" table:number-columns-spanned="4" table:number-rows-spanned="1">
            <text:p>median charitable contributions as % of median income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number of patents per capita, all ti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umber of patents per capita, 20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fe expectancy at birt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ult obesity ra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ppiness scor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ivorce ra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uicide rate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 calcext:value-type="string">
            <text:p>American Human Development Index</text:p>
          </table:table-cell>
          <table:table-cell table:number-columns-repeated="3"/>
        </table:table-row>
        <table:table-row table:style-name="ro2">
          <table:table-cell/>
          <table:table-cell table:style-name="ce35" office:value-type="string" calcext:value-type="string">
            <text:p><text:span text:style-name="T1">illiteracy rate </text:span>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0"/>
          <table:table-cell table:number-columns-repeated="2"/>
        </table:table-row>
        <table:table-row table:style-name="ro4">
          <table:table-cell table:style-name="ce28" office:value-type="string" calcext:value-type="string" table:number-columns-spanned="4" table:number-rows-spanned="1">
            <text:p>All of these were compared to the percentage identifying as "religious" (from Pew research).</text:p>
          </table:table-cell>
          <table:covered-table-cell table:style-name="Default"/>
          <table:covered-table-cell table:style-name="ce20"/>
          <table:covered-table-cell/>
          <table:table-cell/>
        </table:table-row>
        <table:table-row table:style-name="ro1">
          <table:table-cell table:style-name="ce29"/>
          <table:table-cell table:style-name="Default"/>
          <table:table-cell table:style-name="ce20"/>
          <table:table-cell table:number-columns-repeated="2"/>
        </table:table-row>
        <table:table-row table:style-name="ro5">
          <table:table-cell table:style-name="ce28" office:value-type="string" calcext:value-type="string" table:number-columns-spanned="4" table:number-rows-spanned="1">
            <text:p>In order to minimize confounding factors relating to cultural variations, we focused only on US data here.  Also, US data is well-compiled and easily available, which is not necessarily true of global metrics.  Since data on individuals is hard to find, this data was gathered per US state.</text:p>
          </table:table-cell>
          <table:covered-table-cell table:style-name="Default"/>
          <table:covered-table-cell table:style-name="ce20"/>
          <table:covered-table-cell/>
          <table:table-cell/>
        </table:table-row>
        <table:table-row table:style-name="ro1">
          <table:table-cell table:style-name="ce29"/>
          <table:table-cell table:style-name="Default"/>
          <table:table-cell table:style-name="ce20"/>
          <table:table-cell table:number-columns-repeated="2"/>
        </table:table-row>
        <table:table-row table:style-name="ro2">
          <table:table-cell table:style-name="ce34" office:value-type="string" calcext:value-type="string">
            <text:p>Results:</text:p>
          </table:table-cell>
          <table:table-cell table:style-name="Default"/>
          <table:table-cell table:style-name="ce20"/>
          <table:table-cell table:number-columns-repeated="2"/>
        </table:table-row>
        <table:table-row table:style-name="ro1">
          <table:table-cell table:style-name="ce29"/>
          <table:table-cell table:style-name="Default"/>
          <table:table-cell table:style-name="ce20"/>
          <table:table-cell table:number-columns-repeated="2"/>
        </table:table-row>
        <table:table-row table:style-name="ro2">
          <table:table-cell table:style-name="ce28" office:value-type="string" calcext:value-type="string" table:number-columns-spanned="4" table:number-rows-spanned="1">
            <text:p>Increased religiosity is <text:span text:style-name="T2">bad </text:span>for the following measures:</text:p>
          </table:table-cell>
          <table:covered-table-cell table:style-name="Default"/>
          <table:covered-table-cell table:style-name="ce20"/>
          <table:covered-table-cell/>
          <table:table-cell/>
        </table:table-row>
        <table:table-row table:style-name="ro2">
          <table:table-cell/>
          <table:table-cell office:value-type="string" calcext:value-type="string">
            <text:p>IQ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mposite intelligence scor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llege graduation ra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violent crime ra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carceration ra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edian household inco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come per capit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overty ra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atents per capita, all ti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atents per capita, 201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ife expectancy at birt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dult obesity ra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appiness score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 calcext:value-type="string">
            <text:p>American Human Development Index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 calcext:value-type="string">
            <text:p>rate of illiteracy</text:p>
          </table:table-cell>
          <table:table-cell table:number-columns-repeated="3"/>
        </table:table-row>
        <table:table-row table:style-name="ro1">
          <table:table-cell table:style-name="ce28"/>
          <table:table-cell table:style-name="Default"/>
          <table:table-cell table:style-name="ce20"/>
          <table:table-cell table:number-columns-repeated="2"/>
        </table:table-row>
        <table:table-row table:style-name="ro4">
          <table:table-cell table:style-name="ce28" office:value-type="string" calcext:value-type="string" table:number-columns-spanned="3" table:number-rows-spanned="1">
            <text:p>Increased religiosity is <text:span text:style-name="T2">good </text:span>for the following measures:</text:p>
          </table:table-cell>
          <table:covered-table-cell table:style-name="Default"/>
          <table:covered-table-cell table:style-name="ce20"/>
          <table:table-cell table:number-columns-repeated="2"/>
        </table:table-row>
        <table:table-row table:style-name="ro2">
          <table:table-cell/>
          <table:table-cell office:value-type="string" calcext:value-type="string">
            <text:p>median charitable contribution</text:p>
          </table:table-cell>
          <table:table-cell table:style-name="ce20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dian charitable contributions as % of median income</text:p>
          </table:table-cell>
          <table:table-cell table:style-name="ce20"/>
          <table:table-cell table:number-columns-repeated="2"/>
        </table:table-row>
        <table:table-row table:style-name="ro6">
          <table:table-cell/>
          <table:table-cell office:value-type="string" calcext:value-type="string">
            <text:p>* This is mostly due to tithing.  It would be interesting to know how these rates stack up when donations to a religious organization are excluded, and only actual philanthropic causes are included, but that statistic is difficult to obtain.</text:p>
          </table:table-cell>
          <table:table-cell table:style-name="ce20"/>
          <table:table-cell table:number-columns-repeated="2"/>
        </table:table-row>
        <table:table-row table:style-name="ro1">
          <table:table-cell table:style-name="ce28"/>
          <table:table-cell table:style-name="Default"/>
          <table:table-cell table:style-name="ce20"/>
          <table:table-cell table:number-columns-repeated="2"/>
        </table:table-row>
        <table:table-row table:style-name="ro4">
          <table:table-cell table:style-name="ce28" office:value-type="string" calcext:value-type="string" table:number-columns-spanned="3" table:number-rows-spanned="1">
            <text:p>Religion has <text:span text:style-name="T2">marginal or no correlation </text:span>to these measures:</text:p>
          </table:table-cell>
          <table:covered-table-cell table:style-name="Default"/>
          <table:covered-table-cell table:style-name="ce20"/>
          <table:table-cell table:number-columns-repeated="2"/>
        </table:table-row>
        <table:table-row table:style-name="ro2">
          <table:table-cell/>
          <table:table-cell office:value-type="string" calcext:value-type="string">
            <text:p>divorce rate</text:p>
          </table:table-cell>
          <table:table-cell table:style-name="ce20"/>
          <table:table-cell table:number-columns-repeated="2"/>
        </table:table-row>
        <table:table-row table:style-name="ro2">
          <table:table-cell/>
          <table:table-cell office:value-type="string" calcext:value-type="string">
            <text:p>suicide rate</text:p>
          </table:table-cell>
          <table:table-cell table:style-name="ce20"/>
          <table:table-cell table:number-columns-repeated="2"/>
        </table:table-row>
      </table:table>
      <table:table table:name="Sheet3" table:style-name="ta1">
        <office:forms form:automatic-focus="false" form:apply-design-mode="false"/>
        <table:shapes>
          <draw:frame draw:z-index="0" draw:style-name="gr1" draw:text-style-name="P1" svg:width="159.99mm" svg:height="89.99mm" svg:x="0.17mm" svg:y="0mm">
            <draw:object draw:notify-on-update-of-ranges="religiosity.C2:religiosity.C51 religiosity.H2:religiosity.H51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1" draw:style-name="gr1" draw:text-style-name="P1" svg:width="159.99mm" svg:height="89.99mm" svg:x="330.22mm" svg:y="2.36mm">
            <draw:object draw:notify-on-update-of-ranges="religiosity.C2:religiosity.C51 religiosity.K2:religiosity.K51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" draw:style-name="gr1" draw:text-style-name="P1" svg:width="160.07mm" svg:height="90.04mm" svg:x="0.28mm" svg:y="99.97mm">
            <draw:object draw:notify-on-update-of-ranges="religiosity.C2:religiosity.C51 religiosity.F2:religiosity.F51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3" draw:style-name="gr1" draw:text-style-name="P1" svg:width="160.07mm" svg:height="90.04mm" svg:x="161.7mm" svg:y="99.36mm">
            <draw:object draw:notify-on-update-of-ranges="religiosity.C2:religiosity.C51 religiosity.V2:religiosity.V51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4" draw:style-name="gr1" draw:text-style-name="P1" svg:width="159.99mm" svg:height="89.99mm" svg:x="0.17mm" svg:y="198.7mm">
            <draw:object draw:notify-on-update-of-ranges="religiosity.C2:religiosity.C51 religiosity.L2:religiosity.L51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5" draw:style-name="gr1" draw:text-style-name="P1" svg:width="159.99mm" svg:height="89.99mm" svg:x="332.17mm" svg:y="198.98mm">
            <draw:object draw:notify-on-update-of-ranges="religiosity.C2:religiosity.C51 religiosity.Z2:religiosity.Z51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6" draw:style-name="gr1" draw:text-style-name="P1" svg:width="159.99mm" svg:height="89.99mm" svg:x="0.26mm" svg:y="388.64mm">
            <draw:object draw:notify-on-update-of-ranges="religiosity.C2:religiosity.C51 religiosity.Q2:religiosity.Q51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7" draw:style-name="gr1" draw:text-style-name="P1" svg:width="159.99mm" svg:height="89.99mm" svg:x="172.83mm" svg:y="388.36mm">
            <draw:object draw:notify-on-update-of-ranges="religiosity.C2:religiosity.C51 religiosity.S2:religiosity.S51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8" draw:style-name="gr1" draw:text-style-name="P1" svg:width="159.99mm" svg:height="89.99mm" svg:x="0mm" svg:y="483.29mm">
            <draw:object draw:notify-on-update-of-ranges="religiosity.C2:religiosity.C51 religiosity.T2:religiosity.T51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9" draw:style-name="gr1" draw:text-style-name="P1" svg:width="159.99mm" svg:height="89.99mm" svg:x="171.05mm" svg:y="481.04mm">
            <draw:object draw:notify-on-update-of-ranges="religiosity.C2:religiosity.C51 religiosity.W2:religiosity.W51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10" draw:style-name="gr1" draw:text-style-name="P1" svg:width="159.99mm" svg:height="89.99mm" svg:x="5.5mm" svg:y="578.93mm">
            <draw:object draw:notify-on-update-of-ranges="religiosity.C2:religiosity.C51 religiosity.U2:religiosity.U51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11" draw:style-name="gr1" draw:text-style-name="P1" svg:width="159.99mm" svg:height="89.99mm" svg:x="182.7mm" svg:y="572.76mm">
            <draw:object draw:notify-on-update-of-ranges="religiosity.C2:religiosity.C51 religiosity.AB2:religiosity.AB51"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  <draw:frame draw:z-index="12" draw:style-name="gr1" draw:text-style-name="P1" svg:width="159.99mm" svg:height="89.99mm" svg:x="182.68mm" svg:y="666.71mm">
            <draw:object draw:notify-on-update-of-ranges="religiosity.C2:religiosity.C51 religiosity.X2:religiosity.X51"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z-index="13" draw:style-name="gr1" draw:text-style-name="P1" svg:width="159.99mm" svg:height="89.99mm" svg:x="6.65mm" svg:y="670.4mm">
            <draw:object draw:notify-on-update-of-ranges="religiosity.C2:religiosity.C51 religiosity.Y2:religiosity.Y51"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z-index="14" draw:style-name="gr1" draw:text-style-name="P1" svg:width="159.99mm" svg:height="89.99mm" svg:x="172.53mm" svg:y="201.81mm">
            <draw:object draw:notify-on-update-of-ranges="religiosity.D2:religiosity.D51 religiosity.M2:religiosity.M51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15" draw:style-name="gr1" draw:text-style-name="P1" svg:width="159.99mm" svg:height="89.99mm" svg:x="6.09mm" svg:y="295.8mm">
            <draw:object draw:notify-on-update-of-ranges="religiosity.C2:religiosity.C51 religiosity.N2:religiosity.N51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16" draw:style-name="gr1" draw:text-style-name="P1" svg:width="159.99mm" svg:height="89.99mm" svg:x="174.26mm" svg:y="294.65mm">
            <draw:object draw:notify-on-update-of-ranges="religiosity.C2:religiosity.C51 religiosity.O2:religiosity.O51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17" draw:style-name="gr1" draw:text-style-name="P1" svg:width="159.99mm" svg:height="89.99mm" svg:x="162.98mm" svg:y="3.68mm">
            <draw:object draw:notify-on-update-of-ranges="religiosity.C2:religiosity.C51 religiosity.G2:religiosity.G51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18" draw:style-name="gr1" draw:text-style-name="P1" svg:width="159.99mm" svg:height="89.99mm" svg:x="496.3mm" svg:y="2.88mm">
            <draw:object draw:notify-on-update-of-ranges="religiosity.C2:religiosity.C51 religiosity.AA2:religiosity.AA51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religiosity.A1:religiosity.D5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7">00/00/0000</text:date>, <text:time style:data-style-name="N2" text:time-value="22:15:20.2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7T22:18:38.283000000</dc:date>
    <meta:editing-duration>PT11H30M27S</meta:editing-duration>
    <meta:editing-cycles>45</meta:editing-cycles>
    <meta:generator>LibreOffice/6.0.2.1$Windows_X86_64 LibreOffice_project/f7f06a8f319e4b62f9bc5095aa112a65d2f3ac89</meta:generator>
    <meta:document-statistic meta:table-count="3" meta:cell-count="1484" meta:object-count="3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4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4586"/>
    </style:style>
    <style:style style:name="ch9" style:family="chart">
      <style:chart-properties chart:solid-type="cuboid" chart:symbol-type="image" chart:symbol-width="0.397cm" chart:symbol-height="0.397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scatter" chart:style-name="ch1">
        <chart:title svg:x="4.441cm" svg:y="0.316cm" chart:style-name="ch2">
          <text:p>% Religious vs. Violent Crime Rate</text:p>
        </chart:title>
        <chart:plot-area chart:style-name="ch3" table:cell-range-address="religiosity.D2:religiosity.D51 religiosity.F2:religiosity.F51" svg:x="0.32cm" svg:y="1.275cm" svg:width="15.368cm" svg:height="7.55cm">
          <chartooo:coordinate-region svg:x="0.941cm" svg:y="1.474cm" svg:width="14.401cm" svg:height="6.7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ligiosity.F2:religiosity.F51" chart:class="chart:scatter">
            <chart:domain table:cell-range-address="religiosity.D2:religiosity.D51"/>
            <chart:regression-curve chart:style-name="ch8"/>
            <chart:data-point chart:repeated="44"/>
            <chart:data-point chart:style-name="ch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">
                <text:p>0.88</text:p>
                <draw:g>
                  <svg:desc>religiosity.D2:religiosity.D51</svg:desc>
                </draw:g>
              </table:table-cell>
              <table:table-cell office:value-type="float" office:value="47">
                <text:p>47</text:p>
                <draw:g>
                  <svg:desc>religiosity.F2:religiosity.F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">
                <text:p>0.6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">
                <text:p>0.7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2">
                <text:p>0.8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">
                <text:p>0.7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">
                <text:p>0.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">
                <text:p>0.7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">
                <text:p>0.7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">
                <text:p>0.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">
                <text:p>0.7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">
                <text:p>0.7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">
                <text:p>0.7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">
                <text:p>0.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">
                <text:p>0.8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9">
                <text:p>0.6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7">
                <text:p>0.7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8">
                <text:p>0.6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">
                <text:p>0.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">
                <text:p>0.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6">
                <text:p>0.8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">
                <text:p>0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">
                <text:p>0.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">
                <text:p>0.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2">
                <text:p>0.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">
                <text:p>0.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">
                <text:p>0.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">
                <text:p>0.7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3">
                <text:p>0.7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">
                <text:p>0.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8">
                <text:p>0.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2">
                <text:p>0.8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">
                <text:p>0.6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9">
                <text:p>0.7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">
                <text:p>0.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1">
                <text:p>0.8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2">
                <text:p>0.8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6">
                <text:p>0.8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2">
                <text:p>0.8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8">
                <text:p>0.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">
                <text:p>0.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">
                <text:p>0.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8">
                <text:p>0.6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2">
                <text:p>0.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">
                <text:p>0.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">
                <text:p>0.74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4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977cm" svg:y="0.015cm" chart:style-name="ch2">
          <text:p>% Religious vs. Life Expectancy at Birth (Born in 1980)</text:p>
        </chart:title>
        <chart:plot-area chart:style-name="ch3" table:cell-range-address="religiosity.D2:religiosity.D51 religiosity.T2:religiosity.T51" svg:x="0.32cm" svg:y="1.275cm" svg:width="15.36cm" svg:height="7.545cm">
          <chartooo:coordinate-region svg:x="0.941cm" svg:y="1.474cm" svg:width="14.393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ligiosity.T2:religiosity.T51" chart:class="chart:scatter">
            <chart:domain table:cell-range-address="religiosity.D2:religiosity.D51"/>
            <chart:regression-curve chart:style-name="ch8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">
                <text:p>0.88</text:p>
                <draw:g>
                  <svg:desc>religiosity.D2:religiosity.D51</svg:desc>
                </draw:g>
              </table:table-cell>
              <table:table-cell office:value-type="float" office:value="75.65">
                <text:p>75.65</text:p>
                <draw:g>
                  <svg:desc>religiosity.T2:religiosity.T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">
                <text:p>0.69</text:p>
              </table:table-cell>
              <table:table-cell office:value-type="float" office:value="78.41">
                <text:p>78.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">
                <text:p>0.73</text:p>
              </table:table-cell>
              <table:table-cell office:value-type="float" office:value="79.58">
                <text:p>79.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2">
                <text:p>0.82</text:p>
              </table:table-cell>
              <table:table-cell office:value-type="float" office:value="76.18">
                <text:p>76.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">
                <text:p>0.73</text:p>
              </table:table-cell>
              <table:table-cell office:value-type="float" office:value="80.82">
                <text:p>80.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">
                <text:p>0.71</text:p>
              </table:table-cell>
              <table:table-cell office:value-type="float" office:value="80.21">
                <text:p>80.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80.56">
                <text:p>80.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78.72">
                <text:p>78.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">
                <text:p>0.76</text:p>
              </table:table-cell>
              <table:table-cell office:value-type="float" office:value="79.48">
                <text:p>79.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77.38">
                <text:p>77.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">
                <text:p>0.74</text:p>
              </table:table-cell>
              <table:table-cell office:value-type="float" office:value="81.15">
                <text:p>81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">
                <text:p>0.73</text:p>
              </table:table-cell>
              <table:table-cell office:value-type="float" office:value="79.49">
                <text:p>79.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">
                <text:p>0.78</text:p>
              </table:table-cell>
              <table:table-cell office:value-type="float" office:value="79.02">
                <text:p>79.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">
                <text:p>0.74</text:p>
              </table:table-cell>
              <table:table-cell office:value-type="float" office:value="77.69">
                <text:p>77.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">
                <text:p>0.79</text:p>
              </table:table-cell>
              <table:table-cell office:value-type="float" office:value="79.73">
                <text:p>79.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78.74">
                <text:p>78.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">
                <text:p>0.78</text:p>
              </table:table-cell>
              <table:table-cell office:value-type="float" office:value="76.26">
                <text:p>76.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">
                <text:p>0.87</text:p>
              </table:table-cell>
              <table:table-cell office:value-type="float" office:value="75.82">
                <text:p>75.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9">
                <text:p>0.69</text:p>
              </table:table-cell>
              <table:table-cell office:value-type="float" office:value="79.32">
                <text:p>79.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7">
                <text:p>0.77</text:p>
              </table:table-cell>
              <table:table-cell office:value-type="float" office:value="79.16">
                <text:p>79.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8">
                <text:p>0.68</text:p>
              </table:table-cell>
              <table:table-cell office:value-type="float" office:value="80.41">
                <text:p>80.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">
                <text:p>0.76</text:p>
              </table:table-cell>
              <table:table-cell office:value-type="float" office:value="78.26">
                <text:p>78.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">
                <text:p>0.8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6">
                <text:p>0.86</text:p>
              </table:table-cell>
              <table:table-cell office:value-type="float" office:value="74.91">
                <text:p>74.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">
                <text:p>0.8</text:p>
              </table:table-cell>
              <table:table-cell office:value-type="float" office:value="77.73">
                <text:p>77.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">
                <text:p>0.7</text:p>
              </table:table-cell>
              <table:table-cell office:value-type="float" office:value="78.93">
                <text:p>78.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">
                <text:p>0.8</text:p>
              </table:table-cell>
              <table:table-cell office:value-type="float" office:value="79.58">
                <text:p>79.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2">
                <text:p>0.72</text:p>
              </table:table-cell>
              <table:table-cell office:value-type="float" office:value="78.11">
                <text:p>78.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">
                <text:p>0.64</text:p>
              </table:table-cell>
              <table:table-cell office:value-type="float" office:value="80.15">
                <text:p>80.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">
                <text:p>0.82</text:p>
              </table:table-cell>
              <table:table-cell office:value-type="float" office:value="80.04">
                <text:p>80.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">
                <text:p>0.79</text:p>
              </table:table-cell>
              <table:table-cell office:value-type="float" office:value="78.35">
                <text:p>78.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3">
                <text:p>0.73</text:p>
              </table:table-cell>
              <table:table-cell office:value-type="float" office:value="80.36">
                <text:p>80.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77.86">
                <text:p>77.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">
                <text:p>0.8</text:p>
              </table:table-cell>
              <table:table-cell office:value-type="float" office:value="79.95">
                <text:p>79.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8">
                <text:p>0.78</text:p>
              </table:table-cell>
              <table:table-cell office:value-type="float" office:value="77.91">
                <text:p>77.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2">
                <text:p>0.82</text:p>
              </table:table-cell>
              <table:table-cell office:value-type="float" office:value="76.09">
                <text:p>76.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">
                <text:p>0.69</text:p>
              </table:table-cell>
              <table:table-cell office:value-type="float" office:value="79.44">
                <text:p>79.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9">
                <text:p>0.79</text:p>
              </table:table-cell>
              <table:table-cell office:value-type="float" office:value="78.76">
                <text:p>78.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">
                <text:p>0.8</text:p>
              </table:table-cell>
              <table:table-cell office:value-type="float" office:value="79.76">
                <text:p>79.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1">
                <text:p>0.81</text:p>
              </table:table-cell>
              <table:table-cell office:value-type="float" office:value="76.89">
                <text:p>76.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2">
                <text:p>0.82</text:p>
              </table:table-cell>
              <table:table-cell office:value-type="float" office:value="79.57">
                <text:p>79.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6">
                <text:p>0.86</text:p>
              </table:table-cell>
              <table:table-cell office:value-type="float" office:value="76.33">
                <text:p>76.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2">
                <text:p>0.82</text:p>
              </table:table-cell>
              <table:table-cell office:value-type="float" office:value="78.54">
                <text:p>78.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8">
                <text:p>0.78</text:p>
              </table:table-cell>
              <table:table-cell office:value-type="float" office:value="79.91">
                <text:p>79.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">
                <text:p>0.63</text:p>
              </table:table-cell>
              <table:table-cell office:value-type="float" office:value="80.24">
                <text:p>80.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">
                <text:p>0.8</text:p>
              </table:table-cell>
              <table:table-cell office:value-type="float" office:value="79.18">
                <text:p>79.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8">
                <text:p>0.68</text:p>
              </table:table-cell>
              <table:table-cell office:value-type="float" office:value="79.99">
                <text:p>79.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2">
                <text:p>0.82</text:p>
              </table:table-cell>
              <table:table-cell office:value-type="float" office:value="76.03">
                <text:p>76.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">
                <text:p>0.75</text:p>
              </table:table-cell>
              <table:table-cell office:value-type="float" office:value="79.79">
                <text:p>79.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">
                <text:p>0.74</text:p>
              </table:table-cell>
              <table:table-cell office:value-type="float" office:value="78.62">
                <text:p>78.6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4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91cm" svg:y="0.13cm" chart:style-name="ch2">
          <text:p>% Religious vs. Happiness Score</text:p>
        </chart:title>
        <chart:plot-area chart:style-name="ch3" table:cell-range-address="religiosity.D2:religiosity.D51 religiosity.U2:religiosity.U51" svg:x="0.32cm" svg:y="1.275cm" svg:width="15.36cm" svg:height="7.545cm">
          <chartooo:coordinate-region svg:x="0.941cm" svg:y="1.474cm" svg:width="14.393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ligiosity.U2:religiosity.U51" chart:class="chart:scatter">
            <chart:domain table:cell-range-address="religiosity.D2:religiosity.D51"/>
            <chart:regression-curve chart:style-name="ch8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">
                <text:p>0.88</text:p>
                <draw:g>
                  <svg:desc>religiosity.D2:religiosity.D51</svg:desc>
                </draw:g>
              </table:table-cell>
              <table:table-cell office:value-type="float" office:value="36.6">
                <text:p>36.6</text:p>
                <draw:g>
                  <svg:desc>religiosity.U2:religiosity.U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">
                <text:p>0.69</text:p>
              </table:table-cell>
              <table:table-cell office:value-type="float" office:value="45.43">
                <text:p>45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">
                <text:p>0.73</text:p>
              </table:table-cell>
              <table:table-cell office:value-type="float" office:value="56.97">
                <text:p>56.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2">
                <text:p>0.82</text:p>
              </table:table-cell>
              <table:table-cell office:value-type="float" office:value="37.33">
                <text:p>37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">
                <text:p>0.73</text:p>
              </table:table-cell>
              <table:table-cell office:value-type="float" office:value="66.55">
                <text:p>66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">
                <text:p>0.71</text:p>
              </table:table-cell>
              <table:table-cell office:value-type="float" office:value="60.84">
                <text:p>60.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60.06">
                <text:p>60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50.65">
                <text:p>50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">
                <text:p>0.76</text:p>
              </table:table-cell>
              <table:table-cell office:value-type="float" office:value="51.83">
                <text:p>51.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53.03">
                <text:p>53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">
                <text:p>0.74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">
                <text:p>0.73</text:p>
              </table:table-cell>
              <table:table-cell office:value-type="float" office:value="60.14">
                <text:p>60.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">
                <text:p>0.78</text:p>
              </table:table-cell>
              <table:table-cell office:value-type="float" office:value="59.41">
                <text:p>59.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">
                <text:p>0.74</text:p>
              </table:table-cell>
              <table:table-cell office:value-type="float" office:value="50.87">
                <text:p>50.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">
                <text:p>0.79</text:p>
              </table:table-cell>
              <table:table-cell office:value-type="float" office:value="64.52">
                <text:p>64.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54.64">
                <text:p>54.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">
                <text:p>0.78</text:p>
              </table:table-cell>
              <table:table-cell office:value-type="float" office:value="41.69">
                <text:p>41.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">
                <text:p>0.87</text:p>
              </table:table-cell>
              <table:table-cell office:value-type="float" office:value="35.35">
                <text:p>35.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9">
                <text:p>0.69</text:p>
              </table:table-cell>
              <table:table-cell office:value-type="float" office:value="55.44">
                <text:p>55.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7">
                <text:p>0.77</text:p>
              </table:table-cell>
              <table:table-cell office:value-type="float" office:value="63.18">
                <text:p>63.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8">
                <text:p>0.68</text:p>
              </table:table-cell>
              <table:table-cell office:value-type="float" office:value="59.42">
                <text:p>59.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">
                <text:p>0.76</text:p>
              </table:table-cell>
              <table:table-cell office:value-type="float" office:value="53.09">
                <text:p>53.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">
                <text:p>0.8</text:p>
              </table:table-cell>
              <table:table-cell office:value-type="float" office:value="70.81">
                <text:p>70.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6">
                <text:p>0.86</text:p>
              </table:table-cell>
              <table:table-cell office:value-type="float" office:value="38.89">
                <text:p>38.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">
                <text:p>0.8</text:p>
              </table:table-cell>
              <table:table-cell office:value-type="float" office:value="43.86">
                <text:p>43.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">
                <text:p>0.7</text:p>
              </table:table-cell>
              <table:table-cell office:value-type="float" office:value="55.66">
                <text:p>55.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">
                <text:p>0.8</text:p>
              </table:table-cell>
              <table:table-cell office:value-type="float" office:value="65.65">
                <text:p>65.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2">
                <text:p>0.72</text:p>
              </table:table-cell>
              <table:table-cell office:value-type="float" office:value="48.95">
                <text:p>48.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">
                <text:p>0.64</text:p>
              </table:table-cell>
              <table:table-cell office:value-type="float" office:value="63.47">
                <text:p>63.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">
                <text:p>0.82</text:p>
              </table:table-cell>
              <table:table-cell office:value-type="float" office:value="64.97">
                <text:p>64.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">
                <text:p>0.79</text:p>
              </table:table-cell>
              <table:table-cell office:value-type="float" office:value="45.53">
                <text:p>45.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3">
                <text:p>0.73</text:p>
              </table:table-cell>
              <table:table-cell office:value-type="float" office:value="56.54">
                <text:p>56.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54.68">
                <text:p>54.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">
                <text:p>0.8</text:p>
              </table:table-cell>
              <table:table-cell office:value-type="float" office:value="61.08">
                <text:p>61.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8">
                <text:p>0.78</text:p>
              </table:table-cell>
              <table:table-cell office:value-type="float" office:value="49.67">
                <text:p>49.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2">
                <text:p>0.82</text:p>
              </table:table-cell>
              <table:table-cell office:value-type="float" office:value="34.97">
                <text:p>34.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">
                <text:p>0.69</text:p>
              </table:table-cell>
              <table:table-cell office:value-type="float" office:value="51.72">
                <text:p>51.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9">
                <text:p>0.79</text:p>
              </table:table-cell>
              <table:table-cell office:value-type="float" office:value="55.66">
                <text:p>55.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">
                <text:p>0.8</text:p>
              </table:table-cell>
              <table:table-cell office:value-type="float" office:value="51.17">
                <text:p>51.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1">
                <text:p>0.81</text:p>
              </table:table-cell>
              <table:table-cell office:value-type="float" office:value="48.55">
                <text:p>48.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2">
                <text:p>0.82</text:p>
              </table:table-cell>
              <table:table-cell office:value-type="float" office:value="64.71">
                <text:p>64.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6">
                <text:p>0.86</text:p>
              </table:table-cell>
              <table:table-cell office:value-type="float" office:value="44.29">
                <text:p>44.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2">
                <text:p>0.82</text:p>
              </table:table-cell>
              <table:table-cell office:value-type="float" office:value="54.64">
                <text:p>54.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8">
                <text:p>0.78</text:p>
              </table:table-cell>
              <table:table-cell office:value-type="float" office:value="68.16">
                <text:p>68.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">
                <text:p>0.63</text:p>
              </table:table-cell>
              <table:table-cell office:value-type="float" office:value="61.34">
                <text:p>61.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">
                <text:p>0.8</text:p>
              </table:table-cell>
              <table:table-cell office:value-type="float" office:value="62.43">
                <text:p>62.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8">
                <text:p>0.68</text:p>
              </table:table-cell>
              <table:table-cell office:value-type="float" office:value="60.35">
                <text:p>60.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2">
                <text:p>0.82</text:p>
              </table:table-cell>
              <table:table-cell office:value-type="float" office:value="34.89">
                <text:p>34.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">
                <text:p>0.75</text:p>
              </table:table-cell>
              <table:table-cell office:value-type="float" office:value="64.16">
                <text:p>64.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">
                <text:p>0.74</text:p>
              </table:table-cell>
              <table:table-cell office:value-type="float" office:value="46.96">
                <text:p>46.9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4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4586"/>
    </style:style>
    <style:style style:name="ch9" style:family="chart">
      <style:chart-properties chart:solid-type="cuboid" chart:symbol-type="image" chart:symbol-width="0.397cm" chart:symbol-height="0.397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scatter" chart:style-name="ch1">
        <chart:title svg:x="4.441cm" svg:y="0.318cm" chart:style-name="ch2">
          <text:p>% Religious vs. Incarceration Rate</text:p>
        </chart:title>
        <chart:plot-area chart:style-name="ch3" table:cell-range-address="religiosity.D2:religiosity.D51 religiosity.V2:religiosity.V51" svg:x="0.32cm" svg:y="1.275cm" svg:width="15.368cm" svg:height="7.55cm">
          <chartooo:coordinate-region svg:x="1.127cm" svg:y="1.474cm" svg:width="14.03cm" svg:height="6.7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ligiosity.V2:religiosity.V51" chart:class="chart:scatter">
            <chart:domain table:cell-range-address="religiosity.D2:religiosity.D51"/>
            <chart:regression-curve chart:style-name="ch8"/>
            <chart:data-point chart:repeated="44"/>
            <chart:data-point chart:style-name="ch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">
                <text:p>0.88</text:p>
                <draw:g>
                  <svg:desc>religiosity.D2:religiosity.D51</svg:desc>
                </draw:g>
              </table:table-cell>
              <table:table-cell office:value-type="float" office:value="951">
                <text:p>951</text:p>
                <draw:g>
                  <svg:desc>religiosity.V2:religiosity.V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">
                <text:p>0.69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">
                <text:p>0.73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2">
                <text:p>0.82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">
                <text:p>0.73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">
                <text:p>0.71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">
                <text:p>0.76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">
                <text:p>0.74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">
                <text:p>0.73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">
                <text:p>0.78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">
                <text:p>0.74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">
                <text:p>0.79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">
                <text:p>0.78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">
                <text:p>0.87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9">
                <text:p>0.69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7">
                <text:p>0.77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8">
                <text:p>0.68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">
                <text:p>0.76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">
                <text:p>0.8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6">
                <text:p>0.86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">
                <text:p>0.8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">
                <text:p>0.7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">
                <text:p>0.8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2">
                <text:p>0.72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">
                <text:p>0.64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">
                <text:p>0.82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">
                <text:p>0.79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3">
                <text:p>0.7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">
                <text:p>0.8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8">
                <text:p>0.78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2">
                <text:p>0.82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">
                <text:p>0.69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9">
                <text:p>0.79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">
                <text:p>0.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1">
                <text:p>0.81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2">
                <text:p>0.82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6">
                <text:p>0.86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2">
                <text:p>0.82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8">
                <text:p>0.78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">
                <text:p>0.63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">
                <text:p>0.8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8">
                <text:p>0.68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2">
                <text:p>0.8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">
                <text:p>0.75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">
                <text:p>0.74</text:p>
              </table:table-cell>
              <table:table-cell office:value-type="float" office:value="651">
                <text:p>65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percentage-style style:name="N121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4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minimum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977cm" svg:y="0.017cm" chart:style-name="ch2">
          <text:p>% Religious vs. Adult Obesity Rate (2016)</text:p>
        </chart:title>
        <chart:plot-area chart:style-name="ch3" table:cell-range-address="religiosity.D2:religiosity.D51 religiosity.W2:religiosity.W51" svg:x="0.32cm" svg:y="1.275cm" svg:width="15.36cm" svg:height="7.545cm">
          <chartooo:coordinate-region svg:x="1.55cm" svg:y="1.474cm" svg:width="13.784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ligiosity.W2:religiosity.W51" chart:class="chart:scatter">
            <chart:domain table:cell-range-address="religiosity.D2:religiosity.D51"/>
            <chart:regression-curve chart:style-name="ch8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">
                <text:p>0.88</text:p>
                <draw:g>
                  <svg:desc>religiosity.D2:religiosity.D51</svg:desc>
                </draw:g>
              </table:table-cell>
              <table:table-cell office:value-type="float" office:value="0.357">
                <text:p>0.357</text:p>
                <draw:g>
                  <svg:desc>religiosity.W2:religiosity.W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">
                <text:p>0.69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">
                <text:p>0.7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2">
                <text:p>0.82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">
                <text:p>0.7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">
                <text:p>0.71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0.307">
                <text:p>0.3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">
                <text:p>0.76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">
                <text:p>0.74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">
                <text:p>0.73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">
                <text:p>0.7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">
                <text:p>0.74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">
                <text:p>0.7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">
                <text:p>0.78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">
                <text:p>0.87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9">
                <text:p>0.69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7">
                <text:p>0.77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8">
                <text:p>0.68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">
                <text:p>0.76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">
                <text:p>0.8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6">
                <text:p>0.86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">
                <text:p>0.8</text:p>
              </table:table-cell>
              <table:table-cell office:value-type="float" office:value="0.317">
                <text:p>0.3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">
                <text:p>0.7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">
                <text:p>0.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2">
                <text:p>0.72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">
                <text:p>0.64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">
                <text:p>0.82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">
                <text:p>0.79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3">
                <text:p>0.73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">
                <text:p>0.8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8">
                <text:p>0.78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2">
                <text:p>0.82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">
                <text:p>0.69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9">
                <text:p>0.79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">
                <text:p>0.8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1">
                <text:p>0.81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2">
                <text:p>0.82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6">
                <text:p>0.86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2">
                <text:p>0.82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8">
                <text:p>0.78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">
                <text:p>0.63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">
                <text:p>0.8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8">
                <text:p>0.68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2">
                <text:p>0.82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">
                <text:p>0.75</text:p>
              </table:table-cell>
              <table:table-cell office:value-type="float" office:value="0.307">
                <text:p>0.3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">
                <text:p>0.74</text:p>
              </table:table-cell>
              <table:table-cell office:value-type="float" office:value="0.277">
                <text:p>0.27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4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91cm" svg:y="0.132cm" chart:style-name="ch2">
          <text:p>% Religious vs. Divorce Rate</text:p>
        </chart:title>
        <chart:plot-area chart:style-name="ch3" table:cell-range-address="religiosity.D2:religiosity.D51 religiosity.X2:religiosity.X51" svg:x="0.32cm" svg:y="1.275cm" svg:width="15.36cm" svg:height="7.545cm">
          <chartooo:coordinate-region svg:x="0.756cm" svg:y="1.474cm" svg:width="14.578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ligiosity.X2:religiosity.X51" chart:class="chart:scatter">
            <chart:domain table:cell-range-address="religiosity.D2:religiosity.D51"/>
            <chart:regression-curve chart:style-name="ch8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">
                <text:p>0.88</text:p>
                <draw:g>
                  <svg:desc>religiosity.D2:religiosity.D51</svg:desc>
                </draw:g>
              </table:table-cell>
              <table:table-cell office:value-type="float" office:value="5.4">
                <text:p>5.4</text:p>
                <draw:g>
                  <svg:desc>religiosity.X2:religiosity.X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">
                <text:p>0.6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">
                <text:p>0.73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2">
                <text:p>0.8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">
                <text:p>0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">
                <text:p>0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">
                <text:p>0.76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">
                <text:p>0.7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">
                <text:p>0.73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">
                <text:p>0.78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">
                <text:p>0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">
                <text:p>0.7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">
                <text:p>0.7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">
                <text:p>0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9">
                <text:p>0.6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7">
                <text:p>0.7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8">
                <text:p>0.6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">
                <text:p>0.7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6">
                <text:p>0.8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">
                <text:p>0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">
                <text:p>0.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">
                <text:p>0.8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2">
                <text:p>0.72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">
                <text:p>0.64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">
                <text:p>0.8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">
                <text:p>0.7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3">
                <text:p>0.7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">
                <text:p>0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8">
                <text:p>0.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2">
                <text:p>0.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">
                <text:p>0.6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9">
                <text:p>0.7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">
                <text:p>0.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1">
                <text:p>0.8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2">
                <text:p>0.8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6">
                <text:p>0.86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2">
                <text:p>0.8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8">
                <text:p>0.7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">
                <text:p>0.63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">
                <text:p>0.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8">
                <text:p>0.6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2">
                <text:p>0.8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">
                <text:p>0.7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">
                <text:p>0.74</text:p>
              </table:table-cell>
              <table:table-cell office:value-type="float" office:value="5.4">
                <text:p>5.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4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4586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81cm" svg:y="0.188cm" chart:style-name="ch2">
          <text:p>% Religious vs. Suicide Rate</text:p>
        </chart:title>
        <chart:plot-area chart:style-name="ch3" table:cell-range-address="religiosity.D2:religiosity.D51 religiosity.Y2:religiosity.Y51" svg:x="0.32cm" svg:y="1.275cm" svg:width="15.36cm" svg:height="7.545cm">
          <chartooo:coordinate-region svg:x="0.941cm" svg:y="1.474cm" svg:width="14.393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ligiosity.Y2:religiosity.Y51" chart:class="chart:scatter">
            <chart:domain table:cell-range-address="religiosity.D2:religiosity.D51"/>
            <chart:regression-curve chart:style-name="ch8"/>
            <chart:regression-curve chart:style-name="ch9"/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">
                <text:p>0.88</text:p>
                <draw:g>
                  <svg:desc>religiosity.D2:religiosity.D51</svg:desc>
                </draw:g>
              </table:table-cell>
              <table:table-cell office:value-type="float" office:value="15.7">
                <text:p>15.7</text:p>
                <draw:g>
                  <svg:desc>religiosity.Y2:religiosity.Y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">
                <text:p>0.69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">
                <text:p>0.73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2">
                <text:p>0.82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">
                <text:p>0.73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">
                <text:p>0.71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">
                <text:p>0.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">
                <text:p>0.74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">
                <text:p>0.73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">
                <text:p>0.78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">
                <text:p>0.74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">
                <text:p>0.79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">
                <text:p>0.78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">
                <text:p>0.87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9">
                <text:p>0.69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7">
                <text:p>0.77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8">
                <text:p>0.68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">
                <text:p>0.76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">
                <text:p>0.8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6">
                <text:p>0.86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">
                <text:p>0.8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">
                <text:p>0.7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">
                <text:p>0.8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2">
                <text:p>0.72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">
                <text:p>0.64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">
                <text:p>0.82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">
                <text:p>0.79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3">
                <text:p>0.73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">
                <text:p>0.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8">
                <text:p>0.78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2">
                <text:p>0.8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">
                <text:p>0.69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9">
                <text:p>0.79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">
                <text:p>0.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1">
                <text:p>0.81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2">
                <text:p>0.82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6">
                <text:p>0.86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2">
                <text:p>0.82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8">
                <text:p>0.78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">
                <text:p>0.63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">
                <text:p>0.8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8">
                <text:p>0.68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2">
                <text:p>0.82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">
                <text:p>0.75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">
                <text:p>0.74</text:p>
              </table:table-cell>
              <table:table-cell office:value-type="float" office:value="25.2">
                <text:p>25.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4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0" chart:maximum="1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31cm" svg:y="0.316cm" chart:style-name="ch2">
          <text:p>% Religious vs. College Graduation Rate (Deviation)</text:p>
        </chart:title>
        <chart:plot-area chart:style-name="ch3" table:cell-range-address="religiosity.D2:religiosity.D51 religiosity.K2:religiosity.K51" svg:x="0.32cm" svg:y="1.275cm" svg:width="15.36cm" svg:height="7.545cm">
          <chartooo:coordinate-region svg:x="1.047cm" svg:y="1.474cm" svg:width="14.287cm" svg:height="7.1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ligiosity.K2:religiosity.K51" chart:class="chart:scatter">
            <chart:domain table:cell-range-address="religiosity.D2:religiosity.D51"/>
            <chart:regression-curve chart:style-name="ch8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">
                <text:p>0.88</text:p>
                <draw:g>
                  <svg:desc>religiosity.D2:religiosity.D51</svg:desc>
                </draw:g>
              </table:table-cell>
              <table:table-cell office:value-type="float" office:value="-5.5">
                <text:p>-5.5</text:p>
                <draw:g>
                  <svg:desc>religiosity.K2:religiosity.K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">
                <text:p>0.69</text:p>
              </table:table-cell>
              <table:table-cell office:value-type="float" office:value="-2.7">
                <text:p>-2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">
                <text:p>0.73</text:p>
              </table:table-cell>
              <table:table-cell office:value-type="float" office:value="-2.7">
                <text:p>-2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2">
                <text:p>0.82</text:p>
              </table:table-cell>
              <table:table-cell office:value-type="float" office:value="-7.8">
                <text:p>-7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">
                <text:p>0.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">
                <text:p>0.7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">
                <text:p>0.76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">
                <text:p>0.7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">
                <text:p>0.73</text:p>
              </table:table-cell>
              <table:table-cell office:value-type="float" office:value="-4.7">
                <text:p>-4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">
                <text:p>0.7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">
                <text:p>0.7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">
                <text:p>0.79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">
                <text:p>0.78</text:p>
              </table:table-cell>
              <table:table-cell office:value-type="float" office:value="-6.6">
                <text:p>-6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">
                <text:p>0.87</text:p>
              </table:table-cell>
              <table:table-cell office:value-type="float" office:value="-6.7">
                <text:p>-6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9">
                <text:p>0.6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7">
                <text:p>0.77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8">
                <text:p>0.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">
                <text:p>0.76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">
                <text:p>0.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6">
                <text:p>0.86</text:p>
              </table:table-cell>
              <table:table-cell office:value-type="float" office:value="-8.7">
                <text:p>-8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">
                <text:p>0.8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">
                <text:p>0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2">
                <text:p>0.72</text:p>
              </table:table-cell>
              <table:table-cell office:value-type="float" office:value="-7.3">
                <text:p>-7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">
                <text:p>0.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">
                <text:p>0.8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">
                <text:p>0.79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3">
                <text:p>0.73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">
                <text:p>0.8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8">
                <text:p>0.78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2">
                <text:p>0.82</text:p>
              </table:table-cell>
              <table:table-cell office:value-type="float" office:value="-5.3">
                <text:p>-5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">
                <text:p>0.6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9">
                <text:p>0.7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">
                <text:p>0.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1">
                <text:p>0.81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2">
                <text:p>0.82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6">
                <text:p>0.86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2">
                <text:p>0.82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8">
                <text:p>0.7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">
                <text:p>0.63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">
                <text:p>0.8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8">
                <text:p>0.6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2">
                <text:p>0.82</text:p>
              </table:table-cell>
              <table:table-cell office:value-type="float" office:value="-9.3">
                <text:p>-9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">
                <text:p>0.74</text:p>
              </table:table-cell>
              <table:table-cell office:value-type="float" office:value="-3.6">
                <text:p>-3.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currency-style style:name="N10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percentage-style style:name="N121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4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minimum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5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4586"/>
    </style:style>
    <style:style style:name="ch9" style:family="chart">
      <style:chart-properties chart:solid-type="cuboid" chart:symbol-type="image" chart:symbol-width="0.397cm" chart:symbol-height="0.397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06cm" svg:y="0.316cm" chart:style-name="ch2">
          <text:p>% Religious vs. Poverty Rate</text:p>
        </chart:title>
        <chart:plot-area chart:style-name="ch3" table:cell-range-address="religiosity.D2:religiosity.D51 religiosity.Z2:religiosity.Z51" svg:x="0.32cm" svg:y="1.275cm" svg:width="15.36cm" svg:height="7.545cm">
          <chartooo:coordinate-region svg:x="1.55cm" svg:y="1.474cm" svg:width="13.784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ligiosity.Z2:religiosity.Z51" chart:class="chart:scatter">
            <chart:domain table:cell-range-address="religiosity.D2:religiosity.D51"/>
            <chart:regression-curve chart:style-name="ch8"/>
            <chart:data-point chart:repeated="44"/>
            <chart:data-point chart:style-name="ch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">
                <text:p>0.88</text:p>
                <draw:g>
                  <svg:desc>religiosity.D2:religiosity.D51</svg:desc>
                </draw:g>
              </table:table-cell>
              <table:table-cell office:value-type="float" office:value="0.168">
                <text:p>0.168</text:p>
                <draw:g>
                  <svg:desc>religiosity.Z2:religiosity.Z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">
                <text:p>0.69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">
                <text:p>0.73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2">
                <text:p>0.82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">
                <text:p>0.73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">
                <text:p>0.71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">
                <text:p>0.76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">
                <text:p>0.74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">
                <text:p>0.73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">
                <text:p>0.78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">
                <text:p>0.74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">
                <text:p>0.79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">
                <text:p>0.78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">
                <text:p>0.87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9">
                <text:p>0.69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7">
                <text:p>0.77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8">
                <text:p>0.68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">
                <text:p>0.76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">
                <text:p>0.8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6">
                <text:p>0.86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">
                <text:p>0.8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">
                <text:p>0.7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">
                <text:p>0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2">
                <text:p>0.72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">
                <text:p>0.64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">
                <text:p>0.82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">
                <text:p>0.79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3">
                <text:p>0.73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">
                <text:p>0.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8">
                <text:p>0.78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2">
                <text:p>0.8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">
                <text:p>0.69</text:p>
              </table:table-cell>
              <table:table-cell office:value-type="float" office:value="0.0711">
                <text:p>0.07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9">
                <text:p>0.79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">
                <text:p>0.8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1">
                <text:p>0.81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2">
                <text:p>0.82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6">
                <text:p>0.86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2">
                <text:p>0.82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8">
                <text:p>0.78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">
                <text:p>0.63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">
                <text:p>0.8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8">
                <text:p>0.68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2">
                <text:p>0.8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">
                <text:p>0.75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">
                <text:p>0.74</text:p>
              </table:table-cell>
              <table:table-cell office:value-type="float" office:value="0.093">
                <text:p>0.09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4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974cm" svg:y="0.316cm" chart:style-name="ch2">
          <text:p>% Religious vs. Rate of Illiteracy (2003)</text:p>
        </chart:title>
        <chart:plot-area chart:style-name="ch3" table:cell-range-address="religiosity.D2:religiosity.D51 religiosity.AA2:religiosity.AA51" svg:x="0.32cm" svg:y="1.275cm" svg:width="15.36cm" svg:height="7.545cm">
          <chartooo:coordinate-region svg:x="1.55cm" svg:y="1.475cm" svg:width="13.599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ligiosity.AA2:religiosity.AA51" chart:class="chart:scatter">
            <chart:domain table:cell-range-address="religiosity.D2:religiosity.D51"/>
            <chart:regression-curve chart:style-name="ch8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">
                <text:p>0.88</text:p>
                <draw:g>
                  <svg:desc>religiosity.D2:religiosity.D51</svg:desc>
                </draw:g>
              </table:table-cell>
              <table:table-cell office:value-type="float" office:value="0.14827015945">
                <text:p>0.14827015945</text:p>
                <draw:g>
                  <svg:desc>religiosity.AA2:religiosity.AA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">
                <text:p>0.69</text:p>
              </table:table-cell>
              <table:table-cell office:value-type="float" office:value="0.09160871869">
                <text:p>0.091608718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">
                <text:p>0.73</text:p>
              </table:table-cell>
              <table:table-cell office:value-type="float" office:value="0.13092093542">
                <text:p>0.130920935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2">
                <text:p>0.82</text:p>
              </table:table-cell>
              <table:table-cell office:value-type="float" office:value="0.13726761196">
                <text:p>0.13726761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">
                <text:p>0.73</text:p>
              </table:table-cell>
              <table:table-cell office:value-type="float" office:value="0.23050444251">
                <text:p>0.230504442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">
                <text:p>0.71</text:p>
              </table:table-cell>
              <table:table-cell office:value-type="float" office:value="0.099156850821">
                <text:p>0.099156850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0.085662527957">
                <text:p>0.0856625279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0.10716952954">
                <text:p>0.107169529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">
                <text:p>0.76</text:p>
              </table:table-cell>
              <table:table-cell office:value-type="float" office:value="0.19660631901">
                <text:p>0.196606319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0.1672926654">
                <text:p>0.16729266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">
                <text:p>0.74</text:p>
              </table:table-cell>
              <table:table-cell office:value-type="float" office:value="0.15876558626">
                <text:p>0.158765586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">
                <text:p>0.73</text:p>
              </table:table-cell>
              <table:table-cell office:value-type="float" office:value="0.10535954949">
                <text:p>0.105359549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">
                <text:p>0.78</text:p>
              </table:table-cell>
              <table:table-cell office:value-type="float" office:value="0.12947713036">
                <text:p>0.129477130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">
                <text:p>0.74</text:p>
              </table:table-cell>
              <table:table-cell office:value-type="float" office:value="0.080166983991">
                <text:p>0.0801669839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">
                <text:p>0.79</text:p>
              </table:table-cell>
              <table:table-cell office:value-type="float" office:value="0.074952904509">
                <text:p>0.0749529045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0.077541613676">
                <text:p>0.0775416136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">
                <text:p>0.78</text:p>
              </table:table-cell>
              <table:table-cell office:value-type="float" office:value="0.12184479054">
                <text:p>0.121844790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">
                <text:p>0.87</text:p>
              </table:table-cell>
              <table:table-cell office:value-type="float" office:value="0.15963945372">
                <text:p>0.159639453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9">
                <text:p>0.69</text:p>
              </table:table-cell>
              <table:table-cell office:value-type="float" office:value="0.074163079877">
                <text:p>0.0741630798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7">
                <text:p>0.77</text:p>
              </table:table-cell>
              <table:table-cell office:value-type="float" office:value="0.11215891577">
                <text:p>0.112158915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8">
                <text:p>0.68</text:p>
              </table:table-cell>
              <table:table-cell office:value-type="float" office:value="0.099051667121">
                <text:p>0.0990516671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">
                <text:p>0.76</text:p>
              </table:table-cell>
              <table:table-cell office:value-type="float" office:value="0.082991420453">
                <text:p>0.0829914204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">
                <text:p>0.8</text:p>
              </table:table-cell>
              <table:table-cell office:value-type="float" office:value="0.059535787844">
                <text:p>0.0595357878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6">
                <text:p>0.86</text:p>
              </table:table-cell>
              <table:table-cell office:value-type="float" office:value="0.16043086199">
                <text:p>0.160430861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">
                <text:p>0.8</text:p>
              </table:table-cell>
              <table:table-cell office:value-type="float" office:value="0.074702406512">
                <text:p>0.0747024065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">
                <text:p>0.7</text:p>
              </table:table-cell>
              <table:table-cell office:value-type="float" office:value="0.087817036057">
                <text:p>0.0878170360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">
                <text:p>0.8</text:p>
              </table:table-cell>
              <table:table-cell office:value-type="float" office:value="0.072755113783">
                <text:p>0.0727551137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2">
                <text:p>0.72</text:p>
              </table:table-cell>
              <table:table-cell office:value-type="float" office:value="0.16128981331">
                <text:p>0.161289813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">
                <text:p>0.64</text:p>
              </table:table-cell>
              <table:table-cell office:value-type="float" office:value="0.058163089619">
                <text:p>0.0581630896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">
                <text:p>0.82</text:p>
              </table:table-cell>
              <table:table-cell office:value-type="float" office:value="0.1691716252">
                <text:p>0.16917162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">
                <text:p>0.79</text:p>
              </table:table-cell>
              <table:table-cell office:value-type="float" office:value="0.16463909785">
                <text:p>0.164639097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3">
                <text:p>0.73</text:p>
              </table:table-cell>
              <table:table-cell office:value-type="float" office:value="0.22089089502">
                <text:p>0.220890895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0.13599532082">
                <text:p>0.135995320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">
                <text:p>0.8</text:p>
              </table:table-cell>
              <table:table-cell office:value-type="float" office:value="0.063275376668">
                <text:p>0.0632753766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8">
                <text:p>0.78</text:p>
              </table:table-cell>
              <table:table-cell office:value-type="float" office:value="0.091462628491">
                <text:p>0.0914626284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2">
                <text:p>0.82</text:p>
              </table:table-cell>
              <table:table-cell office:value-type="float" office:value="0.12257169257">
                <text:p>0.122571692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">
                <text:p>0.69</text:p>
              </table:table-cell>
              <table:table-cell office:value-type="float" office:value="0.1024380295">
                <text:p>0.10243802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9">
                <text:p>0.79</text:p>
              </table:table-cell>
              <table:table-cell office:value-type="float" office:value="0.12620446224">
                <text:p>0.126204462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">
                <text:p>0.8</text:p>
              </table:table-cell>
              <table:table-cell office:value-type="float" office:value="0.084590548684">
                <text:p>0.0845905486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1">
                <text:p>0.81</text:p>
              </table:table-cell>
              <table:table-cell office:value-type="float" office:value="0.14694434787">
                <text:p>0.146944347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2">
                <text:p>0.82</text:p>
              </table:table-cell>
              <table:table-cell office:value-type="float" office:value="0.069711738048">
                <text:p>0.0697117380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6">
                <text:p>0.86</text:p>
              </table:table-cell>
              <table:table-cell office:value-type="float" office:value="0.13172281147">
                <text:p>0.131722811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2">
                <text:p>0.82</text:p>
              </table:table-cell>
              <table:table-cell office:value-type="float" office:value="0.19028309617">
                <text:p>0.190283096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8">
                <text:p>0.78</text:p>
              </table:table-cell>
              <table:table-cell office:value-type="float" office:value="0.093875390281">
                <text:p>0.0938753902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">
                <text:p>0.63</text:p>
              </table:table-cell>
              <table:table-cell office:value-type="float" office:value="0.066039104565">
                <text:p>0.0660391045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">
                <text:p>0.8</text:p>
              </table:table-cell>
              <table:table-cell office:value-type="float" office:value="0.1204873585">
                <text:p>0.12048735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8">
                <text:p>0.68</text:p>
              </table:table-cell>
              <table:table-cell office:value-type="float" office:value="0.098189380317">
                <text:p>0.0981893803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2">
                <text:p>0.82</text:p>
              </table:table-cell>
              <table:table-cell office:value-type="float" office:value="0.13449535711">
                <text:p>0.134495357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">
                <text:p>0.75</text:p>
              </table:table-cell>
              <table:table-cell office:value-type="float" office:value="0.073296479397">
                <text:p>0.0732964793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">
                <text:p>0.74</text:p>
              </table:table-cell>
              <table:table-cell office:value-type="float" office:value="0.08941774069">
                <text:p>0.0894177406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4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914cm" svg:y="0.275cm" chart:style-name="ch2">
          <text:p>% Religious vs. American Human Development Index (2016)</text:p>
        </chart:title>
        <chart:plot-area chart:style-name="ch3" table:cell-range-address="religiosity.D2:religiosity.D51 religiosity.AB2:religiosity.AB51" svg:x="0.32cm" svg:y="1.275cm" svg:width="15.36cm" svg:height="7.545cm">
          <chartooo:coordinate-region svg:x="1.047cm" svg:y="1.475cm" svg:width="14.287cm" svg:height="6.6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ligiosity.AB2:religiosity.AB51" chart:class="chart:scatter">
            <chart:domain table:cell-range-address="religiosity.D2:religiosity.D51"/>
            <chart:regression-curve chart:style-name="ch8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">
                <text:p>0.88</text:p>
                <draw:g>
                  <svg:desc>religiosity.D2:religiosity.D51</svg:desc>
                </draw:g>
              </table:table-cell>
              <table:table-cell office:value-type="float" office:value="4.04">
                <text:p>4.04</text:p>
                <draw:g>
                  <svg:desc>religiosity.AB2:religiosity.A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">
                <text:p>0.69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">
                <text:p>0.73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2">
                <text:p>0.82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">
                <text:p>0.73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">
                <text:p>0.71</text:p>
              </table:table-cell>
              <table:table-cell office:value-type="float" office:value="5.53">
                <text:p>5.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5.22">
                <text:p>5.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">
                <text:p>0.76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">
                <text:p>0.74</text:p>
              </table:table-cell>
              <table:table-cell office:value-type="float" office:value="5.53">
                <text:p>5.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">
                <text:p>0.7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">
                <text:p>0.78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">
                <text:p>0.74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">
                <text:p>0.79</text:p>
              </table:table-cell>
              <table:table-cell office:value-type="float" office:value="5.03">
                <text:p>5.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">
                <text:p>0.78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">
                <text:p>0.87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9">
                <text:p>0.69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7">
                <text:p>0.77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8">
                <text:p>0.68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">
                <text:p>0.76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">
                <text:p>0.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6">
                <text:p>0.86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">
                <text:p>0.8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">
                <text:p>0.7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">
                <text:p>0.8</text:p>
              </table:table-cell>
              <table:table-cell office:value-type="float" office:value="4.58">
                <text:p>4.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2">
                <text:p>0.72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">
                <text:p>0.64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">
                <text:p>0.82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">
                <text:p>0.79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3">
                <text:p>0.73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5.17">
                <text:p>5.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">
                <text:p>0.8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8">
                <text:p>0.78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2">
                <text:p>0.82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">
                <text:p>0.69</text:p>
              </table:table-cell>
              <table:table-cell office:value-type="float" office:value="5.42">
                <text:p>5.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9">
                <text:p>0.79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">
                <text:p>0.8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1">
                <text:p>0.81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2">
                <text:p>0.82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6">
                <text:p>0.8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2">
                <text:p>0.82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8">
                <text:p>0.78</text:p>
              </table:table-cell>
              <table:table-cell office:value-type="float" office:value="5.03">
                <text:p>5.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">
                <text:p>0.63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">
                <text:p>0.8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8">
                <text:p>0.6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2">
                <text:p>0.82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">
                <text:p>0.75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">
                <text:p>0.74</text:p>
              </table:table-cell>
              <table:table-cell office:value-type="float" office:value="4.83">
                <text:p>4.8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4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3cm" svg:y="0.316cm" chart:style-name="ch2">
          <text:p>% Religious vs. Intelligence Score</text:p>
        </chart:title>
        <chart:plot-area chart:style-name="ch3" table:cell-range-address="religiosity.D2:religiosity.D51 religiosity.G2:religiosity.G51" svg:x="0.32cm" svg:y="1.275cm" svg:width="15.36cm" svg:height="7.545cm">
          <chartooo:coordinate-region svg:x="1.047cm" svg:y="1.474cm" svg:width="14.287cm" svg:height="7.1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ligiosity.G2:religiosity.G51" chart:class="chart:scatter">
            <chart:domain table:cell-range-address="religiosity.D2:religiosity.D51"/>
            <chart:regression-curve chart:style-name="ch8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">
                <text:p>0.88</text:p>
                <draw:g>
                  <svg:desc>religiosity.D2:religiosity.D51</svg:desc>
                </draw:g>
              </table:table-cell>
              <table:table-cell office:value-type="float" office:value="-21.9">
                <text:p>-21.9</text:p>
                <draw:g>
                  <svg:desc>religiosity.G2:religiosity.G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">
                <text:p>0.6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">
                <text:p>0.73</text:p>
              </table:table-cell>
              <table:table-cell office:value-type="float" office:value="-16.2">
                <text:p>-16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2">
                <text:p>0.82</text:p>
              </table:table-cell>
              <table:table-cell office:value-type="float" office:value="-9.9">
                <text:p>-9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">
                <text:p>0.73</text:p>
              </table:table-cell>
              <table:table-cell office:value-type="float" office:value="-6.9">
                <text:p>-6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">
                <text:p>0.71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">
                <text:p>0.76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">
                <text:p>0.74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">
                <text:p>0.73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">
                <text:p>0.78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">
                <text:p>0.74</text:p>
              </table:table-cell>
              <table:table-cell office:value-type="float" office:value="-3.8">
                <text:p>-3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">
                <text:p>0.79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">
                <text:p>0.78</text:p>
              </table:table-cell>
              <table:table-cell office:value-type="float" office:value="-2.9">
                <text:p>-2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">
                <text:p>0.87</text:p>
              </table:table-cell>
              <table:table-cell office:value-type="float" office:value="-18.7">
                <text:p>-18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9">
                <text:p>0.6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7">
                <text:p>0.77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8">
                <text:p>0.68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">
                <text:p>0.7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">
                <text:p>0.8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6">
                <text:p>0.86</text:p>
              </table:table-cell>
              <table:table-cell office:value-type="float" office:value="-22.4">
                <text:p>-22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">
                <text:p>0.8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">
                <text:p>0.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">
                <text:p>0.8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2">
                <text:p>0.72</text:p>
              </table:table-cell>
              <table:table-cell office:value-type="float" office:value="-23.4">
                <text:p>-23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">
                <text:p>0.64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">
                <text:p>0.82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">
                <text:p>0.79</text:p>
              </table:table-cell>
              <table:table-cell office:value-type="float" office:value="-15.9">
                <text:p>-15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3">
                <text:p>0.73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-16.8">
                <text:p>-16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">
                <text:p>0.8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8">
                <text:p>0.7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2">
                <text:p>0.82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">
                <text:p>0.6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9">
                <text:p>0.7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">
                <text:p>0.8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1">
                <text:p>0.81</text:p>
              </table:table-cell>
              <table:table-cell office:value-type="float" office:value="-19.4">
                <text:p>-19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2">
                <text:p>0.82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6">
                <text:p>0.86</text:p>
              </table:table-cell>
              <table:table-cell office:value-type="float" office:value="-5.8">
                <text:p>-5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2">
                <text:p>0.82</text:p>
              </table:table-cell>
              <table:table-cell office:value-type="float" office:value="-14.4">
                <text:p>-14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8">
                <text:p>0.7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">
                <text:p>0.63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">
                <text:p>0.8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8">
                <text:p>0.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2">
                <text:p>0.82</text:p>
              </table:table-cell>
              <table:table-cell office:value-type="float" office:value="-19.1">
                <text:p>-19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">
                <text:p>0.75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">
                <text:p>0.74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4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3">
      <style:chart-properties chart:display-label="true" chart:logarithmic="false" chart:minimum="20000" chart:maximum="4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5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4586"/>
    </style:style>
    <style:style style:name="ch9" style:family="chart">
      <style:chart-properties chart:solid-type="cuboid" chart:symbol-type="image" chart:symbol-width="0.397cm" chart:symbol-height="0.397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514cm" svg:y="0.316cm" chart:style-name="ch2">
          <text:p>% Religion "important" or "very important" vs. Per Capita Income</text:p>
        </chart:title>
        <chart:plot-area chart:style-name="ch3" table:cell-range-address="religiosity.D2:religiosity.D51 religiosity.M2:religiosity.M51" svg:x="0.32cm" svg:y="1.275cm" svg:width="15.36cm" svg:height="7.545cm">
          <chartooo:coordinate-region svg:x="1.788cm" svg:y="1.474cm" svg:width="13.546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ligiosity.M2:religiosity.M51" chart:class="chart:scatter">
            <chart:domain table:cell-range-address="religiosity.D2:religiosity.D51"/>
            <chart:regression-curve chart:style-name="ch8"/>
            <chart:data-point chart:repeated="44"/>
            <chart:data-point chart:style-name="ch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">
                <text:p>0.88</text:p>
                <draw:g>
                  <svg:desc>religiosity.D2:religiosity.D51</svg:desc>
                </draw:g>
              </table:table-cell>
              <table:table-cell office:value-type="float" office:value="23606">
                <text:p>23606</text:p>
                <draw:g>
                  <svg:desc>religiosity.M2:religiosity.M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">
                <text:p>0.69</text:p>
              </table:table-cell>
              <table:table-cell office:value-type="float" office:value="33062">
                <text:p>33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">
                <text:p>0.73</text:p>
              </table:table-cell>
              <table:table-cell office:value-type="float" office:value="25715">
                <text:p>257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2">
                <text:p>0.82</text:p>
              </table:table-cell>
              <table:table-cell office:value-type="float" office:value="22883">
                <text:p>228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">
                <text:p>0.73</text:p>
              </table:table-cell>
              <table:table-cell office:value-type="float" office:value="30441">
                <text:p>304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">
                <text:p>0.71</text:p>
              </table:table-cell>
              <table:table-cell office:value-type="float" office:value="32357">
                <text:p>323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39373">
                <text:p>393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30488">
                <text:p>30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">
                <text:p>0.76</text:p>
              </table:table-cell>
              <table:table-cell office:value-type="float" office:value="26582">
                <text:p>265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25615">
                <text:p>256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">
                <text:p>0.74</text:p>
              </table:table-cell>
              <table:table-cell office:value-type="float" office:value="29736">
                <text:p>297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">
                <text:p>0.73</text:p>
              </table:table-cell>
              <table:table-cell office:value-type="float" office:value="23938">
                <text:p>239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">
                <text:p>0.78</text:p>
              </table:table-cell>
              <table:table-cell office:value-type="float" office:value="30417">
                <text:p>304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">
                <text:p>0.74</text:p>
              </table:table-cell>
              <table:table-cell office:value-type="float" office:value="25140">
                <text:p>251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">
                <text:p>0.79</text:p>
              </table:table-cell>
              <table:table-cell office:value-type="float" office:value="28361">
                <text:p>283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27870">
                <text:p>278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">
                <text:p>0.78</text:p>
              </table:table-cell>
              <table:table-cell office:value-type="float" office:value="23684">
                <text:p>236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">
                <text:p>0.87</text:p>
              </table:table-cell>
              <table:table-cell office:value-type="float" office:value="24800">
                <text:p>248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9">
                <text:p>0.69</text:p>
              </table:table-cell>
              <table:table-cell office:value-type="float" office:value="27978">
                <text:p>27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7">
                <text:p>0.77</text:p>
              </table:table-cell>
              <table:table-cell office:value-type="float" office:value="36338">
                <text:p>363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8">
                <text:p>0.68</text:p>
              </table:table-cell>
              <table:table-cell office:value-type="float" office:value="36593">
                <text:p>365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">
                <text:p>0.76</text:p>
              </table:table-cell>
              <table:table-cell office:value-type="float" office:value="26613">
                <text:p>266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">
                <text:p>0.8</text:p>
              </table:table-cell>
              <table:table-cell office:value-type="float" office:value="32638">
                <text:p>326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6">
                <text:p>0.86</text:p>
              </table:table-cell>
              <table:table-cell office:value-type="float" office:value="21036">
                <text:p>210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">
                <text:p>0.8</text:p>
              </table:table-cell>
              <table:table-cell office:value-type="float" office:value="26126">
                <text:p>261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">
                <text:p>0.7</text:p>
              </table:table-cell>
              <table:table-cell office:value-type="float" office:value="25989">
                <text:p>259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">
                <text:p>0.8</text:p>
              </table:table-cell>
              <table:table-cell office:value-type="float" office:value="27446">
                <text:p>274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2">
                <text:p>0.72</text:p>
              </table:table-cell>
              <table:table-cell office:value-type="float" office:value="25773">
                <text:p>257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">
                <text:p>0.64</text:p>
              </table:table-cell>
              <table:table-cell office:value-type="float" office:value="34691">
                <text:p>346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">
                <text:p>0.82</text:p>
              </table:table-cell>
              <table:table-cell office:value-type="float" office:value="37288">
                <text:p>372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">
                <text:p>0.79</text:p>
              </table:table-cell>
              <table:table-cell office:value-type="float" office:value="23683">
                <text:p>236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3">
                <text:p>0.73</text:p>
              </table:table-cell>
              <table:table-cell office:value-type="float" office:value="33095">
                <text:p>330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25774">
                <text:p>257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">
                <text:p>0.8</text:p>
              </table:table-cell>
              <table:table-cell office:value-type="float" office:value="33071">
                <text:p>330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8">
                <text:p>0.78</text:p>
              </table:table-cell>
              <table:table-cell office:value-type="float" office:value="26937">
                <text:p>269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2">
                <text:p>0.82</text:p>
              </table:table-cell>
              <table:table-cell office:value-type="float" office:value="25229">
                <text:p>252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">
                <text:p>0.69</text:p>
              </table:table-cell>
              <table:table-cell office:value-type="float" office:value="27646">
                <text:p>276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9">
                <text:p>0.79</text:p>
              </table:table-cell>
              <table:table-cell office:value-type="float" office:value="29220">
                <text:p>292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">
                <text:p>0.8</text:p>
              </table:table-cell>
              <table:table-cell office:value-type="float" office:value="30830">
                <text:p>308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1">
                <text:p>0.81</text:p>
              </table:table-cell>
              <table:table-cell office:value-type="float" office:value="24596">
                <text:p>245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2">
                <text:p>0.82</text:p>
              </table:table-cell>
              <table:table-cell office:value-type="float" office:value="26959">
                <text:p>269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6">
                <text:p>0.86</text:p>
              </table:table-cell>
              <table:table-cell office:value-type="float" office:value="24922">
                <text:p>249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2">
                <text:p>0.82</text:p>
              </table:table-cell>
              <table:table-cell office:value-type="float" office:value="27125">
                <text:p>27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8">
                <text:p>0.78</text:p>
              </table:table-cell>
              <table:table-cell office:value-type="float" office:value="24877">
                <text:p>248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">
                <text:p>0.63</text:p>
              </table:table-cell>
              <table:table-cell office:value-type="float" office:value="29178">
                <text:p>291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">
                <text:p>0.8</text:p>
              </table:table-cell>
              <table:table-cell office:value-type="float" office:value="34052">
                <text:p>340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8">
                <text:p>0.68</text:p>
              </table:table-cell>
              <table:table-cell office:value-type="float" office:value="31841">
                <text:p>318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2">
                <text:p>0.82</text:p>
              </table:table-cell>
              <table:table-cell office:value-type="float" office:value="22714">
                <text:p>227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">
                <text:p>0.75</text:p>
              </table:table-cell>
              <table:table-cell office:value-type="float" office:value="28213">
                <text:p>282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">
                <text:p>0.74</text:p>
              </table:table-cell>
              <table:table-cell office:value-type="float" office:value="29698">
                <text:p>2969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4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122cm" svg:y="0.316cm" chart:style-name="ch2">
          <text:p>% Religion "important" or "very important" vs. IQ Deviation</text:p>
        </chart:title>
        <chart:plot-area chart:style-name="ch3" table:cell-range-address="religiosity.C2:religiosity.C51 religiosity.H2:religiosity.H51" svg:x="0.32cm" svg:y="1.275cm" svg:width="15.36cm" svg:height="7.545cm">
          <chartooo:coordinate-region svg:x="0.862cm" svg:y="1.475cm" svg:width="14.472cm" svg:height="7.1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ligiosity.H2:religiosity.H51" chart:class="chart:scatter">
            <chart:domain table:cell-range-address="religiosity.C2:religiosity.C51"/>
            <chart:regression-curve chart:style-name="ch8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">
                <text:p>0.9</text:p>
                <draw:g>
                  <svg:desc>religiosity.C2:religiosity.C51</svg:desc>
                </draw:g>
              </table:table-cell>
              <table:table-cell office:value-type="float" office:value="-5.1">
                <text:p>-5.1</text:p>
                <draw:g>
                  <svg:desc>religiosity.H2:religiosity.H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">
                <text:p>0.7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-3.4">
                <text:p>-3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">
                <text:p>0.86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">
                <text:p>0.73</text:p>
              </table:table-cell>
              <table:table-cell office:value-type="float" office:value="-5.3">
                <text:p>-5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">
                <text:p>0.6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8">
                <text:p>0.78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">
                <text:p>0.84</text:p>
              </table:table-cell>
              <table:table-cell office:value-type="float" office:value="-2.8">
                <text:p>-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">
                <text:p>0.76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">
                <text:p>0.7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">
                <text:p>0.77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8">
                <text:p>0.7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">
                <text:p>0.7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9">
                <text:p>0.7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">
                <text:p>0.86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">
                <text:p>0.6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5">
                <text:p>0.75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3">
                <text:p>0.6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">
                <text:p>0.77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4">
                <text:p>0.7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9">
                <text:p>0.89</text:p>
              </table:table-cell>
              <table:table-cell office:value-type="float" office:value="-6.6">
                <text:p>-6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2">
                <text:p>0.8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">
                <text:p>0.6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">
                <text:p>0.7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3">
                <text:p>0.73</text:p>
              </table:table-cell>
              <table:table-cell office:value-type="float" office:value="-4.3">
                <text:p>-4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">
                <text:p>0.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8">
                <text:p>0.7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">
                <text:p>0.79</text:p>
              </table:table-cell>
              <table:table-cell office:value-type="float" office:value="-5.1">
                <text:p>-5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2">
                <text:p>0.7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4">
                <text:p>0.84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6">
                <text:p>0.76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1">
                <text:p>0.8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">
                <text:p>0.8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">
                <text:p>0.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7">
                <text:p>0.7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3">
                <text:p>0.73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5">
                <text:p>0.85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1">
                <text:p>0.8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9">
                <text:p>0.89</text:p>
              </table:table-cell>
              <table:table-cell office:value-type="float" office:value="-3.1">
                <text:p>-3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6">
                <text:p>0.86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3">
                <text:p>0.7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7">
                <text:p>0.5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1">
                <text:p>0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7">
                <text:p>0.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6">
                <text:p>0.86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">
                <text:p>0.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7">
                <text:p>0.77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4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0" chart:maximum="1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-0.219cm" svg:y="0.316cm" chart:style-name="ch2">
          <text:p>% Religion "important" or "very important" vs. College Graduation Rate (Deviation)</text:p>
        </chart:title>
        <chart:plot-area chart:style-name="ch3" table:cell-range-address="religiosity.C2:religiosity.C51 religiosity.K2:religiosity.K51" svg:x="0.32cm" svg:y="1.275cm" svg:width="15.36cm" svg:height="7.545cm">
          <chartooo:coordinate-region svg:x="1.047cm" svg:y="1.474cm" svg:width="14.287cm" svg:height="7.1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ligiosity.K2:religiosity.K51" chart:class="chart:scatter">
            <chart:domain table:cell-range-address="religiosity.C2:religiosity.C51"/>
            <chart:regression-curve chart:style-name="ch8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">
                <text:p>0.9</text:p>
                <draw:g>
                  <svg:desc>religiosity.C2:religiosity.C51</svg:desc>
                </draw:g>
              </table:table-cell>
              <table:table-cell office:value-type="float" office:value="-5.5">
                <text:p>-5.5</text:p>
                <draw:g>
                  <svg:desc>religiosity.K2:religiosity.K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">
                <text:p>0.7</text:p>
              </table:table-cell>
              <table:table-cell office:value-type="float" office:value="-2.7">
                <text:p>-2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-2.7">
                <text:p>-2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">
                <text:p>0.86</text:p>
              </table:table-cell>
              <table:table-cell office:value-type="float" office:value="-7.8">
                <text:p>-7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">
                <text:p>0.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">
                <text:p>0.69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8">
                <text:p>0.78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">
                <text:p>0.8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">
                <text:p>0.7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">
                <text:p>0.76</text:p>
              </table:table-cell>
              <table:table-cell office:value-type="float" office:value="-4.7">
                <text:p>-4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">
                <text:p>0.77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8">
                <text:p>0.7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">
                <text:p>0.79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9">
                <text:p>0.7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">
                <text:p>0.86</text:p>
              </table:table-cell>
              <table:table-cell office:value-type="float" office:value="-6.6">
                <text:p>-6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-6.7">
                <text:p>-6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">
                <text:p>0.6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5">
                <text:p>0.7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3">
                <text:p>0.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">
                <text:p>0.77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4">
                <text:p>0.7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9">
                <text:p>0.89</text:p>
              </table:table-cell>
              <table:table-cell office:value-type="float" office:value="-8.7">
                <text:p>-8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2">
                <text:p>0.82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">
                <text:p>0.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">
                <text:p>0.7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3">
                <text:p>0.73</text:p>
              </table:table-cell>
              <table:table-cell office:value-type="float" office:value="-7.3">
                <text:p>-7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">
                <text:p>0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8">
                <text:p>0.7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">
                <text:p>0.79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2">
                <text:p>0.72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4">
                <text:p>0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6">
                <text:p>0.76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1">
                <text:p>0.81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">
                <text:p>0.87</text:p>
              </table:table-cell>
              <table:table-cell office:value-type="float" office:value="-5.3">
                <text:p>-5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">
                <text:p>0.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7">
                <text:p>0.7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3">
                <text:p>0.7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5">
                <text:p>0.85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1">
                <text:p>0.8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9">
                <text:p>0.89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6">
                <text:p>0.86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3">
                <text:p>0.7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7">
                <text:p>0.5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1">
                <text:p>0.8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7">
                <text:p>0.6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6">
                <text:p>0.86</text:p>
              </table:table-cell>
              <table:table-cell office:value-type="float" office:value="-9.3">
                <text:p>-9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7">
                <text:p>0.77</text:p>
              </table:table-cell>
              <table:table-cell office:value-type="float" office:value="-3.6">
                <text:p>-3.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4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58cm" svg:y="0.316cm" chart:style-name="ch2">
          <text:p>% Religion "important" or "very important" vs. Intelligence Score</text:p>
        </chart:title>
        <chart:plot-area chart:style-name="ch3" table:cell-range-address="religiosity.C2:religiosity.C51 religiosity.G2:religiosity.G51" svg:x="0.32cm" svg:y="1.275cm" svg:width="15.36cm" svg:height="7.545cm">
          <chartooo:coordinate-region svg:x="1.047cm" svg:y="1.474cm" svg:width="14.287cm" svg:height="7.1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ligiosity.G2:religiosity.G51" chart:class="chart:scatter">
            <chart:domain table:cell-range-address="religiosity.C2:religiosity.C51"/>
            <chart:regression-curve chart:style-name="ch8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">
                <text:p>0.9</text:p>
                <draw:g>
                  <svg:desc>religiosity.C2:religiosity.C51</svg:desc>
                </draw:g>
              </table:table-cell>
              <table:table-cell office:value-type="float" office:value="-21.9">
                <text:p>-21.9</text:p>
                <draw:g>
                  <svg:desc>religiosity.G2:religiosity.G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">
                <text:p>0.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-16.2">
                <text:p>-16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">
                <text:p>0.86</text:p>
              </table:table-cell>
              <table:table-cell office:value-type="float" office:value="-9.9">
                <text:p>-9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">
                <text:p>0.73</text:p>
              </table:table-cell>
              <table:table-cell office:value-type="float" office:value="-6.9">
                <text:p>-6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">
                <text:p>0.69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8">
                <text:p>0.78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">
                <text:p>0.84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">
                <text:p>0.76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">
                <text:p>0.76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">
                <text:p>0.77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8">
                <text:p>0.78</text:p>
              </table:table-cell>
              <table:table-cell office:value-type="float" office:value="-3.8">
                <text:p>-3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">
                <text:p>0.79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9">
                <text:p>0.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">
                <text:p>0.86</text:p>
              </table:table-cell>
              <table:table-cell office:value-type="float" office:value="-2.9">
                <text:p>-2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-18.7">
                <text:p>-18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">
                <text:p>0.6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5">
                <text:p>0.75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3">
                <text:p>0.63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">
                <text:p>0.7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4">
                <text:p>0.74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9">
                <text:p>0.89</text:p>
              </table:table-cell>
              <table:table-cell office:value-type="float" office:value="-22.4">
                <text:p>-22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2">
                <text:p>0.82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">
                <text:p>0.6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">
                <text:p>0.79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3">
                <text:p>0.73</text:p>
              </table:table-cell>
              <table:table-cell office:value-type="float" office:value="-23.4">
                <text:p>-23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">
                <text:p>0.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8">
                <text:p>0.78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">
                <text:p>0.79</text:p>
              </table:table-cell>
              <table:table-cell office:value-type="float" office:value="-15.9">
                <text:p>-15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2">
                <text:p>0.72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4">
                <text:p>0.84</text:p>
              </table:table-cell>
              <table:table-cell office:value-type="float" office:value="-16.8">
                <text:p>-16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6">
                <text:p>0.76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1">
                <text:p>0.81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">
                <text:p>0.87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">
                <text:p>0.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7">
                <text:p>0.7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3">
                <text:p>0.7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5">
                <text:p>0.85</text:p>
              </table:table-cell>
              <table:table-cell office:value-type="float" office:value="-19.4">
                <text:p>-19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1">
                <text:p>0.81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9">
                <text:p>0.89</text:p>
              </table:table-cell>
              <table:table-cell office:value-type="float" office:value="-5.8">
                <text:p>-5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6">
                <text:p>0.86</text:p>
              </table:table-cell>
              <table:table-cell office:value-type="float" office:value="-14.4">
                <text:p>-14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3">
                <text:p>0.7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7">
                <text:p>0.57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1">
                <text:p>0.81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7">
                <text:p>0.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6">
                <text:p>0.86</text:p>
              </table:table-cell>
              <table:table-cell office:value-type="float" office:value="-19.1">
                <text:p>-19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">
                <text:p>0.75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7">
                <text:p>0.77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4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4586"/>
    </style:style>
    <style:style style:name="ch9" style:family="chart">
      <style:chart-properties chart:solid-type="cuboid" chart:symbol-type="image" chart:symbol-width="0.397cm" chart:symbol-height="0.397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scatter" chart:style-name="ch1">
        <chart:title svg:x="1.491cm" svg:y="0.316cm" chart:style-name="ch2">
          <text:p>% Religion "important" or "very important" vs. Violent Crime Rate</text:p>
        </chart:title>
        <chart:plot-area chart:style-name="ch3" table:cell-range-address="religiosity.C2:religiosity.C51 religiosity.F2:religiosity.F51" svg:x="0.32cm" svg:y="1.275cm" svg:width="15.368cm" svg:height="7.55cm">
          <chartooo:coordinate-region svg:x="0.941cm" svg:y="1.474cm" svg:width="14.401cm" svg:height="6.7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ligiosity.F2:religiosity.F51" chart:class="chart:scatter">
            <chart:domain table:cell-range-address="religiosity.C2:religiosity.C51"/>
            <chart:regression-curve chart:style-name="ch8"/>
            <chart:data-point chart:repeated="44"/>
            <chart:data-point chart:style-name="ch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">
                <text:p>0.9</text:p>
                <draw:g>
                  <svg:desc>religiosity.C2:religiosity.C51</svg:desc>
                </draw:g>
              </table:table-cell>
              <table:table-cell office:value-type="float" office:value="47">
                <text:p>47</text:p>
                <draw:g>
                  <svg:desc>religiosity.F2:religiosity.F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">
                <text:p>0.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">
                <text:p>0.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">
                <text:p>0.7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">
                <text:p>0.6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8">
                <text:p>0.7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">
                <text:p>0.8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">
                <text:p>0.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">
                <text:p>0.7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">
                <text:p>0.7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8">
                <text:p>0.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">
                <text:p>0.7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9">
                <text:p>0.7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">
                <text:p>0.8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">
                <text:p>0.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5">
                <text:p>0.7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3">
                <text:p>0.6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">
                <text:p>0.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4">
                <text:p>0.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9">
                <text:p>0.8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2">
                <text:p>0.8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">
                <text:p>0.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">
                <text:p>0.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3">
                <text:p>0.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">
                <text:p>0.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8">
                <text:p>0.7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">
                <text:p>0.7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2">
                <text:p>0.7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4">
                <text:p>0.8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6">
                <text:p>0.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1">
                <text:p>0.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">
                <text:p>0.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">
                <text:p>0.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7">
                <text:p>0.7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3">
                <text:p>0.7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5">
                <text:p>0.8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1">
                <text:p>0.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9">
                <text:p>0.8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6">
                <text:p>0.8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3">
                <text:p>0.7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7">
                <text:p>0.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1">
                <text:p>0.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7">
                <text:p>0.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6">
                <text:p>0.8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">
                <text:p>0.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7">
                <text:p>0.77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4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4586"/>
    </style:style>
    <style:style style:name="ch9" style:family="chart">
      <style:chart-properties chart:solid-type="cuboid" chart:symbol-type="image" chart:symbol-width="0.397cm" chart:symbol-height="0.397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scatter" chart:style-name="ch1">
        <chart:title svg:x="1.378cm" svg:y="0.323cm" chart:style-name="ch2">
          <text:p>% Religion "important" or "very important" vs. Incarceration Rate</text:p>
        </chart:title>
        <chart:plot-area chart:style-name="ch3" table:cell-range-address="religiosity.C2:religiosity.C51 religiosity.V2:religiosity.V51" svg:x="0.32cm" svg:y="1.275cm" svg:width="15.368cm" svg:height="7.55cm">
          <chartooo:coordinate-region svg:x="1.127cm" svg:y="1.474cm" svg:width="14.03cm" svg:height="6.7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ligiosity.V2:religiosity.V51" chart:class="chart:scatter">
            <chart:domain table:cell-range-address="religiosity.C2:religiosity.C51"/>
            <chart:regression-curve chart:style-name="ch8"/>
            <chart:data-point chart:repeated="44"/>
            <chart:data-point chart:style-name="ch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">
                <text:p>0.9</text:p>
                <draw:g>
                  <svg:desc>religiosity.C2:religiosity.C51</svg:desc>
                </draw:g>
              </table:table-cell>
              <table:table-cell office:value-type="float" office:value="951">
                <text:p>951</text:p>
                <draw:g>
                  <svg:desc>religiosity.V2:religiosity.V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">
                <text:p>0.7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">
                <text:p>0.86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">
                <text:p>0.73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">
                <text:p>0.69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8">
                <text:p>0.78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">
                <text:p>0.84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">
                <text:p>0.76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">
                <text:p>0.76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">
                <text:p>0.77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8">
                <text:p>0.78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">
                <text:p>0.79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9">
                <text:p>0.79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">
                <text:p>0.86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">
                <text:p>0.63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5">
                <text:p>0.7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3">
                <text:p>0.63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">
                <text:p>0.77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4">
                <text:p>0.74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9">
                <text:p>0.89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2">
                <text:p>0.82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">
                <text:p>0.69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">
                <text:p>0.79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3">
                <text:p>0.73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">
                <text:p>0.6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8">
                <text:p>0.78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">
                <text:p>0.79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2">
                <text:p>0.7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4">
                <text:p>0.84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6">
                <text:p>0.7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1">
                <text:p>0.81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">
                <text:p>0.87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">
                <text:p>0.7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7">
                <text:p>0.77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3">
                <text:p>0.7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5">
                <text:p>0.85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1">
                <text:p>0.81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9">
                <text:p>0.89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6">
                <text:p>0.86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3">
                <text:p>0.73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7">
                <text:p>0.5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1">
                <text:p>0.81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7">
                <text:p>0.67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6">
                <text:p>0.8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">
                <text:p>0.75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7">
                <text:p>0.77</text:p>
              </table:table-cell>
              <table:table-cell office:value-type="float" office:value="651">
                <text:p>65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4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3">
      <style:chart-properties chart:display-label="true" chart:logarithmic="false" chart:minimum="35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5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4586"/>
    </style:style>
    <style:style style:name="ch9" style:family="chart">
      <style:chart-properties chart:solid-type="cuboid" chart:symbol-type="image" chart:symbol-width="0.397cm" chart:symbol-height="0.397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733cm" svg:y="0.316cm" chart:style-name="ch2">
          <text:p>% Religion "important" or "very important" vs. Median Household Income</text:p>
        </chart:title>
        <chart:plot-area chart:style-name="ch3" table:cell-range-address="religiosity.C2:religiosity.C51 religiosity.L2:religiosity.L51" svg:x="0.32cm" svg:y="1.275cm" svg:width="15.36cm" svg:height="7.545cm">
          <chartooo:coordinate-region svg:x="1.788cm" svg:y="1.474cm" svg:width="13.546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ligiosity.L2:religiosity.L51" chart:class="chart:scatter">
            <chart:domain table:cell-range-address="religiosity.C2:religiosity.C51"/>
            <chart:regression-curve chart:style-name="ch8"/>
            <chart:data-point chart:repeated="44"/>
            <chart:data-point chart:style-name="ch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">
                <text:p>0.9</text:p>
                <draw:g>
                  <svg:desc>religiosity.C2:religiosity.C51</svg:desc>
                </draw:g>
              </table:table-cell>
              <table:table-cell office:value-type="float" office:value="44765">
                <text:p>44765</text:p>
                <draw:g>
                  <svg:desc>religiosity.L2:religiosity.L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">
                <text:p>0.7</text:p>
              </table:table-cell>
              <table:table-cell office:value-type="float" office:value="73355">
                <text:p>733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51492">
                <text:p>51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">
                <text:p>0.86</text:p>
              </table:table-cell>
              <table:table-cell office:value-type="float" office:value="41995">
                <text:p>419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">
                <text:p>0.73</text:p>
              </table:table-cell>
              <table:table-cell office:value-type="float" office:value="64500">
                <text:p>64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63909">
                <text:p>639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">
                <text:p>0.69</text:p>
              </table:table-cell>
              <table:table-cell office:value-type="float" office:value="71346">
                <text:p>713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61255">
                <text:p>612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8">
                <text:p>0.78</text:p>
              </table:table-cell>
              <table:table-cell office:value-type="float" office:value="49426">
                <text:p>49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">
                <text:p>0.84</text:p>
              </table:table-cell>
              <table:table-cell office:value-type="float" office:value="51244">
                <text:p>512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">
                <text:p>0.76</text:p>
              </table:table-cell>
              <table:table-cell office:value-type="float" office:value="73486">
                <text:p>734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">
                <text:p>0.76</text:p>
              </table:table-cell>
              <table:table-cell office:value-type="float" office:value="48275">
                <text:p>482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">
                <text:p>0.77</text:p>
              </table:table-cell>
              <table:table-cell office:value-type="float" office:value="59588">
                <text:p>595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8">
                <text:p>0.78</text:p>
              </table:table-cell>
              <table:table-cell office:value-type="float" office:value="50532">
                <text:p>505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">
                <text:p>0.79</text:p>
              </table:table-cell>
              <table:table-cell office:value-type="float" office:value="54736">
                <text:p>547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9">
                <text:p>0.79</text:p>
              </table:table-cell>
              <table:table-cell office:value-type="float" office:value="53906">
                <text:p>539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">
                <text:p>0.86</text:p>
              </table:table-cell>
              <table:table-cell office:value-type="float" office:value="45215">
                <text:p>452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45727">
                <text:p>457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">
                <text:p>0.63</text:p>
              </table:table-cell>
              <table:table-cell office:value-type="float" office:value="51494">
                <text:p>514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5">
                <text:p>0.75</text:p>
              </table:table-cell>
              <table:table-cell office:value-type="float" office:value="75847">
                <text:p>758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3">
                <text:p>0.63</text:p>
              </table:table-cell>
              <table:table-cell office:value-type="float" office:value="70628">
                <text:p>706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">
                <text:p>0.77</text:p>
              </table:table-cell>
              <table:table-cell office:value-type="float" office:value="51084">
                <text:p>510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4">
                <text:p>0.74</text:p>
              </table:table-cell>
              <table:table-cell office:value-type="float" office:value="63488">
                <text:p>634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9">
                <text:p>0.89</text:p>
              </table:table-cell>
              <table:table-cell office:value-type="float" office:value="40593">
                <text:p>405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2">
                <text:p>0.82</text:p>
              </table:table-cell>
              <table:table-cell office:value-type="float" office:value="50238">
                <text:p>502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">
                <text:p>0.69</text:p>
              </table:table-cell>
              <table:table-cell office:value-type="float" office:value="49509">
                <text:p>495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">
                <text:p>0.79</text:p>
              </table:table-cell>
              <table:table-cell office:value-type="float" office:value="54996">
                <text:p>549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3">
                <text:p>0.73</text:p>
              </table:table-cell>
              <table:table-cell office:value-type="float" office:value="52431">
                <text:p>524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">
                <text:p>0.6</text:p>
              </table:table-cell>
              <table:table-cell office:value-type="float" office:value="70303">
                <text:p>703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8">
                <text:p>0.78</text:p>
              </table:table-cell>
              <table:table-cell office:value-type="float" office:value="72222">
                <text:p>722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">
                <text:p>0.79</text:p>
              </table:table-cell>
              <table:table-cell office:value-type="float" office:value="45382">
                <text:p>453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2">
                <text:p>0.72</text:p>
              </table:table-cell>
              <table:table-cell office:value-type="float" office:value="60850">
                <text:p>608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4">
                <text:p>0.84</text:p>
              </table:table-cell>
              <table:table-cell office:value-type="float" office:value="47830">
                <text:p>478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6">
                <text:p>0.76</text:p>
              </table:table-cell>
              <table:table-cell office:value-type="float" office:value="60557">
                <text:p>605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1">
                <text:p>0.81</text:p>
              </table:table-cell>
              <table:table-cell office:value-type="float" office:value="51075">
                <text:p>510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">
                <text:p>0.87</text:p>
              </table:table-cell>
              <table:table-cell office:value-type="float" office:value="48568">
                <text:p>485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">
                <text:p>0.7</text:p>
              </table:table-cell>
              <table:table-cell office:value-type="float" office:value="54148">
                <text:p>541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7">
                <text:p>0.77</text:p>
              </table:table-cell>
              <table:table-cell office:value-type="float" office:value="55702">
                <text:p>557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3">
                <text:p>0.73</text:p>
              </table:table-cell>
              <table:table-cell office:value-type="float" office:value="58073">
                <text:p>580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5">
                <text:p>0.85</text:p>
              </table:table-cell>
              <table:table-cell office:value-type="float" office:value="47238">
                <text:p>472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1">
                <text:p>0.81</text:p>
              </table:table-cell>
              <table:table-cell office:value-type="float" office:value="53017">
                <text:p>530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9">
                <text:p>0.89</text:p>
              </table:table-cell>
              <table:table-cell office:value-type="float" office:value="47275">
                <text:p>472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6">
                <text:p>0.86</text:p>
              </table:table-cell>
              <table:table-cell office:value-type="float" office:value="55653">
                <text:p>556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3">
                <text:p>0.73</text:p>
              </table:table-cell>
              <table:table-cell office:value-type="float" office:value="62912">
                <text:p>629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7">
                <text:p>0.57</text:p>
              </table:table-cell>
              <table:table-cell office:value-type="float" office:value="56990">
                <text:p>569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1">
                <text:p>0.81</text:p>
              </table:table-cell>
              <table:table-cell office:value-type="float" office:value="66262">
                <text:p>662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7">
                <text:p>0.67</text:p>
              </table:table-cell>
              <table:table-cell office:value-type="float" office:value="64129">
                <text:p>641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6">
                <text:p>0.86</text:p>
              </table:table-cell>
              <table:table-cell office:value-type="float" office:value="42019">
                <text:p>420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">
                <text:p>0.75</text:p>
              </table:table-cell>
              <table:table-cell office:value-type="float" office:value="55638">
                <text:p>55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7">
                <text:p>0.77</text:p>
              </table:table-cell>
              <table:table-cell office:value-type="float" office:value="60214">
                <text:p>60214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currency-style style:name="N10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percentage-style style:name="N121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4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minimum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5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4586"/>
    </style:style>
    <style:style style:name="ch9" style:family="chart">
      <style:chart-properties chart:solid-type="cuboid" chart:symbol-type="image" chart:symbol-width="0.397cm" chart:symbol-height="0.397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056cm" svg:y="0.316cm" chart:style-name="ch2">
          <text:p>% Religion "important" or "very important" vs. Poverty Rate</text:p>
        </chart:title>
        <chart:plot-area chart:style-name="ch3" table:cell-range-address="religiosity.C2:religiosity.C51 religiosity.Z2:religiosity.Z51" svg:x="0.32cm" svg:y="1.275cm" svg:width="15.36cm" svg:height="7.545cm">
          <chartooo:coordinate-region svg:x="1.55cm" svg:y="1.474cm" svg:width="13.784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ligiosity.Z2:religiosity.Z51" chart:class="chart:scatter">
            <chart:domain table:cell-range-address="religiosity.C2:religiosity.C51"/>
            <chart:regression-curve chart:style-name="ch8"/>
            <chart:data-point chart:repeated="44"/>
            <chart:data-point chart:style-name="ch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">
                <text:p>0.9</text:p>
                <draw:g>
                  <svg:desc>religiosity.C2:religiosity.C51</svg:desc>
                </draw:g>
              </table:table-cell>
              <table:table-cell office:value-type="float" office:value="0.168">
                <text:p>0.168</text:p>
                <draw:g>
                  <svg:desc>religiosity.Z2:religiosity.Z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">
                <text:p>0.7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">
                <text:p>0.86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">
                <text:p>0.73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">
                <text:p>0.69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8">
                <text:p>0.78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">
                <text:p>0.84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">
                <text:p>0.76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">
                <text:p>0.76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">
                <text:p>0.77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8">
                <text:p>0.78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">
                <text:p>0.79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9">
                <text:p>0.79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">
                <text:p>0.86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">
                <text:p>0.63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5">
                <text:p>0.75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3">
                <text:p>0.63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">
                <text:p>0.77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4">
                <text:p>0.74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9">
                <text:p>0.89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2">
                <text:p>0.82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">
                <text:p>0.69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">
                <text:p>0.7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3">
                <text:p>0.73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">
                <text:p>0.6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8">
                <text:p>0.78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">
                <text:p>0.79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2">
                <text:p>0.72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4">
                <text:p>0.84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6">
                <text:p>0.7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1">
                <text:p>0.81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">
                <text:p>0.8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">
                <text:p>0.7</text:p>
              </table:table-cell>
              <table:table-cell office:value-type="float" office:value="0.0711">
                <text:p>0.07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7">
                <text:p>0.77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3">
                <text:p>0.73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5">
                <text:p>0.85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1">
                <text:p>0.81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9">
                <text:p>0.89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6">
                <text:p>0.86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3">
                <text:p>0.73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7">
                <text:p>0.57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1">
                <text:p>0.81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7">
                <text:p>0.67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6">
                <text:p>0.8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">
                <text:p>0.75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7">
                <text:p>0.77</text:p>
              </table:table-cell>
              <table:table-cell office:value-type="float" office:value="0.093">
                <text:p>0.093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percentage-style style:name="N121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4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minimum="0.0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355cm" svg:y="0.293cm" chart:style-name="ch2">
          <text:p>% Religion "important" or "very important" vs. 
Median Charitable Contributions as % of Median Income</text:p>
        </chart:title>
        <chart:plot-area chart:style-name="ch3" table:cell-range-address="religiosity.C2:religiosity.C51 religiosity.N2:religiosity.N51" svg:x="0.32cm" svg:y="1.778cm" svg:width="15.36cm" svg:height="7.042cm">
          <chartooo:coordinate-region svg:x="1.365cm" svg:y="1.978cm" svg:width="13.784cm" svg:height="6.1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ligiosity.N2:religiosity.N51" chart:class="chart:scatter">
            <chart:domain table:cell-range-address="religiosity.C2:religiosity.C51"/>
            <chart:regression-curve chart:style-name="ch8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">
                <text:p>0.9</text:p>
                <draw:g>
                  <svg:desc>religiosity.C2:religiosity.C51</svg:desc>
                </draw:g>
              </table:table-cell>
              <table:table-cell office:value-type="float" office:value="0.071">
                <text:p>0.071</text:p>
                <draw:g>
                  <svg:desc>religiosity.N2:religiosity.N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">
                <text:p>0.7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">
                <text:p>0.86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">
                <text:p>0.73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">
                <text:p>0.69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8">
                <text:p>0.78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">
                <text:p>0.84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">
                <text:p>0.76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">
                <text:p>0.76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">
                <text:p>0.77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8">
                <text:p>0.78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">
                <text:p>0.79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9">
                <text:p>0.79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">
                <text:p>0.86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">
                <text:p>0.63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5">
                <text:p>0.75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3">
                <text:p>0.63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">
                <text:p>0.77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4">
                <text:p>0.74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9">
                <text:p>0.89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2">
                <text:p>0.82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">
                <text:p>0.6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">
                <text:p>0.79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3">
                <text:p>0.73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">
                <text:p>0.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8">
                <text:p>0.78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">
                <text:p>0.79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2">
                <text:p>0.72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4">
                <text:p>0.84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6">
                <text:p>0.76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1">
                <text:p>0.81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">
                <text:p>0.87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">
                <text:p>0.7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7">
                <text:p>0.77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3">
                <text:p>0.73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5">
                <text:p>0.85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1">
                <text:p>0.81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9">
                <text:p>0.89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6">
                <text:p>0.86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3">
                <text:p>0.73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7">
                <text:p>0.5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1">
                <text:p>0.81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7">
                <text:p>0.67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6">
                <text:p>0.86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">
                <text:p>0.75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7">
                <text:p>0.77</text:p>
              </table:table-cell>
              <table:table-cell office:value-type="float" office:value="0.042">
                <text:p>0.042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4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minimum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3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216cm" svg:y="0.215cm" chart:style-name="ch2">
          <text:p>% Religion "important" or "very important" vs.
Median Charitable Contribution</text:p>
        </chart:title>
        <chart:plot-area chart:style-name="ch3" table:cell-range-address="religiosity.C2:religiosity.C51 religiosity.O2:religiosity.O51" svg:x="0.32cm" svg:y="1.778cm" svg:width="15.36cm" svg:height="7.042cm">
          <chartooo:coordinate-region svg:x="2.079cm" svg:y="1.978cm" svg:width="13.254cm" svg:height="6.1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ligiosity.O2:religiosity.O51" chart:class="chart:scatter">
            <chart:domain table:cell-range-address="religiosity.C2:religiosity.C51"/>
            <chart:regression-curve chart:style-name="ch8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">
                <text:p>0.9</text:p>
                <draw:g>
                  <svg:desc>religiosity.C2:religiosity.C51</svg:desc>
                </draw:g>
              </table:table-cell>
              <table:table-cell office:value-type="float" office:value="4007">
                <text:p>4007</text:p>
                <draw:g>
                  <svg:desc>religiosity.O2:religiosity.O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">
                <text:p>0.7</text:p>
              </table:table-cell>
              <table:table-cell office:value-type="float" office:value="2622">
                <text:p>26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">
                <text:p>0.86</text:p>
              </table:table-cell>
              <table:table-cell office:value-type="float" office:value="3554">
                <text:p>35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">
                <text:p>0.73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2317">
                <text:p>23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">
                <text:p>0.69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8">
                <text:p>0.78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">
                <text:p>0.84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">
                <text:p>0.76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">
                <text:p>0.76</text:p>
              </table:table-cell>
              <table:table-cell office:value-type="float" office:value="3155">
                <text:p>31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">
                <text:p>0.77</text:p>
              </table:table-cell>
              <table:table-cell office:value-type="float" office:value="2371">
                <text:p>23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8">
                <text:p>0.78</text:p>
              </table:table-cell>
              <table:table-cell office:value-type="float" office:value="2451">
                <text:p>24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">
                <text:p>0.79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9">
                <text:p>0.79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">
                <text:p>0.86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3252">
                <text:p>32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">
                <text:p>0.63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5">
                <text:p>0.75</text:p>
              </table:table-cell>
              <table:table-cell office:value-type="float" office:value="2969">
                <text:p>29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3">
                <text:p>0.63</text:p>
              </table:table-cell>
              <table:table-cell office:value-type="float" office:value="1652">
                <text:p>16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">
                <text:p>0.77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4">
                <text:p>0.74</text:p>
              </table:table-cell>
              <table:table-cell office:value-type="float" office:value="2213">
                <text:p>22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9">
                <text:p>0.89</text:p>
              </table:table-cell>
              <table:table-cell office:value-type="float" office:value="3998">
                <text:p>39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2">
                <text:p>0.82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">
                <text:p>0.69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">
                <text:p>0.79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3">
                <text:p>0.73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">
                <text:p>0.6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8">
                <text:p>0.78</text:p>
              </table:table-cell>
              <table:table-cell office:value-type="float" office:value="2181">
                <text:p>21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">
                <text:p>0.79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2">
                <text:p>0.72</text:p>
              </table:table-cell>
              <table:table-cell office:value-type="float" office:value="2266">
                <text:p>22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4">
                <text:p>0.84</text:p>
              </table:table-cell>
              <table:table-cell office:value-type="float" office:value="3132">
                <text:p>31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6">
                <text:p>0.76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1">
                <text:p>0.81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">
                <text:p>0.87</text:p>
              </table:table-cell>
              <table:table-cell office:value-type="float" office:value="3116">
                <text:p>31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">
                <text:p>0.7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7">
                <text:p>0.77</text:p>
              </table:table-cell>
              <table:table-cell office:value-type="float" office:value="2181">
                <text:p>21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3">
                <text:p>0.73</text:p>
              </table:table-cell>
              <table:table-cell office:value-type="float" office:value="1666">
                <text:p>16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5">
                <text:p>0.85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1">
                <text:p>0.81</text:p>
              </table:table-cell>
              <table:table-cell office:value-type="float" office:value="2524">
                <text:p>25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9">
                <text:p>0.89</text:p>
              </table:table-cell>
              <table:table-cell office:value-type="float" office:value="3807">
                <text:p>38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6">
                <text:p>0.86</text:p>
              </table:table-cell>
              <table:table-cell office:value-type="float" office:value="3284">
                <text:p>32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3">
                <text:p>0.73</text:p>
              </table:table-cell>
              <table:table-cell office:value-type="float" office:value="5255">
                <text:p>52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7">
                <text:p>0.57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1">
                <text:p>0.81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7">
                <text:p>0.67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6">
                <text:p>0.86</text:p>
              </table:table-cell>
              <table:table-cell office:value-type="float" office:value="2321">
                <text:p>23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">
                <text:p>0.75</text:p>
              </table:table-cell>
              <table:table-cell office:value-type="float" office:value="1747">
                <text:p>17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7">
                <text:p>0.77</text:p>
              </table:table-cell>
              <table:table-cell office:value-type="float" office:value="2550">
                <text:p>255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4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72cm" svg:y="0.316cm" chart:style-name="ch2">
          <text:p>% Religious vs. IQ Deviation</text:p>
        </chart:title>
        <chart:plot-area chart:style-name="ch3" table:cell-range-address="religiosity.D2:religiosity.D51 religiosity.H2:religiosity.H51" svg:x="0.32cm" svg:y="1.275cm" svg:width="15.36cm" svg:height="7.545cm">
          <chartooo:coordinate-region svg:x="0.862cm" svg:y="1.475cm" svg:width="14.472cm" svg:height="7.1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ligiosity.H2:religiosity.H51" chart:class="chart:scatter">
            <chart:domain table:cell-range-address="religiosity.D2:religiosity.D51"/>
            <chart:regression-curve chart:style-name="ch8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">
                <text:p>0.88</text:p>
                <draw:g>
                  <svg:desc>religiosity.D2:religiosity.D51</svg:desc>
                </draw:g>
              </table:table-cell>
              <table:table-cell office:value-type="float" office:value="-5.1">
                <text:p>-5.1</text:p>
                <draw:g>
                  <svg:desc>religiosity.H2:religiosity.H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">
                <text:p>0.69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">
                <text:p>0.73</text:p>
              </table:table-cell>
              <table:table-cell office:value-type="float" office:value="-3.4">
                <text:p>-3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2">
                <text:p>0.82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">
                <text:p>0.73</text:p>
              </table:table-cell>
              <table:table-cell office:value-type="float" office:value="-5.3">
                <text:p>-5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">
                <text:p>0.7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">
                <text:p>0.76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-2.8">
                <text:p>-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">
                <text:p>0.74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">
                <text:p>0.7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">
                <text:p>0.78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">
                <text:p>0.7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">
                <text:p>0.7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">
                <text:p>0.78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">
                <text:p>0.87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9">
                <text:p>0.6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7">
                <text:p>0.77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8">
                <text:p>0.68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">
                <text:p>0.76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">
                <text:p>0.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6">
                <text:p>0.86</text:p>
              </table:table-cell>
              <table:table-cell office:value-type="float" office:value="-6.6">
                <text:p>-6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">
                <text:p>0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">
                <text:p>0.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">
                <text:p>0.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2">
                <text:p>0.72</text:p>
              </table:table-cell>
              <table:table-cell office:value-type="float" office:value="-4.3">
                <text:p>-4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">
                <text:p>0.6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">
                <text:p>0.8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">
                <text:p>0.79</text:p>
              </table:table-cell>
              <table:table-cell office:value-type="float" office:value="-5.1">
                <text:p>-5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3">
                <text:p>0.7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">
                <text:p>0.8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8">
                <text:p>0.7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2">
                <text:p>0.8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">
                <text:p>0.6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9">
                <text:p>0.7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">
                <text:p>0.8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1">
                <text:p>0.81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2">
                <text:p>0.8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6">
                <text:p>0.86</text:p>
              </table:table-cell>
              <table:table-cell office:value-type="float" office:value="-3.1">
                <text:p>-3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2">
                <text:p>0.82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8">
                <text:p>0.7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">
                <text:p>0.6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8">
                <text:p>0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2">
                <text:p>0.82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">
                <text:p>0.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">
                <text:p>0.74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4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024cm" svg:y="0.316cm" chart:style-name="ch2">
          <text:p>% Religion "important" or "very important" vs. Rate of Illiteracy (2003)</text:p>
        </chart:title>
        <chart:plot-area chart:style-name="ch3" table:cell-range-address="religiosity.C2:religiosity.C51 religiosity.AA2:religiosity.AA51" svg:x="0.32cm" svg:y="1.275cm" svg:width="15.36cm" svg:height="7.545cm">
          <chartooo:coordinate-region svg:x="1.55cm" svg:y="1.475cm" svg:width="13.599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ligiosity.AA2:religiosity.AA51" chart:class="chart:scatter">
            <chart:domain table:cell-range-address="religiosity.C2:religiosity.C51"/>
            <chart:regression-curve chart:style-name="ch8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">
                <text:p>0.9</text:p>
                <draw:g>
                  <svg:desc>religiosity.C2:religiosity.C51</svg:desc>
                </draw:g>
              </table:table-cell>
              <table:table-cell office:value-type="float" office:value="0.14827015945">
                <text:p>0.14827015945</text:p>
                <draw:g>
                  <svg:desc>religiosity.AA2:religiosity.AA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">
                <text:p>0.7</text:p>
              </table:table-cell>
              <table:table-cell office:value-type="float" office:value="0.09160871869">
                <text:p>0.091608718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0.13092093542">
                <text:p>0.130920935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">
                <text:p>0.86</text:p>
              </table:table-cell>
              <table:table-cell office:value-type="float" office:value="0.13726761196">
                <text:p>0.13726761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">
                <text:p>0.73</text:p>
              </table:table-cell>
              <table:table-cell office:value-type="float" office:value="0.23050444251">
                <text:p>0.230504442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099156850821">
                <text:p>0.099156850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">
                <text:p>0.69</text:p>
              </table:table-cell>
              <table:table-cell office:value-type="float" office:value="0.085662527957">
                <text:p>0.0856625279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0.10716952954">
                <text:p>0.107169529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8">
                <text:p>0.78</text:p>
              </table:table-cell>
              <table:table-cell office:value-type="float" office:value="0.19660631901">
                <text:p>0.196606319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">
                <text:p>0.84</text:p>
              </table:table-cell>
              <table:table-cell office:value-type="float" office:value="0.1672926654">
                <text:p>0.16729266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">
                <text:p>0.76</text:p>
              </table:table-cell>
              <table:table-cell office:value-type="float" office:value="0.15876558626">
                <text:p>0.158765586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">
                <text:p>0.76</text:p>
              </table:table-cell>
              <table:table-cell office:value-type="float" office:value="0.10535954949">
                <text:p>0.105359549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">
                <text:p>0.77</text:p>
              </table:table-cell>
              <table:table-cell office:value-type="float" office:value="0.12947713036">
                <text:p>0.129477130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8">
                <text:p>0.78</text:p>
              </table:table-cell>
              <table:table-cell office:value-type="float" office:value="0.080166983991">
                <text:p>0.0801669839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">
                <text:p>0.79</text:p>
              </table:table-cell>
              <table:table-cell office:value-type="float" office:value="0.074952904509">
                <text:p>0.0749529045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9">
                <text:p>0.79</text:p>
              </table:table-cell>
              <table:table-cell office:value-type="float" office:value="0.077541613676">
                <text:p>0.0775416136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">
                <text:p>0.86</text:p>
              </table:table-cell>
              <table:table-cell office:value-type="float" office:value="0.12184479054">
                <text:p>0.121844790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0.15963945372">
                <text:p>0.159639453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">
                <text:p>0.63</text:p>
              </table:table-cell>
              <table:table-cell office:value-type="float" office:value="0.074163079877">
                <text:p>0.0741630798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5">
                <text:p>0.75</text:p>
              </table:table-cell>
              <table:table-cell office:value-type="float" office:value="0.11215891577">
                <text:p>0.112158915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3">
                <text:p>0.63</text:p>
              </table:table-cell>
              <table:table-cell office:value-type="float" office:value="0.099051667121">
                <text:p>0.0990516671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">
                <text:p>0.77</text:p>
              </table:table-cell>
              <table:table-cell office:value-type="float" office:value="0.082991420453">
                <text:p>0.0829914204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4">
                <text:p>0.74</text:p>
              </table:table-cell>
              <table:table-cell office:value-type="float" office:value="0.059535787844">
                <text:p>0.0595357878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9">
                <text:p>0.89</text:p>
              </table:table-cell>
              <table:table-cell office:value-type="float" office:value="0.16043086199">
                <text:p>0.160430861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2">
                <text:p>0.82</text:p>
              </table:table-cell>
              <table:table-cell office:value-type="float" office:value="0.074702406512">
                <text:p>0.0747024065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">
                <text:p>0.69</text:p>
              </table:table-cell>
              <table:table-cell office:value-type="float" office:value="0.087817036057">
                <text:p>0.0878170360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">
                <text:p>0.79</text:p>
              </table:table-cell>
              <table:table-cell office:value-type="float" office:value="0.072755113783">
                <text:p>0.0727551137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3">
                <text:p>0.73</text:p>
              </table:table-cell>
              <table:table-cell office:value-type="float" office:value="0.16128981331">
                <text:p>0.161289813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">
                <text:p>0.6</text:p>
              </table:table-cell>
              <table:table-cell office:value-type="float" office:value="0.058163089619">
                <text:p>0.0581630896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8">
                <text:p>0.78</text:p>
              </table:table-cell>
              <table:table-cell office:value-type="float" office:value="0.1691716252">
                <text:p>0.16917162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">
                <text:p>0.79</text:p>
              </table:table-cell>
              <table:table-cell office:value-type="float" office:value="0.16463909785">
                <text:p>0.164639097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2">
                <text:p>0.72</text:p>
              </table:table-cell>
              <table:table-cell office:value-type="float" office:value="0.22089089502">
                <text:p>0.220890895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4">
                <text:p>0.84</text:p>
              </table:table-cell>
              <table:table-cell office:value-type="float" office:value="0.13599532082">
                <text:p>0.135995320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6">
                <text:p>0.76</text:p>
              </table:table-cell>
              <table:table-cell office:value-type="float" office:value="0.063275376668">
                <text:p>0.0632753766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1">
                <text:p>0.81</text:p>
              </table:table-cell>
              <table:table-cell office:value-type="float" office:value="0.091462628491">
                <text:p>0.0914626284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">
                <text:p>0.87</text:p>
              </table:table-cell>
              <table:table-cell office:value-type="float" office:value="0.12257169257">
                <text:p>0.122571692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">
                <text:p>0.7</text:p>
              </table:table-cell>
              <table:table-cell office:value-type="float" office:value="0.1024380295">
                <text:p>0.10243802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7">
                <text:p>0.77</text:p>
              </table:table-cell>
              <table:table-cell office:value-type="float" office:value="0.12620446224">
                <text:p>0.126204462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3">
                <text:p>0.73</text:p>
              </table:table-cell>
              <table:table-cell office:value-type="float" office:value="0.084590548684">
                <text:p>0.0845905486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5">
                <text:p>0.85</text:p>
              </table:table-cell>
              <table:table-cell office:value-type="float" office:value="0.14694434787">
                <text:p>0.146944347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1">
                <text:p>0.81</text:p>
              </table:table-cell>
              <table:table-cell office:value-type="float" office:value="0.069711738048">
                <text:p>0.0697117380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9">
                <text:p>0.89</text:p>
              </table:table-cell>
              <table:table-cell office:value-type="float" office:value="0.13172281147">
                <text:p>0.131722811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6">
                <text:p>0.86</text:p>
              </table:table-cell>
              <table:table-cell office:value-type="float" office:value="0.19028309617">
                <text:p>0.190283096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3">
                <text:p>0.73</text:p>
              </table:table-cell>
              <table:table-cell office:value-type="float" office:value="0.093875390281">
                <text:p>0.0938753902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7">
                <text:p>0.57</text:p>
              </table:table-cell>
              <table:table-cell office:value-type="float" office:value="0.066039104565">
                <text:p>0.0660391045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1">
                <text:p>0.81</text:p>
              </table:table-cell>
              <table:table-cell office:value-type="float" office:value="0.1204873585">
                <text:p>0.12048735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7">
                <text:p>0.67</text:p>
              </table:table-cell>
              <table:table-cell office:value-type="float" office:value="0.098189380317">
                <text:p>0.0981893803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6">
                <text:p>0.86</text:p>
              </table:table-cell>
              <table:table-cell office:value-type="float" office:value="0.13449535711">
                <text:p>0.134495357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">
                <text:p>0.75</text:p>
              </table:table-cell>
              <table:table-cell office:value-type="float" office:value="0.073296479397">
                <text:p>0.0732964793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7">
                <text:p>0.77</text:p>
              </table:table-cell>
              <table:table-cell office:value-type="float" office:value="0.08941774069">
                <text:p>0.08941774069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4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68cm" svg:y="0.316cm" chart:style-name="ch2">
          <text:p>% Religion "important" or "very important" vs. All Time Patents per capita</text:p>
        </chart:title>
        <chart:plot-area chart:style-name="ch3" table:cell-range-address="religiosity.C2:religiosity.C51 religiosity.Q2:religiosity.Q51" svg:x="0.32cm" svg:y="1.275cm" svg:width="15.36cm" svg:height="7.545cm">
          <chartooo:coordinate-region svg:x="0.941cm" svg:y="1.474cm" svg:width="14.393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ligiosity.Q2:religiosity.Q51" chart:class="chart:scatter">
            <chart:domain table:cell-range-address="religiosity.C2:religiosity.C51"/>
            <chart:regression-curve chart:style-name="ch8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">
                <text:p>0.9</text:p>
                <draw:g>
                  <svg:desc>religiosity.C2:religiosity.C51</svg:desc>
                </draw:g>
              </table:table-cell>
              <table:table-cell office:value-type="float" office:value="3.1317278794578">
                <text:p>3.1317278794578</text:p>
                <draw:g>
                  <svg:desc>religiosity.Q2:religiosity.Q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">
                <text:p>0.7</text:p>
              </table:table-cell>
              <table:table-cell office:value-type="float" office:value="2.08143742416363">
                <text:p>2.081437424163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7.45657810814631">
                <text:p>7.456578108146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">
                <text:p>0.86</text:p>
              </table:table-cell>
              <table:table-cell office:value-type="float" office:value="1.96964344954207">
                <text:p>1.969643449542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">
                <text:p>0.73</text:p>
              </table:table-cell>
              <table:table-cell office:value-type="float" office:value="16.8015342413905">
                <text:p>16.80153424139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10.7692115968738">
                <text:p>10.76921159687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">
                <text:p>0.69</text:p>
              </table:table-cell>
              <table:table-cell office:value-type="float" office:value="22.9511602429038">
                <text:p>22.95116024290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22.9381753906721">
                <text:p>22.93817539067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8">
                <text:p>0.78</text:p>
              </table:table-cell>
              <table:table-cell office:value-type="float" office:value="4.55999998421411">
                <text:p>4.559999984214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">
                <text:p>0.84</text:p>
              </table:table-cell>
              <table:table-cell office:value-type="float" office:value="4.40319299530292">
                <text:p>4.403192995302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">
                <text:p>0.76</text:p>
              </table:table-cell>
              <table:table-cell office:value-type="float" office:value="2.19613957221381">
                <text:p>2.196139572213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">
                <text:p>0.76</text:p>
              </table:table-cell>
              <table:table-cell office:value-type="float" office:value="16.7886255007765">
                <text:p>16.78862550077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">
                <text:p>0.77</text:p>
              </table:table-cell>
              <table:table-cell office:value-type="float" office:value="13.8382635452036">
                <text:p>13.83826354520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8">
                <text:p>0.78</text:p>
              </table:table-cell>
              <table:table-cell office:value-type="float" office:value="9.41344596717666">
                <text:p>9.41344596717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">
                <text:p>0.79</text:p>
              </table:table-cell>
              <table:table-cell office:value-type="float" office:value="8.27011372646811">
                <text:p>8.270113726468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9">
                <text:p>0.79</text:p>
              </table:table-cell>
              <table:table-cell office:value-type="float" office:value="6.48981107217545">
                <text:p>6.489811072175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">
                <text:p>0.86</text:p>
              </table:table-cell>
              <table:table-cell office:value-type="float" office:value="4.15787965538344">
                <text:p>4.157879655383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4.08459159650624">
                <text:p>4.084591596506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">
                <text:p>0.63</text:p>
              </table:table-cell>
              <table:table-cell office:value-type="float" office:value="4.17579408543264">
                <text:p>4.17579408543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5">
                <text:p>0.75</text:p>
              </table:table-cell>
              <table:table-cell office:value-type="float" office:value="9.48138494249718">
                <text:p>9.481384942497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3">
                <text:p>0.63</text:p>
              </table:table-cell>
              <table:table-cell office:value-type="float" office:value="21.6194990537826">
                <text:p>21.61949905378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">
                <text:p>0.77</text:p>
              </table:table-cell>
              <table:table-cell office:value-type="float" office:value="16.2339900445207">
                <text:p>16.23399004452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4">
                <text:p>0.74</text:p>
              </table:table-cell>
              <table:table-cell office:value-type="float" office:value="17.2311467842613">
                <text:p>17.23114678426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9">
                <text:p>0.89</text:p>
              </table:table-cell>
              <table:table-cell office:value-type="float" office:value="1.81162992220451">
                <text:p>1.811629922204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2">
                <text:p>0.82</text:p>
              </table:table-cell>
              <table:table-cell office:value-type="float" office:value="6.24359761670254">
                <text:p>6.243597616702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">
                <text:p>0.69</text:p>
              </table:table-cell>
              <table:table-cell office:value-type="float" office:value="4.0079423088652">
                <text:p>4.00794230886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">
                <text:p>0.79</text:p>
              </table:table-cell>
              <table:table-cell office:value-type="float" office:value="4.42255259230351">
                <text:p>4.422552592303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3">
                <text:p>0.73</text:p>
              </table:table-cell>
              <table:table-cell office:value-type="float" office:value="3.99813895245162">
                <text:p>3.998138952451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">
                <text:p>0.6</text:p>
              </table:table-cell>
              <table:table-cell office:value-type="float" office:value="14.5798011134759">
                <text:p>14.57980111347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8">
                <text:p>0.78</text:p>
              </table:table-cell>
              <table:table-cell office:value-type="float" office:value="20.441363503268">
                <text:p>20.4413635032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">
                <text:p>0.79</text:p>
              </table:table-cell>
              <table:table-cell office:value-type="float" office:value="5.50762574042892">
                <text:p>5.507625740428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2">
                <text:p>0.72</text:p>
              </table:table-cell>
              <table:table-cell office:value-type="float" office:value="13.6801808020705">
                <text:p>13.68018080207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4">
                <text:p>0.84</text:p>
              </table:table-cell>
              <table:table-cell office:value-type="float" office:value="6.09620701473553">
                <text:p>6.096207014735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6">
                <text:p>0.76</text:p>
              </table:table-cell>
              <table:table-cell office:value-type="float" office:value="3.91054883760257">
                <text:p>3.910548837602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1">
                <text:p>0.81</text:p>
              </table:table-cell>
              <table:table-cell office:value-type="float" office:value="12.9363237694864">
                <text:p>12.93632376948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">
                <text:p>0.87</text:p>
              </table:table-cell>
              <table:table-cell office:value-type="float" office:value="7.83896259521958">
                <text:p>7.838962595219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">
                <text:p>0.7</text:p>
              </table:table-cell>
              <table:table-cell office:value-type="float" office:value="11.1646245906585">
                <text:p>11.16462459065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7">
                <text:p>0.77</text:p>
              </table:table-cell>
              <table:table-cell office:value-type="float" office:value="12.717278800872">
                <text:p>12.7172788008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3">
                <text:p>0.73</text:p>
              </table:table-cell>
              <table:table-cell office:value-type="float" office:value="10.5320657617453">
                <text:p>10.53206576174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5">
                <text:p>0.85</text:p>
              </table:table-cell>
              <table:table-cell office:value-type="float" office:value="4.24701387581171">
                <text:p>4.247013875811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1">
                <text:p>0.81</text:p>
              </table:table-cell>
              <table:table-cell office:value-type="float" office:value="3.15445286900284">
                <text:p>3.154452869002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9">
                <text:p>0.89</text:p>
              </table:table-cell>
              <table:table-cell office:value-type="float" office:value="4.42055731111575">
                <text:p>4.420557311115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6">
                <text:p>0.86</text:p>
              </table:table-cell>
              <table:table-cell office:value-type="float" office:value="7.51509495355402">
                <text:p>7.515094953554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3">
                <text:p>0.73</text:p>
              </table:table-cell>
              <table:table-cell office:value-type="float" office:value="8.02358141191401">
                <text:p>8.023581411914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7">
                <text:p>0.57</text:p>
              </table:table-cell>
              <table:table-cell office:value-type="float" office:value="18.2000568651943">
                <text:p>18.20005686519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1">
                <text:p>0.81</text:p>
              </table:table-cell>
              <table:table-cell office:value-type="float" office:value="5.55028496385479">
                <text:p>5.550284963854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7">
                <text:p>0.67</text:p>
              </table:table-cell>
              <table:table-cell office:value-type="float" office:value="12.0695625639526">
                <text:p>12.06956256395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6">
                <text:p>0.86</text:p>
              </table:table-cell>
              <table:table-cell office:value-type="float" office:value="4.19656336219612">
                <text:p>4.196563362196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">
                <text:p>0.75</text:p>
              </table:table-cell>
              <table:table-cell office:value-type="float" office:value="11.3916411396527">
                <text:p>11.39164113965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7">
                <text:p>0.77</text:p>
              </table:table-cell>
              <table:table-cell office:value-type="float" office:value="4.07945989384191">
                <text:p>4.07945989384191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4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4586"/>
    </style:style>
    <style:style style:name="ch9" style:family="chart">
      <style:chart-properties chart:solid-type="cuboid" chart:symbol-type="image" chart:symbol-width="0.397cm" chart:symbol-height="0.397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011cm" svg:y="0.316cm" chart:style-name="ch2">
          <text:p>% Religion "important" or "very important" vs. 2015 Patents per capita</text:p>
        </chart:title>
        <chart:plot-area chart:style-name="ch3" table:cell-range-address="religiosity.C2:religiosity.C51 religiosity.S2:religiosity.S51" svg:x="0.32cm" svg:y="1.275cm" svg:width="15.36cm" svg:height="7.545cm">
          <chartooo:coordinate-region svg:x="0.941cm" svg:y="1.474cm" svg:width="14.207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ligiosity.S2:religiosity.S51" chart:class="chart:scatter">
            <chart:domain table:cell-range-address="religiosity.C2:religiosity.C51"/>
            <chart:regression-curve chart:style-name="ch8"/>
            <chart:data-point chart:repeated="4"/>
            <chart:data-point chart:style-name="ch9"/>
            <chart:data-point chart:repeated="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">
                <text:p>0.9</text:p>
                <draw:g>
                  <svg:desc>religiosity.C2:religiosity.C51</svg:desc>
                </draw:g>
              </table:table-cell>
              <table:table-cell office:value-type="float" office:value="9.73455534588645">
                <text:p>9.73455534588645</text:p>
                <draw:g>
                  <svg:desc>religiosity.S2:religiosity.S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">
                <text:p>0.7</text:p>
              </table:table-cell>
              <table:table-cell office:value-type="float" office:value="5.41688334200035">
                <text:p>5.416883342000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37.1994115463166">
                <text:p>37.19941154631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">
                <text:p>0.86</text:p>
              </table:table-cell>
              <table:table-cell office:value-type="float" office:value="7.82350705324417">
                <text:p>7.823507053244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">
                <text:p>0.73</text:p>
              </table:table-cell>
              <table:table-cell office:value-type="float" office:value="102.685366936691">
                <text:p>102.6853669366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55.8042464007636">
                <text:p>55.8042464007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">
                <text:p>0.69</text:p>
              </table:table-cell>
              <table:table-cell office:value-type="float" office:value="60.0965889755342">
                <text:p>60.09658897553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38.1633390913108">
                <text:p>38.16333909131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8">
                <text:p>0.78</text:p>
              </table:table-cell>
              <table:table-cell office:value-type="float" office:value="19.9987450220193">
                <text:p>19.99874502201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">
                <text:p>0.84</text:p>
              </table:table-cell>
              <table:table-cell office:value-type="float" office:value="24.1315103682282">
                <text:p>24.1315103682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">
                <text:p>0.76</text:p>
              </table:table-cell>
              <table:table-cell office:value-type="float" office:value="8.87117448063465">
                <text:p>8.871174480634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">
                <text:p>0.76</text:p>
              </table:table-cell>
              <table:table-cell office:value-type="float" office:value="52.2680717613434">
                <text:p>52.26807176134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">
                <text:p>0.77</text:p>
              </table:table-cell>
              <table:table-cell office:value-type="float" office:value="39.0979934284578">
                <text:p>39.09799342845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8">
                <text:p>0.78</text:p>
              </table:table-cell>
              <table:table-cell office:value-type="float" office:value="30.7114543301187">
                <text:p>30.71145433011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">
                <text:p>0.79</text:p>
              </table:table-cell>
              <table:table-cell office:value-type="float" office:value="31.7551879878319">
                <text:p>31.75518798783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9">
                <text:p>0.79</text:p>
              </table:table-cell>
              <table:table-cell office:value-type="float" office:value="31.4255775351426">
                <text:p>31.42557753514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">
                <text:p>0.86</text:p>
              </table:table-cell>
              <table:table-cell office:value-type="float" office:value="14.9827393419165">
                <text:p>14.98273934191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8.5425728430967">
                <text:p>8.54257284309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">
                <text:p>0.63</text:p>
              </table:table-cell>
              <table:table-cell office:value-type="float" office:value="15.1204217469278">
                <text:p>15.12042174692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5">
                <text:p>0.75</text:p>
              </table:table-cell>
              <table:table-cell office:value-type="float" office:value="30.6006874998855">
                <text:p>30.60068749988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3">
                <text:p>0.63</text:p>
              </table:table-cell>
              <table:table-cell office:value-type="float" office:value="99.7435837809309">
                <text:p>99.74358378093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">
                <text:p>0.77</text:p>
              </table:table-cell>
              <table:table-cell office:value-type="float" office:value="56.0439144028728">
                <text:p>56.04391440287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4">
                <text:p>0.74</text:p>
              </table:table-cell>
              <table:table-cell office:value-type="float" office:value="80.0423492156251">
                <text:p>80.04234921562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9">
                <text:p>0.89</text:p>
              </table:table-cell>
              <table:table-cell office:value-type="float" office:value="4.61178618823507">
                <text:p>4.611786188235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2">
                <text:p>0.82</text:p>
              </table:table-cell>
              <table:table-cell office:value-type="float" office:value="17.7853112396592">
                <text:p>17.78531123965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">
                <text:p>0.69</text:p>
              </table:table-cell>
              <table:table-cell office:value-type="float" office:value="13.7470484990062">
                <text:p>13.74704849900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">
                <text:p>0.79</text:p>
              </table:table-cell>
              <table:table-cell office:value-type="float" office:value="16.5067846576556">
                <text:p>16.50678465765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3">
                <text:p>0.73</text:p>
              </table:table-cell>
              <table:table-cell office:value-type="float" office:value="25.0791723527204">
                <text:p>25.07917235272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">
                <text:p>0.6</text:p>
              </table:table-cell>
              <table:table-cell office:value-type="float" office:value="63.880571888941">
                <text:p>63.8805718889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8">
                <text:p>0.78</text:p>
              </table:table-cell>
              <table:table-cell office:value-type="float" office:value="51.3729997935926">
                <text:p>51.37299979359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">
                <text:p>0.79</text:p>
              </table:table-cell>
              <table:table-cell office:value-type="float" office:value="20.4785457259069">
                <text:p>20.47854572590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2">
                <text:p>0.72</text:p>
              </table:table-cell>
              <table:table-cell office:value-type="float" office:value="42.7565637564066">
                <text:p>42.75656375640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4">
                <text:p>0.84</text:p>
              </table:table-cell>
              <table:table-cell office:value-type="float" office:value="33.3970539297698">
                <text:p>33.39705392976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6">
                <text:p>0.76</text:p>
              </table:table-cell>
              <table:table-cell office:value-type="float" office:value="15.5893500958481">
                <text:p>15.58935009584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1">
                <text:p>0.81</text:p>
              </table:table-cell>
              <table:table-cell office:value-type="float" office:value="30.9125052966727">
                <text:p>30.91250529667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">
                <text:p>0.87</text:p>
              </table:table-cell>
              <table:table-cell office:value-type="float" office:value="13.2043444278783">
                <text:p>13.20434442787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">
                <text:p>0.7</text:p>
              </table:table-cell>
              <table:table-cell office:value-type="float" office:value="57.7994437475342">
                <text:p>57.79944374753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7">
                <text:p>0.77</text:p>
              </table:table-cell>
              <table:table-cell office:value-type="float" office:value="29.8769701518523">
                <text:p>29.87697015185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3">
                <text:p>0.73</text:p>
              </table:table-cell>
              <table:table-cell office:value-type="float" office:value="30.6731623083637">
                <text:p>30.67316230836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5">
                <text:p>0.85</text:p>
              </table:table-cell>
              <table:table-cell office:value-type="float" office:value="19.403016168227">
                <text:p>19.4030161682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1">
                <text:p>0.81</text:p>
              </table:table-cell>
              <table:table-cell office:value-type="float" office:value="13.1629680279661">
                <text:p>13.16296802796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9">
                <text:p>0.89</text:p>
              </table:table-cell>
              <table:table-cell office:value-type="float" office:value="15.2871862320177">
                <text:p>15.28718623201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6">
                <text:p>0.86</text:p>
              </table:table-cell>
              <table:table-cell office:value-type="float" office:value="36.1642534229535">
                <text:p>36.16425342295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3">
                <text:p>0.73</text:p>
              </table:table-cell>
              <table:table-cell office:value-type="float" office:value="46.8637503216876">
                <text:p>46.86375032168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7">
                <text:p>0.57</text:p>
              </table:table-cell>
              <table:table-cell office:value-type="float" office:value="72.0398950869111">
                <text:p>72.03989508691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1">
                <text:p>0.81</text:p>
              </table:table-cell>
              <table:table-cell office:value-type="float" office:value="24.5377754699306">
                <text:p>24.5377754699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7">
                <text:p>0.67</text:p>
              </table:table-cell>
              <table:table-cell office:value-type="float" office:value="88.9496204579107">
                <text:p>88.94962045791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6">
                <text:p>0.86</text:p>
              </table:table-cell>
              <table:table-cell office:value-type="float" office:value="6.88672369813809">
                <text:p>6.886723698138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">
                <text:p>0.75</text:p>
              </table:table-cell>
              <table:table-cell office:value-type="float" office:value="35.3297684747919">
                <text:p>35.32976847479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7">
                <text:p>0.77</text:p>
              </table:table-cell>
              <table:table-cell office:value-type="float" office:value="18.7679041540197">
                <text:p>18.7679041540197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4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935cm" svg:y="-0.204cm" chart:style-name="ch2">
          <text:p>% Religion "important" or "very important" vs.
Life Expectancy at Birth (Born in 1980)</text:p>
        </chart:title>
        <chart:plot-area chart:style-name="ch3" table:cell-range-address="religiosity.C2:religiosity.C51 religiosity.T2:religiosity.T51" svg:x="0.32cm" svg:y="1.778cm" svg:width="15.36cm" svg:height="7.042cm">
          <chartooo:coordinate-region svg:x="0.941cm" svg:y="1.977cm" svg:width="14.393cm" svg:height="6.1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ligiosity.T2:religiosity.T51" chart:class="chart:scatter">
            <chart:domain table:cell-range-address="religiosity.C2:religiosity.C51"/>
            <chart:regression-curve chart:style-name="ch8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">
                <text:p>0.9</text:p>
                <draw:g>
                  <svg:desc>religiosity.C2:religiosity.C51</svg:desc>
                </draw:g>
              </table:table-cell>
              <table:table-cell office:value-type="float" office:value="75.65">
                <text:p>75.65</text:p>
                <draw:g>
                  <svg:desc>religiosity.T2:religiosity.T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">
                <text:p>0.7</text:p>
              </table:table-cell>
              <table:table-cell office:value-type="float" office:value="78.41">
                <text:p>78.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79.58">
                <text:p>79.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">
                <text:p>0.86</text:p>
              </table:table-cell>
              <table:table-cell office:value-type="float" office:value="76.18">
                <text:p>76.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">
                <text:p>0.73</text:p>
              </table:table-cell>
              <table:table-cell office:value-type="float" office:value="80.82">
                <text:p>80.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80.21">
                <text:p>80.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">
                <text:p>0.69</text:p>
              </table:table-cell>
              <table:table-cell office:value-type="float" office:value="80.56">
                <text:p>80.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78.72">
                <text:p>78.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8">
                <text:p>0.78</text:p>
              </table:table-cell>
              <table:table-cell office:value-type="float" office:value="79.48">
                <text:p>79.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">
                <text:p>0.84</text:p>
              </table:table-cell>
              <table:table-cell office:value-type="float" office:value="77.38">
                <text:p>77.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">
                <text:p>0.76</text:p>
              </table:table-cell>
              <table:table-cell office:value-type="float" office:value="81.15">
                <text:p>81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">
                <text:p>0.76</text:p>
              </table:table-cell>
              <table:table-cell office:value-type="float" office:value="79.49">
                <text:p>79.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">
                <text:p>0.77</text:p>
              </table:table-cell>
              <table:table-cell office:value-type="float" office:value="79.02">
                <text:p>79.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8">
                <text:p>0.78</text:p>
              </table:table-cell>
              <table:table-cell office:value-type="float" office:value="77.69">
                <text:p>77.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">
                <text:p>0.79</text:p>
              </table:table-cell>
              <table:table-cell office:value-type="float" office:value="79.73">
                <text:p>79.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9">
                <text:p>0.79</text:p>
              </table:table-cell>
              <table:table-cell office:value-type="float" office:value="78.74">
                <text:p>78.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">
                <text:p>0.86</text:p>
              </table:table-cell>
              <table:table-cell office:value-type="float" office:value="76.26">
                <text:p>76.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75.82">
                <text:p>75.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">
                <text:p>0.63</text:p>
              </table:table-cell>
              <table:table-cell office:value-type="float" office:value="79.32">
                <text:p>79.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5">
                <text:p>0.75</text:p>
              </table:table-cell>
              <table:table-cell office:value-type="float" office:value="79.16">
                <text:p>79.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3">
                <text:p>0.63</text:p>
              </table:table-cell>
              <table:table-cell office:value-type="float" office:value="80.41">
                <text:p>80.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">
                <text:p>0.77</text:p>
              </table:table-cell>
              <table:table-cell office:value-type="float" office:value="78.26">
                <text:p>78.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4">
                <text:p>0.74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9">
                <text:p>0.89</text:p>
              </table:table-cell>
              <table:table-cell office:value-type="float" office:value="74.91">
                <text:p>74.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2">
                <text:p>0.82</text:p>
              </table:table-cell>
              <table:table-cell office:value-type="float" office:value="77.73">
                <text:p>77.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">
                <text:p>0.69</text:p>
              </table:table-cell>
              <table:table-cell office:value-type="float" office:value="78.93">
                <text:p>78.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">
                <text:p>0.79</text:p>
              </table:table-cell>
              <table:table-cell office:value-type="float" office:value="79.58">
                <text:p>79.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3">
                <text:p>0.73</text:p>
              </table:table-cell>
              <table:table-cell office:value-type="float" office:value="78.11">
                <text:p>78.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">
                <text:p>0.6</text:p>
              </table:table-cell>
              <table:table-cell office:value-type="float" office:value="80.15">
                <text:p>80.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8">
                <text:p>0.78</text:p>
              </table:table-cell>
              <table:table-cell office:value-type="float" office:value="80.04">
                <text:p>80.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">
                <text:p>0.79</text:p>
              </table:table-cell>
              <table:table-cell office:value-type="float" office:value="78.35">
                <text:p>78.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2">
                <text:p>0.72</text:p>
              </table:table-cell>
              <table:table-cell office:value-type="float" office:value="80.36">
                <text:p>80.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4">
                <text:p>0.84</text:p>
              </table:table-cell>
              <table:table-cell office:value-type="float" office:value="77.86">
                <text:p>77.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6">
                <text:p>0.76</text:p>
              </table:table-cell>
              <table:table-cell office:value-type="float" office:value="79.95">
                <text:p>79.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1">
                <text:p>0.81</text:p>
              </table:table-cell>
              <table:table-cell office:value-type="float" office:value="77.91">
                <text:p>77.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">
                <text:p>0.87</text:p>
              </table:table-cell>
              <table:table-cell office:value-type="float" office:value="76.09">
                <text:p>76.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">
                <text:p>0.7</text:p>
              </table:table-cell>
              <table:table-cell office:value-type="float" office:value="79.44">
                <text:p>79.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7">
                <text:p>0.77</text:p>
              </table:table-cell>
              <table:table-cell office:value-type="float" office:value="78.76">
                <text:p>78.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3">
                <text:p>0.73</text:p>
              </table:table-cell>
              <table:table-cell office:value-type="float" office:value="79.76">
                <text:p>79.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5">
                <text:p>0.85</text:p>
              </table:table-cell>
              <table:table-cell office:value-type="float" office:value="76.89">
                <text:p>76.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1">
                <text:p>0.81</text:p>
              </table:table-cell>
              <table:table-cell office:value-type="float" office:value="79.57">
                <text:p>79.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9">
                <text:p>0.89</text:p>
              </table:table-cell>
              <table:table-cell office:value-type="float" office:value="76.33">
                <text:p>76.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6">
                <text:p>0.86</text:p>
              </table:table-cell>
              <table:table-cell office:value-type="float" office:value="78.54">
                <text:p>78.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3">
                <text:p>0.73</text:p>
              </table:table-cell>
              <table:table-cell office:value-type="float" office:value="79.91">
                <text:p>79.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7">
                <text:p>0.57</text:p>
              </table:table-cell>
              <table:table-cell office:value-type="float" office:value="80.24">
                <text:p>80.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1">
                <text:p>0.81</text:p>
              </table:table-cell>
              <table:table-cell office:value-type="float" office:value="79.18">
                <text:p>79.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7">
                <text:p>0.67</text:p>
              </table:table-cell>
              <table:table-cell office:value-type="float" office:value="79.99">
                <text:p>79.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6">
                <text:p>0.86</text:p>
              </table:table-cell>
              <table:table-cell office:value-type="float" office:value="76.03">
                <text:p>76.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">
                <text:p>0.75</text:p>
              </table:table-cell>
              <table:table-cell office:value-type="float" office:value="79.79">
                <text:p>79.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7">
                <text:p>0.77</text:p>
              </table:table-cell>
              <table:table-cell office:value-type="float" office:value="78.62">
                <text:p>78.62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percentage-style style:name="N121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4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minimum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761cm" svg:y="0.227cm" chart:style-name="ch2">
          <text:p>% Religion "important" or "very important" vs. Adult Obesity Rate (2016)</text:p>
        </chart:title>
        <chart:plot-area chart:style-name="ch3" table:cell-range-address="religiosity.C2:religiosity.C51 religiosity.W2:religiosity.W51" svg:x="0.32cm" svg:y="1.275cm" svg:width="15.36cm" svg:height="7.545cm">
          <chartooo:coordinate-region svg:x="1.55cm" svg:y="1.474cm" svg:width="13.784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ligiosity.W2:religiosity.W51" chart:class="chart:scatter">
            <chart:domain table:cell-range-address="religiosity.C2:religiosity.C51"/>
            <chart:regression-curve chart:style-name="ch8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">
                <text:p>0.9</text:p>
                <draw:g>
                  <svg:desc>religiosity.C2:religiosity.C51</svg:desc>
                </draw:g>
              </table:table-cell>
              <table:table-cell office:value-type="float" office:value="0.357">
                <text:p>0.357</text:p>
                <draw:g>
                  <svg:desc>religiosity.W2:religiosity.W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">
                <text:p>0.7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">
                <text:p>0.86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">
                <text:p>0.7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">
                <text:p>0.69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0.307">
                <text:p>0.3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8">
                <text:p>0.78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">
                <text:p>0.84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">
                <text:p>0.76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">
                <text:p>0.76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">
                <text:p>0.77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8">
                <text:p>0.78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">
                <text:p>0.7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9">
                <text:p>0.79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">
                <text:p>0.86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">
                <text:p>0.63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5">
                <text:p>0.75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3">
                <text:p>0.63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">
                <text:p>0.77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4">
                <text:p>0.74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9">
                <text:p>0.89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2">
                <text:p>0.82</text:p>
              </table:table-cell>
              <table:table-cell office:value-type="float" office:value="0.317">
                <text:p>0.3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">
                <text:p>0.69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">
                <text:p>0.7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3">
                <text:p>0.73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">
                <text:p>0.6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8">
                <text:p>0.78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">
                <text:p>0.79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2">
                <text:p>0.72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4">
                <text:p>0.84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6">
                <text:p>0.76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1">
                <text:p>0.81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">
                <text:p>0.87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">
                <text:p>0.7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7">
                <text:p>0.77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3">
                <text:p>0.73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5">
                <text:p>0.85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1">
                <text:p>0.81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9">
                <text:p>0.89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6">
                <text:p>0.86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3">
                <text:p>0.73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7">
                <text:p>0.57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1">
                <text:p>0.81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7">
                <text:p>0.67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6">
                <text:p>0.86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">
                <text:p>0.75</text:p>
              </table:table-cell>
              <table:table-cell office:value-type="float" office:value="0.307">
                <text:p>0.3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7">
                <text:p>0.77</text:p>
              </table:table-cell>
              <table:table-cell office:value-type="float" office:value="0.277">
                <text:p>0.277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4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558cm" svg:y="0.248cm" chart:style-name="ch2">
          <text:p>% Religion "important" or "very important" vs. Happiness Score</text:p>
        </chart:title>
        <chart:plot-area chart:style-name="ch3" table:cell-range-address="religiosity.C2:religiosity.C51 religiosity.U2:religiosity.U51" svg:x="0.32cm" svg:y="1.275cm" svg:width="15.36cm" svg:height="7.545cm">
          <chartooo:coordinate-region svg:x="0.941cm" svg:y="1.474cm" svg:width="14.393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ligiosity.U2:religiosity.U51" chart:class="chart:scatter">
            <chart:domain table:cell-range-address="religiosity.C2:religiosity.C51"/>
            <chart:regression-curve chart:style-name="ch8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">
                <text:p>0.9</text:p>
                <draw:g>
                  <svg:desc>religiosity.C2:religiosity.C51</svg:desc>
                </draw:g>
              </table:table-cell>
              <table:table-cell office:value-type="float" office:value="36.6">
                <text:p>36.6</text:p>
                <draw:g>
                  <svg:desc>religiosity.U2:religiosity.U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">
                <text:p>0.7</text:p>
              </table:table-cell>
              <table:table-cell office:value-type="float" office:value="45.43">
                <text:p>45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56.97">
                <text:p>56.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">
                <text:p>0.86</text:p>
              </table:table-cell>
              <table:table-cell office:value-type="float" office:value="37.33">
                <text:p>37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">
                <text:p>0.73</text:p>
              </table:table-cell>
              <table:table-cell office:value-type="float" office:value="66.55">
                <text:p>66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60.84">
                <text:p>60.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">
                <text:p>0.69</text:p>
              </table:table-cell>
              <table:table-cell office:value-type="float" office:value="60.06">
                <text:p>60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50.65">
                <text:p>50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8">
                <text:p>0.78</text:p>
              </table:table-cell>
              <table:table-cell office:value-type="float" office:value="51.83">
                <text:p>51.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">
                <text:p>0.84</text:p>
              </table:table-cell>
              <table:table-cell office:value-type="float" office:value="53.03">
                <text:p>53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">
                <text:p>0.76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">
                <text:p>0.76</text:p>
              </table:table-cell>
              <table:table-cell office:value-type="float" office:value="60.14">
                <text:p>60.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">
                <text:p>0.77</text:p>
              </table:table-cell>
              <table:table-cell office:value-type="float" office:value="59.41">
                <text:p>59.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8">
                <text:p>0.78</text:p>
              </table:table-cell>
              <table:table-cell office:value-type="float" office:value="50.87">
                <text:p>50.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">
                <text:p>0.79</text:p>
              </table:table-cell>
              <table:table-cell office:value-type="float" office:value="64.52">
                <text:p>64.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9">
                <text:p>0.79</text:p>
              </table:table-cell>
              <table:table-cell office:value-type="float" office:value="54.64">
                <text:p>54.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">
                <text:p>0.86</text:p>
              </table:table-cell>
              <table:table-cell office:value-type="float" office:value="41.69">
                <text:p>41.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35.35">
                <text:p>35.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">
                <text:p>0.63</text:p>
              </table:table-cell>
              <table:table-cell office:value-type="float" office:value="55.44">
                <text:p>55.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5">
                <text:p>0.75</text:p>
              </table:table-cell>
              <table:table-cell office:value-type="float" office:value="63.18">
                <text:p>63.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3">
                <text:p>0.63</text:p>
              </table:table-cell>
              <table:table-cell office:value-type="float" office:value="59.42">
                <text:p>59.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">
                <text:p>0.77</text:p>
              </table:table-cell>
              <table:table-cell office:value-type="float" office:value="53.09">
                <text:p>53.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4">
                <text:p>0.74</text:p>
              </table:table-cell>
              <table:table-cell office:value-type="float" office:value="70.81">
                <text:p>70.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9">
                <text:p>0.89</text:p>
              </table:table-cell>
              <table:table-cell office:value-type="float" office:value="38.89">
                <text:p>38.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2">
                <text:p>0.82</text:p>
              </table:table-cell>
              <table:table-cell office:value-type="float" office:value="43.86">
                <text:p>43.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">
                <text:p>0.69</text:p>
              </table:table-cell>
              <table:table-cell office:value-type="float" office:value="55.66">
                <text:p>55.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">
                <text:p>0.79</text:p>
              </table:table-cell>
              <table:table-cell office:value-type="float" office:value="65.65">
                <text:p>65.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3">
                <text:p>0.73</text:p>
              </table:table-cell>
              <table:table-cell office:value-type="float" office:value="48.95">
                <text:p>48.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">
                <text:p>0.6</text:p>
              </table:table-cell>
              <table:table-cell office:value-type="float" office:value="63.47">
                <text:p>63.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8">
                <text:p>0.78</text:p>
              </table:table-cell>
              <table:table-cell office:value-type="float" office:value="64.97">
                <text:p>64.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">
                <text:p>0.79</text:p>
              </table:table-cell>
              <table:table-cell office:value-type="float" office:value="45.53">
                <text:p>45.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2">
                <text:p>0.72</text:p>
              </table:table-cell>
              <table:table-cell office:value-type="float" office:value="56.54">
                <text:p>56.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4">
                <text:p>0.84</text:p>
              </table:table-cell>
              <table:table-cell office:value-type="float" office:value="54.68">
                <text:p>54.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6">
                <text:p>0.76</text:p>
              </table:table-cell>
              <table:table-cell office:value-type="float" office:value="61.08">
                <text:p>61.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1">
                <text:p>0.81</text:p>
              </table:table-cell>
              <table:table-cell office:value-type="float" office:value="49.67">
                <text:p>49.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">
                <text:p>0.87</text:p>
              </table:table-cell>
              <table:table-cell office:value-type="float" office:value="34.97">
                <text:p>34.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">
                <text:p>0.7</text:p>
              </table:table-cell>
              <table:table-cell office:value-type="float" office:value="51.72">
                <text:p>51.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7">
                <text:p>0.77</text:p>
              </table:table-cell>
              <table:table-cell office:value-type="float" office:value="55.66">
                <text:p>55.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3">
                <text:p>0.73</text:p>
              </table:table-cell>
              <table:table-cell office:value-type="float" office:value="51.17">
                <text:p>51.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5">
                <text:p>0.85</text:p>
              </table:table-cell>
              <table:table-cell office:value-type="float" office:value="48.55">
                <text:p>48.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1">
                <text:p>0.81</text:p>
              </table:table-cell>
              <table:table-cell office:value-type="float" office:value="64.71">
                <text:p>64.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9">
                <text:p>0.89</text:p>
              </table:table-cell>
              <table:table-cell office:value-type="float" office:value="44.29">
                <text:p>44.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6">
                <text:p>0.86</text:p>
              </table:table-cell>
              <table:table-cell office:value-type="float" office:value="54.64">
                <text:p>54.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3">
                <text:p>0.73</text:p>
              </table:table-cell>
              <table:table-cell office:value-type="float" office:value="68.16">
                <text:p>68.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7">
                <text:p>0.57</text:p>
              </table:table-cell>
              <table:table-cell office:value-type="float" office:value="61.34">
                <text:p>61.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1">
                <text:p>0.81</text:p>
              </table:table-cell>
              <table:table-cell office:value-type="float" office:value="62.43">
                <text:p>62.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7">
                <text:p>0.67</text:p>
              </table:table-cell>
              <table:table-cell office:value-type="float" office:value="60.35">
                <text:p>60.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6">
                <text:p>0.86</text:p>
              </table:table-cell>
              <table:table-cell office:value-type="float" office:value="34.89">
                <text:p>34.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">
                <text:p>0.75</text:p>
              </table:table-cell>
              <table:table-cell office:value-type="float" office:value="64.16">
                <text:p>64.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7">
                <text:p>0.77</text:p>
              </table:table-cell>
              <table:table-cell office:value-type="float" office:value="46.96">
                <text:p>46.96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4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285cm" svg:y="0.254cm" chart:style-name="ch2">
          <text:p>% Religion "important" or "very important" vs.
American Human Development Index (2016)</text:p>
        </chart:title>
        <chart:plot-area chart:style-name="ch3" table:cell-range-address="religiosity.C2:religiosity.C51 religiosity.AB2:religiosity.AB51" svg:x="0.32cm" svg:y="1.778cm" svg:width="15.36cm" svg:height="7.042cm">
          <chartooo:coordinate-region svg:x="1.047cm" svg:y="1.978cm" svg:width="14.287cm" svg:height="6.1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ligiosity.AB2:religiosity.AB51" chart:class="chart:scatter">
            <chart:domain table:cell-range-address="religiosity.C2:religiosity.C51"/>
            <chart:regression-curve chart:style-name="ch8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">
                <text:p>0.9</text:p>
                <draw:g>
                  <svg:desc>religiosity.C2:religiosity.C51</svg:desc>
                </draw:g>
              </table:table-cell>
              <table:table-cell office:value-type="float" office:value="4.04">
                <text:p>4.04</text:p>
                <draw:g>
                  <svg:desc>religiosity.AB2:religiosity.A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">
                <text:p>0.7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">
                <text:p>0.86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">
                <text:p>0.73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5.53">
                <text:p>5.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">
                <text:p>0.69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5.22">
                <text:p>5.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8">
                <text:p>0.78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">
                <text:p>0.84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">
                <text:p>0.76</text:p>
              </table:table-cell>
              <table:table-cell office:value-type="float" office:value="5.53">
                <text:p>5.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">
                <text:p>0.76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">
                <text:p>0.77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8">
                <text:p>0.78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">
                <text:p>0.79</text:p>
              </table:table-cell>
              <table:table-cell office:value-type="float" office:value="5.03">
                <text:p>5.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9">
                <text:p>0.79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">
                <text:p>0.86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">
                <text:p>0.63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5">
                <text:p>0.75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3">
                <text:p>0.63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">
                <text:p>0.77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4">
                <text:p>0.7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9">
                <text:p>0.89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2">
                <text:p>0.82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">
                <text:p>0.69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">
                <text:p>0.79</text:p>
              </table:table-cell>
              <table:table-cell office:value-type="float" office:value="4.58">
                <text:p>4.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3">
                <text:p>0.73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">
                <text:p>0.6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8">
                <text:p>0.78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">
                <text:p>0.79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2">
                <text:p>0.72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4">
                <text:p>0.84</text:p>
              </table:table-cell>
              <table:table-cell office:value-type="float" office:value="5.17">
                <text:p>5.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6">
                <text:p>0.7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1">
                <text:p>0.81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">
                <text:p>0.87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">
                <text:p>0.7</text:p>
              </table:table-cell>
              <table:table-cell office:value-type="float" office:value="5.42">
                <text:p>5.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7">
                <text:p>0.77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3">
                <text:p>0.73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5">
                <text:p>0.85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1">
                <text:p>0.81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9">
                <text:p>0.89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6">
                <text:p>0.86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3">
                <text:p>0.73</text:p>
              </table:table-cell>
              <table:table-cell office:value-type="float" office:value="5.03">
                <text:p>5.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7">
                <text:p>0.57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1">
                <text:p>0.81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7">
                <text:p>0.6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6">
                <text:p>0.86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">
                <text:p>0.75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7">
                <text:p>0.77</text:p>
              </table:table-cell>
              <table:table-cell office:value-type="float" office:value="4.83">
                <text:p>4.83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>
        <chart:symbol-image xlink:href="Pictures/100006A20000018D0000018DB3B6DC61F342ADE9.svg"/>
      </style:chart-properties>
    </style:style>
    <style:style style:name="ch4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991cm" svg:y="0.247cm" chart:style-name="ch2">
          <text:p>% Religion "important" or "very important" vs. Divorce Rate</text:p>
        </chart:title>
        <chart:plot-area chart:style-name="ch3" table:cell-range-address="religiosity.C2:religiosity.C51 religiosity.X2:religiosity.X51" svg:x="0.26cm" svg:y="1.134cm" svg:width="15.359cm" svg:height="7.544cm">
          <chartooo:coordinate-region svg:x="0.697cm" svg:y="1.333cm" svg:width="14.577cm" svg:height="6.6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ligiosity.X2:religiosity.X51" chart:class="chart:scatter">
            <chart:domain table:cell-range-address="religiosity.C2:religiosity.C51"/>
            <chart:regression-curve chart:style-name="ch8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">
                <text:p>0.9</text:p>
                <draw:g>
                  <svg:desc>religiosity.C2:religiosity.C51</svg:desc>
                </draw:g>
              </table:table-cell>
              <table:table-cell office:value-type="float" office:value="5.4">
                <text:p>5.4</text:p>
                <draw:g>
                  <svg:desc>religiosity.X2:religiosity.X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">
                <text:p>0.7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">
                <text:p>0.8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">
                <text:p>0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">
                <text:p>0.6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8">
                <text:p>0.78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">
                <text:p>0.8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">
                <text:p>0.76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">
                <text:p>0.7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">
                <text:p>0.7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8">
                <text:p>0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">
                <text:p>0.7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9">
                <text:p>0.7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">
                <text:p>0.8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">
                <text:p>0.63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5">
                <text:p>0.7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3">
                <text:p>0.6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">
                <text:p>0.7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4">
                <text:p>0.7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9">
                <text:p>0.8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2">
                <text:p>0.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">
                <text:p>0.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">
                <text:p>0.7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3">
                <text:p>0.73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">
                <text:p>0.6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8">
                <text:p>0.78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">
                <text:p>0.7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2">
                <text:p>0.7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4">
                <text:p>0.8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6">
                <text:p>0.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1">
                <text:p>0.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">
                <text:p>0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">
                <text:p>0.7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7">
                <text:p>0.7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3">
                <text:p>0.7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5">
                <text:p>0.8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1">
                <text:p>0.8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9">
                <text:p>0.8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6">
                <text:p>0.8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3">
                <text:p>0.73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7">
                <text:p>0.5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1">
                <text:p>0.8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7">
                <text:p>0.67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6">
                <text:p>0.8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">
                <text:p>0.7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7">
                <text:p>0.77</text:p>
              </table:table-cell>
              <table:table-cell office:value-type="float" office:value="5.4">
                <text:p>5.4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4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4586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168cm" svg:y="0.332cm" chart:style-name="ch2">
          <text:p>% Religion "important" or "very important" vs. Suicide Rate</text:p>
        </chart:title>
        <chart:plot-area chart:style-name="ch3" table:cell-range-address="religiosity.C2:religiosity.C51 religiosity.Y2:religiosity.Y51" svg:x="0.32cm" svg:y="1.275cm" svg:width="15.36cm" svg:height="7.545cm">
          <chartooo:coordinate-region svg:x="0.941cm" svg:y="1.474cm" svg:width="14.393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ligiosity.Y2:religiosity.Y51" chart:class="chart:scatter">
            <chart:domain table:cell-range-address="religiosity.C2:religiosity.C51"/>
            <chart:regression-curve chart:style-name="ch8"/>
            <chart:regression-curve chart:style-name="ch9"/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">
                <text:p>0.9</text:p>
                <draw:g>
                  <svg:desc>religiosity.C2:religiosity.C51</svg:desc>
                </draw:g>
              </table:table-cell>
              <table:table-cell office:value-type="float" office:value="15.7">
                <text:p>15.7</text:p>
                <draw:g>
                  <svg:desc>religiosity.Y2:religiosity.Y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">
                <text:p>0.7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">
                <text:p>0.86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">
                <text:p>0.73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">
                <text:p>0.69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8">
                <text:p>0.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">
                <text:p>0.84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">
                <text:p>0.76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">
                <text:p>0.76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">
                <text:p>0.77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8">
                <text:p>0.78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">
                <text:p>0.79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9">
                <text:p>0.79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">
                <text:p>0.86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">
                <text:p>0.63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5">
                <text:p>0.75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3">
                <text:p>0.6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">
                <text:p>0.77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4">
                <text:p>0.74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9">
                <text:p>0.8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2">
                <text:p>0.82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">
                <text:p>0.69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">
                <text:p>0.79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3">
                <text:p>0.73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">
                <text:p>0.6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8">
                <text:p>0.7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">
                <text:p>0.79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2">
                <text:p>0.72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4">
                <text:p>0.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6">
                <text:p>0.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1">
                <text:p>0.81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">
                <text:p>0.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">
                <text:p>0.7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7">
                <text:p>0.77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3">
                <text:p>0.7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5">
                <text:p>0.85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1">
                <text:p>0.81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9">
                <text:p>0.89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6">
                <text:p>0.8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3">
                <text:p>0.73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7">
                <text:p>0.57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1">
                <text:p>0.81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7">
                <text:p>0.67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6">
                <text:p>0.86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">
                <text:p>0.75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7">
                <text:p>0.77</text:p>
              </table:table-cell>
              <table:table-cell office:value-type="float" office:value="25.2">
                <text:p>25.2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4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3">
      <style:chart-properties chart:display-label="true" chart:logarithmic="false" chart:minimum="35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5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4586"/>
    </style:style>
    <style:style style:name="ch9" style:family="chart">
      <style:chart-properties chart:solid-type="cuboid" chart:symbol-type="image" chart:symbol-width="0.397cm" chart:symbol-height="0.397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83cm" svg:y="0.316cm" chart:style-name="ch2">
          <text:p>% Religious vs. Median Household Income</text:p>
        </chart:title>
        <chart:plot-area chart:style-name="ch3" table:cell-range-address="religiosity.D2:religiosity.D51 religiosity.L2:religiosity.L51" svg:x="0.32cm" svg:y="1.275cm" svg:width="15.36cm" svg:height="7.545cm">
          <chartooo:coordinate-region svg:x="1.788cm" svg:y="1.474cm" svg:width="13.546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ligiosity.L2:religiosity.L51" chart:class="chart:scatter">
            <chart:domain table:cell-range-address="religiosity.D2:religiosity.D51"/>
            <chart:regression-curve chart:style-name="ch8"/>
            <chart:data-point chart:repeated="44"/>
            <chart:data-point chart:style-name="ch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">
                <text:p>0.88</text:p>
                <draw:g>
                  <svg:desc>religiosity.D2:religiosity.D51</svg:desc>
                </draw:g>
              </table:table-cell>
              <table:table-cell office:value-type="float" office:value="44765">
                <text:p>44765</text:p>
                <draw:g>
                  <svg:desc>religiosity.L2:religiosity.L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">
                <text:p>0.69</text:p>
              </table:table-cell>
              <table:table-cell office:value-type="float" office:value="73355">
                <text:p>733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">
                <text:p>0.73</text:p>
              </table:table-cell>
              <table:table-cell office:value-type="float" office:value="51492">
                <text:p>51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2">
                <text:p>0.82</text:p>
              </table:table-cell>
              <table:table-cell office:value-type="float" office:value="41995">
                <text:p>419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">
                <text:p>0.73</text:p>
              </table:table-cell>
              <table:table-cell office:value-type="float" office:value="64500">
                <text:p>64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">
                <text:p>0.71</text:p>
              </table:table-cell>
              <table:table-cell office:value-type="float" office:value="63909">
                <text:p>639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71346">
                <text:p>713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61255">
                <text:p>612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">
                <text:p>0.76</text:p>
              </table:table-cell>
              <table:table-cell office:value-type="float" office:value="49426">
                <text:p>49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51244">
                <text:p>512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">
                <text:p>0.74</text:p>
              </table:table-cell>
              <table:table-cell office:value-type="float" office:value="73486">
                <text:p>734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">
                <text:p>0.73</text:p>
              </table:table-cell>
              <table:table-cell office:value-type="float" office:value="48275">
                <text:p>482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">
                <text:p>0.78</text:p>
              </table:table-cell>
              <table:table-cell office:value-type="float" office:value="59588">
                <text:p>595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">
                <text:p>0.74</text:p>
              </table:table-cell>
              <table:table-cell office:value-type="float" office:value="50532">
                <text:p>505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">
                <text:p>0.79</text:p>
              </table:table-cell>
              <table:table-cell office:value-type="float" office:value="54736">
                <text:p>547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53906">
                <text:p>539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">
                <text:p>0.78</text:p>
              </table:table-cell>
              <table:table-cell office:value-type="float" office:value="45215">
                <text:p>452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">
                <text:p>0.87</text:p>
              </table:table-cell>
              <table:table-cell office:value-type="float" office:value="45727">
                <text:p>457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9">
                <text:p>0.69</text:p>
              </table:table-cell>
              <table:table-cell office:value-type="float" office:value="51494">
                <text:p>514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7">
                <text:p>0.77</text:p>
              </table:table-cell>
              <table:table-cell office:value-type="float" office:value="75847">
                <text:p>758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8">
                <text:p>0.68</text:p>
              </table:table-cell>
              <table:table-cell office:value-type="float" office:value="70628">
                <text:p>706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">
                <text:p>0.76</text:p>
              </table:table-cell>
              <table:table-cell office:value-type="float" office:value="51084">
                <text:p>510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">
                <text:p>0.8</text:p>
              </table:table-cell>
              <table:table-cell office:value-type="float" office:value="63488">
                <text:p>634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6">
                <text:p>0.86</text:p>
              </table:table-cell>
              <table:table-cell office:value-type="float" office:value="40593">
                <text:p>405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">
                <text:p>0.8</text:p>
              </table:table-cell>
              <table:table-cell office:value-type="float" office:value="50238">
                <text:p>502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">
                <text:p>0.7</text:p>
              </table:table-cell>
              <table:table-cell office:value-type="float" office:value="49509">
                <text:p>495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">
                <text:p>0.8</text:p>
              </table:table-cell>
              <table:table-cell office:value-type="float" office:value="54996">
                <text:p>549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2">
                <text:p>0.72</text:p>
              </table:table-cell>
              <table:table-cell office:value-type="float" office:value="52431">
                <text:p>524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">
                <text:p>0.64</text:p>
              </table:table-cell>
              <table:table-cell office:value-type="float" office:value="70303">
                <text:p>703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">
                <text:p>0.82</text:p>
              </table:table-cell>
              <table:table-cell office:value-type="float" office:value="72222">
                <text:p>722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">
                <text:p>0.79</text:p>
              </table:table-cell>
              <table:table-cell office:value-type="float" office:value="45382">
                <text:p>453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3">
                <text:p>0.73</text:p>
              </table:table-cell>
              <table:table-cell office:value-type="float" office:value="60850">
                <text:p>608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47830">
                <text:p>478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">
                <text:p>0.8</text:p>
              </table:table-cell>
              <table:table-cell office:value-type="float" office:value="60557">
                <text:p>605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8">
                <text:p>0.78</text:p>
              </table:table-cell>
              <table:table-cell office:value-type="float" office:value="51075">
                <text:p>510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2">
                <text:p>0.82</text:p>
              </table:table-cell>
              <table:table-cell office:value-type="float" office:value="48568">
                <text:p>485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">
                <text:p>0.69</text:p>
              </table:table-cell>
              <table:table-cell office:value-type="float" office:value="54148">
                <text:p>541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9">
                <text:p>0.79</text:p>
              </table:table-cell>
              <table:table-cell office:value-type="float" office:value="55702">
                <text:p>557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">
                <text:p>0.8</text:p>
              </table:table-cell>
              <table:table-cell office:value-type="float" office:value="58073">
                <text:p>580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1">
                <text:p>0.81</text:p>
              </table:table-cell>
              <table:table-cell office:value-type="float" office:value="47238">
                <text:p>472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2">
                <text:p>0.82</text:p>
              </table:table-cell>
              <table:table-cell office:value-type="float" office:value="53017">
                <text:p>530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6">
                <text:p>0.86</text:p>
              </table:table-cell>
              <table:table-cell office:value-type="float" office:value="47275">
                <text:p>472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2">
                <text:p>0.82</text:p>
              </table:table-cell>
              <table:table-cell office:value-type="float" office:value="55653">
                <text:p>556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8">
                <text:p>0.78</text:p>
              </table:table-cell>
              <table:table-cell office:value-type="float" office:value="62912">
                <text:p>629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">
                <text:p>0.63</text:p>
              </table:table-cell>
              <table:table-cell office:value-type="float" office:value="56990">
                <text:p>569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">
                <text:p>0.8</text:p>
              </table:table-cell>
              <table:table-cell office:value-type="float" office:value="66262">
                <text:p>662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8">
                <text:p>0.68</text:p>
              </table:table-cell>
              <table:table-cell office:value-type="float" office:value="64129">
                <text:p>641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2">
                <text:p>0.82</text:p>
              </table:table-cell>
              <table:table-cell office:value-type="float" office:value="42019">
                <text:p>420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">
                <text:p>0.75</text:p>
              </table:table-cell>
              <table:table-cell office:value-type="float" office:value="55638">
                <text:p>55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">
                <text:p>0.74</text:p>
              </table:table-cell>
              <table:table-cell office:value-type="float" office:value="60214">
                <text:p>602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4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3">
      <style:chart-properties chart:display-label="true" chart:logarithmic="false" chart:minimum="2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5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4586"/>
    </style:style>
    <style:style style:name="ch9" style:family="chart">
      <style:chart-properties chart:solid-type="cuboid" chart:symbol-type="image" chart:symbol-width="0.397cm" chart:symbol-height="0.397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64cm" svg:y="0.316cm" chart:style-name="ch2">
          <text:p>% Religious vs. Per Capita Income</text:p>
        </chart:title>
        <chart:plot-area chart:style-name="ch3" table:cell-range-address="religiosity.D2:religiosity.D51 religiosity.M2:religiosity.M51" svg:x="0.32cm" svg:y="1.275cm" svg:width="15.36cm" svg:height="7.545cm">
          <chartooo:coordinate-region svg:x="1.788cm" svg:y="1.474cm" svg:width="13.546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ligiosity.M2:religiosity.M51" chart:class="chart:scatter">
            <chart:domain table:cell-range-address="religiosity.D2:religiosity.D51"/>
            <chart:regression-curve chart:style-name="ch8"/>
            <chart:data-point chart:repeated="44"/>
            <chart:data-point chart:style-name="ch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">
                <text:p>0.88</text:p>
                <draw:g>
                  <svg:desc>religiosity.D2:religiosity.D51</svg:desc>
                </draw:g>
              </table:table-cell>
              <table:table-cell office:value-type="float" office:value="23606">
                <text:p>23606</text:p>
                <draw:g>
                  <svg:desc>religiosity.M2:religiosity.M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">
                <text:p>0.69</text:p>
              </table:table-cell>
              <table:table-cell office:value-type="float" office:value="33062">
                <text:p>33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">
                <text:p>0.73</text:p>
              </table:table-cell>
              <table:table-cell office:value-type="float" office:value="25715">
                <text:p>257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2">
                <text:p>0.82</text:p>
              </table:table-cell>
              <table:table-cell office:value-type="float" office:value="22883">
                <text:p>228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">
                <text:p>0.73</text:p>
              </table:table-cell>
              <table:table-cell office:value-type="float" office:value="30441">
                <text:p>304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">
                <text:p>0.71</text:p>
              </table:table-cell>
              <table:table-cell office:value-type="float" office:value="32357">
                <text:p>323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39373">
                <text:p>393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30488">
                <text:p>30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">
                <text:p>0.76</text:p>
              </table:table-cell>
              <table:table-cell office:value-type="float" office:value="26582">
                <text:p>265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25615">
                <text:p>256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">
                <text:p>0.74</text:p>
              </table:table-cell>
              <table:table-cell office:value-type="float" office:value="29736">
                <text:p>297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">
                <text:p>0.73</text:p>
              </table:table-cell>
              <table:table-cell office:value-type="float" office:value="23938">
                <text:p>239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">
                <text:p>0.78</text:p>
              </table:table-cell>
              <table:table-cell office:value-type="float" office:value="30417">
                <text:p>304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">
                <text:p>0.74</text:p>
              </table:table-cell>
              <table:table-cell office:value-type="float" office:value="25140">
                <text:p>251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">
                <text:p>0.79</text:p>
              </table:table-cell>
              <table:table-cell office:value-type="float" office:value="28361">
                <text:p>283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27870">
                <text:p>278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">
                <text:p>0.78</text:p>
              </table:table-cell>
              <table:table-cell office:value-type="float" office:value="23684">
                <text:p>236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">
                <text:p>0.87</text:p>
              </table:table-cell>
              <table:table-cell office:value-type="float" office:value="24800">
                <text:p>248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9">
                <text:p>0.69</text:p>
              </table:table-cell>
              <table:table-cell office:value-type="float" office:value="27978">
                <text:p>27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7">
                <text:p>0.77</text:p>
              </table:table-cell>
              <table:table-cell office:value-type="float" office:value="36338">
                <text:p>363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8">
                <text:p>0.68</text:p>
              </table:table-cell>
              <table:table-cell office:value-type="float" office:value="36593">
                <text:p>365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">
                <text:p>0.76</text:p>
              </table:table-cell>
              <table:table-cell office:value-type="float" office:value="26613">
                <text:p>266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">
                <text:p>0.8</text:p>
              </table:table-cell>
              <table:table-cell office:value-type="float" office:value="32638">
                <text:p>326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6">
                <text:p>0.86</text:p>
              </table:table-cell>
              <table:table-cell office:value-type="float" office:value="21036">
                <text:p>210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">
                <text:p>0.8</text:p>
              </table:table-cell>
              <table:table-cell office:value-type="float" office:value="26126">
                <text:p>261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">
                <text:p>0.7</text:p>
              </table:table-cell>
              <table:table-cell office:value-type="float" office:value="25989">
                <text:p>259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">
                <text:p>0.8</text:p>
              </table:table-cell>
              <table:table-cell office:value-type="float" office:value="27446">
                <text:p>274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2">
                <text:p>0.72</text:p>
              </table:table-cell>
              <table:table-cell office:value-type="float" office:value="25773">
                <text:p>257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">
                <text:p>0.64</text:p>
              </table:table-cell>
              <table:table-cell office:value-type="float" office:value="34691">
                <text:p>346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">
                <text:p>0.82</text:p>
              </table:table-cell>
              <table:table-cell office:value-type="float" office:value="37288">
                <text:p>372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">
                <text:p>0.79</text:p>
              </table:table-cell>
              <table:table-cell office:value-type="float" office:value="23683">
                <text:p>236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3">
                <text:p>0.73</text:p>
              </table:table-cell>
              <table:table-cell office:value-type="float" office:value="33095">
                <text:p>330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25774">
                <text:p>257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">
                <text:p>0.8</text:p>
              </table:table-cell>
              <table:table-cell office:value-type="float" office:value="33071">
                <text:p>330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8">
                <text:p>0.78</text:p>
              </table:table-cell>
              <table:table-cell office:value-type="float" office:value="26937">
                <text:p>269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2">
                <text:p>0.82</text:p>
              </table:table-cell>
              <table:table-cell office:value-type="float" office:value="25229">
                <text:p>252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">
                <text:p>0.69</text:p>
              </table:table-cell>
              <table:table-cell office:value-type="float" office:value="27646">
                <text:p>276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9">
                <text:p>0.79</text:p>
              </table:table-cell>
              <table:table-cell office:value-type="float" office:value="29220">
                <text:p>292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">
                <text:p>0.8</text:p>
              </table:table-cell>
              <table:table-cell office:value-type="float" office:value="30830">
                <text:p>308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1">
                <text:p>0.81</text:p>
              </table:table-cell>
              <table:table-cell office:value-type="float" office:value="24596">
                <text:p>245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2">
                <text:p>0.82</text:p>
              </table:table-cell>
              <table:table-cell office:value-type="float" office:value="26959">
                <text:p>269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6">
                <text:p>0.86</text:p>
              </table:table-cell>
              <table:table-cell office:value-type="float" office:value="24922">
                <text:p>249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2">
                <text:p>0.82</text:p>
              </table:table-cell>
              <table:table-cell office:value-type="float" office:value="27125">
                <text:p>27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8">
                <text:p>0.78</text:p>
              </table:table-cell>
              <table:table-cell office:value-type="float" office:value="24877">
                <text:p>248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">
                <text:p>0.63</text:p>
              </table:table-cell>
              <table:table-cell office:value-type="float" office:value="29178">
                <text:p>291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">
                <text:p>0.8</text:p>
              </table:table-cell>
              <table:table-cell office:value-type="float" office:value="34052">
                <text:p>340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8">
                <text:p>0.68</text:p>
              </table:table-cell>
              <table:table-cell office:value-type="float" office:value="31841">
                <text:p>318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2">
                <text:p>0.82</text:p>
              </table:table-cell>
              <table:table-cell office:value-type="float" office:value="22714">
                <text:p>227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">
                <text:p>0.75</text:p>
              </table:table-cell>
              <table:table-cell office:value-type="float" office:value="28213">
                <text:p>282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">
                <text:p>0.74</text:p>
              </table:table-cell>
              <table:table-cell office:value-type="float" office:value="29698">
                <text:p>296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percentage-style style:name="N121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4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minimum="0.0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501cm" svg:y="0.29cm" chart:style-name="ch2">
          <text:p>% Religious vs. Median Charitable Contributions as % of Median Income</text:p>
        </chart:title>
        <chart:plot-area chart:style-name="ch3" table:cell-range-address="religiosity.D2:religiosity.D51 religiosity.N2:religiosity.N51" svg:x="0.32cm" svg:y="1.275cm" svg:width="15.36cm" svg:height="7.545cm">
          <chartooo:coordinate-region svg:x="1.365cm" svg:y="1.475cm" svg:width="13.784cm" svg:height="6.6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ligiosity.N2:religiosity.N51" chart:class="chart:scatter">
            <chart:domain table:cell-range-address="religiosity.D2:religiosity.D51"/>
            <chart:regression-curve chart:style-name="ch8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">
                <text:p>0.88</text:p>
                <draw:g>
                  <svg:desc>religiosity.D2:religiosity.D51</svg:desc>
                </draw:g>
              </table:table-cell>
              <table:table-cell office:value-type="float" office:value="0.071">
                <text:p>0.071</text:p>
                <draw:g>
                  <svg:desc>religiosity.N2:religiosity.N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">
                <text:p>0.69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">
                <text:p>0.73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2">
                <text:p>0.82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">
                <text:p>0.73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">
                <text:p>0.71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">
                <text:p>0.76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">
                <text:p>0.74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">
                <text:p>0.73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">
                <text:p>0.78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">
                <text:p>0.74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">
                <text:p>0.79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">
                <text:p>0.78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">
                <text:p>0.87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9">
                <text:p>0.69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7">
                <text:p>0.77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8">
                <text:p>0.68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">
                <text:p>0.76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">
                <text:p>0.8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6">
                <text:p>0.86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">
                <text:p>0.8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">
                <text:p>0.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">
                <text:p>0.8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2">
                <text:p>0.72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">
                <text:p>0.6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">
                <text:p>0.82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">
                <text:p>0.79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3">
                <text:p>0.73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">
                <text:p>0.8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8">
                <text:p>0.78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2">
                <text:p>0.82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">
                <text:p>0.69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9">
                <text:p>0.79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">
                <text:p>0.8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1">
                <text:p>0.81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2">
                <text:p>0.82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6">
                <text:p>0.86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2">
                <text:p>0.82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8">
                <text:p>0.78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">
                <text:p>0.63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">
                <text:p>0.8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8">
                <text:p>0.68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2">
                <text:p>0.82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">
                <text:p>0.75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">
                <text:p>0.74</text:p>
              </table:table-cell>
              <table:table-cell office:value-type="float" office:value="0.042">
                <text:p>0.04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4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minimum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3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246cm" svg:y="0.266cm" chart:style-name="ch2">
          <text:p>% Religious vs. Median Charitable Contribution</text:p>
        </chart:title>
        <chart:plot-area chart:style-name="ch3" table:cell-range-address="religiosity.D2:religiosity.D51 religiosity.O2:religiosity.O51" svg:x="0.32cm" svg:y="1.275cm" svg:width="15.36cm" svg:height="7.545cm">
          <chartooo:coordinate-region svg:x="2.079cm" svg:y="1.474cm" svg:width="13.255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ligiosity.O2:religiosity.O51" chart:class="chart:scatter">
            <chart:domain table:cell-range-address="religiosity.D2:religiosity.D51"/>
            <chart:regression-curve chart:style-name="ch8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">
                <text:p>0.88</text:p>
                <draw:g>
                  <svg:desc>religiosity.D2:religiosity.D51</svg:desc>
                </draw:g>
              </table:table-cell>
              <table:table-cell office:value-type="float" office:value="4007">
                <text:p>4007</text:p>
                <draw:g>
                  <svg:desc>religiosity.O2:religiosity.O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">
                <text:p>0.69</text:p>
              </table:table-cell>
              <table:table-cell office:value-type="float" office:value="2622">
                <text:p>26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">
                <text:p>0.73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2">
                <text:p>0.82</text:p>
              </table:table-cell>
              <table:table-cell office:value-type="float" office:value="3554">
                <text:p>35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">
                <text:p>0.73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">
                <text:p>0.71</text:p>
              </table:table-cell>
              <table:table-cell office:value-type="float" office:value="2317">
                <text:p>23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">
                <text:p>0.76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">
                <text:p>0.74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">
                <text:p>0.73</text:p>
              </table:table-cell>
              <table:table-cell office:value-type="float" office:value="3155">
                <text:p>31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">
                <text:p>0.78</text:p>
              </table:table-cell>
              <table:table-cell office:value-type="float" office:value="2371">
                <text:p>23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">
                <text:p>0.74</text:p>
              </table:table-cell>
              <table:table-cell office:value-type="float" office:value="2451">
                <text:p>24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">
                <text:p>0.79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">
                <text:p>0.78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">
                <text:p>0.87</text:p>
              </table:table-cell>
              <table:table-cell office:value-type="float" office:value="3252">
                <text:p>32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9">
                <text:p>0.69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7">
                <text:p>0.77</text:p>
              </table:table-cell>
              <table:table-cell office:value-type="float" office:value="2969">
                <text:p>29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8">
                <text:p>0.68</text:p>
              </table:table-cell>
              <table:table-cell office:value-type="float" office:value="1652">
                <text:p>16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">
                <text:p>0.76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">
                <text:p>0.8</text:p>
              </table:table-cell>
              <table:table-cell office:value-type="float" office:value="2213">
                <text:p>22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6">
                <text:p>0.86</text:p>
              </table:table-cell>
              <table:table-cell office:value-type="float" office:value="3998">
                <text:p>39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">
                <text:p>0.8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">
                <text:p>0.7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">
                <text:p>0.8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2">
                <text:p>0.72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">
                <text:p>0.64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">
                <text:p>0.82</text:p>
              </table:table-cell>
              <table:table-cell office:value-type="float" office:value="2181">
                <text:p>21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">
                <text:p>0.79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3">
                <text:p>0.73</text:p>
              </table:table-cell>
              <table:table-cell office:value-type="float" office:value="2266">
                <text:p>22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3132">
                <text:p>31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">
                <text:p>0.8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8">
                <text:p>0.78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2">
                <text:p>0.82</text:p>
              </table:table-cell>
              <table:table-cell office:value-type="float" office:value="3116">
                <text:p>31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">
                <text:p>0.69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9">
                <text:p>0.79</text:p>
              </table:table-cell>
              <table:table-cell office:value-type="float" office:value="2181">
                <text:p>21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">
                <text:p>0.8</text:p>
              </table:table-cell>
              <table:table-cell office:value-type="float" office:value="1666">
                <text:p>16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1">
                <text:p>0.81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2">
                <text:p>0.82</text:p>
              </table:table-cell>
              <table:table-cell office:value-type="float" office:value="2524">
                <text:p>25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6">
                <text:p>0.86</text:p>
              </table:table-cell>
              <table:table-cell office:value-type="float" office:value="3807">
                <text:p>38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2">
                <text:p>0.82</text:p>
              </table:table-cell>
              <table:table-cell office:value-type="float" office:value="3284">
                <text:p>32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8">
                <text:p>0.78</text:p>
              </table:table-cell>
              <table:table-cell office:value-type="float" office:value="5255">
                <text:p>52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">
                <text:p>0.63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">
                <text:p>0.8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8">
                <text:p>0.68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2">
                <text:p>0.82</text:p>
              </table:table-cell>
              <table:table-cell office:value-type="float" office:value="2321">
                <text:p>23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">
                <text:p>0.75</text:p>
              </table:table-cell>
              <table:table-cell office:value-type="float" office:value="1747">
                <text:p>17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">
                <text:p>0.74</text:p>
              </table:table-cell>
              <table:table-cell office:value-type="float" office:value="2550">
                <text:p>255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4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3cm" svg:y="0.316cm" chart:style-name="ch2">
          <text:p>% Religious vs. All Time Patents per capita</text:p>
        </chart:title>
        <chart:plot-area chart:style-name="ch3" table:cell-range-address="religiosity.D2:religiosity.D51 religiosity.Q2:religiosity.Q51" svg:x="0.32cm" svg:y="1.275cm" svg:width="15.36cm" svg:height="7.545cm">
          <chartooo:coordinate-region svg:x="0.941cm" svg:y="1.474cm" svg:width="14.393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ligiosity.Q2:religiosity.Q51" chart:class="chart:scatter">
            <chart:domain table:cell-range-address="religiosity.D2:religiosity.D51"/>
            <chart:regression-curve chart:style-name="ch8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">
                <text:p>0.88</text:p>
                <draw:g>
                  <svg:desc>religiosity.D2:religiosity.D51</svg:desc>
                </draw:g>
              </table:table-cell>
              <table:table-cell office:value-type="float" office:value="3.1317278794578">
                <text:p>3.1317278794578</text:p>
                <draw:g>
                  <svg:desc>religiosity.Q2:religiosity.Q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">
                <text:p>0.69</text:p>
              </table:table-cell>
              <table:table-cell office:value-type="float" office:value="2.08143742416363">
                <text:p>2.081437424163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">
                <text:p>0.73</text:p>
              </table:table-cell>
              <table:table-cell office:value-type="float" office:value="7.45657810814631">
                <text:p>7.456578108146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2">
                <text:p>0.82</text:p>
              </table:table-cell>
              <table:table-cell office:value-type="float" office:value="1.96964344954207">
                <text:p>1.969643449542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">
                <text:p>0.73</text:p>
              </table:table-cell>
              <table:table-cell office:value-type="float" office:value="16.8015342413905">
                <text:p>16.80153424139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">
                <text:p>0.71</text:p>
              </table:table-cell>
              <table:table-cell office:value-type="float" office:value="10.7692115968738">
                <text:p>10.76921159687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22.9511602429038">
                <text:p>22.95116024290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22.9381753906721">
                <text:p>22.93817539067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">
                <text:p>0.76</text:p>
              </table:table-cell>
              <table:table-cell office:value-type="float" office:value="4.55999998421411">
                <text:p>4.559999984214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4.40319299530292">
                <text:p>4.403192995302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">
                <text:p>0.74</text:p>
              </table:table-cell>
              <table:table-cell office:value-type="float" office:value="2.19613957221381">
                <text:p>2.196139572213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">
                <text:p>0.73</text:p>
              </table:table-cell>
              <table:table-cell office:value-type="float" office:value="16.7886255007765">
                <text:p>16.78862550077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">
                <text:p>0.78</text:p>
              </table:table-cell>
              <table:table-cell office:value-type="float" office:value="13.8382635452036">
                <text:p>13.83826354520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">
                <text:p>0.74</text:p>
              </table:table-cell>
              <table:table-cell office:value-type="float" office:value="9.41344596717666">
                <text:p>9.41344596717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">
                <text:p>0.79</text:p>
              </table:table-cell>
              <table:table-cell office:value-type="float" office:value="8.27011372646811">
                <text:p>8.270113726468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6.48981107217545">
                <text:p>6.489811072175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">
                <text:p>0.78</text:p>
              </table:table-cell>
              <table:table-cell office:value-type="float" office:value="4.15787965538344">
                <text:p>4.157879655383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">
                <text:p>0.87</text:p>
              </table:table-cell>
              <table:table-cell office:value-type="float" office:value="4.08459159650624">
                <text:p>4.084591596506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9">
                <text:p>0.69</text:p>
              </table:table-cell>
              <table:table-cell office:value-type="float" office:value="4.17579408543264">
                <text:p>4.17579408543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7">
                <text:p>0.77</text:p>
              </table:table-cell>
              <table:table-cell office:value-type="float" office:value="9.48138494249718">
                <text:p>9.481384942497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8">
                <text:p>0.68</text:p>
              </table:table-cell>
              <table:table-cell office:value-type="float" office:value="21.6194990537826">
                <text:p>21.61949905378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">
                <text:p>0.76</text:p>
              </table:table-cell>
              <table:table-cell office:value-type="float" office:value="16.2339900445207">
                <text:p>16.23399004452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">
                <text:p>0.8</text:p>
              </table:table-cell>
              <table:table-cell office:value-type="float" office:value="17.2311467842613">
                <text:p>17.23114678426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6">
                <text:p>0.86</text:p>
              </table:table-cell>
              <table:table-cell office:value-type="float" office:value="1.81162992220451">
                <text:p>1.811629922204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">
                <text:p>0.8</text:p>
              </table:table-cell>
              <table:table-cell office:value-type="float" office:value="6.24359761670254">
                <text:p>6.243597616702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">
                <text:p>0.7</text:p>
              </table:table-cell>
              <table:table-cell office:value-type="float" office:value="4.0079423088652">
                <text:p>4.00794230886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">
                <text:p>0.8</text:p>
              </table:table-cell>
              <table:table-cell office:value-type="float" office:value="4.42255259230351">
                <text:p>4.422552592303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2">
                <text:p>0.72</text:p>
              </table:table-cell>
              <table:table-cell office:value-type="float" office:value="3.99813895245162">
                <text:p>3.998138952451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">
                <text:p>0.64</text:p>
              </table:table-cell>
              <table:table-cell office:value-type="float" office:value="14.5798011134759">
                <text:p>14.57980111347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">
                <text:p>0.82</text:p>
              </table:table-cell>
              <table:table-cell office:value-type="float" office:value="20.441363503268">
                <text:p>20.4413635032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">
                <text:p>0.79</text:p>
              </table:table-cell>
              <table:table-cell office:value-type="float" office:value="5.50762574042892">
                <text:p>5.507625740428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3">
                <text:p>0.73</text:p>
              </table:table-cell>
              <table:table-cell office:value-type="float" office:value="13.6801808020705">
                <text:p>13.68018080207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6.09620701473553">
                <text:p>6.096207014735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">
                <text:p>0.8</text:p>
              </table:table-cell>
              <table:table-cell office:value-type="float" office:value="3.91054883760257">
                <text:p>3.910548837602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8">
                <text:p>0.78</text:p>
              </table:table-cell>
              <table:table-cell office:value-type="float" office:value="12.9363237694864">
                <text:p>12.93632376948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2">
                <text:p>0.82</text:p>
              </table:table-cell>
              <table:table-cell office:value-type="float" office:value="7.83896259521958">
                <text:p>7.838962595219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">
                <text:p>0.69</text:p>
              </table:table-cell>
              <table:table-cell office:value-type="float" office:value="11.1646245906585">
                <text:p>11.16462459065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9">
                <text:p>0.79</text:p>
              </table:table-cell>
              <table:table-cell office:value-type="float" office:value="12.717278800872">
                <text:p>12.7172788008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">
                <text:p>0.8</text:p>
              </table:table-cell>
              <table:table-cell office:value-type="float" office:value="10.5320657617453">
                <text:p>10.53206576174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1">
                <text:p>0.81</text:p>
              </table:table-cell>
              <table:table-cell office:value-type="float" office:value="4.24701387581171">
                <text:p>4.247013875811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2">
                <text:p>0.82</text:p>
              </table:table-cell>
              <table:table-cell office:value-type="float" office:value="3.15445286900284">
                <text:p>3.154452869002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6">
                <text:p>0.86</text:p>
              </table:table-cell>
              <table:table-cell office:value-type="float" office:value="4.42055731111575">
                <text:p>4.420557311115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2">
                <text:p>0.82</text:p>
              </table:table-cell>
              <table:table-cell office:value-type="float" office:value="7.51509495355402">
                <text:p>7.515094953554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8">
                <text:p>0.78</text:p>
              </table:table-cell>
              <table:table-cell office:value-type="float" office:value="8.02358141191401">
                <text:p>8.023581411914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">
                <text:p>0.63</text:p>
              </table:table-cell>
              <table:table-cell office:value-type="float" office:value="18.2000568651943">
                <text:p>18.20005686519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">
                <text:p>0.8</text:p>
              </table:table-cell>
              <table:table-cell office:value-type="float" office:value="5.55028496385479">
                <text:p>5.550284963854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8">
                <text:p>0.68</text:p>
              </table:table-cell>
              <table:table-cell office:value-type="float" office:value="12.0695625639526">
                <text:p>12.06956256395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2">
                <text:p>0.82</text:p>
              </table:table-cell>
              <table:table-cell office:value-type="float" office:value="4.19656336219612">
                <text:p>4.196563362196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">
                <text:p>0.75</text:p>
              </table:table-cell>
              <table:table-cell office:value-type="float" office:value="11.3916411396527">
                <text:p>11.39164113965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">
                <text:p>0.74</text:p>
              </table:table-cell>
              <table:table-cell office:value-type="float" office:value="4.07945989384191">
                <text:p>4.0794598938419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4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4586"/>
    </style:style>
    <style:style style:name="ch9" style:family="chart">
      <style:chart-properties chart:solid-type="cuboid" chart:symbol-type="image" chart:symbol-width="0.397cm" chart:symbol-height="0.397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961cm" svg:y="0.316cm" chart:style-name="ch2">
          <text:p>% Religious vs. 2015 Patents per capita</text:p>
        </chart:title>
        <chart:plot-area chart:style-name="ch3" table:cell-range-address="religiosity.D2:religiosity.D51 religiosity.S2:religiosity.S51" svg:x="0.32cm" svg:y="1.275cm" svg:width="15.36cm" svg:height="7.545cm">
          <chartooo:coordinate-region svg:x="0.941cm" svg:y="1.474cm" svg:width="14.207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ligiosity.S2:religiosity.S51" chart:class="chart:scatter">
            <chart:domain table:cell-range-address="religiosity.D2:religiosity.D51"/>
            <chart:regression-curve chart:style-name="ch8"/>
            <chart:data-point chart:repeated="4"/>
            <chart:data-point chart:style-name="ch9"/>
            <chart:data-point chart:repeated="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">
                <text:p>0.88</text:p>
                <draw:g>
                  <svg:desc>religiosity.D2:religiosity.D51</svg:desc>
                </draw:g>
              </table:table-cell>
              <table:table-cell office:value-type="float" office:value="9.73455534588645">
                <text:p>9.73455534588645</text:p>
                <draw:g>
                  <svg:desc>religiosity.S2:religiosity.S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">
                <text:p>0.69</text:p>
              </table:table-cell>
              <table:table-cell office:value-type="float" office:value="5.41688334200035">
                <text:p>5.416883342000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">
                <text:p>0.73</text:p>
              </table:table-cell>
              <table:table-cell office:value-type="float" office:value="37.1994115463166">
                <text:p>37.19941154631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2">
                <text:p>0.82</text:p>
              </table:table-cell>
              <table:table-cell office:value-type="float" office:value="7.82350705324417">
                <text:p>7.823507053244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">
                <text:p>0.73</text:p>
              </table:table-cell>
              <table:table-cell office:value-type="float" office:value="102.685366936691">
                <text:p>102.6853669366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">
                <text:p>0.71</text:p>
              </table:table-cell>
              <table:table-cell office:value-type="float" office:value="55.8042464007636">
                <text:p>55.8042464007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60.0965889755342">
                <text:p>60.09658897553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38.1633390913108">
                <text:p>38.16333909131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">
                <text:p>0.76</text:p>
              </table:table-cell>
              <table:table-cell office:value-type="float" office:value="19.9987450220193">
                <text:p>19.99874502201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24.1315103682282">
                <text:p>24.1315103682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">
                <text:p>0.74</text:p>
              </table:table-cell>
              <table:table-cell office:value-type="float" office:value="8.87117448063465">
                <text:p>8.871174480634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">
                <text:p>0.73</text:p>
              </table:table-cell>
              <table:table-cell office:value-type="float" office:value="52.2680717613434">
                <text:p>52.26807176134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">
                <text:p>0.78</text:p>
              </table:table-cell>
              <table:table-cell office:value-type="float" office:value="39.0979934284578">
                <text:p>39.09799342845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">
                <text:p>0.74</text:p>
              </table:table-cell>
              <table:table-cell office:value-type="float" office:value="30.7114543301187">
                <text:p>30.71145433011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">
                <text:p>0.79</text:p>
              </table:table-cell>
              <table:table-cell office:value-type="float" office:value="31.7551879878319">
                <text:p>31.75518798783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31.4255775351426">
                <text:p>31.42557753514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">
                <text:p>0.78</text:p>
              </table:table-cell>
              <table:table-cell office:value-type="float" office:value="14.9827393419165">
                <text:p>14.98273934191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">
                <text:p>0.87</text:p>
              </table:table-cell>
              <table:table-cell office:value-type="float" office:value="8.5425728430967">
                <text:p>8.54257284309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9">
                <text:p>0.69</text:p>
              </table:table-cell>
              <table:table-cell office:value-type="float" office:value="15.1204217469278">
                <text:p>15.12042174692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7">
                <text:p>0.77</text:p>
              </table:table-cell>
              <table:table-cell office:value-type="float" office:value="30.6006874998855">
                <text:p>30.60068749988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8">
                <text:p>0.68</text:p>
              </table:table-cell>
              <table:table-cell office:value-type="float" office:value="99.7435837809309">
                <text:p>99.74358378093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">
                <text:p>0.76</text:p>
              </table:table-cell>
              <table:table-cell office:value-type="float" office:value="56.0439144028728">
                <text:p>56.04391440287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">
                <text:p>0.8</text:p>
              </table:table-cell>
              <table:table-cell office:value-type="float" office:value="80.0423492156251">
                <text:p>80.04234921562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6">
                <text:p>0.86</text:p>
              </table:table-cell>
              <table:table-cell office:value-type="float" office:value="4.61178618823507">
                <text:p>4.611786188235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">
                <text:p>0.8</text:p>
              </table:table-cell>
              <table:table-cell office:value-type="float" office:value="17.7853112396592">
                <text:p>17.78531123965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">
                <text:p>0.7</text:p>
              </table:table-cell>
              <table:table-cell office:value-type="float" office:value="13.7470484990062">
                <text:p>13.74704849900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">
                <text:p>0.8</text:p>
              </table:table-cell>
              <table:table-cell office:value-type="float" office:value="16.5067846576556">
                <text:p>16.50678465765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2">
                <text:p>0.72</text:p>
              </table:table-cell>
              <table:table-cell office:value-type="float" office:value="25.0791723527204">
                <text:p>25.07917235272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">
                <text:p>0.64</text:p>
              </table:table-cell>
              <table:table-cell office:value-type="float" office:value="63.880571888941">
                <text:p>63.8805718889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">
                <text:p>0.82</text:p>
              </table:table-cell>
              <table:table-cell office:value-type="float" office:value="51.3729997935926">
                <text:p>51.37299979359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">
                <text:p>0.79</text:p>
              </table:table-cell>
              <table:table-cell office:value-type="float" office:value="20.4785457259069">
                <text:p>20.47854572590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3">
                <text:p>0.73</text:p>
              </table:table-cell>
              <table:table-cell office:value-type="float" office:value="42.7565637564066">
                <text:p>42.75656375640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33.3970539297698">
                <text:p>33.39705392976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">
                <text:p>0.8</text:p>
              </table:table-cell>
              <table:table-cell office:value-type="float" office:value="15.5893500958481">
                <text:p>15.58935009584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8">
                <text:p>0.78</text:p>
              </table:table-cell>
              <table:table-cell office:value-type="float" office:value="30.9125052966727">
                <text:p>30.91250529667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2">
                <text:p>0.82</text:p>
              </table:table-cell>
              <table:table-cell office:value-type="float" office:value="13.2043444278783">
                <text:p>13.20434442787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">
                <text:p>0.69</text:p>
              </table:table-cell>
              <table:table-cell office:value-type="float" office:value="57.7994437475342">
                <text:p>57.79944374753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9">
                <text:p>0.79</text:p>
              </table:table-cell>
              <table:table-cell office:value-type="float" office:value="29.8769701518523">
                <text:p>29.87697015185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">
                <text:p>0.8</text:p>
              </table:table-cell>
              <table:table-cell office:value-type="float" office:value="30.6731623083637">
                <text:p>30.67316230836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1">
                <text:p>0.81</text:p>
              </table:table-cell>
              <table:table-cell office:value-type="float" office:value="19.403016168227">
                <text:p>19.4030161682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2">
                <text:p>0.82</text:p>
              </table:table-cell>
              <table:table-cell office:value-type="float" office:value="13.1629680279661">
                <text:p>13.16296802796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6">
                <text:p>0.86</text:p>
              </table:table-cell>
              <table:table-cell office:value-type="float" office:value="15.2871862320177">
                <text:p>15.28718623201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2">
                <text:p>0.82</text:p>
              </table:table-cell>
              <table:table-cell office:value-type="float" office:value="36.1642534229535">
                <text:p>36.16425342295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8">
                <text:p>0.78</text:p>
              </table:table-cell>
              <table:table-cell office:value-type="float" office:value="46.8637503216876">
                <text:p>46.86375032168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">
                <text:p>0.63</text:p>
              </table:table-cell>
              <table:table-cell office:value-type="float" office:value="72.0398950869111">
                <text:p>72.03989508691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">
                <text:p>0.8</text:p>
              </table:table-cell>
              <table:table-cell office:value-type="float" office:value="24.5377754699306">
                <text:p>24.5377754699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8">
                <text:p>0.68</text:p>
              </table:table-cell>
              <table:table-cell office:value-type="float" office:value="88.9496204579107">
                <text:p>88.94962045791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2">
                <text:p>0.82</text:p>
              </table:table-cell>
              <table:table-cell office:value-type="float" office:value="6.88672369813809">
                <text:p>6.886723698138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">
                <text:p>0.75</text:p>
              </table:table-cell>
              <table:table-cell office:value-type="float" office:value="35.3297684747919">
                <text:p>35.32976847479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">
                <text:p>0.74</text:p>
              </table:table-cell>
              <table:table-cell office:value-type="float" office:value="18.7679041540197">
                <text:p>18.767904154019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